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ppleMyungjo" svg:font-family="AppleMyungjo"/>
    <style:font-face style:name="Heiti TC Light" svg:font-family="Heiti TC Light"/>
    <style:font-face style:name="Hiragino Kaku Gothic ProN" svg:font-family="Hiragino Kaku Gothic ProN"/>
    <style:font-face style:name="Hiragino Mincho ProN" svg:font-family="Hiragino Mincho ProN"/>
    <style:font-face style:name="LiHei Pro" svg:font-family="LiHei Pro"/>
    <style:font-face style:name="LiSong Pro Light" svg:font-family="LiSong Pro Light"/>
    <style:font-face style:name="Lucida Grande" svg:font-family="Lucida Grande"/>
    <style:font-face style:name="PingFang TC" svg:font-family="PingFang TC"/>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text-properties style:font-name="Heiti TC Light" fo:font-size="12.0pt" fo:background-color="#868686"/>
    </style:style>
    <style:style style:name="P5" style:family="paragraph" style:parent-style-name="Standard">
      <style:paragraph-properties fo:margin-bottom="0.1667in"/>
      <style:text-properties style:font-name="Heiti TC Light" fo:font-size="12.0pt" fo:background-color="#ececec"/>
    </style:style>
    <style:style style:name="P6" style:family="paragraph" style:parent-style-name="Standard">
      <style:paragraph-properties fo:margin-bottom="0.1667in"/>
      <style:text-properties style:font-name="Heiti TC Light" fo:font-size="12.0pt" fo:background-color="#e0e0e0"/>
    </style:style>
    <style:style style:name="P7" style:family="paragraph" style:parent-style-name="Standard">
      <style:paragraph-properties style:line-height-at-least="0.2361in"/>
      <style:text-properties style:font-name="Times" fo:font-size="12.0pt" fo:color="#000000" fo:background-color="#868686"/>
    </style:style>
    <style:style style:name="P8" style:family="paragraph" style:parent-style-name="Standard">
      <style:paragraph-properties fo:margin-bottom="0.1667in" style:line-height-at-least="0.2361in"/>
      <style:text-properties style:font-name="LiSong Pro Light" fo:font-size="12.0pt" fo:color="#000000" fo:background-color="#ececec"/>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Times" fo:font-size="12.0pt" fo:color="#000000" fo:background-color="#ececec"/>
    </style:style>
    <style:style style:name="P11" style:family="paragraph" style:parent-style-name="Standard">
      <style:paragraph-properties fo:margin-bottom="0.1667in" style:line-height-at-least="0.2361in"/>
      <style:text-properties style:font-name="LiSong Pro Light" fo:font-size="12.0pt" fo:color="#000000" fo:background-color="#e0e0e0"/>
    </style:style>
    <style:style style:name="P12" style:family="paragraph" style:parent-style-name="Standard">
      <style:paragraph-properties fo:margin-bottom="0.1667in"/>
      <style:text-properties style:font-name="Times"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fo:color="#052726"/>
    </style:style>
    <style:style style:name="T5" style:family="text">
      <style:text-properties style:font-name="Times" fo:font-style="italic" fo:font-style-asian="italic" fo:font-style-complex="italic"/>
    </style:style>
    <style:style style:name="T6" style:family="text">
      <style:text-properties style:font-name="LiSong Pro Light" fo:letter-spacing="0.0000in"/>
    </style:style>
    <style:style style:name="T7" style:family="text">
      <style:text-properties style:font-name="Times" fo:letter-spacing="0.0000in"/>
    </style:style>
    <style:style style:name="T8" style:family="text">
      <style:text-properties fo:font-style="italic" fo:font-style-asian="italic" fo:font-style-complex="italic" fo:letter-spacing="0.0000in"/>
    </style:style>
    <style:style style:name="T9" style:family="text">
      <style:text-properties style:font-name="Times" fo:font-style="italic" fo:font-style-asian="italic" fo:font-style-complex="italic" fo:letter-spacing="0.0000in"/>
    </style:style>
    <style:style style:name="T10" style:family="text">
      <style:text-properties style:font-name="Hiragino Mincho ProN" fo:letter-spacing="0.0000in"/>
    </style:style>
    <style:style style:name="T11" style:family="text">
      <style:text-properties style:font-name="Hiragino Kaku Gothic ProN"/>
    </style:style>
    <style:style style:name="T12" style:family="text">
      <style:text-properties fo:font-style="italic" fo:font-style-asian="italic" fo:font-style-complex="italic"/>
    </style:style>
    <style:style style:name="T13" style:family="text">
      <style:text-properties style:font-name="Heiti TC Light"/>
    </style:style>
    <style:style style:name="T14" style:family="text">
      <style:text-properties style:font-name="STSong" fo:letter-spacing="0.0000in"/>
    </style:style>
    <style:style style:name="T15" style:family="text">
      <style:text-properties style:font-name="AppleMyungjo" fo:letter-spacing="0.0000in"/>
    </style:style>
    <style:style style:name="T16" style:family="text">
      <style:text-properties style:font-name="Apple Color Emoji" fo:letter-spacing="0.0000in"/>
    </style:style>
    <style:style style:name="T17" style:family="text">
      <style:text-properties style:font-name="Symbol" fo:letter-spacing="0.0000in"/>
    </style:style>
    <style:style style:name="T18"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歌川   |  2020.04.20 22:30   |   </text:span><text:a xlink:type="simple" xlink:href="http://palinfo.habago.org/Entry?Command=Information_PrintForum&amp;iPage=1#FORUM39099"><text:span text:style-name="T2">#</text:span></text:a></text:p>
      <text:p text:style-name="P3"><text:span text:style-name="T1">理科男士K一米整理的時間線</text:span><text:span text:style-name="T3"><text:line-break/><text:line-break/></text:span><text:span text:style-name="T1">12月21日 湖北省中西醫結合醫院呼吸與重症醫學科主任 : 有新冠病人去湖北省中西醫結合醫院就診</text:span><text:span text:style-name="T3"><text:line-break/></text:span><text:span text:style-name="T1">12月26日 張繼先醫生開始發現病患中是由不明原因引起的肺炎</text:span><text:span text:style-name="T3"><text:line-break/></text:span><text:span text:style-name="T1">12月27日 張繼先醫生把詳情匯報給院長，同一天醫院向江漢區疾控中心報告</text:span><text:span text:style-name="T3"><text:line-break/></text:span><text:span text:style-name="T1">12月28日 醫院通報給武漢市衛健委和湖北省衛健委</text:span><text:span text:style-name="T3"><text:line-break/></text:span><text:span text:style-name="T1">12月29日 地方衛健委和醫院開始調查，7名最初的病人開始被隔離</text:span><text:span text:style-name="T3"><text:line-break/><text:line-break/></text:span><text:span text:style-name="T1">12月30日</text:span><text:span text:style-name="T3"><text:line-break/></text:span><text:span text:style-name="T1">地方疾控中心向中國疾控中心報告了此次事件</text:span><text:span text:style-name="T3"><text:line-break/></text:span><text:span text:style-name="T1">武漢衛健委發布：“關於做好不明原因肺炎救治工作的緊急通知”</text:span><text:span text:style-name="T3"><text:line-break/></text:span><text:span text:style-name="T1">李文亮在微信群中討論此事</text:span><text:span text:style-name="T3"><text:line-break/><text:line-break/></text:span><text:span text:style-name="T1">12月31日</text:span><text:span text:style-name="T3"><text:line-break/></text:span><text:span text:style-name="T1">武漢市衛健委正式向大眾發布：“武漢市衛健委關於當前我市肺炎疫情的情況通報”（包括：前一天“緊急通知”是真的；建議大眾出門佩戴口罩）</text:span><text:span text:style-name="T3"><text:line-break/></text:span><text:span text:style-name="T1">中央電視台新聞頻道報導了此事</text:span><text:span text:style-name="T3"><text:line-break/></text:span><text:span text:style-name="T1">中國疾控中心通知WHO，包括事件發生經過和最初的7名病人已被隔離</text:span><text:span text:style-name="T3"><text:line-break/></text:span><text:span text:style-name="T1">台灣發郵件給WHO，詢問武漢疫情相關事宜（後被台媒宣傳為“警告”WHO“人傳人”）</text:span><text:span text:style-name="T3"><text:line-break/><text:line-break/><text:line-break/><text:line-break/></text:span><text:span text:style-name="T1">2020年</text:span><text:span text:style-name="T3"><text:line-break/><text:line-break/></text:span><text:span text:style-name="T1">1月1日 華南海鮮市場封閉</text:span><text:span text:style-name="T3"><text:line-break/></text:span><text:span text:style-name="T1">1月2日 排除流感、禽流感、SARS、MERS的可能性</text:span><text:span text:style-name="T3"><text:line-break/><text:line-break/></text:span><text:span text:style-name="T1">1月3日</text:span><text:span text:style-name="T3"><text:line-break/></text:span><text:span text:style-name="T1">李文亮簽署訓誡書，並返回醫院繼續工作</text:span><text:span text:style-name="T3"><text:line-break/></text:span><text:span text:style-name="T1">中方開始定期與WHO、有關國家和地區組織以及中國港澳台地區及時通報疫情</text:span><text:span text:style-name="T3"><text:line-break/></text:span><text:span text:style-name="T1">川普收到中國新冠疫情第一個正式通知</text:span><text:span text:style-name="T3"><text:line-break/><text:line-break/></text:span><text:span text:style-name="T1">1月4日 WHO在社交媒體公佈，武漢出現一組肺炎病例，暫無死亡病例</text:span><text:span text:style-name="T3"><text:line-break/></text:span><text:span text:style-name="T1">1月5日 武漢衛健委報告不明原因的病毒性肺炎診斷患者59例，其中重症患者7例再次市民出門佩戴口罩</text:span><text:span text:style-name="T3"><text:line-break/></text:span><text:span text:style-name="T1">1月6日 中國疾控中心啟動二級應急響應</text:span><text:span text:style-name="T3"><text:line-break/></text:span><text:span text:style-name="T1">1月7日 驗證並確定肺炎由病 引起，並 開始將其稱為“新型冠狀病毒”</text:span><text:span text:style-name="T3"><text:line-break/><text:line-break/></text:span><text:span text:style-name="T1">1月8日</text:span><text:span text:style-name="T3"><text:line-break/></text:span><text:span text:style-name="T1">美國CDC首次發布有關新冠病毒的公開警報</text:span><text:span text:style-name="T3"><text:line-break/></text:span><text:span text:style-name="T1">紐約時報》無證據表明人傳人</text:span><text:span text:style-name="T3"><text:line-break/><text:line-break/></text:span><text:span text:style-name="T1">1月10日</text:span><text:span text:style-name="T3"><text:line-break/></text:span><text:span text:style-name="T1">李文亮出現咳嗽等症狀</text:span><text:span text:style-name="T3"><text:line-break/></text:span><text:span text:style-name="T1">第一例病例死亡</text:span><text:span text:style-name="T3"><text:line-break/><text:line-break/></text:span><text:span text:style-name="T1">1月11日</text:span><text:span text:style-name="T3"><text:line-break/></text:span><text:span text:style-name="T1">中國與WHO分享新型冠狀病毒基因序列信息</text:span><text:span text:style-name="T3"><text:line-break/></text:span><text:span text:style-name="T1">台灣大選，民眾投票並未受疫情影響</text:span><text:span text:style-name="T3"><text:line-break/><text:line-break/></text:span><text:span text:style-name="T1">1月12日 李文亮入院新冠病毒檢測呈陰性</text:span><text:span text:style-name="T3"><text:line-break/></text:span><text:span text:style-name="T1">1月13日 泰國首例確診（武漢輸入），也是中國境外首例</text:span><text:span text:style-name="T3"><text:line-break/></text:span><text:span text:style-name="T1">1月14日 WHO疫情應對技術負責人：該冠狀病毒可能已存在有限的人傳人</text:span><text:span text:style-name="T3"><text:line-break/><text:line-break/></text:span><text:span text:style-name="T1">1月15日</text:span><text:span text:style-name="T3"><text:line-break/></text:span><text:span text:style-name="T1">武漢衛健委 : 存在“人傳人”可能性</text:span><text:span text:style-name="T3"><text:line-break/></text:span><text:span text:style-name="T1">武漢市政府在機場、火車站、客運站設置紅外測溫儀</text:span><text:span text:style-name="T3"><text:line-break/></text:span><text:span text:style-name="T1">中國疾控中心轉為一級應急響應</text:span><text:span text:style-name="T3"><text:line-break/></text:span><text:span text:style-name="T1">台灣衛福部：將病毒定為第五類法定傳染病（一為最高，五為最低）</text:span><text:span text:style-name="T3"><text:line-break/><text:line-break/></text:span><text:span text:style-name="T1">1月16日 日本本土首例確診</text:span><text:span text:style-name="T3"><text:line-break/></text:span><text:span text:style-name="T1">1月17日 羅斯福號航母駛離美國加州圣迭戈母港</text:span><text:span text:style-name="T3"><text:line-break/><text:line-break/></text:span><text:span text:style-name="T1">1月18日</text:span><text:span text:style-name="T3"><text:line-break/></text:span><text:span text:style-name="T1">武漢“萬家宴”</text:span><text:span text:style-name="T3"><text:line-break/></text:span><text:span text:style-name="T1">川普在海湖莊園度週末，衛生部長阿扎向他匯報了新冠疫情情況，被川普認為“危言聳聽”</text:span><text:span text:style-name="T3"><text:line-break/><text:line-break/></text:span><text:span text:style-name="T1">1月19 日確診美國本土首個新冠病毒感染病例</text:span><text:span text:style-name="T3"><text:line-break/><text:line-break/></text:span><text:span text:style-name="T1">1月20日</text:span><text:span text:style-name="T3"><text:line-break/></text:span><text:span text:style-name="T1">武漢全部醫院對所有流感症狀的人提供免費治療</text:span><text:span text:style-name="T3"><text:line-break/></text:span><text:span text:style-name="T1">鐘南山抵達武漢</text:span><text:span text:style-name="T3"><text:line-break/></text:span><text:span text:style-name="T1">韓國首例（武漢輸入）</text:span><text:span text:style-name="T3"><text:line-break/></text:span><text:span text:style-name="T1">鑽石公主號首例香港80歲老翁在橫濱登船</text:span><text:span text:style-name="T3"><text:line-break/><text:line-break/></text:span><text:span text:style-name="T1">1月21日</text:span><text:span text:style-name="T3"><text:line-break/></text:span><text:span text:style-name="T1">美國首例確診（武漢輸入）</text:span><text:span text:style-name="T3"><text:line-break/></text:span><text:span text:style-name="T1">台灣首例確診（武漢輸入）</text:span><text:span text:style-name="T3"><text:line-break/><text:line-break/></text:span><text:span text:style-name="T1">1月22日</text:span><text:span text:style-name="T3"><text:line-break/></text:span><text:span text:style-name="T1">武漢市要求全體市民出門佩戴口罩（之前是“建議”）</text:span><text:span text:style-name="T3"><text:line-break/></text:span><text:span text:style-name="T1">WHO總幹事召集突發事件委員會開會，評估疫情是否構成國際關注的突發公共衛生事件</text:span><text:span text:style-name="T3"><text:line-break/></text:span><text:span text:style-name="T1">川普答复美國首例：“不擔心，我們已經控制住了”</text:span><text:span text:style-name="T3"><text:line-break/><text:line-break/></text:span><text:span text:style-name="T1">1月23日</text:span><text:span text:style-name="T3"><text:line-break/></text:span><text:span text:style-name="T1">武漢封城；籌建火神山醫院</text:span><text:span text:style-name="T3"><text:line-break/></text:span><text:span text:style-name="T1">WHO會議中來自世界各地的獨立委員根據當時掌握的證據無法達成一致意見，決定10日之內收集更多信息後再次舉行</text:span><text:span text:style-name="T3"><text:line-break/><text:line-break/></text:span><text:span text:style-name="T1">1月24日</text:span><text:span text:style-name="T3"><text:line-break/></text:span><text:span text:style-name="T1">台灣宣布禁止口罩出口，新加坡在台灣 “新科工程”公司生產口罩無法供應新國，新加坡決定將產線移回</text:span><text:span text:style-name="T3"><text:line-break/></text:span><text:span text:style-name="T1">法國首例確診，成為第一個確診的歐洲國家</text:span><text:span text:style-name="T3"><text:line-break/><text:line-break/></text:span><text:span text:style-name="T1">1月25日</text:span><text:span text:style-name="T3"><text:line-break/></text:span><text:span text:style-name="T1">香港宣布緊急預警</text:span><text:span text:style-name="T3"><text:line-break/></text:span><text:span text:style-name="T1">1700醫護進入武漢</text:span><text:span text:style-name="T3"><text:line-break/></text:span><text:span text:style-name="T1">雷神山醫院籌建</text:span><text:span text:style-name="T3"><text:line-break/></text:span><text:span text:style-name="T1">鑽石公主號首例香港80歲老翁在香港下船</text:span><text:span text:style-name="T3"><text:line-break/></text:span><text:span text:style-name="T1">台灣“口罩之爭”：戴 口罩的馬英九批評未戴口罩蔡英文“公眾人物應做正確表率”，蔡回應：“沒有一定要戴，勿過度恐慌，最佳示範就是不要冒充專家”</text:span><text:span text:style-name="T3"><text:line-break/><text:line-break/></text:span><text:span text:style-name="T1">1月26日</text:span><text:span text:style-name="T3"><text:line-break/></text:span><text:span text:style-name="T1">美國包機從武漢撤僑</text:span><text:span text:style-name="T3"><text:line-break/></text:span><text:span text:style-name="T1">中國全國學校停課</text:span><text:span text:style-name="T3"><text:line-break/></text:span><text:span text:style-name="T1">省際公共汽車和火車停運</text:span><text:span text:style-name="T3"><text:line-break/></text:span><text:span text:style-name="T1">禁止販賣野生動物1月27日</text:span><text:span text:style-name="T3"><text:line-break/></text:span><text:span text:style-name="T1">德國首例（後被劍橋科學家證明為“C型”病毒株）</text:span><text:span text:style-name="T3"><text:line-break/></text:span><text:span text:style-name="T1">英國《自然》雜誌形容中國反應迅速和果斷</text:span><text:span text:style-name="T3"><text:line-break/><text:line-break/></text:span><text:span text:style-name="T1">1月28日</text:span><text:span text:style-name="T3"><text:line-break/></text:span><text:span text:style-name="T1">黃岡版“小湯山醫院”——大別山區域醫療中心啟用</text:span><text:span text:style-name="T3"><text:line-break/></text:span><text:span text:style-name="T1">WHO總幹事再次召集突發事件委員會開會，並宣布這一新型冠狀病毒疫情構成國際關注的突發公共衛生事件</text:span><text:span text:style-name="T3"><text:line-break/><text:line-break/></text:span><text:span text:style-name="T1">1月29日 美國白宮顧問彼得納瓦羅發出第一份備忘錄，警告可能奪走50多萬美國人的生命</text:span><text:span text:style-name="T3"><text:line-break/><text:line-break/></text:span><text:span text:style-name="T1">1月30日</text:span><text:span text:style-name="T3"><text:line-break/></text:span><text:span text:style-name="T1">李文亮新冠病毒呈陽性（證明檢測存在失敗率）</text:span><text:span text:style-name="T3"><text:line-break/></text:span><text:span text:style-name="T1">WHO宣布“國際關注的公共衛生緊急事件”</text:span><text:span text:style-name="T3"><text:line-break/></text:span><text:span text:style-name="T1">意大利首例（武漢輸入）</text:span><text:span text:style-name="T3"><text:line-break/></text:span><text:span text:style-name="T1">美國衛生部長阿扎再次警告川 可能會大爆發，川普答复依然是“危言聳聽”</text:span><text:span text:style-name="T3"><text:line-break/><text:line-break/></text:span><text:span text:style-name="T1">1月31日</text:span><text:span text:style-name="T3"><text:line-break/></text:span><text:span text:style-name="T1">英國從武漢撤僑</text:span><text:span text:style-name="T3"><text:line-break/></text:span><text:span text:style-name="T1">2月1日</text:span><text:span text:style-name="T3"><text:line-break/></text:span><text:span text:style-name="T1">鑽石公主號一名80歲香港老翁確診感染</text:span><text:span text:style-name="T3"><text:line-break/><text:line-break/></text:span><text:span text:style-name="T1">2月2日</text:span><text:span text:style-name="T3"><text:line-break/></text:span><text:span text:style-name="T1">武漢開建“方艙醫院”</text:span><text:span text:style-name="T3"><text:line-break/></text:span><text:span text:style-name="T1">加拿大的網民葉一森（港獨）發起罷免WHO總幹事譚德賽</text:span><text:span text:style-name="T3"><text:line-break/><text:line-break/></text:span><text:span text:style-name="T1">2月3日</text:span><text:span text:style-name="T3"><text:line-break/></text:span><text:span text:style-name="T1">火神山醫院建成使用</text:span><text:span text:style-name="T3"><text:line-break/></text:span><text:span text:style-name="T1">台灣第一架武漢返台包機完成</text:span><text:span text:style-name="T3"><text:line-break/></text:span><text:span text:style-name="T1">納瓦羅第二份備忘錄警告（有報導稱是2月23號，暫不確定）</text:span><text:span text:style-name="T3"><text:line-break/><text:line-break/></text:span><text:span text:style-name="T1">2月4日</text:span><text:span text:style-name="T3"><text:line-break/></text:span><text:span text:style-name="T1">鑽石公主號開始停靠橫濱不得下船</text:span><text:span text:style-name="T3"><text:line-break/></text:span><text:span text:style-name="T1">中國新增確診3887例，為單日新增最高（除去12號將“臨床診斷病例”納入確診病例）</text:span><text:span text:style-name="T3"><text:line-break/><text:line-break/></text:span><text:span text:style-name="T1">2月5日 美國衛生部長阿扎爾起草一份40多億追加預算申請提交白宮，被認為“令人憤怒的身手要大錢”</text:span><text:span text:style-name="T3"><text:line-break/><text:line-break/></text:span><text:span text:style-name="T1">2月6日</text:span><text:span text:style-name="T3"><text:line-break/></text:span><text:span text:style-name="T1">雷神山醫院建成使用</text:span><text:span text:style-name="T3"><text:line-break/></text:span><text:span text:style-name="T1">出現一個病例潛伏期最長達24天</text:span><text:span text:style-name="T3"><text:line-break/></text:span><text:span text:style-name="T1">台灣之爭風波繼續：民進黨立委發起摘口罩運動，呼籲民眾不要隨時佩戴口罩，更有醫生表示“捷運、公車、高鐵都可以不用帶”</text:span><text:span text:style-name="T3"><text:line-break/><text:line-break/></text:span><text:span text:style-name="T1">2月7日</text:span><text:span text:style-name="T3"><text:line-break/></text:span><text:span text:style-name="T1">中美兩國元首通電話，川普對中國應對疫情舉措給予積極評價，並發推特：“中國正在採取嚴格的防控，將會取得成功。”我們正在與中國密切合作。</text:span><text:span text:style-name="T3"><text:line-break/></text:span><text:span text:style-name="T1">李文亮去世</text:span><text:span text:style-name="T3"><text:line-break/><text:line-break/></text:span><text:span text:style-name="T1">2月8日 美國衛生部和CDC提出建立國家冠狀病毒監測系統提議，因成本過高被否決。</text:span><text:span text:style-name="T3"><text:line-break/></text:span><text:span text:style-name="T1">2月9日 中國確診人數破4萬</text:span><text:span text:style-name="T3"><text:line-break/></text:span><text:span text:style-name="T1">2月10日 川普參加千人政治集會</text:span><text:span text:style-name="T3"><text:line-break/></text:span><text:span text:style-name="T1">2月11日 將新型冠狀病毒感染的肺炎命名為“COVID-19”</text:span><text:span text:style-name="T3"><text:line-break/></text:span><text:span text:style-name="T1">2月12日 湖北將“臨床診斷病例”納入確診病例，新增15152例，共59804例，死亡死亡1367例</text:span><text:span text:style-name="T3"><text:line-break/><text:line-break/></text:span><text:span text:style-name="T1">2月13日</text:span><text:span text:style-name="T3"><text:line-break/></text:span><text:span text:style-name="T1">“胖妞”運-20飛抵武漢；</text:span><text:span text:style-name="T3"><text:line-break/></text:span><text:span text:style-name="T1">鑽石公主號遊輪，218名乘客確診，為中國境外最大的2019冠狀病毒病聚集性病例</text:span><text:span text:style-name="T3"><text:line-break/><text:line-break/></text:span><text:span text:style-name="T1">2月14日 韓國大邱新天地教會內發生大規模群聚性感染</text:span><text:span text:style-name="T3"><text:line-break/><text:line-break/></text:span><text:span text:style-name="T1">2月15日 一名感染了新的冠狀病毒的中國遊客在法國死亡，這是亞洲以外地區首例死於該病的病例（湖北籍80歲男子）</text:span><text:span text:style-name="T3"><text:line-break/><text:line-break/></text:span><text:span text:style-name="T1">2月16日 世界衛生組織Covid-19聯合專家組的國際專家抵達北京，包括2名美國專家</text:span><text:span text:style-name="T3"><text:line-break/></text:span><text:span text:style-name="T1">2月18日 韓國的“31號病人”確診，是一名61歲的韓國女性，此前參加大邱“新天地教會”活動；此後韓國疫情大爆發</text:span><text:span text:style-name="T3"><text:line-break/><text:line-break/></text:span><text:span text:style-name="T1">2月19日</text:span><text:span text:style-name="T3"><text:line-break/></text:span><text:span text:style-name="T1">伊朗出現首例確診病例</text:span><text:span text:style-name="T3"><text:line-break/></text:span><text:span text:style-name="T1">美國已確診共15例2月20日</text:span><text:span text:style-name="T3"><text:line-break/></text:span><text:span text:style-name="T1">截止此時意大利仍僅確診3例（均與武漢輸入性病例，後被劍橋科學家證明為“B型”病毒株）</text:span><text:span text:style-name="T3"><text:line-break/><text:line-break/></text:span><text:span text:style-name="T1">2月21日 意大利倫巴第大區一名38歲的意大利男子確診（後被證明為“C型”病毒株），為意大利第4例，從未去過中國且未與之前3例有過接觸，被稱為“1號病人</text:span><text:span text:style-name="T3"><text:line-break/><text:line-break/></text:span><text:span text:style-name="T1">2月22日 從1月24日歐洲首例（法國）到現在，歐洲總共不到100例，此後歐洲從意大利開始疫情大爆發</text:span><text:span text:style-name="T3"><text:line-break/><text:line-break/></text:span><text:span text:style-name="T1">2月23日 納瓦羅寫給美國總統特朗普的第二份備忘錄中再次警告，新冠疫情全面爆發可能性越來越大，可能將導致多達1億美國人感染，100萬至200萬美國人死亡</text:span><text:span text:style-name="T3"><text:line-break/><text:line-break/></text:span><text:span text:style-name="T1">2月24日</text:span><text:span text:style-name="T3"><text:line-break/></text:span><text:span text:style-name="T1">川普訪問印度，在此之前印度僅有3例</text:span><text:span text:style-name="T3"><text:line-break/></text:span><text:span text:style-name="T1">衛生部副部長哈里齊在新聞發布會上咳嗽和擦汗，次日確診</text:span><text:span text:style-name="T3"><text:line-break/><text:line-break/></text:span><text:span text:style-name="T1">2月25日</text:span><text:span text:style-name="T3"><text:line-break/></text:span><text:span text:style-name="T1">中國境外上報的新增病例首次超過中國境內</text:span><text:span text:style-name="T3"><text:line-break/></text:span><text:span text:style-name="T1">美國國家免疫和呼吸系統疾病中心主任南希梅森尼爾向公眾作出比以往都嚴重的預警，呼籲企業、學校和社區做好準備。</text:span><text:span text:style-name="T3"><text:line-break/><text:line-break/></text:span><text:span text:style-name="T1">2月26日 川普回國後對梅森尼爾的發言感到非常憤怒，並由美國CDC出面滅火，稱梅森尼爾是口誤</text:span><text:span text:style-name="T3"><text:line-break/></text:span><text:span text:style-name="T1">2月27日 中國以外國際單日新增確診病例首次超過中國</text:span><text:span text:style-name="T3"><text:line-break/></text:span><text:span text:style-name="T1">2月28日 美國西海岸官員首次報告三例無法確定病源的感染病例</text:span><text:span text:style-name="T3"><text:line-break/></text:span><text:span text:style-name="T1">2月29日 美國第一例死亡病例</text:span><text:span text:style-name="T3"><text:line-break/><text:line-break/></text:span><text:span text:style-name="T1">3月1日</text:span><text:span text:style-name="T3"><text:line-break/></text:span><text:span text:style-name="T1">韓國新天地教會教主遭起訴</text:span><text:span text:style-name="T3"><text:line-break/></text:span><text:span text:style-name="T1">意大利新冠新增確診人數在過去24個小時內，增加了50%</text:span><text:span text:style-name="T3"><text:line-break/><text:line-break/></text:span><text:span text:style-name="T1">3月2日 歐盟疾控中心（ECDC）將新冠肺炎疫情風險等級由“低等到中等”調整為“中等到高等”</text:span><text:span text:style-name="T3"><text:line-break/></text:span><text:span text:style-name="T1">3月3日 馬克洪：全法國征用口罩，分發給醫護人員和受新型冠狀病毒感染的法國人</text:span><text:span text:style-name="T3"><text:line-break/><text:line-break/></text:span><text:span text:style-name="T1">3月4日</text:span><text:span text:style-name="T3"><text:line-break/></text:span><text:span text:style-name="T1">國際奧委會稱：“東京奧運將如期舉行”</text:span><text:span text:style-name="T3"><text:line-break/></text:span><text:span text:style-name="T1">德國禁止出口與治療新冠肺炎相關的醫療防護裝備</text:span><text:span text:style-name="T3"><text:line-break/><text:line-break/></text:span><text:span text:style-name="T1">3月5日</text:span><text:span text:style-name="T3"><text:line-break/></text:span><text:span text:style-name="T1">羅斯號航母抵達越南峴港</text:span><text:span text:style-name="T3"><text:line-break/></text:span><text:span text:style-name="T1">越南16例全部康復</text:span><text:span text:style-name="T3"><text:line-break/></text:span><text:span text:style-name="T1">美國確診人數破百</text:span><text:span text:style-name="T3"><text:line-break/><text:line-break/></text:span><text:span text:style-name="T1">3月6日</text:span><text:span text:style-name="T3"><text:line-break/></text:span><text:span text:style-name="T1">川普稱讚美國CDC測試近乎完美，“任何人想要測試都可以得到測試”（直到現在仍然未能實現）</text:span><text:span text:style-name="T3"><text:line-break/></text:span><text:span text:style-name="T1">湖北省首次除武漢以外新增“0確診”</text:span><text:span text:style-name="T3"><text:line-break/><text:line-break/></text:span><text:span text:style-name="T1">3月7日 川普批准1個月前衛生部長阿扎爾申請的預算補充法案</text:span><text:span text:style-name="T3"><text:line-break/><text:line-break/></text:span><text:span text:style-name="T1">3月8日 截至3月8日，英國檢測2.3513萬人、意大利檢測4.9937萬人、韓國檢測18.9236萬人，美國共檢測了3201人</text:span><text:span text:style-name="T3"><text:line-break/></text:span><text:span text:style-name="T1">3月9日 美股今年首次熔斷</text:span><text:span text:style-name="T3"><text:line-break/></text:span><text:span text:style-name="T1">3月17日 川普公開聲稱，“新冠疫情在被稱為大流行病前，我就一直知道它是大流行病”。</text:span><text:span text:style-name="T3"><text:line-break/><text:line-break/></text:span><text:span text:style-name="T1">3月18日</text:span><text:span text:style-name="T3"><text:line-break/></text:span><text:span text:style-name="T1">各省支援武漢醫療人員陸續返鄉</text:span><text:span text:style-name="T3"><text:line-break/></text:span><text:span text:style-name="T1">美國確診破萬</text:span><text:span text:style-name="T3"><text:line-break/></text:span><text:span text:style-name="T1">川普記者會改手稿稱“中國病毒”</text:span><text:span text:style-name="T3"><text:line-break/><text:line-break/></text:span><text:span text:style-name="T1">3月19日</text:span><text:span text:style-name="T3"><text:line-break/></text:span><text:span text:style-name="T1">中國本土病例，首次0確診</text:span><text:span text:style-name="T3"><text:line-break/></text:span><text:span text:style-name="T1">蔡英文在官方臉書發文也稱“武漢肺炎”</text:span><text:span text:style-name="T3"><text:line-break/></text:span><text:span text:style-name="T1">川普批評中國隱瞞疫情，指中國未即時公開疫情資訊，導致全球付出巨大代價。</text:span><text:span text:style-name="T3"><text:line-break/><text:line-break/></text:span><text:span text:style-name="T1">3月20日 哥倫比亞大學的研究人員通過數學模型對美國疫情發展進行了預測：峰值最早也要到5月份才能到來</text:span><text:span text:style-name="T3"><text:line-break/></text:span><text:span text:style-name="T1">3月21日 美國確診病例超過2萬例，死亡278例，三天之內，從1萬例增至2萬例</text:span><text:span text:style-name="T3"><text:line-break/><text:line-break/></text:span><text:span text:style-name="T1">3月22日</text:span><text:span text:style-name="T3"><text:line-break/></text:span><text:span text:style-name="T1">新冠病毒全球確診感染30萬</text:span><text:span text:style-name="T3"><text:line-break/></text:span><text:span text:style-name="T1">西班牙開設方艙醫院</text:span><text:span text:style-name="T3"><text:line-break/><text:line-break/></text:span><text:span text:style-name="T1">3月23日 美國確診病例超過3萬例</text:span><text:span text:style-name="T3"><text:line-break/><text:line-break/></text:span><text:span text:style-name="T1">3月24日</text:span><text:span text:style-name="T3"><text:line-break/></text:span><text:span text:style-name="T1">羅斯福號首次3人確診</text:span><text:span text:style-name="T3"><text:line-break/></text:span><text:span text:style-name="T1">東京奧運會推遲一年</text:span><text:span text:style-name="T3"><text:line-break/></text:span><text:span text:style-name="T1">美國國務院發言人發推特：台灣曾在去年底警告WHO人傳人</text:span><text:span text:style-name="T3"><text:line-break/><text:line-break/></text:span><text:span text:style-name="T1">3月25日</text:span><text:span text:style-name="T3"><text:line-break/></text:span><text:span text:style-name="T1">印度宣布“封國”</text:span><text:span text:style-name="T3"><text:line-break/></text:span><text:span text:style-name="T1">川普稱“中國病毒”後，改稱“不是美國亞裔的錯”</text:span><text:span text:style-name="T3"><text:line-break/><text:line-break/></text:span><text:span text:style-name="T1">3月26日 美國累計確診超過中國，成為世界第一</text:span><text:span text:style-name="T3"><text:line-break/><text:line-break/></text:span><text:span text:style-name="T1">3月27日</text:span><text:span text:style-name="T3"><text:line-break/></text:span><text:span text:style-name="T1">美國確診破10萬</text:span><text:span text:style-name="T3"><text:line-break/></text:span><text:span text:style-name="T1">英國首相約翰遜確診</text:span><text:span text:style-name="T3"><text:line-break/><text:line-break/></text:span><text:span text:style-name="T1">3月28日 中國暫停外國人持目前有效來簽證和居留許可入境</text:span><text:span text:style-name="T3"><text:line-break/></text:span><text:span text:style-name="T1">3月29日 英國女王侍從新冠病毒檢測陽性</text:span><text:span text:style-name="T3"><text:line-break/></text:span><text:span text:style-name="T1">3月30日 一名美國國民警衛隊成員因患新冠肺炎去世，這是第一例因新冠肺炎死亡的美軍成員</text:span><text:span text:style-name="T3"><text:line-break/></text:span><text:span text:style-name="T1">3月31日 中國2020高考延後一個月舉行</text:span><text:span text:style-name="T3"><text:line-break/></text:span><text:span text:style-name="T1">4月1日 印度最大貧民窟首次確診</text:span><text:span text:style-name="T3"><text:line-break/><text:line-break/></text:span><text:span text:style-name="T1">4月2日</text:span><text:span text:style-name="T3"><text:line-break/></text:span><text:span text:style-name="T1">伊朗議長確診</text:span><text:span text:style-name="T3"><text:line-break/></text:span><text:span text:style-name="T1">以色列衛生部長及妻子確診</text:span><text:span text:style-name="T3"><text:line-break/></text:span><text:span text:style-name="T1">美媒引述情報機密報告指中國隱瞞(COVID-19)感染與死亡人數。</text:span><text:span text:style-name="T3"><text:line-break/></text:span><text:span text:style-name="T1">美國總統川普質疑，中國的數字「似乎有點樂觀」</text:span><text:span text:style-name="T3"><text:line-break/><text:line-break/></text:span><text:span text:style-name="T1">4月3日 國務院公告：4月4日舉行全國性哀悼活動</text:span><text:span text:style-name="T3"><text:line-break/></text:span><text:span text:style-name="T1">4月4日 中國舉行全國性哀悼活動，10時起，汽車、火車、艦船鳴笛，防空警報鳴響</text:span><text:span text:style-name="T3"><text:line-break/><text:line-break/></text:span><text:span text:style-name="T1">4月5日</text:span><text:span text:style-name="T3"><text:line-break/></text:span><text:span text:style-name="T1">自3月開始，中國已對外出口38. 6億隻口罩</text:span><text:span text:style-name="T3"><text:line-break/></text:span><text:span text:style-name="T1">美國禁止N95口罩出口加拿大</text:span><text:span text:style-name="T3"><text:line-break/><text:line-break/></text:span><text:span text:style-name="T1">4月6日</text:span><text:span text:style-name="T3"><text:line-break/></text:span><text:span text:style-name="T1">英國首相鮑里斯約翰遜病情惡化被轉移進重症監護</text:span><text:span text:style-name="T3"><text:line-break/></text:span><text:span text:style-name="T1">台灣清明年假，現觀光潮</text:span><text:span text:style-name="T3"><text:line-break/><text:line-break/></text:span><text:span text:style-name="T1">4月7日 白宮記者會川普考慮暫停提供WHO資金</text:span><text:span text:style-name="T3"><text:line-break/><text:line-break/></text:span><text:span text:style-name="T1">4月8日</text:span><text:span text:style-name="T3"><text:line-break/></text:span><text:span text:style-name="T1">武漢解封</text:span><text:span text:style-name="T3"><text:line-break/></text:span><text:span text:style-name="T1">譚德賽記者會指控台灣對他進行種族和人身攻擊，並讓美國不要把防疫“政治化”</text:span><text:span text:style-name="T3"><text:line-break/><text:line-break/></text:span><text:span text:style-name="T1">4月9日</text:span><text:span text:style-name="T3"><text:line-break/></text:span><text:span text:style-name="T1">中國教育部暫停2020年陸生赴台就學</text:span><text:span text:style-name="T3"><text:line-break/></text:span><text:span text:style-name="T1">黑龍江派駐222名醫務人員馳援綏芬河</text:span><text:span text:style-name="T3"><text:line-break/></text:span><text:span text:style-name="T1">WHO否認台灣曾警告武漢肺炎可能人傳人</text:span><text:span text:style-name="T3"><text:line-break/><text:line-break/></text:span><text:span text:style-name="T1">4月10日</text:span><text:span text:style-name="T3"><text:line-break/></text:span><text:span text:style-name="T1">英國《太陽報》報導：來自劍橋大學的研究人員發現ABC三型病毒株</text:span><text:span text:style-name="T3"><text:line-break/></text:span><text:span text:style-name="T1">台灣表示說沒有“人傳人”是被WHO斷章取義</text:span><text:span text:style-name="T3"><text:line-break/><text:line-break/></text:span><text:span text:style-name="T1">4月11日 陳時中公佈“警告”WHO“人傳人”郵件，結果破功（請參考前面貼文）</text:span><text:span text:style-name="T3"><text:line-break/><text:line-break/></text:span><text:span text:style-name="T1">4月12日</text:span><text:span text:style-name="T3"><text:line-break/></text:span><text:span text:style-name="T1">美國史上首次全美各州同時宣布處於“重大災難”狀態的情況</text:span><text:span text:style-name="T3"><text:line-break/></text:span><text:span text:style-name="T1">英國首相出院</text:span><text:span text:style-name="T3"><text:line-break/><text:line-break/></text:span><text:span text:style-name="T1">4月13日 台灣軍艦海軍實習生開始有嗅味覺異常</text:span><text:span text:style-name="T3"><text:line-break/></text:span><text:span text:style-name="T1">4月14日 雷神山患者清0</text:span><text:span text:style-name="T3"><text:line-break/><text:line-break/></text:span><text:span text:style-name="T1">4月15日</text:span><text:span text:style-name="T3"><text:line-break/></text:span><text:span text:style-name="T1">美國暫停資助WHO</text:span><text:span text:style-name="T3"><text:line-break/></text:span><text:span text:style-name="T1">沙特宣布捐助WHO 5億美金</text:span><text:span text:style-name="T3"><text:line-break/></text:span><text:span text:style-name="T1">台灣海軍官兵下艦回家，包括3名有症狀感染者</text:span><text:span text:style-name="T3"><text:line-break/><text:line-break/></text:span><text:span text:style-name="T1">4月16日</text:span><text:span text:style-name="T3"><text:line-break/></text:span><text:span text:style-name="T1">比爾蓋茨捐助WHO 1. 5億美金</text:span><text:span text:style-name="T3"><text:line-break/></text:span><text:span text:style-name="T1">美國公佈“重啟美國”計劃的複工三階段</text:span><text:span text:style-name="T3"><text:line-break/><text:line-break/></text:span><text:span text:style-name="T1">4月17日</text:span><text:span text:style-name="T3"><text:line-break/></text:span><text:span text:style-name="T1">武漢修訂新冠確診和死亡數據</text:span><text:span text:style-name="T3"><text:line-break/></text:span><text:span text:style-name="T1">世衛組織對中國修訂確診病例數表示讚賞</text:span><text:span text:style-name="T3"><text:line-break/></text:span><text:span text:style-name="T1">G7首腦開會，美國呼籲檢討世衛組織，但德國力挺</text:span><text:span text:style-name="T3"><text:line-break/><text:line-break/></text:span><text:span text:style-name="T1">4月18日</text:span><text:span text:style-name="T3"><text:line-break/></text:span><text:span text:style-name="T1">LadyGaga全球抗疫8小時演唱會，贊譚德賽為超級明星</text:span><text:span text:style-name="T3"><text:line-break/></text:span><text:span text:style-name="T1">川普發推：“中國的新冠肺炎死亡人數肯定高於美國”</text:span><text:span text:style-name="T3"><text:line-break/><text:line-break/></text:span><text:span text:style-name="T1">4月19日</text:span><text:span text:style-name="T3"><text:line-break/></text:span><text:span text:style-name="T1">巴西總統博索納羅參加集會，仍然採用佛系防疫</text:span><text:span text:style-name="T3"><text:line-break/></text:span><text:span text:style-name="T1">台灣軍艦感染人員增至24人</text:span><text:span text:style-name="T3"><text:line-break/><text:line-break/></text:span><text:span text:style-name="T1">4月20日</text:span><text:span text:style-name="T3"><text:line-break/></text:span><text:span text:style-name="T1">美國確診759萬，死亡破4萬例。</text:span><text:span text:style-name="T3"><text:line-break/></text:span><text:span text:style-name="T1">印度貧民窟確診20例，死亡10例，死亡率50%，將成為下一個爆發點</text:span></text:p>
      <text:p text:style-name="P4">陳真   |  2020.04.20 17:07   |   <text:a xlink:type="simple" xlink:href="http://palinfo.habago.org/Entry?Command=Information_PrintForum&amp;iPage=1#FORUM39098"><text:span text:style-name="T4">#</text:span></text:a></text:p>
      <text:p text:style-name="P5">美國白宮高級顧問 Kellyanne Conway最近回應外界關於美國拒繳世界衛生組織經費問題，對著媒體大罵世衛組織怠職，批評世衛主管幹這麼久了竟然還做不好工作。她說："各位鄉親啊，現在可是已經 Covid　第十九版（Covid-19）了，不是第一版（Covid-1）哦。＂前面18個版本世衛組織到底都是在幹什麼，是在睡覺嗎？ <text:line-break/><text:line-break/>呵呵，我原本以為是假新聞，企圖抹黑美國，沒想到是真的： <text:line-break/><text:line-break/><text:a xlink:type="simple" xlink:href="https://bit.ly/2RSvf1F"><text:span text:style-name="T5">https://bit.ly/2RSvf1F</text:span></text:a></text:p>
      <text:p text:style-name="P4">葉小慧   |  2020.04.20 15:58   |   <text:a xlink:type="simple" xlink:href="http://palinfo.habago.org/Entry?Command=Information_PrintForum&amp;iPage=1#FORUM39097"><text:span text:style-name="T4">#</text:span></text:a></text:p>
      <text:p text:style-name="P6"><text:line-break/>《旁觀者》（The Spectator）18日有一則評論”Why Trump and Xi might both lose the corona wars“ ，當中提到，有學者早已預見如新冠病毒這樣比流感更具傳染性與致命性的病原體出現，我們的公共機構卻已腐朽到無法應付。作者舉了一個三年前的賭約：英國天文學家、數學家 Martin Rees 爵士對賭美國實驗心理學家 Steven Pinker，賭條為 「一場生物恐怖或生物錯誤將在不晚於2020年12月31日開始的6個月內導致100萬人傷亡。」（“A bioterror or bioerror will lead to one million casualties in a single event within a six month period starting no later than Dec 31 02020.”） <text:line-break/><text:line-break/>因為好奇該條賭約，我從「長期賭注」網站上看到公開內容“A Long Bet (<text:a xlink:type="simple" xlink:href="http://longbets.org/9/"><text:span text:style-name="T5">http://longbets.org/9/</text:span></text:a>)”，預測者Martin Rees的論點，大意是因為生物技術的快速發展，將導致成千上萬甚至上百萬人有能力造成災難性的生物災難，這個災難有可能來自生物恐怖攻擊，也可能是源於疏忽所導致。 <text:line-break/><text:line-break/>更進一步追蹤 Martin Rees的相關資料，Martin Rees這個可能的末日主張很久以前就開始，2004年他寫了一本《我們的末世紀》(”Our Final century?”)，美國出版時變成《我們的末日》(“Our Final Hour”)，並與哲學家Huw Price等人於2012年成立劍橋大學生存風險研究中心(Centre for the Study of Existential Risk）。 <text:line-break/><text:line-break/>Martin Rees更多論述可觀賞他在TED講壇上所發表的「我們能阻止世界末日嗎？」<text:a xlink:type="simple" xlink:href="https://bit.ly/2Vn3mkA"><text:span text:style-name="T5">https://bit.ly/2Vn3mkA</text:span></text:a>。因為太多事情我無知，感想就很簡單：不怕一萬只怕萬一的保險概念，不能單純歸因以陰謀論標籤，面對人類自己有能力導致的毀滅性災難，要抱持哪怕一絲的警戒，因為毀滅性災難一旦發生，沒有人承受得起。</text:p>
      <text:p text:style-name="P4">陳真   |  2020.04.20 11:28   |   <text:a xlink:type="simple" xlink:href="http://palinfo.habago.org/Entry?Command=Information_PrintForum&amp;iPage=1#FORUM39096"><text:span text:style-name="T4">#</text:span></text:a></text:p>
      <text:p text:style-name="P5">生物武器：一個更陰暗的未來(14)：對一個不容懷疑的國家的調查 <text:line-break/><text:line-break/>陳真2020. 04. 20. <text:line-break/><text:line-break/><text:line-break/>劍橋的這篇研究，全文請看： <text:line-break/><text:line-break/><text:a xlink:type="simple" xlink:href="https://bit.ly/2y3xWXo"><text:span text:style-name="T5">https://bit.ly/2y3xWXo</text:span></text:a><text:s/><text:line-break/><text:line-break/>它顯示幾點： <text:line-break/><text:line-break/>一，找到病毒阿公（A）、病毒兒子（B）及病毒孫子（C）。 <text:line-break/><text:line-break/>二，病毒阿公在美國和澳洲，病毒兒子在中國，病毒孫子在歐洲。在中國幾乎找不到孫子和阿公。 <text:line-break/>好，根據以上，最合理的「解釋」（我不是說「答案」）是：既然阿公在美、澳，那麼，源頭很可能就是在美、澳，兒子怎麼會是這一個病毒家族的源頭呢？有可能嗎？ <text:line-break/><text:line-break/>當然有可能。可能是阿公阿嬤那一代先在中國起源，然後不知道為什麼卻「移民」去美澳定居，留下兒子在中國。兒子跑不出去，因為整個封城了，所以中國只有兒子，幾乎找不到阿公阿嬤的足跡。然後，兒子又偷渡到歐洲，生下孫子，並在歐洲定居，形成三代各自鼎立的局面。 <text:line-break/><text:line-break/>但是，假設今天如果研究發現病毒阿公阿嬤就是在中國，兒子在美國和澳洲，孫子在歐洲。那麼，請問，大家還會套用上述的「可能性」嗎？還會說也許美國就是起源地，病毒阿公阿嬤乃是起源於美國，然後不知道為什麼卻移民去中國定居，然後美國的病毒兒子又偷偷跑去歐洲玩，然後在歐洲生下孫子，從此定居在歐洲？ <text:line-break/><text:line-break/>大家聽懂我在說什麼嗎？我的意思是說，即便箭頭明顯指向美國才是病毒起源地，你照樣永遠可以在現有的證據上找到不同的解釋，然後把箭頭看你愛指向哪就指向哪。 <text:line-break/><text:line-break/>論文作者之一Peter Forster，事實上並沒有把話說死，當然他也不可能有理由這麼做，但他卻不否認有此一「可能性」，亦即病毒「有可能」起源於中國 (台灣的綠媒每天造謠，一口咬定作者就是如此下結論)。為什麼呢？因為他說，美國去年年底的幾個個案(為什麼不查更早的美國所謂流感病例呢？)都和中國有人員或地理上的接觸或旅遊史。 <text:line-break/><text:line-break/>可是，為什麼你不說是這些美國人把病毒帶到中國或傳染給他們所接觸的中國人？豈不是也一樣能說得通？亦即病毒有可能、而且是很有可能就是起源於美國，畢竟美國才是病毒阿公的大本營，而中國卻找不到阿公。這難道不是比較合理的解釋？  <text:line-break/><text:line-break/>我不是說那些「另類解釋」說不通，而是說，今天如果研究發現病毒阿公阿嬤就是定居在中國，人們肯定馬上就會一口咬定答案就是這樣，而不會很體貼地幫它設想其它的可能。 <text:line-break/><text:line-break/>其次，我並不是說這些「另類解釋」說不通，而是說，自然科學始終存在這樣的一個不確定性，所謂「研究發現」和「結論」 之間，必然存在著某種「解釋空間」；所謂「鐵證」不會來自科學本身，而是同時得派出007去調查才行。要不然，不管你阿公與兒孫在哪找到，你永遠都能夠說也許因為這樣那樣，所以阿公又偷偷跑去哪了。 <text:line-break/><text:line-break/>這篇研究如同其它所有自然科學的研究，它包含兩個成份，一是「研究發現」，一是「解釋」。「研究發現」如果是一種事實，那麼，事實就是發現新冠病毒有ABC祖孫三代。祖父輩在美國，兒子在中國，孫子在歐洲，你覺得光憑著這樣的「事實」能夠回答所謂病毒起源的問題嗎？當然不可能。它們基本上就是兩個邏輯上不相干的問題。任何一方若存心使壞，難道不能偷偷把病毒阿公帶到任何一個地方不是嗎？ <text:line-break/><text:line-break/>這篇研究的幾位作者表示，原本的研究樣本數僅有一百六十多個，打算擴充到一千個以上。事實上，不管你擴充到幾個，上述的本質性問題仍然始終存在，亦即就邏輯上來說，它無法回答病毒起源的問題。 <text:line-break/><text:line-break/>當然，邏輯上不相干的事，在經驗世界卻仍然有它的各種可能推論，這就是數學與邏輯等「硬科學」和自然科學等「軟科學」的差別，前者透過邏輯演繹或演算，它不需要訴諸任何經驗事實就能得出答案，後者卻必須依靠歸納與推論，提出各種可能性；在各種可能性之中，總是有一些可能性較高的選項，往往就會被視為一種暫時性的結論。在這個研究上，最合理的推論是病毒起源於美國。 <text:line-break/><text:line-break/>當然，如果你硬要創造各種可能情境來提出另一種解釋，把起源歸諸於中國，同樣也說得通。但是，說得通並不表示具有較好的合理性。 <text:line-break/><text:line-break/>「科學哲學」上有個拉丁詞叫做 ad hoc，簡單說就是提出各種假設以避免該理論被否決，或避免該理論導向某種「某人所不樂見」的結論，也就是說，為了維持某種「既定的結論」，於是只好不斷做出修正，不斷做出各種假設，比方說，硬是說也許病毒阿公不喜歡住中國，水土不服，所以「投奔自由」到美國，把兒子留在大陸。如果你硬要這麼說，我也沒辦法，但是這聽起來就是一種ad hoc，你永遠都能找到理由來避免導出「美國就是起源地」的結論。 <text:line-break/><text:line-break/>三十幾年前看過一部電影，非常好看，可惜後來始終找不到片子重看。這電影叫做《對一個不容懷疑的公民的調查》，故事是這樣：一個警官殺了情婦，但他卻被上級指派帶領一個調查團隊，負責偵辦這個命案。當所有證據都指向警官自己就是凶手時，底下辦案的嘍囉們卻對眼前的無數證據自動視而不見，或是每遇到證據就馬上轉彎，馬上搬出各種ad hoc，避免箭頭指向自己的頂頭上司。 <text:line-break/><text:line-break/>甚至當警官故意留下各種證據來證明自己就是凶手時，嘍囉們仍然還是一樣費心苦思如何轉彎，設想各種ad hoc情境，無論如何就是不能把懷疑的箭頭指向警官。最後，當警官承認自己就是凶手時，嘍囉們依然能夠提示各種 ad hoc的「證據」，希望引導已經承認犯案的警官明白他並非凶手，總之就是絕對不允許懷疑警官的清白。為什麼呢？因為他是「一個不容懷疑的公民」，就如同美國在許多腦殘眼中就是「一個不容懷疑的國家」。</text:p>
      <text:p text:style-name="P7"><text:span text:style-name="T6">陳真</text:span><text:span text:style-name="T1"><text:s/>  |  2020.04.18 10:44   |   </text:span><text:a xlink:type="simple" xlink:href="http://palinfo.habago.org/Entry?Command=Information_PrintForum&amp;iPage=1#FORUM39095"><text:span text:style-name="T2">#</text:span></text:a></text:p>
      <text:p text:style-name="P8"><text:span text:style-name="T1">同學好，我沒說川普是政治局外人啊，我是說他不是</text:span><text:span text:style-name="T7">deep state</text:span><text:span text:style-name="T1">的人選，他無從政經驗，在一片嘲笑聲中跳出來選。</text:span><text:span text:style-name="T7"><text:line-break/><text:line-break/></text:span><text:span text:style-name="T1">就如羅素在半個多世紀前所說，美國在政治上實行的是世襲制，政權始終牢牢掌握在軍火商、情治單位、媒體大亨及大財團手上。</text:span><text:span text:style-name="T7"><text:line-break/><text:line-break/></text:span><text:span text:style-name="T1">美國所謂總統選舉，其實就像一個人派出左手和右手參選，不管誰選上，都是自己的手，但川普卻是外來者。</text:span><text:span text:style-name="T7"><text:line-break/><text:line-break/></text:span><text:span text:style-name="T1">陳真</text:span><text:span text:style-name="T7"><text:line-break/></text:span><text:span text:style-name="T1">于北上途中</text:span><text:span text:style-name="T7"><text:line-break/>2020·04·18·</text:span></text:p>
      <text:p text:style-name="P7"><text:span text:style-name="T6">康</text:span><text:span text:style-name="T1"><text:s/>  |  2020.04.18 08:21   |   </text:span><text:a xlink:type="simple" xlink:href="http://palinfo.habago.org/Entry?Command=Information_PrintForum&amp;iPage=1#FORUM39093"><text:span text:style-name="T2">#</text:span></text:a></text:p>
      <text:p text:style-name="P9"><text:span text:style-name="T6">川普並不是什麼政治局外人不小心闖入政壇</text:span><text:span text:style-name="T1"><text:line-break/></text:span><text:span text:style-name="T6">他背後的支持者是</text:span><text:span text:style-name="T1"><text:s/></text:span><text:span text:style-name="T6">羅斯契爾德家族</text:span><text:span text:style-name="T1"><text:s/></text:span><text:span text:style-name="T6">歐洲的百年銀行家族</text:span><text:span text:style-name="T1"><text:line-break/></text:span><text:a xlink:type="simple" xlink:href="https://m.facebook.com/permalink.php?story_fbid=1338342919523626&amp;;id=191122434245686"><text:span text:style-name="T8">https://m.facebook.com/permalink.php?story_fbid=1338342919523626&amp;;id=191122434245686</text:span></text:a></text:p>
      <text:p text:style-name="P7"><text:span text:style-name="T6">懷軒</text:span><text:span text:style-name="T1"><text:s/>  |  2020.04.18 05:29   |   </text:span><text:a xlink:type="simple" xlink:href="http://palinfo.habago.org/Entry?Command=Information_PrintForum&amp;iPage=1#FORUM39092"><text:span text:style-name="T2">#</text:span></text:a></text:p>
      <text:p text:style-name="P10"><text:span text:style-name="T6">台灣人英文不好嗎？看不懂簡單的英文？我英文是也沒有太好，但基本的我會。我來翻譯一下：</text:span><text:span text:style-name="T1"><text:line-break/><text:line-break/></text:span><text:span text:style-name="T6">台灣</text:span><text:span text:style-name="T1">2019/12/31</text:span><text:span text:style-name="T6">發給世衛組織的</text:span><text:span text:style-name="T1">email</text:span><text:span text:style-name="T6">原文：</text:span><text:span text:style-name="T1"><text:line-break/></text:span><text:span text:style-name="T6">來源中央社：</text:span><text:a xlink:type="simple" xlink:href="https://www.cna.com.tw/news/firstnews/202004115003.aspx"><text:span text:style-name="T8">https://www.cna.com.tw/news/firstnews/202004115003.aspx</text:span></text:a><text:span text:style-name="T1"><text:line-break/><text:line-break/>News resources today indicate that at least seven atypical pneumonia cases were reported in Wuhan, CHINA. Their health authorities replied to the media that the cases were believed not SARS; however the samples are still under examination, and cases have been isolated for treatment.<text:line-break/>I would greatly appreciate it if you have relevant information to share with us.<text:line-break/>Thank you very much in advance for your attention to this matter.<text:line-break/>Best Regards,<text:line-break/><text:line-break/></text:span><text:span text:style-name="T6">今天的新聞來源指出中國武漢回報了至少七名不尋常的肺炎病例。這些案例的衛生主管機構回覆各媒體說相信這些案例並不是</text:span><text:span text:style-name="T1">SARS</text:span><text:span text:style-name="T6">；然而這些病理樣本仍在檢驗中，而這些病例已被隔離治療。</text:span><text:span text:style-name="T1"><text:line-break/><text:line-break/></text:span><text:span text:style-name="T6">如果你們有相關的訊息可以與我方分享我們將非常感謝。</text:span><text:span text:style-name="T1"><text:line-break/><text:line-break/></text:span><text:span text:style-name="T6">先感謝你們在此事上的關注。</text:span><text:span text:style-name="T1"><text:line-break/><text:line-break/></text:span><text:span text:style-name="T6">順頌</text:span><text:span text:style-name="T1"><text:line-break/><text:line-break/></text:span><text:span text:style-name="T6">～～～～～～～～～～～～～～～～</text:span><text:span text:style-name="T1"><text:line-break/><text:line-break/></text:span><text:span text:style-name="T6">就這樣，沒有了。這就是我們政府宣稱的已於</text:span><text:span text:style-name="T1">2019/12/31</text:span><text:span text:style-name="T6">日「對世衛組織做出新冠病毒人傳人警告」。請問各位作何感想？有沒有可能這是</text:span><text:span text:style-name="T1">SARS</text:span><text:span text:style-name="T6">復辟？有沒有可能這是什麼特殊疾病？有沒有可能是大陸超前部署？有沒有可能⋯⋯？請問這是詢問？還是警告？</text:span><text:span text:style-name="T1"><text:line-break/><text:line-break/></text:span><text:span text:style-name="T6">一種未知傳染病會不會人傳人，要嘛你經過明確的研究或評估證明確定會人傳人，明確告知；要嘛你就小心行事，避免製造恐慌或是混亂。一個國家或社會都應如此，更何況一個聯合國的衛生組織？你要是接到這樣的</text:span><text:span text:style-name="T1">email</text:span><text:span text:style-name="T6">可以當作正式的示警？？即便台灣自圓其說是「暗示」，內行人要懂？一種攸關國際健康安全的國際公眾事務用「暗示」的？一個簡單的邏輯：如果台灣早在</text:span><text:span text:style-name="T1">2019/12/31</text:span><text:span text:style-name="T6">就已經明確知道新冠病毒會人傳人並且「警告」了世衛組織，那怎麼沒有公告周知警告台灣的國內民眾要小心預防？畢竟兩岸往來這麼頻繁。</text:span><text:span text:style-name="T1"><text:line-break/><text:line-break/></text:span><text:span text:style-name="T6">我的朋友們一堆都英文比我好，你們好意思說這</text:span><text:span text:style-name="T1">email</text:span><text:span text:style-name="T6">叫做「警告」嗎？說穿了，這</text:span><text:span text:style-name="T1">email</text:span><text:span text:style-name="T6">充其量（最大限度）也不過是有懷疑可能會人傳人而已，而且台灣還不敢明確這樣指稱，因為台灣自己根本就不確定。並且還希望世衛組織可以提供進一步的訊息。這是警告？還是詢問？</text:span><text:span text:style-name="T1"><text:line-break/><text:line-break/></text:span><text:span text:style-name="T6">不然我們看看台灣衛福部疾管署</text:span><text:span text:style-name="T1">2020/1/31</text:span><text:span text:style-name="T6">關於說明新冠肺炎的簡報：</text:span><text:span text:style-name="T1"><text:line-break/></text:span><text:a xlink:type="simple" xlink:href="https://www.cdc.gov.tw/Uploads/f1558deb-5df7-4e9b-8cb8-6b9f287c4d86.pdf"><text:span text:style-name="T8">https://www.cdc.gov.tw/Uploads/f1558deb-5df7-4e9b-8cb8-6b9f287c4d86.pdf</text:span></text:a><text:span text:style-name="T1"><text:line-break/><text:line-break/></text:span><text:span text:style-name="T6">在台灣</text:span><text:span text:style-name="T1">1/21</text:span><text:span text:style-name="T6">出現首例大陸輸入病例後，第</text:span><text:span text:style-name="T1">14</text:span><text:span text:style-name="T6">頁的簡報說明「有限人傳人」，</text:span><text:span text:style-name="T1">1/21</text:span><text:span text:style-name="T6">日這天世衛也已經發表經評估有人傳人的現象，且可能持續人傳人。那台灣究竟是根據世衛組織的評估還是自己的研究所以保守的說「有限人傳人」？別忘了，疾管署這簡報已經是</text:span><text:span text:style-name="T1">2020/1/31</text:span><text:span text:style-name="T6">日了。</text:span><text:span text:style-name="T1"><text:line-break/><text:line-break/></text:span><text:span text:style-name="T6">我相信台灣長年努力所成就的公衛能力，我感激台灣的醫護人員（我大姊就是）讓我們可以保有這樣優異的防疫表現，在這個世紀大災當頭的時候。但是我們應該少點政治與虛妄，保持基本的正直與務實，才是一個國家與社會需要的。</text:span><text:span text:style-name="T1"><text:line-break/><text:line-break/></text:span><text:span text:style-name="T6">懷軒</text:span></text:p>
      <text:p text:style-name="P7"><text:span text:style-name="T6">陳真</text:span><text:span text:style-name="T1"><text:s/>  |  2020.04.18 03:06   |   </text:span><text:a xlink:type="simple" xlink:href="http://palinfo.habago.org/Entry?Command=Information_PrintForum&amp;iPage=1#FORUM39091"><text:span text:style-name="T2">#</text:span></text:a></text:p>
      <text:p text:style-name="P9"><text:span text:style-name="T6">今年一月，</text:span><text:span text:style-name="T1">Emir Kusturica</text:span><text:span text:style-name="T6">在他自己創辦的一個影展上，聲援阿桑吉。他說，</text:span><text:span text:style-name="T1">"</text:span><text:span text:style-name="T6">阿桑吉快死了，而我們卻依舊每天被垃圾新聞轟炸。＂</text:span><text:span text:style-name="T1">"</text:span><text:span text:style-name="T6">確實有些人改變了世界，人們卻遺忘了他。＂</text:span><text:span text:style-name="T1"><text:line-break/><text:line-break/></text:span><text:span text:style-name="T6">影展上，</text:span><text:span text:style-name="T1">Kusturica</text:span><text:span text:style-name="T6">穿著聲援阿桑吉的衣服：</text:span><text:span text:style-name="T1"><text:line-break/><text:line-break/></text:span><text:a xlink:type="simple" xlink:href="https://bit.ly/3evqHYP"><text:span text:style-name="T8">https://bit.ly/3evqHYP</text:span></text:a><text:span text:style-name="T1"><text:line-break/><text:line-break/></text:span><text:span text:style-name="T6">今天下午，我們一家三口都會來到</text:span><text:span text:style-name="T1">AIT</text:span><text:span text:style-name="T6">。</text:span><text:span text:style-name="T1"><text:line-break/><text:line-break/>It is possible for a single individual to defy the whole might of an unjust empire to save his honour, his religion, his soul and lay the foundation for that empire's fall or its regeneration.--</text:span><text:span text:style-name="T6">甘地</text:span><text:span text:style-name="T1"><text:line-break/><text:line-break/></text:span><text:span text:style-name="T6">甘地說，單憑一個人，確實有可能反抗整個不義帝國，以捍衛一己榮譽、宗教或靈魂，從而為帝國的瓦解或重生打下基礎。</text:span></text:p>
      <text:p text:style-name="P7"><text:span text:style-name="T6">李鑑慧</text:span><text:span text:style-name="T1"><text:s/>  |  2020.04.17 18:06   |   </text:span><text:a xlink:type="simple" xlink:href="http://palinfo.habago.org/Entry?Command=Information_PrintForum&amp;iPage=1#FORUM39090"><text:span text:style-name="T2">#</text:span></text:a></text:p>
      <text:p text:style-name="P8"><text:span text:style-name="T1">阿桑吉現況</text:span><text:span text:style-name="T7"><text:line-break/><text:line-break/></text:span><text:span text:style-name="T1">李鑑慧</text:span><text:span text:style-name="T7"><text:line-break/><text:line-break/>2020·04·17·<text:line-break/><text:line-break/><text:line-break/></text:span><text:span text:style-name="T1">阿桑吉現今仍被監禁於英國</text:span><text:span text:style-name="T7">Belmash </text:span><text:span text:style-name="T1">監獄中，等待著五月</text:span><text:span text:style-name="T7">18</text:span><text:span text:style-name="T1">日的下一個引渡庭。基於</text:span><text:span text:style-name="T7">Belmarsh</text:span><text:span text:style-name="T1">監獄中的</text:span><text:span text:style-name="T7">Covid-19</text:span><text:span text:style-name="T1">疫情以及阿桑吉的健康狀況，阿桑吉律師近日提出保釋要求但遭法院拒絕。在這之後，鑑於美方曾經企圖取得阿桑吉小孩的尿布採驗</text:span><text:span text:style-name="T7">DNA</text:span><text:span text:style-name="T1">，阿桑吉律師於引渡案的準備庭提出請求，要求保密阿桑吉伴侶姓名，但是同樣遭拒。阿桑吉的伴侶</text:span><text:span text:style-name="T7">Stella Morris</text:span><text:span text:style-name="T1">於是只得被迫公開身分，近日接受媒體採訪。</text:span><text:span text:style-name="T7"><text:line-break/><text:line-break/></text:span><text:span text:style-name="T1">以下是這段採訪影片。</text:span><text:span text:style-name="T7">Stella Morris</text:span><text:span text:style-name="T1">是南非裔律師，</text:span><text:span text:style-name="T7">2011</text:span><text:span text:style-name="T1">年因協助阿桑吉案件與阿桑吉相識。片中可見到阿桑吉現今分別為三歲與一歲的小孩，</text:span><text:span text:style-name="T7">Gabriel</text:span><text:span text:style-name="T1">與</text:span><text:span text:style-name="T7">Max</text:span><text:span text:style-name="T1">。片尾，</text:span><text:span text:style-name="T7">Stella Morris</text:span><text:span text:style-name="T1">說道：「我擔心阿桑吉的性命就將結束」。</text:span><text:span text:style-name="T7"><text:line-break/><text:line-break/></text:span><text:a xlink:type="simple" xlink:href="https://bit.ly/2VvVtrW"><text:span text:style-name="T9">https://bit.ly/2VvVtrW</text:span></text:a><text:span text:style-name="T7"><text:line-break/><text:line-break/>4</text:span><text:span text:style-name="T1">月</text:span><text:span text:style-name="T7">18</text:span><text:span text:style-name="T1">日下午</text:span><text:span text:style-name="T7">3-5</text:span><text:span text:style-name="T1">時，我們同樣將前往美國在台辦事處，要求釋放阿桑吉。</text:span></text:p>
      <text:p text:style-name="P4">穎芝   |  2020.04.17 17:14   |   <text:a xlink:type="simple" xlink:href="http://palinfo.habago.org/Entry?Command=Information_PrintForum&amp;#FORUM39089"><text:span text:style-name="T4">#</text:span></text:a></text:p>
      <text:p text:style-name="P5">前天的舊聞，又撩起綠媒及蒸粉們的高潮⋯ <text:line-break/><text:line-break/>光看這種仇中的敵視標題，就令人感到很不舒服⋯ <text:line-break/><text:a xlink:type="simple" xlink:href="https://reurl.cc/nz7jon"><text:span text:style-name="T5">https://reurl.cc/nz7jon</text:span></text:a><text:s/><text:line-break/><text:line-break/>先不說此論文作者的推論是否是離真相很近，但是廣東深圳病例非常之少卻是事實，就算新冠病毒可能起源於廣東，我寧可相信Ａ型態病毒是從美國境內攜入的，這也是作者大膽假設的其中之一個推論⋯ <text:line-break/><text:line-break/>他說：「我很確定，（病毒的）最初傳播是在中國，也可能是在中國南部。但這並不能排除這樣一種可能性，比如說一個瘋狂的科學家，姑且說是馬達加斯加的科學家，在他/她的車庫實驗室裏人工製造出了一種病毒，然後到了中國，並在那裏投放了病毒。這是數據無法區分的。但我可以說的是，病毒的傳播是很早就在中國發生了。」 <text:line-break/><text:line-break/>======================= <text:line-break/>新冠可能起源廣東 紐約病毒來自這區域 <text:line-break/>工商時報 數位編輯 2020.04.17 <text:line-break/><text:line-break/>全球的新冠病毒起源為何至今仍眾說紛紜，不過自英國劍橋大學一篇研究指出病毒目前已突變分為3型，並在武漢疫情爆發時已突變，證明病毒並非源於武漢而引起熱議；不過作者佛斯特在接受美媒訪問時解釋，雖然在美國流行的新冠病毒是在陸流行的「祖先」，但病毒確切起源仍無法確定，不過可以肯定的是新冠病毒最早是在大陸傳開，而最早的流行地點可能是比武漢更靠南的廣東。 <text:line-break/><text:line-break/>佛斯特（Peter Forster）於8日在《美國科學院院報》（PNAS）發表「新冠病毒基因的種系發生學網路分析」（Phylogenetic network analysis of SARS-CoV-2 genomes）的一文中指出，研究人員分析了自2019年12月24日至2020年3月4日期間從世界各地採集的160個新冠病毒基因組的數據，當時研究發現病毒在全球已三個主要新冠病毒變體，共可分為A、B、C三型。 <text:line-break/><text:line-break/>佛斯特指出，A型病毒與蝙蝠及穿山甲體內發現的冠狀病毒最為接近，為原始病毒類型，B型衍生自A型，C型衍生自B型。A和C型多發現於歐洲人和美國人中，B型是東亞最常見的類型。不過，有不少網友引據此研究推論，證明「病毒起源並非來自大陸，終於還大陸一個清白」。 <text:line-break/><text:line-break/>對此，佛斯特接受《美國之音》訪問時表示，雖然還無法斷定病毒的確切起源，但可以肯定的是新冠病毒最早是在大陸傳播開的，而且病毒最早的流行地點可能並不在武漢，而是比武漢更靠南的廣東。 <text:line-break/><text:line-break/>佛斯特進一步解釋，截至1月17日，研究團隊共蒐集來自武漢44個樣本，其中有42個是B型，只有2個是A型，所以武漢看起來不像是A型病毒的早期傳播地；而當時大陸其他地方的樣本只有11個，其中7個是A型，4個是B型，C型當時不存在，而在分依這些樣本發生地，它們發生在深圳與廣東，故病毒起源應該是在大陸南方地區，並推算病毒最早是從2019年9月13日至12月7日這個區間內開始的。不過他也強調，考慮到樣本數量有限，這只是初步的推斷。 <text:line-break/><text:line-break/>但美國為A型病毒起源卻不是新冠病毒起源地，佛斯特解釋，有前往加拿大和北美的人攜帶了A型病毒，並通過「奠基者效應」，它在相當長時間內都沒被發現但卻傳開、且傳染性很強，然後突然A型就在美國成為主要的類型，「這就是我們所說的『奠基者效應』，但這並不意味著因為它是美國的多數類型，所以它就是來自美國。這是一個錯誤的結論」。 <text:line-break/><text:line-break/>至於為何最接近新冠病毒源頭的A型病毒在美國和澳大利亞更常見，福斯特的研究團隊認為，B型病毒在東亞地區在地化可能也是「奠基者效應」所致；另外一種解釋是，武漢的B型病毒可能在免疫和環境上更適應很大一部分的東亞人群。而對於東亞以外的地區，病毒需要變異才能克服對它的抵抗力。 <text:line-break/><text:line-break/>不過佛斯特也表示，目前不能排除這樣一種可能性，「比如說一個瘋狂的科學家，姑且說是馬達加斯加的科學家，在他的車庫實驗室裡人工製造出了一種病毒，然後到了大陸，並在那裡投放了病毒。這是資料無法區分的。但我可以說的是，病毒的傳播是很早就在大陸發生了」。 <text:line-break/><text:line-break/>至於美國疫情的爆發，福斯特表示病毒最先在美國西岸爆發時應該是從東亞地區傳入，但後來在紐約大爆發時，病毒是來自歐洲。 <text:line-break/><text:line-break/>文章來源：劍橋大學學者：新冠病毒傳播始於中國，地點或是廣東 <text:a xlink:type="simple" xlink:href="https://reurl.cc/E7GNqK"><text:span text:style-name="T5">https://reurl.cc/E7GNqK</text:span></text:a><text:s/><text:line-break/><text:line-break/>（中時電子報 馮英志） <text:line-break/><text:a xlink:type="simple" xlink:href="https://reurl.cc/Njq8me"><text:span text:style-name="T5">https://reurl.cc/Njq8me</text:span></text:a><text:s/><text:line-break/></text:p>
      <text:p text:style-name="P4">陳真   |  2020.04.17 11:46   |   <text:a xlink:type="simple" xlink:href="http://palinfo.habago.org/Entry?Command=Information_PrintForum&amp;iPage=1#FORUM39088"><text:span text:style-name="T4">#</text:span></text:a></text:p>
      <text:p text:style-name="P5">向川普同志致敬 <text:line-break/><text:line-break/>陳真 <text:line-break/><text:line-break/>2020. 04. 17. <text:line-break/><text:line-break/><text:line-break/>我看了從輔說的這個視頻： <text:line-break/><text:line-break/><text:a xlink:type="simple" xlink:href="http://youtube.com/watch?v=lCA7R6X9bNE"><text:span text:style-name="T5">youtube.com/watch?v=lCA7R6X9bNE</text:span></text:a><text:s/><text:line-break/><text:line-break/>覺得挺有趣，相當療癒。我還反覆看了三遍，十分愉悅，就像看周星馳的電影那樣。 <text:line-break/><text:line-break/>可是，為何療癒呢？因為我認為美國內部缺乏一致性是好的，這也是我為何始終堅定支持川普同志的原因。 <text:line-break/><text:line-break/>川普並非Deep State的一份子，而是個不受歡迎、非原始劇本安排的角色，突然闖入攝影棚，甚至成為男主角。 <text:line-break/><text:line-break/>當然，我不相信川普同志能夠違抗美國那些真正掌權人的意志，但是，製造某種程度的內部分裂總是好的。西方主流媒體隸屬於deep state，因此大多時候與川普站在對立面。川普這個人，基本上是誠實的，例如他總是毫不諱言地說那些西方主流媒體每天就是忙著製造假新聞。 <text:line-break/><text:line-break/>相較於歐巴馬那個人渣或血腥妖女希拉蕊，川普簡直就是個人格者了。不管是在內政外交經濟金融與軍事，川普反倒像是個「黨外人士」，與真正的美國思維與作風大相逕庭。這人很單純，他就只是想為他自己及其友人們儘可能多撈些錢。 <text:line-break/><text:line-break/>當然，孫悟空縱有七十二變，照樣跳不出如來佛的手掌心。川普同志所製造的分裂效果不足以改變整套帝國劇本之既定大局，但有個缺口總比沒有好。 <text:line-break/><text:line-break/>至少有幾個人看見了這個分裂的缺口，第一是我所尊敬的 Johan Galtung，也就是國際和平學之父，一個真正意義上的和平主義者。他在大約十年前寫了一本書，叫做「The fall of the US Empire: and then what?」(美帝國的崩潰)，列舉了十五大矛盾，預言2020年美帝將逐步走向歷史盡頭。依我看，川普很顯然在部份面向上擴大了這些矛盾，他自己更儼然成為第16個矛盾的主角，簡單說就是美國這部國家機器本身竟然史無前例地產生了裂痕。 <text:line-break/><text:line-break/>第二個看見這樣一種裂痕與矛盾的就是季辛吉。當然，他以美國為中心本位，他把這些矛盾與裂痕所帶來的內部信心與外部信任之傷害，視為國家的根本問題。也就是說，美國正從世界領導者的位置上慢慢退了下來。 <text:line-break/><text:line-break/>當然，我也不至於太單純，不會只看事情的單一面向。一個帝國的瓦解，最好是慢慢來，簡單說就是軟著陸；崩盤得太快，自認為受挫的一方就有可能攤牌，藉著挑起動亂乃至對外戰爭來化解或轉移己身壓力，尋求重新洗牌的機會。 <text:line-break/><text:line-break/>幾個月前仍是太平日，沒想到一瞬間，整個世界陷入秩序重整。而且，這應該還只是故事的第一章，往後還不知道如何發展，遑論結局。 <text:line-break/><text:line-break/>至於個人，在一個重大變局中，似乎頓時顯得如此無助與渺小，就像大海波濤上的一片落葉那種感覺，我不知道這個時代將把我們帶往何處。但我知道，只要秉持良善，那麼，不管生命何等造化，我們都不會迷路，也不會白白活了一趟。</text:p>
      <text:p text:style-name="P4">洋洋   |  2020.04.17 07:47   |   <text:a xlink:type="simple" xlink:href="http://palinfo.habago.org/Entry?Command=Information_PrintForum&amp;iPage=1#FORUM39086"><text:span text:style-name="T4">#</text:span></text:a></text:p>
      <text:p text:style-name="P6">洛杉矶样本调查：第三次流感高峰不寻常，新冠早已经社区传播 <text:line-break/>澎湃新闻 2020-04-11 <text:line-break/><text:a xlink:type="simple" xlink:href="https://www.toutiao.com/a6814249321869869582/"><text:span text:style-name="T5">https://www.toutiao.com/a6814249321869869582/</text:span></text:a><text:s/><text:line-break/><text:line-break/>這篇文章統計2019-2020美國的流感數量，圖形很明顯看到2019年11月中(第46周)流感開始增加。到2020年2月中達到高峰，到2020年3月中(第14周)回落至去年最低水平之下。 <text:line-break/>圖 : <text:a xlink:type="simple" xlink:href="http://p3.pstatp.com/large/pgc-image/Rvo5TPNENpQ6EG"><text:span text:style-name="T5">http://p3.pstatp.com/large/pgc-image/Rvo5TPNENpQ6EG</text:span></text:a><text:s/><text:line-break/><text:line-break/>比對 CSSE --美國的統計圖。說明去年11月美國可能就已經有人感染新冠病毒，但一直當作流感，直到大量檢測新冠，流感與新冠的數量才分開計算。 <text:line-break/>CSSE 即時統計 <text:line-break/><text:a xlink:type="simple" xlink:href="https://www.arcgis.com/apps/opsdashboard/index.html#/bda7594740fd40299423467b48e9ecf6"><text:span text:style-name="T5">https://www.arcgis.com/apps/opsdashboard/index.html#/bda7594740fd40299423467b48e9ecf6</text:span></text:a><text:s/><text:line-break/><text:line-break/>如果將CSSE的數量加上洛杉矶样本调查的流感數量，減去上一年度的流感數量，就可以繪出趨近真實的美國新冠病毒感染統計圖。</text:p>
      <text:p text:style-name="P4">洋洋   |  2020.04.17 06:53   |   <text:a xlink:type="simple" xlink:href="http://palinfo.habago.org/Entry?Command=Information_PrintForum&amp;iPage=1#FORUM39085"><text:span text:style-name="T4">#</text:span></text:a></text:p>
      <text:p text:style-name="P5">川普不是每天的記者會都是這樣表演嗎 ? 每天造謠不臉紅。昨天的新聞會裡，FOX記者與川普一問一答，暗示病毒來自武漢實驗室。要小心，可能是為索賠布局。 <text:line-break/><text:a xlink:type="simple" xlink:href="https://youtu.be/1BxpuHSb0rQ"><text:span text:style-name="T5">https://youtu.be/1BxpuHSb0rQ</text:span></text:a><text:s/><text:line-break/><text:line-break/>美国向中国强收“疫情赔款”？这事特朗普真干得出来 <text:line-break/><text:a xlink:type="simple" xlink:href="https://youtu.be/Lzcy6iqGwto"><text:span text:style-name="T5">https://youtu.be/Lzcy6iqGwto</text:span></text:a><text:s/><text:line-break/><text:line-break/></text:p>
      <text:p text:style-name="P4">孫從輔   |  2020.04.17 05:42   |   <text:a xlink:type="simple" xlink:href="http://palinfo.habago.org/Entry?Command=Information_PrintForum&amp;iPage=1#FORUM39084"><text:span text:style-name="T4">#</text:span></text:a></text:p>
      <text:p text:style-name="P6">這是最近我看到川普最糟糕的一次發言，像個無賴一樣。在任何電影或戲劇裡，如果任何一個國家的總統這樣說話，大家一定會認為編劇水平太低了，連總統這個角色的臺詞都寫不好。可沒想到它卻在真實世界上演了。更糟糕的是，這個無賴還是掌握最強大國家機器的美國總統。 <text:line-break/><text:line-break/>川普與CBS女記者交鋒 <text:line-break/><text:a xlink:type="simple" xlink:href="https://www.youtube.com/watch?v=y0WFpxprsmw"><text:span text:style-name="T5">https://www.youtube.com/watch?v=y0WFpxprsmw</text:span></text:a><text:s/><text:line-break/>(0:14處Xenophobic 翻譯錯誤。不是細菌恐懼症，而是外族恐懼或仇外。)</text:p>
      <text:p text:style-name="P4">陳真   |  2020.04.17 02:41   |   <text:a xlink:type="simple" xlink:href="http://palinfo.habago.org/Entry?Command=Information_PrintForum&amp;iPage=1#FORUM39083"><text:span text:style-name="T4">#</text:span></text:a></text:p>
      <text:p text:style-name="P5">《The Lancet》是一本具有權威性的醫學期刊，一如《Nature》和《Science》，國際相關領域最好的學者，幾乎一面倒稱讚中國在防疫上的表現。 <text:line-break/><text:line-break/>其實，我很不願意訴諸權威，因為這聽起來彷彿我們所面對的是一種唯有專業人士才能理解與判斷的狀況，但實際上並非如此。一個人，只要他心智正常，識字，肯定就能對基本是非做出適當判斷。比方說你看看美國，看看他的盟友們例如義大利、巴西與英國等等等，看看他們關於疫情種種荒腔走板的言行，宛如兒戲，非常荒唐。 <text:line-break/><text:line-break/>但是，美國及其盟友，卻反而致力於抹黑中國在防疫上的表現，進而散播無數荒唐的謠言，比方說美國政府故意睜眼說瞎話，公開附和台灣之造謠，譴責世衛組織在疫情之初不把台灣的示警當一回事。除非腦殘得很徹底，否則不會有人蠢到相信這種鬼話，但美國政府卻公然配合造謠，藉以攻擊世衛組織。 <text:line-break/><text:line-break/>你看，連香港那些反送中人渣，什麼黃之鋒之類，一如台灣，也是一樣大肆造謠說世衛組織是中國大陸的一個「分支」。 <text:line-break/><text:line-break/>許多時候真是覺得很累，各位有沒有注意到，我們長年以來，特別是近幾年，幾乎都是忙著在澄清根本罄竹難書的無數謊言。不管多麼低能荒唐的謊言，只要透過主流媒體散播，就跟散播病毒一樣，很少人能夠免疫。特別是在台灣，洗腦得非常徹底。 <text:line-break/><text:line-break/>當這樣一些素有清望的學者們紛紛跳出來痛罵美國，痛罵其盟友們，綠營網軍們及腦殘們，是不是又要「出征」了，是不是又要攻擊這些學者與期刊「舔中」或是「被中國收買」等等等。 <text:line-break/><text:line-break/>依照過往種種歷史經驗，當美國帶領走狗們發動一波波的謠言抹黑攻勢時，絕非一時興起，而是精密計畫，而且絕不可能一次性結束，而必然是一系列計畫的開端而非終點。 <text:line-break/><text:line-break/>我並不喜歡寫這類具有社會公眾性質的文字，之所以寫它，主要是為了腦殘而寫，儘可能講得簡單，好讓腦殘們可以看得懂。為何要寫給腦殘看？因為腦殘佔據了大多數人口。我們事實上是被腦殘們所拖累。 <text:line-break/><text:line-break/>許多時候真是覺得很荒唐，為何絕大多數人類的智能如此低劣，怎麼會這麼好騙？真不可思議。我有時候會盯著過往路人或同事們的頭殼發呆，很納悶他們的腦殼裏究竟裝了一些什麼東西；善惡美醜是非對錯如此明顯，為什麼卻會做出那麼荒唐的判斷？把人渣當成英雄，把大好人當成人渣。 <text:line-break/><text:line-break/>我又想起三十幾年前我所寫的那本「臨床實驗診斷學講義」了。不知道我在說什麼的人，請用巴勒網右上角的搜尋器搜尋。在那本講義中，我偷渡了一些「思想毒素」，我在裏頭寫說：透過謊言操弄，「媒體總是可以讓你去恨那些一心善待你的人，卻讓你去熱愛那些存心就是要傷害你的人」。 <text:line-break/><text:line-break/>我那本講義，在付梓前夕，消息走漏，引來情治單位大軍壓境，包圍印刷廠。你看，三十多年過去了，我們依舊仍在同樣的困境中，甚且變本加厲。過去學校裏那些熱烈擁護蔣家與國民黨政府的腦殘同學們，就我所知，幾乎全部早已都變成綠油油，繼續腦殘下去，而且比以往病得更嚴重。 <text:line-break/><text:line-break/>肉體上的病毒易除，思想與人品上的毒卻很難根治，你如何可能讓一個蠢材變得稍微聰明一些？不要連蠢到爆的鳥話也一概深信不疑，卻反而敵視忠良，懷疑基本事實。 <text:line-break/><text:line-break/>陳真 <text:line-break/><text:line-break/>2020. 04. 17. <text:line-break/><text:line-break/>=================== <text:line-break/>美國凍結WHO資金《刺針》主編痛批川普「對全人類犯罪」 <text:line-break/><text:line-break/>新頭殼newtalk &amp;;#124; 陸麗文 綜合報導 <text:line-break/><text:line-break/>發布 2020.04.16 &amp;;#124; 15:59 <text:line-break/>      <text:line-break/>美國總統川普指控世界衛生組織發佈錯誤指令，導致疫情大流行，因此14日宣佈暫時凍結資助，醫學期刊《刺針》（The Lancet）主編理查德霍頓（Richard Horton）15日隨即在推特怒批，指川普這個行為是「對全人類犯罪」。 <text:line-break/><text:line-break/><text:line-break/>美國目前累計逾64萬人染疫，總統川普指出世衛沒有在疫情中發揮作用，無作出預警及通報，因此川普14日在記會上宣布凍結援助。 <text:line-break/><text:line-break/>為此，《刺針》主編理查德霍頓指美國這個暫停向世衛提供資金的決定，「簡直就是對全人類的犯罪」，他呼籲每一位科學家、醫護人員及普通民眾共同抵制和反對這種對全球團結的背叛行為。 <text:line-break/><text:line-break/>=========== <text:line-break/><text:line-break/>撤資世衛風暴 川普與他的盟友錯在哪？ <text:line-break/><text:line-break/>2020/04/16 <text:line-break/><text:line-break/>Lawrence O. Gostin (喬治城大學歐尼爾國家與全球衛生法研究中心主任) <text:line-break/><text:line-break/>Matthew M. Kavanagh (歐尼爾研究所全球衛生政策與政治學主任) <text:line-break/><text:line-break/>譯者 /陳韋綸 <text:line-break/><text:line-break/>苦勞網特約編輯 <text:line-break/><text:line-break/>【編按】新冠疫情蔓延全球，美國總統川普近日把矛頭指向世界衛生組織（WHO），指責世衛「未能及時分享疫情信息」，導致疫情惡化，並宣布停止資助世衛。不過他的發言，也引起各界抨擊。國際權威醫學期刊《刺胳針》主編理查德‧霍頓（Richard Horton）直言，美國停止資助世衛是「對全人類的犯罪與背叛」。民主黨多位議員也批評川普此舉是為了替自己找藉口，卻將全球公衛置於更大的危險中。 <text:line-break/><text:line-break/>本文由公衛法權威學者高斯汀（Lawrence O. Gostin）和卡瓦納（Matthew M. Kavanagh）撰寫，他們批評川普與其盟友將自身防疫不力都歸咎於世衛的言論，指出當世衛向各國發出警告時，美國卻反應遲緩，且撤資世衛將會損害全球因應工作。原文標題"Why Trump and his allies' criticisms of the WHO are wrong"，刊載於《華盛頓郵報》。 <text:line-break/><text:line-break/>(餘略)</text:p>
      <text:p text:style-name="P4">老羊   |  2020.04.16 22:26   |   <text:a xlink:type="simple" xlink:href="http://palinfo.habago.org/Entry?Command=Information_PrintForum&amp;iPage=1#FORUM39082"><text:span text:style-name="T4">#</text:span></text:a></text:p>
      <text:p text:style-name="P6">這是世勤留言的最後幾句話：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line-break/><text:line-break/><text:line-break/>做這種事情的目的不只是單純的卸責（他本來就從未為自己的言行負過任何道義責任），真正的動機是進一步為要求中國政府賠償美國的損失製造合理性。因為如果病毒是自然發生，他沒有立場要求賠償，否則其他國家也可以要求美國為過去從美國開始的疫情賠償。只有是因為國家造成了錯誤，比如國家實驗室的疏失，他才能合理化向中國索賠。</text:p>
      <text:p text:style-name="P4">李念淨   |  2020.04.16 19:11   |   <text:a xlink:type="simple" xlink:href="http://palinfo.habago.org/Entry?Command=Information_PrintForum&amp;iPage=1#FORUM39080"><text:span text:style-name="T4">#</text:span></text:a></text:p>
      <text:p text:style-name="P6">PTT那件事我有三點看法 <text:line-break/><text:line-break/>1.所謂12月底警告WHO那封信，由陳時中在記者會拿到的那封信，英文一看就知道完全只是一種諮詢性的問題，完全無關乎警告疫情 <text:line-break/><text:line-break/>我比較吃驚的是，這麼明顯的睜眼說瞎話，人民居然不看東西內容，只聽新聞的注釋就信了媒體的話，這是其一 <text:line-break/><text:line-break/>2.前提錯了，其他都是撒謊，都是垃圾，沒有意義。 <text:line-break/><text:line-break/>3.PTT只是一個平台，構成多半是親人渣黨的25-40歲有大學學歷的年輕人(本人有多年的使用歷史) <text:line-break/><text:line-break/>討論台灣時政的平台卻整天「關心」(不如說是垢罵)中國大陸的大小事，而該篇提及武漢內容也不會是一般大學生能蒐集的情報，簡單說就是事後諸葛，拿一篇過去的影射來證明現在的謊言是正確的。 <text:line-break/><text:line-break/>合理推測其實就是很常見的，民進黨豢養的網軍自編、自導、自演的事情。 <text:line-break/><text:line-break/>否則我無法理解為什麼前提錯的那麼離譜，而產生前提的文章那麼周密？</text:p>
      <text:p text:style-name="P4">許世勤   |  2020.04.16 17:27   |   <text:a xlink:type="simple" xlink:href="http://palinfo.habago.org/Entry?Command=Information_PrintForum&amp;iPage=1#FORUM39079"><text:span text:style-name="T4">#</text:span></text:a></text:p>
      <text:p text:style-name="P5">自從新冠肺炎出現第一個案例以來， <text:line-break/>已經累積了不少相關的研究報告， <text:line-break/>其中對於起源的部分不少是支持自然發生論的。 <text:line-break/>甚至最近一篇大家已經知道的劍橋學者的研究， <text:line-break/>再一次發現流行在美國跟澳洲的病毒比起中國大陸流行的病毒株更加「原始」，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p>
      <text:p text:style-name="P4">蘇龍祥   |  2020.04.16 17:15   |   <text:a xlink:type="simple" xlink:href="http://palinfo.habago.org/Entry?Command=Information_PrintForum&amp;iPage=1#FORUM39077"><text:span text:style-name="T4">#</text:span></text:a></text:p>
      <text:p text:style-name="P5">12/31台灣知道有強烈人傳人風險，並email到WHO"示警"。 <text:line-break/>但dpp政府因為蔡英文民調領先，不想增添變數，而隱匿疫情。 <text:line-break/>從12/31到1/11大選，多少回台投票，造勢群聚，甚至鼓勵大眾運輸返鄉投票， <text:line-break/>連1/11投票當天都沒對台灣人示警(起碼宣布保持距離，帶手套才是示警人傳人吧) <text:line-break/><text:line-break/>衛服部，中選會，疾管署 <text:line-break/>通通隱匿不報，嚴重失職。 </text:p>
      <text:p text:style-name="P4">葉小慧   |  2020.04.16 16:52   |   <text:a xlink:type="simple" xlink:href="http://palinfo.habago.org/Entry?Command=Information_PrintForum&amp;iPage=2#FORUM39076"><text:span text:style-name="T4">#</text:span></text:a></text:p>
      <text:p text:style-name="P5">自從感覺自己在台灣像個外人之後，我覺得統一沒什麼了，不要有戰爭成為我的第一目標。 <text:line-break/><text:line-break/>因為反正都是外人。 <text:line-break/><text:line-break/>台灣號稱民主法治，但去年以來哪裡民主法治了？反滲透法、國安法、社維法，哪個不是威權復辟？結果新詞典是：禮義廉恥是威權復辟。 <text:line-break/><text:line-break/>今年疫情發生至今，更是令我沒法忍受。沒有頒布緊急命令，就用個傳染病防治法，後面補個特別法就硬上，武漢台胞事件等一件又一件的雙重標準，這些全部受到多數人支持。 <text:line-break/><text:line-break/>那些讓這個政府上台的人，遑論監督，根本是支持政府恣意妄為！看看現在出征的嚼青，更是和很多人愛罵的粉紅五毛沒什麼兩樣。 <text:line-break/><text:line-break/>金屋銀屋當然不如自己狗屋，也因為如此，自然是關注待在狗屋裡的衛生健康，但看其他人都在關注別人家的衛生健康，對自家狗屋的臭味渾然不覺，更甚者對抱怨臭味的人攻擊：你沒看別人家的臭嗎？ <text:line-break/><text:line-break/>沒有，我已經被自家的臭，給熏得難以忍受。 <text:line-break/><text:line-break/>這就是這半年的感受。這三個月來尤其深刻。 </text:p>
      <text:p text:style-name="P4">王修亮   |  2020.04.16 13:55   |   <text:a xlink:type="simple" xlink:href="http://palinfo.habago.org/Entry?Command=Information_PrintForum&amp;iPage=2#FORUM39075"><text:span text:style-name="T4">#</text:span></text:a></text:p>
      <text:p text:style-name="P6">「媽，為甚麼在電影裡，各種甚麼反應爐啊！電能核心啊！中心引擎啊！那種最精華的母體動力，都會設計具有『自爆』的功能呢？那麼多心血的結晶，怎麼能忍心最後讓他自爆呢？人的想法哩，都潛藏著把美好毀滅的潛意識嗎?」 <text:line-break/>「因為是『人』製造的才會這樣吧？毀滅自己的心血，以避免他人獲得，這不是動物的本能，是人類很複雜的慾望。」 <text:line-break/>「對啊！某些動物確實會因為危險而拋棄自己的小孩逃走，但是不會毀滅自己的小孩。擴張成這麼複雜的行為，只有人類才會做得出來。」 <text:line-break/><text:line-break/>「是！這種複雜也是文化的一部分，文化向來是沒有善惡是非，沒有選擇的。文化包含各種目的，也包含自我毀滅。自爆的設計，不僅僅是避免他人奪得，目的也是寧願犧牲自己的心血，也要消滅掠奪者，我們的文化中甚至有著『同歸於盡』的想法。這完全是人，不是動物。動物的目的只在於活下去，拼命奮鬥活下去，奮鬥到死亡為止，而不是同歸於盡。」 <text:line-break/>熊姐有些不贊同。 <text:line-break/>「我不喜歡人類，越了解人，越無法喜歡人。大自然的生老病死才真的是沒有善惡是非，複雜的人類文化帶來的都很可怕，絢麗的背後都是陰影。」 <text:line-break/><text:line-break/>浸染文化而生長成熟的我們，不斷努力創造新興的文化，鼓動流行，這永不回頭的歷史，真的有能力選擇文化、篩檢文化嗎？ <text:line-break/>我與熊姊，已經擁有篩檢文化的能力了嗎？ <text:line-break/>還是，我倆只是寄生於流行文化的變態病毒？ <text:line-break/><text:line-break/>「是故，君子戒慎乎其所不睹，恐懼乎其所不聞。莫見乎隱，莫顯乎微，故君子慎其獨也。」 <text:line-break/>我一生戒慎恐懼，難免過於認真，總認為錯皆在我，世人無辜。 <text:line-break/>這是否也是一種變態的病毒？ <text:line-break/>或許過猶不及，或許錯皆在我，但是其實，可能世人也並不是那麼無辜，太過於戒慎，反而失情。 <text:line-break/>畢竟發而皆中節，還是要「發的」。發作之後，才足以篩檢。 <text:line-break/>猶有迷茫的我很難和他探討這個問題，我得再想一想。 </text:p>
      <text:p text:style-name="P4">老羊   |  2020.04.16 12:36   |   <text:a xlink:type="simple" xlink:href="http://palinfo.habago.org/Entry?Command=Information_PrintForum&amp;#FORUM39074"><text:span text:style-name="T4">#</text:span></text:a></text:p>
      <text:p text:style-name="P5">網路上的言論向來是「偏差樣本」(biased sample)，我一個大陸朋友就在去年底，剛好在疫情爆發前帶了全家去台灣玩，大人小孩都玩得很高興；跟我說薑母鴨多好吃等等。如果你再去 YouTube 幾位立場中立（還不需要親中）的台灣人頻道底下看，大多數的大陸網友留言都還是很友善。就算是說要梧桐的，也是針對性的。 <text:line-break/><text:line-break/>上海仍然有一百多萬的台商與眷屬，有誰遭到像華人在歐美遇到的暴力對待嗎？這次疫情讓很多大陸人對台灣人的表現非常心寒是事實，但是再易地思考一次，看到自己一直認為的同胞如此努力的要聯合美日與其他西方國家打擊中國，又是何感想？ <text:line-break/><text:line-break/>我曾經看過一位翻牆出來的大陸網友在某 YouTube 視頻底下留言說道「以前在牆內都相信政府對我們洗腦，出來逛了之後才發現唯一的洗腦就是告訴我台灣人是同胞」。 <text:line-break/><text:line-break/>誰扔第一塊石頭，說不清。每個人都從自己的經驗，自己的視角，建構自己的看法，合理化自己的行為。 <text:line-break/><text:line-break/>大陸有一陣子流行一句話「雪崩的時候，沒有一片雪花是無辜的」，我個人覺得應該是說「雪崩的時候，沒有一片雪花不會被捲入」。</text:p>
      <text:p text:style-name="P4">鄭豐遠   |  2020.04.16 11:50   |   <text:a xlink:type="simple" xlink:href="http://palinfo.habago.org/Entry?Command=Information_PrintForum&amp;#FORUM39073"><text:span text:style-name="T4">#</text:span></text:a></text:p>
      <text:p text:style-name="P6">昨天教外國朋友寫中文，教的第一個字就是"中"，朋友覺得粉簡單，一個方框在正中央劃一豎，很形象。教的第二個字是"國"，country 的意思。兩個字合起來就是中國，因為中國文明很偉大，所以中國人認為自己的國家是世界 (至少是亞洲) 的中心。 <text:line-break/><text:line-break/>今天換成台灣人教台文，請問會怎麼教? 難道要先教"台"，然後教一個"灣"，然後說這個海灣旁邊的小島很偉大，台灣人都很驕傲地認為自己是世界的中心? <text:line-break/><text:line-break/>大陸同胞看台灣人，似乎都以一種看笑話的心態在看，並取上各種綽號，稱其"井蛙"、"台蛙"、"灣灣"等等。但是大陸同胞有沒有想過，如果今天換成是你在台灣出生長大，從零歲開始承受這種無日無之的漢奸洗腦教育，難道你能倖免於難，成為一個例外? 你有多少可能性不會成為你口中的井底之蛙或慕洋犬? <text:line-break/><text:line-break/>我們和你們的差別只在於，我們出生在不同的土地上，也就是說我們和你們毫無差別，只因為不同土壞被下了完全不同的養份。至於誰掌握了對台灣施肥的的大權? 難道是台灣人自己嗎? 我不相信大陸同胞會不懂，這個背後的黑手就是美國人和日本人。換句話說你們不是不懂，但你們仍然執意把怒氣直接發洩到同是受害者的台灣同胞身上。 <text:line-break/><text:line-break/>這陣子，大陸網上每天都是武統武統武統，整個民間輿論興奮異常，但不論武統與否，人們興奮之情似乎並不是建立在終於可以解救同胞、手足團圓上，而是建立在終於可以好好給台灣人一個教訓，殺他一個痛快的嗜血情緒上。一想到此常覺得很痛苦，我們日思夜想的同胞，其實和我們批評的台灣人並沒有兩樣，在缺乏想像力和同理心和病識感，以及恃強凌弱這一點上，如出一轍。若是如此，何必統一? 早已是一丘之貉不是嗎? 如果統一是意味著化解一種差異的話。 <text:line-break/><text:line-break/>當然，我也能理解對岸的這種情緒，不會有人願意無故忍受別人長達數十年各式對整個社會對人格甚至整個種族的無端抹黑辱罵詛咒，哪怕是自己的兄弟。 <text:line-break/><text:line-break/>還是那句老話，冤有頭債有主。兄弟鬩牆，誰才是始作俑者?</text:p>
      <text:p text:style-name="P4">陳真   |  2020.04.16 11:01   |   <text:a xlink:type="simple" xlink:href="http://palinfo.habago.org/Entry?Command=Information_PrintForum&amp;#FORUM39072"><text:span text:style-name="T4">#</text:span></text:a></text:p>
      <text:p text:style-name="P5">島嶼沉淪 <text:line-break/><text:line-break/>陳真 <text:line-break/>2020.04.16.  <text:line-break/><text:line-break/><text:line-break/>既有的事實無法選擇不要，也無法改變，但我確實深深以做為一個台灣人為恥：敗德，低能，虛榮，陰暗，窩囊沒出息。那些很喜歡自我吹噓的人，請你捫心自問，台灣人有什麼美德或表現能令人尊敬？ <text:line-break/><text:line-break/>台灣人有一天會遭到報應。但有一種台灣人不但不會有報應，而且會持續吃香喝辣，坐享榮華富貴，那就是人渣政客與走狗文人。 <text:line-break/><text:line-break/>人渣們只要掌握媒體與教科書，他什麼事都不用做，隨便一個低能鳥人出來，只要拼命造謠抹黑，只要每天仇中反華，馬上就會變成政壇的明日之星，變成台灣人的英雄，成為鎂光閃閃的意見領袖，隨便放個屁，講些蠢話，媒體就大肆報導與抬舉，只要仇中反華那就是讚啦，就是勇敢的台灣人啦，於是大家就爭先恐後搞這一套。 <text:line-break/><text:line-break/>反之，任憑你多聰明多麼有才華，道德人品多麼正直善良，多麼高風亮節勇敢無私，付出多麼大的代價，多大的貢獻，只要你 "不綠" 或 "不夠綠"，那你就會遭到批鬥，要是你膽敢 "反綠" 或是膽敢對綠有所不敬，你就會成為全民公敵，網軍與文人走狗們就會出動，毀滅你的人格，蹧蹋你的一切，然後人渣們會用權位與金錢及各種有形無形的資源來獎賞這些網軍與文人走狗，然後綠媒會大肆歌頌勇敢的台灣人捍衛民主自由與人權。 <text:line-break/><text:line-break/>幾十年來，從過去蔣家一直到現在，始終就是搞這一套所謂民主。台灣的民主自由就是這樣一種骯髒醜陋的東西，極盡下流齷齪之能事。過去如此，現在更是變本加厲，為惡毫無底線可言。 <text:line-break/><text:line-break/>特別是在大約二十多年前，也就是上個世紀末，網路興起，人渣黨創建了網軍與抹黑文化之後，更是把台灣的整個社會基本價值徹底摧毀，走向法西斯，凡事不擇手段，從此善惡是非完全失去意義，取而代之的是仇中反華成為一切是非善惡的最高指導原則。人渣們爭相依附在這個原則底下，拼命演出，藉以掠奪權位；腦殘們則是充滿虛榮地自以為自己真的是在捍衛什麼民主自由與人權。 <text:line-break/><text:line-break/>人們的普遍智商真的很可怕，那種低能程度，非常難以想像。不管多麼低能的謊言，照樣能騙倒幾乎所有人。因此，不要企圖跟一般人說理，因為那不會有什麼作用；真正能起作用的絕非理性與智慧，而是灌輸思想的工具。 <text:line-break/><text:line-break/>因此，人渣黨之洗腦作為基本上是正確的鬥爭方式，如果你了解CIA在過去二十幾年來的工作方向調整與其在世界各地之細部工作事項，你就能理解思想戰的重要。為政者必須搶奪並牢牢掌控媒體與教科書以及各級學校教師人員的敵我素質，考核其走狗成份是否忠貞。 <text:line-break/><text:line-break/>西方在掌控媒體這一點上，做得極其出色，但他們卻對敵人強力推銷所謂言論自由，推銷一種完全不存在西方體制中的東西。西方媒體基本上就是一種政治宣傳戰的工具，它永遠會在關鍵處執行其所肩負的政治任務。Emir Kusturica說得對，他說，第三次世界大戰爆發之際，美軍第一個轟炸目標肯定就是RT(Russia Today)。 <text:line-break/><text:line-break/>也許可以這麼說，天底下所有媒體全是宣傳工具，差別只是在於有無造謠而已。中、俄媒體基本上誠實可信，西方媒體則是充滿謊言，而台灣綠媒呢，那種髒東西連媒體也稱不上，基本上就是一堆垃圾。 <text:line-break/><text:line-break/>1997年7月1日，初抵英國之際，學校便發給每個學生一個EMAIL帳號，儘管我非常不喜歡現代科技，但也只好被迫學習使用EMAIL。記得大約是1998年，我從各方海外友人處收到好多EMAIL，裏頭是各種報導與文章，都是在譴責阿富汗的女權。我很納悶，回信問他們：發生什麼事嗎？為何阿富汗的什麼女權問題突然被端上檯面大力攻擊？友人沒有答案。 <text:line-break/><text:line-break/>我那時候還很單純，真是百思不解。兩年後我就懂了：美國揮軍入侵血洗阿富汗。一來說要反恐，二來說要拯救阿富汗的婦女，還她們自由與安全。結果呢，阿富汗的婦女在美軍入侵與佔領之後，所遭受之姦殺擄掠及各種暴力攻擊的遭遇，卻是千百倍於過往，宛如人間煉獄。 <text:line-break/><text:line-break/>舉這例子別無它意，只是最近常常想起這段經歷，算一算也二十多年過去了，回首前塵，無盡滄桑。套句 "蔣公遺囑"，自余束髮以來，即追隨自己從事革命，將近四十年了，而我依舊還在說著同樣的話。黑夜如此漫長，漫長到我幾乎快要失去對黎明的信心。 <text:line-break/><text:line-break/>================== <text:line-break/><text:line-break/>林書豪談抗疫 遭台灣網軍出征！只因使用新冠肺炎一詞 林來瘋被譙到瘋 <text:line-break/><text:line-break/>中國時報 <text:line-break/><text:line-break/>陳柏廷／綜合報導 <text:line-break/>2020年4月16日 <text:line-break/><text:line-break/><text:line-break/>新冠肺炎疫情先後在陸美延燒，也讓過去曾在NBA打球，如今飛回北京備戰CBA的林書豪有感而發，在網路上撰寫長文抒發心情。眼見美國仇視亞裔的排外氛圍正在滋長，他呼籲應放下仇恨，共同抗疫度過難關。不過，疑似因使用「新冠肺炎」用語等理由，該文慘遭親綠台灣網友以「不要說你有台灣人的血」等惡言批評，灌爆臉書伺候；過往的「林來瘋」如今卻被「譙到瘋」。 <text:line-break/><text:line-break/>所幸林書豪本人心情似乎沒受太多影響，14日時他在IG上傳影片發起活動，並承諾為新冠肺炎防疫工作再捐獻100萬美元（約3007萬台幣）。算下來，這已是林書豪在疫情爆發後第5波捐款，總額已超過150萬美元，比任何一位NBA球星已知的捐款金額都多。 <text:line-break/><text:line-break/>亞裔遭歧視 盼放下仇恨 <text:line-break/><text:line-break/>林書豪13日晚間在臉書以〈黑暗尚未獲勝〉為題發出一篇3600字長文，闡述疫情期間在美國的亞裔族群除要面對疫情的不安，更得承受種族歧視的恐懼，但他仍呼籲，面對這場黑暗與光明的對決，團結一致才能戰勝病毒，文章更引用《約翰福音》中「光照在黑暗裡，黑暗卻無法勝過光」字句收尾。 <text:line-break/><text:line-break/>然而，林書豪使用「新冠肺炎」一詞，卻被部分網友認為是替大陸洗白，慘遭圍剿，但他之所以不講「武漢肺炎」，甚至在美國總統川普使用「中國病毒」一詞時公開炮轟，正是因為自己的亞裔美國人身分，從小就受到不公平的對待，才不願使用歧視字眼。 <text:line-break/><text:line-break/>無懼霸凌 再捐百萬美元 <text:line-break/><text:line-break/>「我一直因為亞裔身分而受到不平等的對待，『chink（中國佬）』、『orch dork（玩樂器的書呆子）』等嘲諷不斷，即使在『林來瘋』那段時間，亦飽受針對亞洲人的玩笑。」林書豪直言，在美國過去幾個禮拜，緊張和不安的情緒持續高漲幾乎已經到了無法收拾的地步，亞裔族群是被人們用懷疑的眼光打量，被吐口水、開嗆，甚至遭受攻擊；而這樣的情況正在全球迅速蔓延，真是既瘋狂又令人難過。</text:p>
      <text:p text:style-name="P4">Ethan   |  2020.04.16 10:52   |   <text:a xlink:type="simple" xlink:href="http://palinfo.habago.org/Entry?Command=Information_PrintForum&amp;#FORUM39071"><text:span text:style-name="T4">#</text:span></text:a></text:p>
      <text:p text:style-name="P6">抱歉前一篇 WHO 要改成WHA。 <text:line-break/>總之我最近感受到，身邊的人對於媒體謊言的接受程度，遠超我預期，感覺比從前還嚴重。</text:p>
      <text:p text:style-name="P4">Ethan   |  2020.04.16 10:47   |   <text:a xlink:type="simple" xlink:href="http://palinfo.habago.org/Entry?Command=Information_PrintForum&amp;#FORUM39070"><text:span text:style-name="T4">#</text:span></text:a></text:p>
      <text:p text:style-name="P5">最近朋友圈對吹捧陳時中，打擊WHO,批評譚賽德很熱衷，我對一群平常表現比較中性的好朋友，提供了一些簡單的時間軸說明疫情的演變，這其實才不過幾個月的時間。WHO至少在一月底已經發佈全球警示。到二月中，中國外，全球加在一起（不含郵輪）病例不過2，3百例，但對WHO是罪首的心證已經形成，我已經提出時間軸的演變及WHO的警示報告。反到是他認為WHO有重大失誤的證明，是大家都這麼說，難道其他人或國家都會霸凌或誣賴WHO？ <text:line-break/><text:line-break/>朋友對我提出的客觀事實文章，日期，數據用很嚴格的條件看待，他認為這些無法說服或說明WHO沒錯， 卻對媒體的沒有事實基礎的新聞照單全收。 這種雙重標準，我也沒有其他方法。 <text:line-break/><text:line-break/>我以美國為例，美國明顯的已經知道相關的資訊，但自己採取了自己的應對方案，最終的失敗或失誤卻歸咎他人！朋友卻說美國的失誤不代表WHO沒錯！這我真的詞窮了，這些對錯的評價，不是把事實沿著時間軸展開就能自行判斷的嗎？ <text:line-break/><text:line-break/>但最終的說明還是是徒勞的。 <text:line-break/><text:line-break/>舉例 <text:line-break/>1.一月底 白宮被警告 <text:line-break/>2. 1/30 WHO report 發佈 public heath emergency <text:line-break/>3. 2/16 前 中國以外確診328（不含公主號） <text:line-break/>4. 2/26 美國15個病例，川普發表談話說：幾天後會降於0，美國幹的很不錯。 <text:line-break/>5. 自疫情爆發至 2 月 26 日，僅有 445 名美國民眾接受篩檢；相較之下，南韓每天約能檢測 2 萬人 <text:line-break/>6. 3/16紐約州停課</text:p>
      <text:p text:style-name="P4">陳真   |  2020.04.16 01:49   |   <text:a xlink:type="simple" xlink:href="http://palinfo.habago.org/Entry?Command=Information_PrintForum&amp;#FORUM39068"><text:span text:style-name="T4">#</text:span></text:a></text:p>
      <text:p text:style-name="P6">(續) <text:line-break/><text:line-break/>原來全世界最早向世界衛生組織提出警告的 "情報來源" 是PTT，真是很了不起，應該請聯合國表揚才對，還是要派這些網友前往世衛組織負責全球防疫工作？ <text:line-break/><text:line-break/>我們的疫情指揮中心，透過八卦網站，道聽途說，拿到大陸發布的資訊，然後說自己是全世界最早警告 "世界衛生組織" 該病毒會人傳人，然後痛罵大陸隱匿疫情，痛罵世衛組織偏頗、被中國大陸收買了，因此不重視台灣的 "強烈示警"，錯失拯救世界的良機；綠媒更是天天抹黑世衛組織及其祕書長，百般妖魔化，就像在對付韓國瑜那樣。 <text:line-break/><text:line-break/>不知道大陸朋友看台灣，心裏是怎麼想的？你們能體會一個正常人生活在這島上的痛苦嗎？網紅，PTT，網軍，出征，綠媒，雞雞黨，人渣黨，屎袋力量，走狗文人，名嘴，土豪劣紳...等等等，每天大顯神通，胡言亂語，然而他們卻是台灣人的領導，台灣人眼中的 "世界"。很難想像地球上會有這種地方、這種社會吧？人渣當道，而好人卻反而成為過街老鼠人人喊打。 <text:line-break/><text:line-break/>你覺得一個人從小到大，無時無刻浸泡在這樣一種毒素之中，人品會好嗎？腦子不會壞掉嗎？天天仇視自己的同胞，醜化自己的血液，說是支那賤畜，天天不擇手段行事，抹黑造謠，卻反而會被社會與綠媒所大力褒揚與肯定，說是台灣價值，捍衛民主。你覺得一個人在這樣一種環境長大，人格會不會扭曲？智能會不會退化？ <text:line-break/><text:line-break/>陳真 <text:line-break/><text:line-break/>2020. 04. 16. <text:line-break/><text:line-break/>======================= <text:line-break/><text:line-break/>深夜逛PTT 羅一鈞發現新冠肺炎疫情跡象輾轉通報世衛 <text:line-break/><text:line-break/>Yahoo奇摩即時新聞 <text:line-break/><text:line-break/>2020年4月15日 <text:line-break/><text:line-break/>台灣如何得到新冠肺炎疫情而示警世衛；疫情指揮中心發言人莊人祥說，情報起源是防疫醫師深夜掛網PTT，發現武漢市衛健委通知公文並回報；副署長羅一鈞剛好還沒睡覺，也上PTT了解，啟動緊急應變。 <text:line-break/><text:line-break/>有媒體在下午記者會提問，台灣當時如何得到新冠疫情情報；指揮中心發言人莊人祥表示，去年12月31日凌晨，有疾管署防疫醫師在逛網路論壇批踢踢實業坊（PTT），發現網友熱烈討論武漢市衛生健康委員會的緊急通知公文，趕忙將訊息放在疾管署討論群組。 <text:line-break/><text:line-break/>莊人祥說，當時擔任疾管署發言人、副署長羅一鈞正好也睡不著覺，發現防疫醫師在群組張貼相關訊息，也趕忙上PTT了解，在當天清晨5時多就把消息在群組公告，當天上午寄信給中國大陸、中午寄給世界衛生組織。</text:p>
      <text:p text:style-name="P4">陳真   |  2020.04.15 20:57   |   <text:a xlink:type="simple" xlink:href="http://palinfo.habago.org/Entry?Command=Information_PrintForum&amp;#FORUM39067"><text:span text:style-name="T4">#</text:span></text:a></text:p>
      <text:p text:style-name="P5">每天看這些人渣造謠抹黑自我神化，實在很痛苦。我通常儘可能不聽不看，但住在這樣一個資訊完全封閉、令人窒息的小島上，耳根很難不受污染。很難想像怎麼會有人相信、甚至支持這樣一個幾乎從來沒有一句話可信的人渣黨？到底是要蠢到何種地步，才會如此？ <text:line-break/><text:line-break/>比方說什麼台灣早於全世界、告知世衛組織新冠肺炎已可人傳人，這種荒唐鳥話也有人信？這種無恥謊話也居然敢對著國際社會講，那不是要讓人笑掉大牙嗎？還說如果世衛組織當初能把台灣的 "強烈示警" 當真，無數人將得救。我的天啊，這種鬼話也敢講。 <text:line-break/><text:line-break/>更不可思議的是，居然還公佈信件 "反擊" 世衛組織、"打臉" 世衛組織，"證明" 台灣的確早就對全世界發出警報。那封英文信很短，兩三行，小學生也看得懂，人渣黨居然連如此明明白白的事也能睜眼說瞎話，那純粹就只是在詢問現在是什麼情況。就比方說你寫EMAIL問氣象局說，"請問颱風什麼時候來啊？"，結果，幾天後颱風來了，然後你卻對全世界說你老早在全世界都還一無所知時就已經強烈警告氣象局颱風要來了。這不是發神經嗎？ <text:line-break/><text:line-break/>那些什麼MyGoPen，什麼事實查核中心，怎麼不去糾舉這些影響疫情的低能謊言，整天對付反人渣黨言論的臉書，怎麼不去把這個滿口謊言的人渣黨臉書給全部下架？ <text:line-break/><text:line-break/>陳真 <text:line-break/><text:line-break/>2020. 04. 15. <text:line-break/>=================== <text:line-break/>【Yahoo論壇／彭蕙仙】這個不要臉的政府 <text:line-break/><text:line-break/><text:line-break/>彭 蕙仙2020年4月15日 <text:line-break/><text:line-break/>作者為資深媒體人 <text:line-break/><text:line-break/>在1450的助威下，蔡政府說謊的膽子越來越大、尺度越來越寬，從國內騙到國外，幾乎已沒有極限。 <text:line-break/><text:line-break/>3月20日，英國《金融時報》刊登了一篇副總統陳建仁與台灣衛生官員的採訪報導。文中提及，台灣早在去年的12月底即警告WHO新冠肺炎（COVID-19）具有人傳人風險，但WHO漠視這項示警，沒有向各國通報，因而延誤全球對疫情的因應。 <text:line-break/><text:line-break/>3月24日，美國國務院發言人歐塔加斯在推特上指出，2019年12月31日這天，台灣首次試圖向WHO警告病毒可能人傳人。歐塔加斯還附上了《金融時報》的報導連結，顯然她的訊息來自蔡政府官員。 <text:line-break/><text:line-break/>4月10日，WHO祕書長譚塞德否認曾接獲台灣有關COVID-19具人傳人風險的警示。 <text:line-break/><text:line-break/>4月11日，為駁斥譚德塞的說法，中央流行疫情指揮中心指揮官陳時中提出了5點聲明，並公布電郵全文。電文中提到了「隔離治療」，但並未指出「人傳人」。陳時中表示，只要是公衛醫師都會知道隔離治療意思就是人傳人。 <text:line-break/><text:line-break/>如果陳時中認為只要說到「隔離治療」就表示是有人傳人的風險，那麼他就等於是認證大陸並無美國和民進黨再三指稱的「隱匿疫情」，因為陳時中所展示的這封電郵，內容所說的「7人隔離治療」云云，訊息正是來自對岸湖北省去年12月30日新聞稿的內容。 <text:line-break/><text:line-break/>陳時中所出示的這封電郵明明就是希望WHO能夠多提供一些有關這個非SARS的不明肺炎的相關資訊，然而，從陳建仁以降，蔡政府居然可以解釋成是對WHO的強烈提醒，難道是認為沒人讀得懂上面的英文嗎？ <text:line-break/><text:line-break/>就算台灣提到隔離治療是強烈暗示、提醒WHO有人傳人風險吧，那大陸不是比台灣還早一步公開表示「已有7人隔離治療」了嗎？而且大陸都已發出新聞稿了，到底是誰先「強烈暗示、提醒WHO有人傳人風險」呢？蔡政府不要刻意誤導台灣民眾的認知！ <text:line-break/><text:line-break/>提到蔡政府的刻意誤導，新加坡總理李顯龍夫人何晶近日所引發台灣網友「出征」事件，也是一例。何晶在轉發台灣將捐贈口罩給新加坡的新聞時，加上了表達錯愕的Errrr。此舉引發台灣部份網友的憤怒，到何晶的臉書上大量留言，語多羞辱。 <text:line-break/><text:line-break/>其實，何晶之所以有此反應，與蘇貞昌在1月23日突然宣佈口罩禁止出口有關。因為蘇揆的這一紙命令，讓新加坡在台灣的口罩生產線在該國疫情十分嚴峻時，無法及時供應所需，逼得新加坡只好將生產線遷回，但口罩供應的時間也因此延遲了一個月。 <text:line-break/><text:line-break/>彼時正是疫情水深火熱之際，一個月的時間多麼寶貴！蔡政府在新加坡最需要的時候擋住不准口罩出口，而在新加坡自己的生產線已經啟動後，又說要援贈口罩，可以想像身為口罩廠大股東的何晶，心情會如何！ <text:line-break/><text:line-break/>待何晶為息事寧人再發「原諒錯誤啦」文、表明不跟台灣計較時，蔡政府竟唾面自乾說，何晶表達感謝啦，還有媒體稱何晶道歉了。真是顛倒是非。 <text:line-break/><text:line-break/>在台星網友吵的炸翻了鍋時，陳時中總算坦承，在口罩管制一事上，台灣確實做了讓新加坡困擾的事。但這說明不但來的太慢，而且用語也不夠精確。蘇貞昌當時的魯莽行事，本是意在向大陸示威，沒想到流彈卻掃到新加坡，讓新加坡不止困擾，更是火大。 <text:line-break/><text:line-break/>其實，何晶二月份就已經在臉書上表達對此事的態度，但蔡政府全無回應，也不處理，致令彼此的嫌隙越來越深，然後突然間又片面表示要贈送口罩給新加坡，這種強迫中獎真是自以為是，令人難以消受。 <text:line-break/><text:line-break/>蔡政府捐再多口罩，恐怕也難以彌補這麼粗糙的外交操作，對台灣形象的傷害。</text:p>
      <text:p text:style-name="P7"><text:span text:style-name="T6">陳真</text:span><text:span text:style-name="T1"><text:s/>  |  2020.04.15 20:19   |   </text:span><text:a xlink:type="simple" xlink:href="http://palinfo.habago.org/Entry?Command=Information_PrintForum&amp;#FORUM39066"><text:span text:style-name="T2">#</text:span></text:a></text:p>
      <text:p text:style-name="P8"><text:span text:style-name="T7">(</text:span><text:span text:style-name="T1">續</text:span><text:span text:style-name="T7">)<text:line-break/><text:line-break/></text:span><text:span text:style-name="T1">署名</text:span><text:span text:style-name="T7">"</text:span><text:span text:style-name="T1">血飲</text:span><text:span text:style-name="T7">" </text:span><text:span text:style-name="T1">的這篇長文，我仔細讀過，有些論點也許是對的，但口氣很大，內涵卻顯得空洞獨斷。如果當成學生作業，肯定是不及格的。該文對於季辛吉的理解就錯得離譜。季辛吉又不是腦殘，他怎麼會主張美國要進一步</text:span><text:span text:style-name="T7"><text:s/>"</text:span><text:span text:style-name="T1">集權</text:span><text:span text:style-name="T7">"</text:span><text:span text:style-name="T1">？美國集權還集得不夠嗎？季辛吉又不是外行人，他怎麼可能會講這種傻話。他的意思是說，川普政府不但逐漸失去世人的信任，同時也喪失國內民眾的信心，使得美國政府失去應有的效能。</text:span><text:span text:style-name="T7"><text:line-break/><text:line-break/></text:span><text:span text:style-name="T1">季辛吉認為，疫情將型塑世界秩序，重新定義政府的正當性。美國不應該再繼續玩政治，因為疫情的殺傷力將穿透國界，各自為政或甚至不分輕重緩急地從事對抗，世界將受害。</text:span><text:span text:style-name="T7"><text:line-break/><text:line-break/></text:span><text:span text:style-name="T1">幾十年來，季辛吉有個基本想法是：中國的崛起不但是不可避免的，而且應該受到尊重；醜化中國、圍堵中國或企圖壓制都是不對的。因為，在可預見的將來，中美兩國缺一不可，構成世界秩序的兩根柱子。</text:span><text:span text:style-name="T7"><text:line-break/><text:line-break/></text:span><text:span text:style-name="T1">這樣一種想法在現在聽起來也許不稀奇</text:span><text:span text:style-name="T7">(</text:span><text:span text:style-name="T1">其實還是很稀奇</text:span><text:span text:style-name="T7">)</text:span><text:span text:style-name="T1">，但是如果早在半個多世紀前就已經看見這一點，那就很不容易；特別是在一片妖魔化中國的西方世界裏，一般人更難冷靜清醒地看待現實。</text:span><text:span text:style-name="T7"><text:line-break/><text:line-break/></text:span><text:span text:style-name="T1">舉個例，</text:span><text:span text:style-name="T7">1989</text:span><text:span text:style-name="T1">年，美國藉著策動天安門事件圍堵中國，並且舉世一片妖魔化之聲，</text:span><text:span text:style-name="T7">"</text:span><text:span text:style-name="T1">反中</text:span><text:span text:style-name="T7">" </text:span><text:span text:style-name="T1">蔚為風潮，但是季辛吉卻寫文章表示天安門事件只是內政問題，情勢所逼，只能鎮壓，表達對於中國的支持。不管季辛吉的說法是否企圖獲得某種政治效果，但他畢竟還是相當有遠見，非常具有洞察力。</text:span></text:p>
      <text:p text:style-name="P7"><text:span text:style-name="T1">Ethan   |  2020.04.15 18:38   |   </text:span><text:a xlink:type="simple" xlink:href="http://palinfo.habago.org/Entry?Command=Information_PrintForum&amp;#FORUM39065"><text:span text:style-name="T2">#</text:span></text:a></text:p>
      <text:p text:style-name="P8"><text:span text:style-name="T1">的確季辛格這篇，我也看不出來他文中主要往各自為政的方向去推動。</text:span><text:span text:style-name="T7"><text:s/></text:span><text:span text:style-name="T1">在大陸，季辛格在主流媒體都是對他比較友善的。他通常表現的言論也是比較理性和善的。不過我曾經看過一篇</text:span><text:span text:style-name="T7">1974</text:span><text:span text:style-name="T1">年季辛格寫的美國國家安全報告</text:span><text:span text:style-name="T7">200</text:span><text:span text:style-name="T1">號。</text:span><text:span text:style-name="T7"><text:s/></text:span><text:span text:style-name="T1">內容在討論世界人口增長，對美國國家安全的潛在威脅。</text:span><text:span text:style-name="T7"><text:s/></text:span><text:span text:style-name="T1">這常被陰謀論者拿來當美國要消滅垃圾人口的一種證明。</text:span><text:span text:style-name="T7"><text:line-break/></text:span><text:span text:style-name="T1">但我其實看過一下裡面的內容，裡面的描述沒有偏激或歧視的說法，更多是一種理性的分析與說明。不是一般認為的那種瘋狂自大與邪惡的口吻或態度。</text:span><text:span text:style-name="T7"><text:s/></text:span><text:span text:style-name="T1">相反的是一種冷靜。</text:span><text:span text:style-name="T7"><text:s/></text:span><text:span text:style-name="T1">但這種冷靜與理性文字，卻又有一種冷酷。在他的為國家安排的策略裡面，感覺的到，人或人命並不是等價的，雖然他並沒有說。</text:span><text:span text:style-name="T7"><text:line-break/></text:span><text:span text:style-name="T1">所以有時候我看到季辛格的某些善意的看法，我也會想，他的善意是否跟我認為的善意是同一件事。無論如何，他的意見中所表達出來的發展趨勢是滿準確的。</text:span></text:p>
      <text:p text:style-name="P7"><text:span text:style-name="T6">陳真</text:span><text:span text:style-name="T1"><text:s/>  |  2020.04.15 17:53   |   </text:span><text:a xlink:type="simple" xlink:href="http://palinfo.habago.org/Entry?Command=Information_PrintForum&amp;#FORUM39064"><text:span text:style-name="T2">#</text:span></text:a></text:p>
      <text:p text:style-name="P11"><text:span text:style-name="T1">全文一萬六千字。我編排了一下版面，貼出如下。至於圖片，請看底下網址：</text:span><text:span text:style-name="T7"><text:line-break/><text:line-break/></text:span><text:a xlink:type="simple" xlink:href="https://bit.ly/3cle94w"><text:span text:style-name="T9">https://bit.ly/3cle94w</text:span></text:a><text:span text:style-name="T7"><text:line-break/><text:line-break/></text:span><text:span text:style-name="T1">裏頭提到基辛格</text:span><text:span text:style-name="T7">(</text:span><text:span text:style-name="T1">台灣翻譯做季辛吉</text:span><text:span text:style-name="T7">)</text:span><text:span text:style-name="T1">，關於他最近發表的文章，請看鈺錠之轉貼。我看不出季辛吉哪裡有提到說他</text:span><text:span text:style-name="T7"><text:s/>"</text:span><text:span text:style-name="T1">認同</text:span><text:span text:style-name="T7">"(</text:span><text:span text:style-name="T1">更不用說陰謀推動</text:span><text:span text:style-name="T7">)</text:span><text:span text:style-name="T1">世界復古為希臘城邦制，主張大家各自為政，好讓美國繼續稱霸世界。季辛吉的想法並不是這樣，那是川普的想法，不是季辛吉的，甚且是他所反對的。</text:span><text:span text:style-name="T7"><text:line-break/><text:line-break/></text:span><text:span text:style-name="T1">季辛吉的想法跟美國背後那些真正掌權的人更是南轅北轍相去甚遠。在中美關係上，他是主和不主戰的，也因此一些人就扣他親中的帽子。打從上個世紀七零年代以來，他就是親中派。當年中美建交，便是由他所主導。</text:span><text:span text:style-name="T7"><text:line-break/><text:line-break/></text:span><text:span text:style-name="T1">當然，他不可能親中，他只是比較務實地採取了一種並非零和的選項。我猜那是因為他認為中美鬥爭這盤棋，美國並無太多勝算；因此，倘若鋌而走險，對美國、中國以及世人而言，都將是一場如他所說人類史上前所未見的毀滅性災難。</text:span><text:span text:style-name="T7"><text:line-break/><text:line-break/></text:span><text:span text:style-name="T1">他也因此常發出警告，前些日子</text:span><text:span text:style-name="T7">(</text:span><text:span text:style-name="T1">大約是去年</text:span><text:span text:style-name="T7">11</text:span><text:span text:style-name="T1">月吧</text:span><text:span text:style-name="T7">) </text:span><text:span text:style-name="T1">甚至警告美國所採取的激進貿易手段及仇中政策將可能導向一場遠比過去世界大戰更慘烈的軍事衝突。向來論事析理訴諸強烈理性的季辛吉，此次卻罕見地以一種比較</text:span><text:span text:style-name="T7"><text:s/>"</text:span><text:span text:style-name="T1">直覺性</text:span><text:span text:style-name="T7">" </text:span><text:span text:style-name="T1">的說法來發出這樣一種毀滅性戰爭的警告。</text:span><text:span text:style-name="T7"><text:line-break/><text:line-break/></text:span><text:span text:style-name="T1">我年少時很仰慕他，不知道為什麼，也許是因為他在外表上難以遮掩的聰慧。事實上，我認為他是個天才。</text:span><text:span text:style-name="T7"><text:line-break/><text:line-break/></text:span><text:span text:style-name="T1">美國有兩個人講話我會聽，一個是</text:span><text:span text:style-name="T7">Noam Chomsky</text:span><text:span text:style-name="T1">，一個就是季辛吉。長大後</text:span><text:span text:style-name="T7">(</text:span><text:span text:style-name="T1">其實是</text:span><text:span text:style-name="T7">1997</text:span><text:span text:style-name="T1">年出國後</text:span><text:span text:style-name="T7">)</text:span><text:span text:style-name="T1">發現，原來他曾經幹過這麼多血腥齷齪的事，讓我很失望，甚至很挫折，原來我曾經喜歡的人有過這樣一些泯滅人性的作為。</text:span><text:span text:style-name="T7"><text:line-break/><text:line-break/></text:span><text:span text:style-name="T1">我很挫折是因為，依照某種蘇格拉底式的看法，一個人如果真的聰明絕頂</text:span><text:span text:style-name="T7">(</text:span><text:span text:style-name="T1">比方說維根斯坦或愛因斯坦</text:span><text:span text:style-name="T7">)</text:span><text:span text:style-name="T1">，那他不是應該在道德上也會具有同樣的智慧與憐憫嗎？他不是應該能夠輕易看穿事物表象，從而追索事物內在應有的恆久價值嗎？他不是應該會比一般人更敏銳、更能體會人事悲歡嗎？怎麼會陷入某種特定立場、甚至為虎作倀？</text:span><text:span text:style-name="T7"><text:line-break/><text:line-break/></text:span><text:span text:style-name="T1">陳真</text:span><text:span text:style-name="T7"><text:line-break/><text:line-break/>2020. 04. 15.<text:line-break/><text:line-break/>=================<text:line-break/></text:span><text:span text:style-name="T1">特朗普強推群體免疫的嗜血真相，全球嘩然！</text:span><text:span text:style-name="T7"><text:line-break/><text:line-break/></text:span><text:span text:style-name="T1">來源：</text:span><text:a xlink:type="simple" xlink:href="https://bit.ly/3cle94w"><text:span text:style-name="T9">https://bit.ly/3cle94w</text:span></text:a><text:span text:style-name="T7"><text:line-break/><text:line-break/>2020-04-13 <text:line-break/><text:line-break/></text:span><text:span text:style-name="T1">作者：血飲</text:span><text:span text:style-name="T7"><text:line-break/><text:line-break/></text:span><text:span text:style-name="T1">據環球網</text:span><text:span text:style-name="T7">2020</text:span><text:span text:style-name="T1">年</text:span><text:span text:style-name="T7">4</text:span><text:span text:style-name="T1">月</text:span><text:span text:style-name="T7">9</text:span><text:span text:style-name="T1">日報導，《保加利亞軍事》網站援引</text:span><text:span text:style-name="T7">Aviapro</text:span><text:span text:style-name="T1">通訊社消息稱，兩架美國軍用飛機在沒有任何事先通報的情況下，從波多黎各空軍基地起飛，突然逼近委內瑞拉領空。委內瑞拉的防空雷達發現了美軍機蹤跡後，迅速出動蘇</text:span><text:span text:style-name="T7">-30MK2</text:span><text:span text:style-name="T1">戰鬥機進行攔截，不僅成功攔截了美軍機，還迫使對方掉頭撤退。</text:span><text:span text:style-name="T7"><text:line-break/><text:line-break/></text:span><text:span text:style-name="T1">在此之前的</text:span><text:span text:style-name="T7">4</text:span><text:span text:style-name="T1">月</text:span><text:span text:style-name="T7">2</text:span><text:span text:style-name="T1">號，特朗普以涉嫌販毒為名，全球通緝馬杜羅，並懸賞</text:span><text:span text:style-name="T7">1500</text:span><text:span text:style-name="T1">萬美金，隨後還以發動緝毒戰爭名義，派出</text:span><text:span text:style-name="T7">“</text:span><text:span text:style-name="T1">馬金島</text:span><text:span text:style-name="T7">”</text:span><text:span text:style-name="T1">號兩棲攻擊艦，以及薩摩賽特號和聖迭戈號船塢登陸艦，劍指委內瑞拉。</text:span><text:span text:style-name="T7"><text:line-break/><text:line-break/>[“</text:span><text:span text:style-name="T1">奈瓜塔</text:span><text:span text:style-name="T7">”</text:span><text:span text:style-name="T1">軍艦沉沒事件的幕後真相</text:span><text:span text:style-name="T7">]<text:line-break/><text:line-break/></text:span><text:span text:style-name="T1">從</text:span><text:span text:style-name="T7">3</text:span><text:span text:style-name="T1">月底到</text:span><text:span text:style-name="T7">4</text:span><text:span text:style-name="T1">月初，美國不斷升級對委內瑞拉的軍事施壓。很多人以為，美國與委內瑞拉的政治軍事摩擦不過是過去衝突的延續。</text:span><text:span text:style-name="T7"><text:line-break/><text:line-break/></text:span><text:span text:style-name="T1">實際上，美國中情局密謀入侵委內瑞拉已經進入實操階段，尤以</text:span><text:span text:style-name="T7">3</text:span><text:span text:style-name="T1">月</text:span><text:span text:style-name="T7">30</text:span><text:span text:style-name="T1">號發生在委內瑞拉沿海的撞船事件為標誌。這次撞船事件是美國通緝馬杜羅並派遣軍艦進入委內瑞拉沿海軍事行動開始的信號。</text:span><text:span text:style-name="T7"><text:line-break/><text:line-break/>2020</text:span><text:span text:style-name="T1">年</text:span><text:span text:style-name="T7">3</text:span><text:span text:style-name="T1">月</text:span><text:span text:style-name="T7">30</text:span><text:span text:style-name="T1">號，委內瑞拉海軍巡邏艦</text:span><text:span text:style-name="T7">“</text:span><text:span text:style-name="T1">奈瓜塔</text:span><text:span text:style-name="T7">”</text:span><text:span text:style-name="T1">號與一艘名為</text:span><text:span text:style-name="T7">“</text:span><text:span text:style-name="T1">堅決</text:span><text:span text:style-name="T7">”</text:span><text:span text:style-name="T1">號的郵輪相撞，撞船事件導致委內瑞拉</text:span><text:span text:style-name="T7">“</text:span><text:span text:style-name="T1">奈瓜塔</text:span><text:span text:style-name="T7">”</text:span><text:span text:style-name="T1">號軍艦沉沒。</text:span><text:span text:style-name="T7"><text:line-break/><text:line-break/></text:span><text:span text:style-name="T1">委內瑞拉方面發現，這艘所謂的郵輪上居然攜帶著多達</text:span><text:span text:style-name="T7">6</text:span><text:span text:style-name="T1">艘的黑色軍用衝鋒舟。通常而言，郵輪的救生船都是按國際統一標準和式樣打造的，而且，為了方便在海上救生中遠距離識別，塗刷的顏色都是橘紅色、橘黃色等，從來沒有哪艘船只將自己的救生船塗刷成黑色。</text:span><text:span text:style-name="T7"><text:line-break/><text:line-break/></text:span><text:span text:style-name="T1">那麼，這些衝鋒舟是用來幹什麼的呢？黑色衝鋒舟一般是軍隊執行武裝滲透之用。所以，這艘</text:span><text:span text:style-name="T7">“</text:span><text:span text:style-name="T1">堅決</text:span><text:span text:style-name="T7">”</text:span><text:span text:style-name="T1">號郵輪並非民用郵輪，而是正在執行秘密滲透任務的偽裝船。通常意義而言，作為主動抓捕的軍艦，都是採用接近船舷的方式登船執法，即便在執法過程中發生摩擦，也是兩船船舷碰撞，但是，</text:span><text:span text:style-name="T7">“</text:span><text:span text:style-name="T1">堅決</text:span><text:span text:style-name="T7">”</text:span><text:span text:style-name="T1">號在接近</text:span><text:span text:style-name="T7">“</text:span><text:span text:style-name="T1">奈瓜塔</text:span><text:span text:style-name="T7">”</text:span><text:span text:style-name="T1">號軍艦時，卻是突然轉向，並以船體最堅固的船首，瞬間撞沉了</text:span><text:span text:style-name="T7">“</text:span><text:span text:style-name="T1">奈瓜塔</text:span><text:span text:style-name="T7">”</text:span><text:span text:style-name="T1">號軍艦，這是赤裸裸的謀殺。</text:span><text:span text:style-name="T7"><text:line-break/><text:line-break/>6</text:span><text:span text:style-name="T1">艘初鋒舟可以攜帶</text:span><text:span text:style-name="T7">42</text:span><text:span text:style-name="T1">名武裝人員，在特朗普懸賞</text:span><text:span text:style-name="T7">1500</text:span><text:span text:style-name="T1">萬美元通緝馬杜羅的情況下，很顯然，這是美國中情局策划的對委內瑞拉的軍事滲透，類似於</text:span><text:span text:style-name="T7">1961</text:span><text:span text:style-name="T1">年中情局策劃武裝滲透并顛覆古巴的</text:span><text:span text:style-name="T7">“</text:span><text:span text:style-name="T1">豬玀灣事件</text:span><text:span text:style-name="T7">”</text:span><text:span text:style-name="T1">。</text:span><text:span text:style-name="T7"><text:line-break/><text:line-break/></text:span><text:span text:style-name="T1">今年</text:span><text:span text:style-name="T7">2</text:span><text:span text:style-name="T1">月份，委內瑞拉情報部門報告表示，美國及其美洲盟友正在密謀軍事入侵委內瑞拉，但突如其來的全球性疫情使得這一戰略無限期推遲，而撞船事件代表美國重新激活入侵顛覆委內瑞拉的軍事活動。</text:span><text:span text:style-name="T7"><text:line-break/><text:line-break/></text:span><text:span text:style-name="T1">特朗普政府之所以一定要顛覆委內瑞拉馬杜羅政府，并非為其口頭上鼓吹的什麼緝毒、民主。因為，全世界全球最大的毒販子，其實就是中情局，以及背後幫助毒販子們洗錢的猶太華爾街財團。其實，特朗普政府瞄準的是委內瑞拉的石油資源。</text:span><text:span text:style-name="T7"><text:line-break/><text:line-break/></text:span><text:span text:style-name="T1">委內瑞拉是世界石油儲量第一大國，其大部分石油儲藏區位於奧里諾科重油帶上，所以委內瑞拉石油儲量主要以重質原油為主，與美國輕質原油為主的石油儲量結構正好互補。</text:span><text:span text:style-name="T7"><text:line-break/><text:line-break/></text:span><text:span text:style-name="T1">在前面文章中血飲說過，美國石油結構以輕質原油為主，頁岩氣革命擴大生產以後，美國也只是提高了輕質致密油的產量，並未帶來頁岩油產量暴增。以輕質原油為主的能源結搆決定了美國無法解決重油進口替代問題，所以美國不可能成為石油淨出口國。</text:span><text:span text:style-name="T7"><text:line-break/><text:line-break/></text:span><text:span text:style-name="T1">美國重油加工能力巨大，但</text:span><text:span text:style-name="T7">40%</text:span><text:span text:style-name="T1">的重油進口依舊依賴委內瑞拉，其在墨西哥灣附近的重油加工廠都以委內瑞拉重油進口為原材料，而美國一旦攻佔委內瑞拉，就可以大規模開採重油，輕重配比之後，就可以完全擺脫石油進口依賴，成為世界石油淨出口國。</text:span><text:span text:style-name="T7"><text:line-break/><text:line-break/></text:span><text:span text:style-name="T1">一旦佔領或者實控委內瑞拉，美國就可以將委內瑞拉的石油產能提高到</text:span><text:span text:style-name="T7">2100</text:span><text:span text:style-name="T1">萬桶，如果再加上沙特</text:span><text:span text:style-name="T7">1200</text:span><text:span text:style-name="T1">萬桶的石油產能，就可以達到</text:span><text:span text:style-name="T7">3300</text:span><text:span text:style-name="T1">萬桶，而俄羅斯產能只有</text:span><text:span text:style-name="T7">1100</text:span><text:span text:style-name="T1">萬桶，伊朗石油出口已經被大幅削弱。這樣一來，美沙兩國就能夠形成對俄伊兩國</text:span><text:span text:style-name="T7">3</text:span><text:span text:style-name="T1">：</text:span><text:span text:style-name="T7">1</text:span><text:span text:style-name="T1">的壓倒性優勢，有這個產量和美國全球第一的原油加工能力以及華爾街金融定價權，美國就可以重新開啟打開石油美元閥門，發動美元紅移擴張，沖淡債務，解除金融危局。</text:span><text:span text:style-name="T7"><text:line-break/><text:line-break/>[</text:span><text:span text:style-name="T1">自給自足的</text:span><text:span text:style-name="T7">“</text:span><text:span text:style-name="T1">光榮孤立</text:span><text:span text:style-name="T7">”]<text:line-break/><text:line-break/></text:span><text:span text:style-name="T1">一旦美國拿下委內瑞拉，就可以打開石油美元閥門，并完全解決美國能源供應問題，這將從經濟、金融方面為特朗普政府推行的孤立主義、單邊主義提供強大支持，為美國全球戰略轉變提供強大支持。</text:span><text:span text:style-name="T7"><text:line-break/><text:line-break/></text:span><text:span text:style-name="T1">所謂</text:span><text:span text:style-name="T7">“</text:span><text:span text:style-name="T1">孤立主義</text:span><text:span text:style-name="T7">”</text:span><text:span text:style-name="T1">，就是堅持不與任何國家結盟，完全獨立地處理國際事務的外交原則，其精髓是</text:span><text:span text:style-name="T7">"</text:span><text:span text:style-name="T1">我們是為我們自己行動，不是為別人而行動的</text:span><text:span text:style-name="T7">“</text:span><text:span text:style-name="T1">。</text:span><text:span text:style-name="T7">"</text:span><text:span text:style-name="T1">孤立主義</text:span><text:span text:style-name="T7">”</text:span><text:span text:style-name="T1">是美國開國領袖華盛頓總統提出的，這一原則在小布什時代發展出了</text:span><text:span text:style-name="T7">“</text:span><text:span text:style-name="T1">單邊主義</text:span><text:span text:style-name="T7">”</text:span><text:span text:style-name="T1">，即推行不受他國和國際機構影響，不建立和依靠聯盟，對外完全獨立地依靠自己的實力處理國際事務的外交政策。</text:span><text:span text:style-name="T7"><text:line-break/><text:line-break/></text:span><text:span text:style-name="T1">仔細觀察特朗普上台以後的政策，比如，政治上退出巴黎氣候公約、</text:span><text:span text:style-name="T7">TPP</text:span><text:span text:style-name="T1">、北美自貿區、聯合國教科文組織、聯合國人權理事會、伊朗核協議、中導條約等等，這些都是在政治上實踐</text:span><text:span text:style-name="T7">“</text:span><text:span text:style-name="T1">孤立主義</text:span><text:span text:style-name="T7">”</text:span><text:span text:style-name="T1">外交。歷史上，從美國退出國聯，到</text:span><text:span text:style-name="T7">1929</text:span><text:span text:style-name="T1">年經濟大蕭條爆發，美國同樣執行的是</text:span><text:span text:style-name="T7">“</text:span><text:span text:style-name="T1">孤立主義</text:span><text:span text:style-name="T7">”</text:span><text:span text:style-name="T1">，關起門來過自己的小日子，放棄為國際社會提供公共產品，擺脫國際條約義務對自身的限制。</text:span><text:span text:style-name="T7"><text:line-break/><text:line-break/></text:span><text:span text:style-name="T1">經濟上，主張美國利益至上，著重於發展本國民生，</text:span><text:span text:style-name="T7">“</text:span><text:span text:style-name="T1">孤立主義</text:span><text:span text:style-name="T7">”</text:span><text:span text:style-name="T1">下美國自給自足顯得尤為重要。美國一旦拿下委內瑞拉，能夠自給自足地解決自身能源問題，同時控制南美洲和非洲這兩個大宗產品產地，就可以實現以自身為主的</text:span><text:span text:style-name="T7">“</text:span><text:span text:style-name="T1">光榮孤立</text:span><text:span text:style-name="T7">”</text:span><text:span text:style-name="T1">。</text:span><text:span text:style-name="T7"><text:line-break/><text:line-break/>4</text:span><text:span text:style-name="T1">月</text:span><text:span text:style-name="T7">10</text:span><text:span text:style-name="T1">日，美國白宮首席經濟顧問庫德洛呼籲，在中國的美國公司應考慮撤離中國，美國政府將提供全部的</text:span><text:span text:style-name="T7">“</text:span><text:span text:style-name="T1">搬家</text:span><text:span text:style-name="T7">”</text:span><text:span text:style-name="T1">費用支持。這一宣稱，明顯是在貫徹特朗普一直號召的美國企業遷回本土的系列政策。</text:span><text:span text:style-name="T7"><text:line-break/><text:line-break/></text:span><text:span text:style-name="T1">政治上，美國將全面轉向保守主義，不再向全球提供公共產品，而退出各種國際組織，就是拒絕再提供公共產品，這一政策是美國目前為了應對中俄聯手以後美國優勢相對下降的現狀提出的。</text:span><text:span text:style-name="T7"><text:line-break/><text:line-break/></text:span><text:span text:style-name="T1">特朗普競選和上台的時候也一直在鼓吹孤立主義，就是對美國勢力相對下降的政策應對。橫亙在墨西哥</text:span><text:span text:style-name="T7">—</text:span><text:span text:style-name="T1">美國邊境上的隔離牆，就是美國日趨保守、孤立的形象代言。這與一戰後美國退出國聯的原因是一樣的，是對自身實力不足認知下做出的反應，當時的美國充分認識到自身實力不足以撼動英法為主的殖民體系。美國重新自由主義的開放到新保守主義的孤立，這一國家戰略全面轉變是猶太資本集團精英的共識，這一戰略轉變同樣也被基辛格所確認。</text:span><text:span text:style-name="T7"><text:line-break/><text:line-break/></text:span><text:span text:style-name="T1">當地時間</text:span><text:span text:style-name="T7">4</text:span><text:span text:style-name="T1">月</text:span><text:span text:style-name="T7">3</text:span><text:span text:style-name="T1">日，美國前國務卿基辛格在《華爾街日報》刊登評論，指出新冠疫情大流行將永遠改變世界秩序。基辛格在文章中指出，目前美國民意分化，必須有一個有效率、有遠見的政府來克服當下在規模上和全球範圍內</text:span><text:span text:style-name="T7">“</text:span><text:span text:style-name="T1">前所未有</text:span><text:span text:style-name="T7">”</text:span><text:span text:style-name="T1">的困難，因此維持公眾的信任對於社會團結、社群關系和國際和平穩定是至關重要的。</text:span><text:span text:style-name="T7"><text:line-break/><text:line-break/></text:span><text:span text:style-name="T1">這句話翻譯過來就是美國內部政治分裂在加劇，為了提高效率克服經濟、金融、政治等危機，美國需要一個保守的、強力政府來統合資源克服危機。這一點在上篇文章中，血飲就已經說過了，特朗普放縱疫情製造恐慌就是為了打擊民主黨，完成法西斯式集權，將唐納德</text:span><text:span text:style-name="T10">･特朗普塑造成阿道夫･特朗普，基辛格的意思是只有政府集權，才能</text:span><text:span text:style-name="T1">夠真正讓權力之手干預整個社會，提高效率，才能防止危機之下的金融和社會秩序崩盤。</text:span><text:span text:style-name="T7"><text:line-break/><text:line-break/></text:span><text:span text:style-name="T1">基辛格同時指出，要維護當前自由流動的世界秩序。他表示，由於疫情爆發，各國開始重新回到最初的</text:span><text:span text:style-name="T7"><text:s/>“</text:span><text:span text:style-name="T1">城邦國家</text:span><text:span text:style-name="T7">”</text:span><text:span text:style-name="T1">，由城牆包圍起來不受外界侵害。由於疫情傳播，在當下這個世界繁榮取決於全球貿易、人員流動的時代，</text:span><text:span text:style-name="T7">“</text:span><text:span text:style-name="T1">城邦國家</text:span><text:span text:style-name="T7">”</text:span><text:span text:style-name="T1">的城牆正在悄然復興。</text:span><text:span text:style-name="T7"><text:line-break/><text:line-break/></text:span><text:span text:style-name="T1">城邦制國家的表述與特朗普要求美國企業遷回美國本土暗合。城邦制國家指的就是全球各個國家在全球化時代構建的國際分工被瓦解，城邦制國家的城牆經濟和政治民族主義崛起以後，更加關注本國經濟安全而構建經濟和政治壁壘，這會導致國際產業鏈分工將被全面拆散。</text:span><text:span text:style-name="T7"><text:line-break/><text:line-break/></text:span><text:span text:style-name="T1">庫德洛向全美呼籲在中國的美國公司應考慮撤離中國，就是美國分拆全球產業鏈的具體舉措，一旦全球產業鏈被拆散的話，那麼全球各國在經濟民族主義旗幟下，為了經濟安全，將重建全套產業鏈，等於進一步拆散目前在全球產業鏈上占據優勢的、中國主導的中低端產業鏈，一旦拆散現有產業鏈，那麼全球各國經濟將各自為政，成為孤島，各國之間的經貿聯系也會因為貿易壁壘而萎縮。</text:span><text:span text:style-name="T7"><text:line-break/><text:line-break/></text:span><text:span text:style-name="T1">經濟基礎決定政治。</text:span><text:span text:style-name="T7"><text:line-break/><text:line-break/></text:span><text:span text:style-name="T1">同理，經濟上的孤立導致全球保守主義抬頭，國家與國家之間的信任下降，國家與國家在全球化時代搆建的整體體系，將被拆分成古希臘時代零散的城邦，這就是美國的戰略目的。</text:span><text:span text:style-name="T7"><text:line-break/><text:line-break/></text:span><text:span text:style-name="T1">前面說到美國要將美國企業遷回境內實現再工業化，這樣美國就可以像中國一樣擁有几乎全部產業門類，成為全球經濟核心，美國以自己為核心，通過類似美加、美墨雙邊貿易協議與其他國家重組國家貿易分工，建立以美國為轂，其他國家為點的類似自行車圈的國際分工。因為國家產業鏈被拆散，而中國的中低端產業鏈也被分割，那麼，這一進程事實上變成了美國全球產業分工</text:span><text:span text:style-name="T7"><text:s/>“</text:span><text:span text:style-name="T1">去中國化</text:span><text:span text:style-name="T7">” </text:span><text:span text:style-name="T1">進程。</text:span><text:span text:style-name="T7"><text:line-break/><text:line-break/></text:span><text:span text:style-name="T1">作為從上世紀</text:span><text:span text:style-name="T7">60</text:span><text:span text:style-name="T1">年代就執掌美國外交政策高級智囊的基辛格這次發表的講話，已經指明了未來特朗普以及後續政府未來的政策走向。那些認為基辛格已經垂垂老矣，對美國未來路線規劃已經失去判斷力的磚家神棍，可以多喝點腦白金補補了。</text:span><text:span text:style-name="T7"><text:line-break/><text:line-break/></text:span><text:span text:style-name="T1">基辛格時代必將過去，而接替基辛格執掌美國外交政策新的操盤手，也將與基辛格完成新舊轉換。這個美國外交政策新一代的掌門人，就是同樣出生猶太復國主義陣營的美國新保守主義領軍人物，同時也是特朗普女婿的庫什納。</text:span><text:span text:style-name="T7"><text:line-break/><text:line-break/></text:span><text:span text:style-name="T1">庫什納，從</text:span><text:span text:style-name="T7">2017</text:span><text:span text:style-name="T1">年特朗普上台以後就開始逐步掌控美國外交。在猶太復國主義內部，庫什納與內坦尼亞胡同級別，甚至可能更高。特朗普對庫什納幾乎言聽計從，其暗地裏執掌美國外交政策以後，策劃了多起事件，比如：</text:span><text:span text:style-name="T7"><text:line-break/><text:line-break/>2017</text:span><text:span text:style-name="T1">年</text:span><text:span text:style-name="T7">6</text:span><text:span text:style-name="T1">月</text:span><text:span text:style-name="T7">22</text:span><text:span text:style-name="T1">日報導，包括兩架</text:span><text:span text:style-name="T7">C130</text:span><text:span text:style-name="T1">飛機在內的</text:span><text:span text:style-name="T7">18</text:span><text:span text:style-name="T1">架以色列戰鬥機昨天降落在沙特境內，幫助薩勒曼王儲穩固地位；推翻民主黨中東兩國各自建國的路線圖，唆使特朗普將美國駐以大使館遷往耶路撒冷，並承認耶路撒冷為以色列首都；</text:span><text:span text:style-name="T7">2018</text:span><text:span text:style-name="T1">年</text:span><text:span text:style-name="T7">9</text:span><text:span text:style-name="T1">月，在以色列</text:span><text:span text:style-name="T7">9900</text:span><text:span text:style-name="T1">部隊的追蹤軟件幫助薩勒曼成功從美國追蹤卡舒吉行蹤，並成功在伊斯坦布爾暗殺卡舒吉；一手規畫</text:span><text:span text:style-name="T7"><text:s/>“</text:span><text:span text:style-name="T1">中東和平</text:span><text:span text:style-name="T7">" </text:span><text:span text:style-name="T1">計畫，並得到內坦尼亞胡支持；策劃讓特朗普抹黑中國將新冠病毒命名為中國病毒，並完全操控美國從中國採購疫療物資，甚至本身就是採購計畫的實際決策者。</text:span><text:span text:style-name="T7"><text:line-break/><text:line-break/></text:span><text:span text:style-name="T1">新一代的美國外交政策掌門人，還沒有正式揭開自己的真面目，卻已經讓世界見識到了他的陰毒。可以說，庫什納對中國的敵意更甚，處事更加低調，手段更加狠辣。</text:span><text:span text:style-name="T7"><text:line-break/><text:line-break/></text:span><text:span text:style-name="T1">庫什納是</text:span><text:span text:style-name="T7">1981</text:span><text:span text:style-name="T1">年出生的，在猶太醫藥公司高新醫療技術保護下，其正常壽命肯定能超過基辛格。現在基因格壽命無多，新老外交掌門人完成交替以後，庫什納將成為猶太資本集團頂級智囊，成為未來</text:span><text:span text:style-name="T7">60</text:span><text:span text:style-name="T1">年與中國進行全球博弈的主棋手。那些認為基辛格之後，美國外交政策後繼無人的神棍、磚家，多喝點六個核桃補補腦。</text:span><text:span text:style-name="T7"><text:line-break/><text:line-break/></text:span><text:span text:style-name="T1">【美國的全球新戰略】</text:span><text:span text:style-name="T7"><text:line-break/><text:line-break/></text:span><text:span text:style-name="T1">在庫什納這個美國新一代外交政策掌門人控制下，美國新全球戰略即將鋪開。</text:span><text:span text:style-name="T7"><text:line-break/><text:line-break/></text:span><text:span text:style-name="T1">一、吞併或實控委內瑞拉，解決能源問題。美國將在吞併委內瑞拉解決能源問題以後，再進一步扶持南美洲極右翼勢力，打擊左翼勢力，而控制南美洲，就可以控制這個大宗產品來源地。</text:span><text:span text:style-name="T7"><text:line-break/><text:line-break/></text:span><text:span text:style-name="T1">二、扶持薩勒曼王儲盡快登基繼承沙特王位。</text:span><text:span text:style-name="T7">1985</text:span><text:span text:style-name="T1">年出生的薩勒曼王儲，在猶太醫藥技術下，衕樣可以活</text:span><text:span text:style-name="T7">100</text:span><text:span text:style-name="T1">年，然後再聯合埃及總統塞西，塞西的母系血統中有猶太血統，這是以色列摩薩德當初聯合中情局打掉穆爾西扶持塞西的原因。這樣一來，加上以色列，就可以構成一個弧形防禦帶。</text:span><text:span text:style-name="T7"><text:line-break/><text:line-break/></text:span><text:span text:style-name="T1">美國一旦構築起包括埃及、以色列和沙特為首的弧形隔離牆，意圖阻止中俄衝破這裏進入非洲腹地，防止中國控制非洲大宗產品產地，卡住中國一帶一路從中東進入非洲的陸地走廊，同時利用美國在印度洋在海軍優勢，威脅從埃塞俄比亞</text:span><text:span text:style-name="T7">—</text:span><text:span text:style-name="T1">吉布提再到馬六甲、南海、東海的中國大宗產品貿易路線，這樣就可以堵住中國，幫助美國強化對非洲大宗產品控制權。</text:span><text:span text:style-name="T7"><text:line-break/><text:line-break/></text:span><text:span text:style-name="T1">血飲在以前文章說過，現在的猶太其實指的是可薩猶太，而非閃米特猶太。可薩猶太誕生於西突厥，而突厥王朝和可薩汗國採的是雙王制，也就是東西雙王並存，相互支援，共同出兵。現在的以色列和美國構成雙王制，以色列為東突厥，美國為西突厥，以色列在西部卡住中國從中東突入非洲必經之地，美國則從歐亞大陸南部和西部騷擾牽制中國，東西雙王共同遏制中國。</text:span><text:span text:style-name="T7"><text:line-break/><text:line-break/></text:span><text:span text:style-name="T1">三、強化美國從大西洋到印度洋到太平洋的海權優勢。從目前中俄陸權輻射的歐亞大陸兩端的大陸</text:span><text:span text:style-name="T7">—</text:span><text:span text:style-name="T1">淺水區向淺水區</text:span><text:span text:style-name="T7">—</text:span><text:span text:style-name="T1">深水區過渡區後撤，進一步依靠離岸島嶼國家，比如日本、英國等保持對歐亞大陸影響力。雖然是退了一步，但是力量反而會更加集中。如果中俄進一步向歐亞大陸兩側島嶼型國家施壓，則美國會以中俄擴張為藉口，重新在歐亞大陸組建新北約，甚至可以將歐亞大陸兩側北約合併為統一組織。</text:span><text:span text:style-name="T7"><text:line-break/><text:line-break/></text:span><text:span text:style-name="T1">美國利用後撤後海權國家的恐懼，就可以重啟冷戰。從地圖上看，一旦美國從埃及、以色列、沙特這塊卡住中俄進入非洲陸地走廊，從海上威脅歐亞大陸南部海陸權交界線，並以英國、日本做橋頭堡構建新冷戰模式，世界歷史就將重新回到</text:span><text:span text:style-name="T7">1950</text:span><text:span text:style-name="T1">年中蘇簽署友好互助同盟條約的戰略態勢。</text:span><text:span text:style-name="T7"><text:line-break/><text:line-break/></text:span><text:span text:style-name="T1">彼時中蘇為首社會主義國家控制歐洲東部、歐亞大陸幾乎全部地區，並威脅歐亞大陸兩側英國和日本，美國當年就是在這種情況下制定了冷戰遏制戰略。對猶太資本集團來說，如果他們新一代的布局完成，也不過是將世界歷史的時針重新撥回到</text:span><text:span text:style-name="T7">70</text:span><text:span text:style-name="T1">年前。他們承認自己面對中俄聯盟暫時無法取勝，同時又拿出了新時代的戰略方案。</text:span><text:span text:style-name="T7"><text:line-break/><text:line-break/></text:span><text:span text:style-name="T1">如基辛格所說，疫情大流行永久性地改變了世界秩序格局。雖然美國退了一步，但卻強化對非洲和南美洲的控制，加之中東地區有薩勒曼王儲配合，依舊可以掌握世界石油和大宗定價權。</text:span><text:span text:style-name="T7"><text:line-break/><text:line-break/></text:span><text:span text:style-name="T1">這種形態下，美國可攻可守，進退自如。如果遏制中俄成功，復制冷戰勝利，那麼，美國就可以重新控制歐亞大陸，控制世界；如果遏制中俄失敗，美國金融系統發生氦閃，美元廢紙化，美國破產，但其控制全球工業產品產地和農產品產地，依舊可以模仿大英帝國的特惠制，將加拿大、澳大利亞、英國、南美洲、非洲打造成一個經濟循環圈，這個循環圈就像聖經中的諾亞方舟，漂浮在被大洪水淹沒的世界之海上。</text:span><text:span text:style-name="T7"><text:line-break/><text:line-break/></text:span><text:span text:style-name="T1">【養蠱為禍的特朗普政府】</text:span><text:span text:style-name="T7"><text:line-break/><text:line-break/></text:span><text:span text:style-name="T1">經由基辛格之口，以猶太復國主義為核心的猶太資本集團將自己的戰略圖謀告訴了全世界，而疫情肆虐就是沖垮全球經濟的大洪水，目前越來越多的證據證明特朗普就是在人為放縱疫情，比如：去年</text:span><text:span text:style-name="T7">1</text:span><text:span text:style-name="T1">月底美國情報機構就已經向特朗普預警疫情爆發，共和黨私下召開</text:span><text:span text:style-name="T7"><text:s/>“</text:span><text:span text:style-name="T1">疫情吹風會</text:span><text:span text:style-name="T7">” </text:span><text:span text:style-name="T1">警示疫情即將在全美爆發，特朗普政府不僅一直堅持疫情可控絕不有所作為，甚至故意攔截運往馬塞諸薩州的</text:span><text:span text:style-name="T7">300</text:span><text:span text:style-name="T1">萬只口罩；</text:span><text:span text:style-name="T7">4</text:span><text:span text:style-name="T1">月</text:span><text:span text:style-name="T7">12</text:span><text:span text:style-name="T1">號，庫什納宣稱，聯邦儲備是</text:span><text:span text:style-name="T7"><text:s/>“</text:span><text:span text:style-name="T1">我們的</text:span><text:span text:style-name="T7">”</text:span><text:span text:style-name="T1">，不會發給各州，讓各州自己解決衛生用品庫存問題，包括特朗普政府拖延向紐約州供應呼吸機，很多人將之歸咎於美國醫療系統落後和醫療資源匱乏，這實際是一種錯覺。</text:span><text:span text:style-name="T7"><text:line-break/><text:line-break/></text:span><text:span text:style-name="T1">美國每十萬人擁有</text:span><text:span text:style-name="T7">ICU</text:span><text:span text:style-name="T1">床位數是中國的十倍，說明其醫療資源丰富。</text:span><text:span text:style-name="T7">2.2</text:span><text:span text:style-name="T1">萬億經濟刺激計划中有</text:span><text:span text:style-name="T7">1000</text:span><text:span text:style-name="T1">億美元專門用來抗疫，而美國目前感染</text:span><text:span text:style-name="T7">52</text:span><text:span text:style-name="T1">萬人，死亡超過</text:span><text:span text:style-name="T7">2</text:span><text:span text:style-name="T1">萬人，致死率為</text:span><text:span text:style-name="T7">3.8%</text:span><text:span text:style-name="T1">。我們來做一個簡單的推算：中國治療一個重症病人需要花費</text:span><text:span text:style-name="T7">70</text:span><text:span text:style-name="T1">萬，約合</text:span><text:span text:style-name="T7">10</text:span><text:span text:style-name="T1">萬美元。根據中國</text:span><text:span text:style-name="T7">-</text:span><text:span text:style-name="T1">世衛組織專家組數據，輕症、重症、危重症比例分別為</text:span><text:span text:style-name="T7">80%</text:span><text:span text:style-name="T1">，</text:span><text:span text:style-name="T7">13%</text:span><text:span text:style-name="T1">和</text:span><text:span text:style-name="T7">6%</text:span><text:span text:style-name="T1">計算，美國撥付的</text:span><text:span text:style-name="T7">1000</text:span><text:span text:style-name="T1">億美元足夠治愈</text:span><text:span text:style-name="T7">100</text:span><text:span text:style-name="T1">萬重症、危重症患者，整體可以對抗</text:span><text:span text:style-name="T7">500</text:span><text:span text:style-name="T1">萬人的感染人群。</text:span><text:span text:style-name="T7"><text:line-break/><text:line-break/></text:span><text:span text:style-name="T1">從這個數字看，特朗普政府從開始就做好了應對</text:span><text:span text:style-name="T7">500</text:span><text:span text:style-name="T1">萬美國人被感染的準備。他們預計可以承受</text:span><text:span text:style-name="T7">500</text:span><text:span text:style-name="T1">萬人感染和</text:span><text:span text:style-name="T7">100</text:span><text:span text:style-name="T1">萬人死亡。將這一數字與特朗普政府故意放縱疫情的系列事實以及美國充足的醫療資源結合起來，得出的結論就是：特朗普政府背後的猶太資本財團在故意放縱疫情，實行群體防疫，猶如在養蠱毒害全世界，製造驚天血案。</text:span><text:span text:style-name="T7"><text:line-break/><text:line-break/></text:span><text:span text:style-name="T1">仔細觀察這次疫情的爆發點，意大利米蘭、伊朗庫姆、中國武漢、日本橫濱和目前已經嚴重的東南亞、印度、歐洲就會發現，這些地點幾乎全部位於一帶一路沿線，同時也位於美國主導的海權與中俄奪取歐亞大陸陸權分界線。而這次疫情遭遇重創的意大利、西班牙，則是債務危機最嚴重的歐洲國家，法國、德國是歐盟經濟發動機。</text:span><text:span text:style-name="T7"><text:line-break/><text:line-break/></text:span><text:span text:style-name="T1">在之前的文章中，血飲就說過，意大利可能點爆歐債危機，現在這一苗頭已經出現。據法新社</text:span><text:span text:style-name="T7">4</text:span><text:span text:style-name="T1">月</text:span><text:span text:style-name="T7">8</text:span><text:span text:style-name="T1">號報導，在</text:span><text:span text:style-name="T7">4</text:span><text:span text:style-name="T1">月</text:span><text:span text:style-name="T7">7</text:span><text:span text:style-name="T1">號舉行的歐盟</text:span><text:span text:style-name="T7">27</text:span><text:span text:style-name="T1">國財政會議上，意大利和西班牙等疫情影響嚴重國家希望與德國為首的日耳曼富國共同舉債發行抗疫債券，但是這一提議遭到德國、荷蘭等國拒絕。意大利聲稱，本國經濟在疫情打擊下已經瀕臨死亡，只有抗疫債券才能夠起死回生，在遭到拒絕以後意大利外長表示，如果歐盟國家不同意，那大家就</text:span><text:span text:style-name="T7"><text:s/>“</text:span><text:span text:style-name="T1">同歸於盡</text:span><text:span text:style-name="T7">”</text:span><text:span text:style-name="T1">。毒性很強。</text:span><text:span text:style-name="T7"><text:line-break/><text:line-break/></text:span><text:span text:style-name="T1">我們不能認為意大利主觀上有讓歐盟與之同歸於盡的惡意，但意大利經濟之所以瀕臨死亡，其根本原因是特朗普政府養蠱。意大利科學家已經證明，疫情早在去年</text:span><text:span text:style-name="T7">9—10</text:span><text:span text:style-name="T1">月份就已經在意大利傳播，意方已經準備對之前疑似疫情死者進行開棺驗屍，這就是要逼出疫情背後真相。</text:span><text:span text:style-name="T7"><text:line-break/><text:line-break/></text:span><text:span text:style-name="T1">這次的疫情打擊了意大利、中國、日本、東南亞、印度等國，各國因為疫情相互攻擊，製造隔閡，這本身就是基辛格希望看到的</text:span><text:span text:style-name="T7"><text:s/>“</text:span><text:span text:style-name="T1">城邦制國家</text:span><text:span text:style-name="T7">”</text:span><text:span text:style-name="T1">各自為政，紛紛自建</text:span><text:span text:style-name="T7"><text:s/>“</text:span><text:span text:style-name="T1">城牆</text:span><text:span text:style-name="T7">”</text:span><text:span text:style-name="T1">的情形。疫情只要蔓延下去，那麼中俄陸權與美國主導海權分界線之間的溝壑就會越來越大。一旦意大利引爆歐債危機，全球經濟進一步惡化，關稅壁壘增多，那麼，猶太資本集團希望看到的城牆就會越壘越高。這同樣也是傳說中的</text:span><text:span text:style-name="T7">“</text:span><text:span text:style-name="T1">屠術</text:span><text:span text:style-name="T7">”</text:span><text:span text:style-name="T1">。</text:span><text:span text:style-name="T7"><text:line-break/><text:line-break/></text:span><text:span text:style-name="T1">除了疫情之外，美國還在大肆鼓勵群體免疫，這個群體免疫要遠比放縱疫情更加惡毒。我們知道，中國爆發疫情後在國家領導下，中國快速撲滅疫情，這讓中國成為全球疫情海洋中的勝利孤島。但是，境外疫情卻在不斷蔓延，特別是與中國聯繫最密切的美國，感染人數急速飆升，目前的</text:span><text:span text:style-name="T7">52</text:span><text:span text:style-name="T1">萬遠遠沒有達到猶太財團早已預計到的</text:span><text:span text:style-name="T7">500</text:span><text:span text:style-name="T1">萬上限。</text:span><text:span text:style-name="T7"><text:line-break/><text:line-break/></text:span><text:span text:style-name="T1">但是，中國經濟與世界經濟早就融為一體，中國經濟運行不可能斷絕與海外人員、貿易往來，這就會帶來疫情倒灌，也就是疫情從海外其他國家傳入中國。目前中國黑龍江綏芬河口岸居然成為境外疫情傳入中國的最大的一個口岸，截止</text:span><text:span text:style-name="T7">4</text:span><text:span text:style-name="T1">月</text:span><text:span text:style-name="T7">7</text:span><text:span text:style-name="T1">號，已經確診</text:span><text:span text:style-name="T7">84</text:span><text:span text:style-name="T1">例感染病例。目前特朗普政府強推群體免疫，在本國患病人數劇增的時候居然重新打開國門，這是明擺著向全世界輸出疫情，放蠱去海外強行叩關。</text:span><text:span text:style-name="T7"><text:line-break/><text:line-break/></text:span><text:span text:style-name="T1">之前，中國在</text:span><text:span text:style-name="T7">3</text:span><text:span text:style-name="T1">月</text:span><text:span text:style-name="T7">28</text:span><text:span text:style-name="T1">號已經宣布暫停入境一個月，但是在美國向全球輸出疫情的情況下，我們不可能永久性封鎖海外人員來華，或者斷絕與一帶一路所有國家經貿進出口聯系。要知道中國南方地區的出口行業支撐了中國最大的就業板塊，一旦全封閉，那麼中國經濟也將停止。</text:span><text:span text:style-name="T7"><text:line-break/><text:line-break/></text:span><text:span text:style-name="T1">從這個角度看，特朗普擺明了輸出疫情，與當年英美向中國輸出鴉片的套路是一模一樣，都是要打擊中國出口，疫情打擊下美國在毛衣戰中要求解決的中美貿易順差問題直接順勢就能解決了。失去貿易順差對債務槓桿的修復，中國經濟將進一步惡化，美國的目的就達到了。</text:span><text:span text:style-name="T7"><text:line-break/><text:line-break/></text:span><text:span text:style-name="T1">出口受損背後是中國在全球產業鏈中地位受到嚴重打擊，如果持續惡化，其他國家必然尋求替代中國的產業鏈布局，比如庫洛德呼籲美國企業撤出中國。美國此舉印證了血飲在之前文章中擔心的美國拆分全球產業鏈圖謀，也印證了疫情對中國海外出口的衝擊正在形成。</text:span><text:span text:style-name="T7"><text:line-break/><text:line-break/></text:span><text:span text:style-name="T1">所以，群體免疫隔斷中美以及中國與國外其他國家人員貿易往來，打擊中國出口，意圖將中國踢出全球產業鏈，執行特朗普政府夢寐以求的</text:span><text:span text:style-name="T7">“</text:span><text:span text:style-name="T1">去中國化</text:span><text:span text:style-name="T7">”</text:span><text:span text:style-name="T1">全球戰略，暗合美國</text:span><text:span text:style-name="T7">“</text:span><text:span text:style-name="T1">孤立主義</text:span><text:span text:style-name="T7">”</text:span><text:span text:style-name="T1">經濟路線。</text:span><text:span text:style-name="T7"><text:line-break/><text:line-break/></text:span><text:span text:style-name="T1">說到這裏有人可能會問，我們的疫苗即將研發成功，一旦疫苗成功不就可以阻止疫情蔓延嗎？這個想法是不錯，但中國研制的疫苗是單價疫苗，而目前海外新冠病毒已經出現了多種變異，甚至衕一患者同時感染兩種病毒。</text:span><text:span text:style-name="T7"><text:line-break/><text:line-break/></text:span><text:span text:style-name="T1">據冰島國家廣播公司網站</text:span><text:span text:style-name="T7">3</text:span><text:span text:style-name="T1">月</text:span><text:span text:style-name="T7">24</text:span><text:span text:style-name="T1">日報道，冰島德科德基因公司的主管卡里</text:span><text:span text:style-name="T7">·</text:span><text:span text:style-name="T1">斯特凡松近日在接受新聞採訪時說，到目前為止，該公司已經對冰島新冠肺炎檢測中發現的大約</text:span><text:span text:style-name="T7">40</text:span><text:span text:style-name="T1">種新冠病毒變體進行了基因測序，並發現有一人同時感染了兩種新冠病毒變體。</text:span><text:span text:style-name="T7"><text:line-break/><text:line-break/></text:span><text:span text:style-name="T1">目前新冠病毒有</text:span><text:span text:style-name="T7">A</text:span><text:span text:style-name="T1">、</text:span><text:span text:style-name="T7">B</text:span><text:span text:style-name="T1">、</text:span><text:span text:style-name="T7">C</text:span><text:span text:style-name="T1">三個變種，中國境內是</text:span><text:span text:style-name="T7">B</text:span><text:span text:style-name="T1">種，這種情況下中國研發單價疫苗對其他變異病毒是無效的，這就像</text:span><text:span text:style-name="T7">2016</text:span><text:span text:style-name="T1">年年底中國陳薇團隊在塞拉利昂研制的埃博拉疫苗對</text:span><text:span text:style-name="T7">2019</text:span><text:span text:style-name="T1">年出現的新埃博拉變異病毒無效是一樣的。在這種情況下，如果注射單價疫苗就會產生</text:span><text:span text:style-name="T7">ADE</text:span><text:span text:style-name="T1">效應。</text:span><text:span text:style-name="T7"><text:line-break/><text:line-break/></text:span><text:span text:style-name="T1">那麼，</text:span><text:span text:style-name="T7">ADE</text:span><text:span text:style-name="T1">到底是什麼呢？就是抗體依賴增強，簡稱</text:span><text:span text:style-name="T7">ADE</text:span><text:span text:style-name="T1">。</text:span><text:span text:style-name="T7"><text:line-break/><text:line-break/></text:span><text:span text:style-name="T1">疫苗就是無毒的病毒，用其激發人體免疫產生抗體，但是當遇到產生變異的同源病毒時，免疫系統派出之前的抗體與病毒廝殺，但因為病毒已經變異，所以抗體失效，其結果等於整個人體免疫系統被攻破，新變異病毒可以快速感染整個人體，</text:span><text:span text:style-name="T7">ADE</text:span><text:span text:style-name="T1">效應下會在患者內部產生百倍毒性，其死亡速度要遠比沒有抗體來得更快。</text:span><text:span text:style-name="T7"><text:line-break/><text:line-break/></text:span><text:span text:style-name="T1">這種情況下，之前的疫苗客觀上充當了內應的角色。這種</text:span><text:span text:style-name="T7">ADE</text:span><text:span text:style-name="T1">效應已經在紐約年輕感染者身上出現。臨床表現就是住院以後快速死亡，前一秒還活蹦亂跳，下一秒心電圖就拉直了。</text:span><text:span text:style-name="T7"><text:line-break/><text:line-break/></text:span><text:span text:style-name="T1">現在全球輸出疫情，高接觸下病毒變異種類會越來越多，而疫苗研製需要很長時間。中國不可能在任何一種變異出來以後立馬研製疫苗，而研製出來以後，下一種新的變異病毒又會再次出現，這與中國在非洲抗擊埃博拉病毒成功之後又產生新變異病毒是一樣的。</text:span><text:span text:style-name="T7"><text:line-break/><text:line-break/></text:span><text:span text:style-name="T1">而如果說變異病毒是自然規律的話，那麼特朗普代表的猶太資本集團還在背後暗中阻撓疫苗研發。我們知道，研製疫苗還需要變異病毒的基因序列，只要拿到基因序列就可以在本國實驗室重組並激活，然後再研製針對性疫苗。但是，目前發布新冠病毒共享基因的數據庫，從中國撲滅國內疫情以後，就詭異地再也沒有更新過。</text:span><text:span text:style-name="T7"><text:line-break/><text:line-break/></text:span><text:span text:style-name="T1">這次的新冠病毒毒性屬於</text:span><text:span text:style-name="T7">P4</text:span><text:span text:style-name="T1">級別，某些</text:span><text:span text:style-name="T7">P3</text:span><text:span text:style-name="T1">實驗室也可以進行研究，而目前全世界除中國武漢以外，幾乎所有的</text:span><text:span text:style-name="T7">P3</text:span><text:span text:style-name="T1">和</text:span><text:span text:style-name="T7">P4</text:span><text:span text:style-name="T1">實驗室都掌握在猶太資本集團之手，他們不再發布新冠新變異病毒共享基因，就是要防止中國掌握新變異病毒樣本。拿不到變異基因數據庫，那麼中國就無法研製新疫苗。</text:span><text:span text:style-name="T7"><text:line-break/><text:line-break/></text:span><text:span text:style-name="T1">我們現在在回頭看加拿大在美國唆使下扣押華裔病毒學家邱香果就會明白，將邱香果團隊凍結的其中一個重要目的，就是防止其從加拿大</text:span><text:span text:style-name="T7">P4</text:span><text:span text:style-name="T1">實驗室幫助中國，也是防止邱香果博士與陳薇團隊合作抗擊疫情，畢竟邱香果博士是全球頂尖病毒學權威。</text:span><text:span text:style-name="T7"><text:line-break/><text:line-break/></text:span><text:span text:style-name="T1">中國研製疫苗本來就時間滯後，單價疫苗又會引起</text:span><text:span text:style-name="T7">ADE</text:span><text:span text:style-name="T1">效應，而一旦不能大範圍推廣注射，唯一的辦法就是繼續隔離。但是，病毒變異的速度隨著美國放縱全球疫情會同樣快速增大。這種情況下，中國研製疫苗的時間和採集病毒的步驟必須就是跟病毒賽跑。</text:span><text:span text:style-name="T7"><text:line-break/><text:line-break/></text:span><text:span text:style-name="T1">而中國在跑贏之前的這段時間，又不能全面打開國門，讓境外被感染國家的民眾大規模進入國內，這樣一來，人員、物流、貿易和背後的中低端產業鏈受到重創，這將嚴重影響中國經濟。時間拖得越長，其他國家為了不影響本國供應，只能跟隨遷移產業鏈，這樣美國從全球產業鏈上</text:span><text:span text:style-name="T7">“</text:span><text:span text:style-name="T1">去中國化</text:span><text:span text:style-name="T7">”</text:span><text:span text:style-name="T1">的陰險目的就達到了。</text:span><text:span text:style-name="T7"><text:line-break/><text:line-break/></text:span><text:span text:style-name="T1">將全球產業鏈扯斷，把中國踢出全球產業分工，然後控制日本和美國西部，阻止高新技術向中國流入，阻止中國打造新全球產業鏈，進而阻止歐亞融合。</text:span><text:span text:style-name="T7"><text:line-break/><text:line-break/></text:span><text:span text:style-name="T1">產業鏈沒了，附著在上面的資金，技術，人才都會撤離中國回流美國，而一旦中低端產業鏈上的資金全部回流美國，美國的金融問題就幾乎可以完全解除。美國建立以自己為中心的全球產業鏈分工，就可以重建金融殖民帝國</text:span><text:span text:style-name="T7">2.0</text:span><text:span text:style-name="T1">。</text:span><text:span text:style-name="T7"><text:line-break/><text:line-break/></text:span><text:span text:style-name="T1">對全球來說，中國經濟惡化，世界全球化完蛋，世界經濟碎片化對美國有益無害，讓每個國家經濟體都成為孤島，這就是基辛格說的全球重回城邦制時代的真正含義。</text:span><text:span text:style-name="T7"><text:line-break/><text:line-break/></text:span><text:span text:style-name="T1">綜上所述，疫情不僅將改變整個世界戰略秩序，而且嚴重衝擊全球經濟一體化。經濟決定政治，美國重返孤立主義和單邊主義，是美國重塑世界秩序的開始，而放縱疫情就是要打碎全球秩序的基礎</text:span><text:span text:style-name="T7">——</text:span><text:span text:style-name="T1">全球經濟一體化，兩者相輔相成，構成後疫情時代美國戰略的全部。</text:span><text:span text:style-name="T7"><text:line-break/><text:line-break/></text:span><text:span text:style-name="T1">在這裏，血飲要說的是，那些認為特朗普政府會顧忌民眾安危快速撲滅疫情的看法是一種心理學上的仿同，他們將中國政府保衛人民生命安全的主觀善意套到了美國政府身上，特朗普政府是猶太資本集團控制的，他們早就制定了垃圾人口清理計劃，死再多的美國底層民眾和有色人種他們都不會在乎。自認高人一等的猶太復國主義只認為自己是人，別人都是螻蟻，美國對待疫情的政策充分暴露猶太復國主義的種族主義的醜惡嘴臉。</text:span><text:span text:style-name="T7"><text:line-break/><text:line-break/></text:span><text:span text:style-name="T1">【去中國化戰略的應對】</text:span><text:span text:style-name="T7"><text:line-break/><text:line-break/></text:span><text:span text:style-name="T1">那麼，面對當前局面中國應該如何應對呢？</text:span><text:span text:style-name="T7"><text:line-break/><text:line-break/></text:span><text:span text:style-name="T1">一、強鏈固鏈，產業升級，標本兼治。</text:span><text:span text:style-name="T7"><text:line-break/><text:line-break/></text:span><text:span text:style-name="T1">治標之策，強鏈固鏈。強鏈固鏈是為了保住目前中國境內中低端產業鏈在全球產業鏈分工上的優勢地位，這是應對當前經濟困境的治標之策。</text:span><text:span text:style-name="T7"><text:line-break/><text:line-break/></text:span><text:span text:style-name="T1">目前疫情在全球各個國家都在蔓延，其他國家港口物流和零售幾乎全部停滯，在這種情況下，中國更要提升物流鏈和供應鏈效率，讓中國取得對其他國家產業鏈的相對優勢。</text:span><text:span text:style-name="T7"><text:line-break/><text:line-break/></text:span><text:span text:style-name="T1">治本之策，產業升級。中國必須繼續堅定執行產業升級政策，只有中國爬升到產業鏈頂端，構成完整的國際產業分工並成為龍頭，這樣才有資格決定全球布局，這是應對當前經濟困境的治本之策。</text:span><text:span text:style-name="T7"><text:line-break/><text:line-break/></text:span><text:span text:style-name="T1">在執行這個政策過程中，中國一定要拒絕實行新四萬億，一旦新四萬億實行，則中低端產能急速擴張必然擠壓產業升級，膨脹債務，中國再也經不起二次金融政策決策失誤的後果了。切記！</text:span><text:span text:style-name="T7"><text:line-break/><text:line-break/></text:span><text:span text:style-name="T1">二、對外擴大開放，對內深化改革。</text:span><text:span text:style-name="T7"><text:line-break/><text:line-break/></text:span><text:span text:style-name="T1">對外擴大開放，歡迎全球工商業資本進入中國境內，強化中國與世界其他國家的經貿聯系，特別是擴大對一帶一路國家的改革開放，比如中亞、土耳其、中東等民族國家的開放。對內打擊既得利益集團，深化改革，激活內需市場，轉變經濟增長模式，這才是根本。</text:span><text:span text:style-name="T7"><text:line-break/><text:line-break/></text:span><text:span text:style-name="T1">與擴大改革開放不同，目前中國國內有一部分磚家、神棍在全力鼓吹什麼經濟內循環，血飲要說的這是一個天大的餿主意。為什麼是天大的餿主意呢？</text:span><text:span text:style-name="T7"><text:line-break/><text:line-break/></text:span><text:span text:style-name="T1">（一）猶太資本財團發動毛衣戰和放縱疫情就是為了拆散全球經濟一體化架構，現在中國主動放棄外部，進行內部經濟循環，這不是正中下懷嗎？中國是世界全球化貿易投資的最大既得利益者。從加入世貿組織到現在中國經濟增長了</text:span><text:span text:style-name="T7">14</text:span><text:span text:style-name="T1">倍，貿易收支也從貿易赤字變成現在坐擁三萬億美元外匯儲備。以中國為骨幹的全球產業鏈為中國影響世界提供了力量源泉。</text:span><text:span text:style-name="T7"><text:line-break/><text:line-break/></text:span><text:span text:style-name="T1">（二）中國就是想內循環，那也是做不到。中國現在經濟增長所需大量能源物資和資金都來源於外部世界，中國依舊需要大量進口石油、鐵礦石等大宗產品，而這些產品的產地幾乎全部位於非洲和南美洲，中國內循環的物質基礎根本就不具備。</text:span><text:span text:style-name="T7"><text:line-break/><text:line-break/></text:span><text:span text:style-name="T1">（三）違背大道。根據熵增原理，在孤立、封閉的環境下，一個系統的熵（混亂無序）只增不減。一旦美國從外部遏制包圍，那麼孤立系統內部的無序混亂就會進一步增加，當年蘇聯就是這樣倒在美國遏制戰略之下。所以，如果中國主動放棄外部重回孤立，只會讓國家內部經濟、政治問題的混亂加劇，有害無益。從歷史上看，沒有哪個國家的內循環是能夠真正成功的。</text:span><text:span text:style-name="T7"><text:line-break/><text:line-break/></text:span><text:span text:style-name="T1">先看中國，從大明到滿清滅亡，中國閉關鎖國，農耕文明自給自足，最後依舊是被西方列強打開國門，從</text:span><text:span text:style-name="T7">1840</text:span><text:span text:style-name="T1">年到</text:span><text:span text:style-name="T7">1998</text:span><text:span text:style-name="T1">年，從旅順大屠殺到南京大屠殺，從</text:span><text:span text:style-name="T7">1930</text:span><text:span text:style-name="T1">印尼華人被殺到</text:span><text:span text:style-name="T7">1998</text:span><text:span text:style-name="T1">年印尼排華屠殺，中華民族數億人民死亡流血漂櫓的代價還不夠嗎？</text:span><text:span text:style-name="T7"><text:line-break/><text:line-break/></text:span><text:span text:style-name="T1">再看國外，</text:span><text:span text:style-name="T7">1929</text:span><text:span text:style-name="T1">年全球經濟大蕭條爆發，日本、德國建立高關稅壁壘，保護國內市場建立內循環，但最終解決不了能源供應問題，最終走上了法西斯擴張道路。</text:span><text:span text:style-name="T7">1929</text:span><text:span text:style-name="T1">年以後英國組建帝國特惠制，在英聯邦國家內部進行關稅互免，結果在</text:span><text:span text:style-name="T7">1975</text:span><text:span text:style-name="T1">年被美國主導的世界貿易組織打敗並解散；冷戰時期，被美國遏制在歐亞大陸內部的蘇聯，用經互會組建社會主義國家經濟內循環，結果同樣被美國打敗；</text:span><text:span text:style-name="T7">1960</text:span><text:span text:style-name="T1">年代中國與蘇聯完全決裂，導致面對蘇東集團國家長達十年的的改革開放戛然而止，接著就是中國境內的無序和混亂加劇，最終導致那場不堪回首的悲劇。</text:span><text:span text:style-name="T7"><text:line-break/><text:line-break/></text:span><text:span text:style-name="T1">反過來看，一個國家只有保持改革開放，不斷兼收並蓄海納百川，才能夠不斷成長壯大。漢唐時代，中國打通陸地和海上絲綢之路，世界主要文明文化在中國境內充分交流學習，誕生了偉大的漢唐盛世。盛唐一代中國能夠雄踞世界，就是得益於當年的改革開放；</text:span><text:span text:style-name="T7">16</text:span><text:span text:style-name="T1">世紀英國在都鐸王朝帶領下全面對外發展擴張，成就了日不落帝國；</text:span><text:span text:style-name="T7">1860</text:span><text:span text:style-name="T1">年代日本發動明治維新，對內改革對外對西方開放，最終成為亞洲唯一強權；</text:span><text:span text:style-name="T7">1930</text:span><text:span text:style-name="T1">年面對美國經濟困境，羅斯福總統開啟全面新政，對內工業復興打擊猶太華爾街金融大鱷，實行全面國有化，對外實行開放政策歡迎全球資本和技術人才進入美國，最終幫助美國發動第三次科技革命，實現了對歐洲的彎道超車。</text:span><text:span text:style-name="T7"><text:line-break/><text:line-break/></text:span><text:span text:style-name="T1">歷史用無數次的正反例證明，改革開放是全世界所有國家崛起的秘訣，只要堅持下去，那麼，在內外物質能量和思想交流碰撞中，一定會在更高層次形成高度有序。</text:span><text:span text:style-name="T7"><text:line-break/><text:line-break/></text:span><text:span text:style-name="T1">（四）聯合抗擊疫情，揭露美國放縱疫情。目前的疫情已經在全球蔓延，不斷出現的病毒變異證明所有的國家現在已經坐在了一條船上，這是真正的命運共同體。</text:span><text:span text:style-name="T7">ADE</text:span><text:span text:style-name="T1">效應說明，美國去年爆發的流感里面很多就是新冠，否則紐約死亡率不會那麼高。</text:span><text:span text:style-name="T7"><text:line-break/><text:line-break/></text:span><text:span text:style-name="T1">北京去年年末也出現了大規模流感，所以北京的防控千萬不能鬆懈。全球聯合抗疫，才能夠消滅病毒防止變異蔓延，猶太資本集團賭的就是全球無法合力團結消滅病毒，這也是屠術之一。病毒變異和</text:span><text:span text:style-name="T7">ADE</text:span><text:span text:style-name="T1">效應下，需要全球國家共衕努力對抗疫情。只有聯合才能夠遏制病毒傳播，防止出現更多變異病毒種類。除了向鐵桿盟友運送物資、派出醫療隊外，中國還向馬塞諸薩州等民主黨票倉州提供</text:span><text:span text:style-name="T7">120</text:span><text:span text:style-name="T1">萬只口罩。</text:span><text:span text:style-name="T7"><text:line-break/><text:line-break/></text:span><text:span text:style-name="T1">除中國以外，幾乎全部</text:span><text:span text:style-name="T7">P4</text:span><text:span text:style-name="T1">生化實驗室掌握在猶太資本集團手中的事實說明，只有中國才有能力領導全球國家共同抗擊疫情，特別是意大利、西班牙等國家，應該配合向中國提供最新病毒樣本，這樣才有利於中國研發疫苗，否則作為與猶太資本集團對立的這兩個天主教國家，最終真的可能要在亡於病毒之手。</text:span><text:span text:style-name="T7"><text:line-break/><text:line-break/></text:span><text:span text:style-name="T1">在這裏，血飲要說下中醫問題。跟</text:span><text:span text:style-name="T7">2004</text:span><text:span text:style-name="T1">年抗擊非典勝利以後就開始淡化中醫並將之束之高閣一樣，現在，很多人又開始重復</text:span><text:span text:style-name="T7">2004</text:span><text:span text:style-name="T1">年的套路，對中醫在抗擊疫情的功績絕口不提，甚至開始限制打擊中醫。比如：限制野生動物用藥作為專利，禁止有毒物質申請專利，中藥申請專利需要做毒理試驗，中藥說明書必須是包含數據</text:span><text:span text:style-name="T7">/</text:span><text:span text:style-name="T1">化學分子式的，中藥不得侵犯古方等一系列苛刻要求。</text:span><text:span text:style-name="T7"><text:line-break/><text:line-break/></text:span><text:span text:style-name="T1">從疫情開始磚家就一直在鼓吹是野生動物導致病毒發生。但事實上，病毒來源於美國，與野生動物無關。比如，常年喝蝙蝠湯的帕勞一個疫情病例都沒有，而意大利、伊朗的病毒與中國截然不同，難道是中國穿山甲開著盾構機，穿過喜馬拉雅山將病毒帶到了意大利和伊朗，還是中國蝙蝠無需冬眠，飛越千山萬水將病毒傳播到意大利和伊朗？這再次凸顯了磚家與豬的區別。</text:span><text:span text:style-name="T7"><text:line-break/><text:line-break/></text:span><text:span text:style-name="T1">現在疫情結束了，疫情期間磚家造謠野生動物導致病毒洩露，現在禁止野生動物入藥就有了民意基礎，於是限制野生動物入藥就被某些人利用了起來。限制野生動物入藥，只要野生動物不入藥，中醫藥效就大打折扣。</text:span><text:span text:style-name="T7"><text:line-break/><text:line-break/></text:span><text:span text:style-name="T1">中醫有些動物藥，用野生動物入藥，確實能治重症。人工合成的，或者用別的動物替代，藥效差太多了。輕症可以替代用一下，疑難雜症和重症就沒辦法。堅持中西醫結合的前提是中醫不會被毀掉。請大家別再關注什麼日記了，呼籲挽救一下中醫吧！</text:span><text:span text:style-name="T7"><text:line-break/><text:line-break/></text:span><text:span text:style-name="T1">輿論方面，我們的宣傳部門還有非常巨大的戰鬥空間。目前猶太資本集團控制的國際社交媒體在配合猶太資本集團抹黑栽贓中國是病毒起源地，而我們的媒體似乎側重向內宣傳，安撫本國民眾。現在的問題是全世界對中國抹黑在擴大，我們要挽救的是中國在海外的形象，而不是對內宣傳。</text:span><text:span text:style-name="T7"><text:line-break/><text:line-break/></text:span><text:span text:style-name="T1">這種情況下，中國應該更多地揭露美國放縱疫情且是疫情發源地的更多證據，比如：劍橋大學四月九日發表新冠病毒的三個變種和它們的傳播路徑表明，</text:span><text:span text:style-name="T7">ABC</text:span><text:span text:style-name="T1">三種變異病毒中，中國爆發的</text:span><text:span text:style-name="T7">B</text:span><text:span text:style-name="T1">型來源於美國國內出現的</text:span><text:span text:style-name="T7">A</text:span><text:span text:style-name="T1">型，</text:span><text:span text:style-name="T7">A</text:span><text:span text:style-name="T1">型才是病毒爆發根源。</text:span><text:span text:style-name="T7"><text:line-break/><text:line-break/></text:span><text:span text:style-name="T1">另外，中國應該要求世衛組織和中國專家公開檢查德特里克堡生化實驗室並取樣，要求美國公開他們收集的疫情數據，在疫情已經威脅到全球的情況下在全世界公開宣傳施壓，美國不給就只能證明自己有鬼，然後跟著窮追猛打，這樣才有效。</text:span><text:span text:style-name="T7"><text:line-break/><text:line-break/></text:span><text:span text:style-name="T1">這些證據太多太多，而我們應該學習土耳其，像土耳其拿著卡舒吉遇害的證據不斷全球宣傳，最終逼迫美國國會追查施壓薩勒曼，並促使聯合國出面同意由伊斯坦布爾調查卡舒吉遇害真相，並最終確認凶手就是薩勒曼王儲一樣，將證據拿到全世界面前質問美國，而不是像現在對內哄孩子一樣自說自話，讓自己人都看得一肚子火！</text:span><text:span text:style-name="T7"><text:line-break/><text:line-break/></text:span><text:span text:style-name="T1">（五）死保委內瑞拉。在上篇文章血飲說過，相對中東陸戰，美國更傾向於打擊委內瑞拉，這種情況下，中國應當組建聯合反侵略聯盟，死保委內瑞拉。</text:span><text:span text:style-name="T7"><text:line-break/><text:line-break/></text:span><text:span text:style-name="T1">那麼，具體怎麼做呢？模仿中俄土伊四國聯盟組建中俄委古四國聯盟！</text:span><text:span text:style-name="T7"><text:line-break/><text:line-break/></text:span><text:span text:style-name="T1">一、協調地區增援，斡旋古巴出兵。</text:span><text:span text:style-name="T7"><text:line-break/><text:line-break/></text:span><text:span text:style-name="T1">歷史上，古巴有過作為僱傭軍大規模增援社會主義盟友的先例。</text:span><text:span text:style-name="T7">1975</text:span><text:span text:style-name="T1">年，葡萄牙統治者撤出安哥拉，隨後安哥拉內戰爆發，美國和蘇聯分別支持安政解和安人運。作為社會主義國家的古巴，對安人運的軍事援助也日益增加。到了八十年代末期，古巴的空軍和步兵在安哥拉戰場持續增兵，一度竟達到五萬人之多。</text:span><text:span text:style-name="T7"><text:line-break/><text:line-break/></text:span><text:span text:style-name="T1">由於古巴戰士都是身經百戰的游擊隊員，戰鬥素質要高出美軍一大截，再加上前蘇聯援助的飛機坦克等重武器，實力更是不容小覷。因此，古巴軍隊的直接參戰，令扎伊爾和南非的正規軍隊望風披靡。</text:span><text:span text:style-name="T7">2002</text:span><text:span text:style-name="T1">年</text:span><text:span text:style-name="T7">4</text:span><text:span text:style-name="T1">月，安政解垮台，安人運最終獲勝。在接近</text:span><text:span text:style-name="T7">30</text:span><text:span text:style-name="T1">年的安哥拉內戰中，古巴軍隊鍛煉了隊伍，已經成為南美地區叢林作戰和游擊戰勁旅，美國軍隊在這方面根本就不是古巴對手。</text:span><text:span text:style-name="T7"><text:line-break/><text:line-break/></text:span><text:span text:style-name="T1">那麼，古巴會增援委內瑞拉嗎？答案是肯定的！古巴當年出兵安哥拉，不為任何利益，純粹只是因為政治信仰。古巴軍隊是一直執著於馬克思列寧主義傳統，並堅持社會主義原則的軍隊。他們前來安哥拉參戰，完全是出於同情外國社會主義陣營同志，並願意真刀真槍支持其他國家的共產主義革命運動之目的。</text:span><text:span text:style-name="T7"><text:line-break/><text:line-break/></text:span><text:span text:style-name="T1">國家戰略上，委內瑞拉是古巴在南美大陸僅存的社會主義盟友，唇亡齒寒，其他的如莫拉萊斯、盧拉、巴西江姐羅塞夫等南美左翼馬列主義政治力量，都被猶太資本集團的顏色革命打下去了。一旦美國顛覆委內瑞拉，在委內瑞拉和哥倫比亞建立軍事基地，那麼古巴將被全面包圍。</text:span><text:span text:style-name="T7"><text:line-break/><text:line-break/></text:span><text:span text:style-name="T1">民生問題上，委內瑞拉一直是古巴石油能源供應國，一旦委內瑞拉被美國拿下，古巴能源供應必定會出問題，這將掐死古巴民生。這一點可以參考朝鮮，如果沒有中國向朝鮮提供原油、農產品等朝鮮早就垮了。</text:span><text:span text:style-name="T7"><text:line-break/><text:line-break/></text:span><text:span text:style-name="T1">所以，無論是挽救共產主義和社會主義盟友的戰鬥友誼，還是唇亡齒寒的國家戰略，只要局勢危險，古巴一定會出兵委內瑞拉，複製安哥拉模式。古巴軍隊擅長叢林和游擊作戰，這兩個類型都不是美軍長項。一旦古巴軍隊動員預備役，並派遣</text:span><text:span text:style-name="T7">5</text:span><text:span text:style-name="T1">萬軍隊進入委內瑞拉，美國就要掂量下自己進去能不能從古巴軍隊手中討到好處。</text:span><text:span text:style-name="T7"><text:line-break/><text:line-break/></text:span><text:span text:style-name="T1">二、組建中俄古委四國聯盟。</text:span><text:span text:style-name="T7"><text:line-break/><text:line-break/></text:span><text:span text:style-name="T1">委內瑞拉疫情爆發以後，中國在</text:span><text:span text:style-name="T7">3</text:span><text:span text:style-name="T1">月</text:span><text:span text:style-name="T7">30</text:span><text:span text:style-name="T1">號向委內瑞拉派出醫療隊外，古巴和俄羅斯也都向委內瑞拉派出醫療隊。中俄古三國增援委內瑞拉，在此基礎上可以組建中俄古委四國聯盟，曾經或者現在是社會主義的四個國家走到了一起。</text:span><text:span text:style-name="T7"><text:line-break/><text:line-break/></text:span><text:span text:style-name="T1">委內瑞拉擁有全球最高比例的熱帶叢林作戰勁旅，堪稱全球特種作戰的黃埔軍校。這些特種兵都是委內瑞拉特種兵學校培養出來的，其中全球鼎鼎大名的</text:span><text:span text:style-name="T7">“</text:span><text:span text:style-name="T1">獵人</text:span><text:span text:style-name="T7">”</text:span><text:span text:style-name="T1">學校就是委內瑞拉的陸軍特種作戰學校，是世界知名的頂尖專業訓練特種兵的學校，該校以高死傷率、高淘汰率、魔鬼訓練享譽全球。</text:span><text:span text:style-name="T7"><text:line-break/><text:line-break/></text:span><text:span text:style-name="T1">古巴同樣擁有</text:span><text:span text:style-name="T7">5</text:span><text:span text:style-name="T1">萬人的熱帶叢林和游擊戰勁旅，戰力遠超美軍。</text:span><text:span text:style-name="T7">2004</text:span><text:span text:style-name="T1">年和</text:span><text:span text:style-name="T7">2019</text:span><text:span text:style-name="T1">年美國兩次策動委內瑞拉顏色革命，之所以不直接派兵就是懼怕陷入自己並不擅長的熱帶叢林作戰，這點可以參考越戰。美國如果兵行險著，盡可以嘗嘗兩位熱帶獵人的手段，盡可派遣三角洲或者貝雷帽與古巴和委內瑞拉特種部隊一較高下。</text:span><text:span text:style-name="T7"><text:line-break/><text:line-break/></text:span><text:span text:style-name="T1">除此之外，俄羅斯已經向委內瑞拉派遣了精銳的瓦格納雇佣軍團。一旦威脅增大，俄羅斯可以將進入委內瑞拉的瓦格納軍團數量擴充到</text:span><text:span text:style-name="T7">5000</text:span><text:span text:style-name="T1">人，而中國將派遣軍事顧問團進入委內瑞拉。當初中國在</text:span><text:span text:style-name="T7">2016</text:span><text:span text:style-name="T1">年向敘利亞派遣軍事顧問團，主要以沙漠和山地作戰為主。這次中國如果派遣軍事顧問團將以主攻亞熱帶叢林作戰的南部戰區為主，這裏有中國最擅長叢林作戰被稱為</text:span><text:span text:style-name="T7">“</text:span><text:span text:style-name="T1">山中猛虎</text:span><text:span text:style-name="T7">”</text:span><text:span text:style-name="T1">的南方某集團軍。</text:span><text:span text:style-name="T7"><text:line-break/><text:line-break/></text:span><text:span text:style-name="T1">在戰場方面，形勢對美國不利。美國顛覆委內瑞拉主要是看中了委內瑞拉中部的石油資源，而為委內瑞拉地形是南北為山地和熱帶雨林，南北高中間低，中間低窪區域，委內瑞拉大部分石油儲藏區位於中部的奧里諾科重油帶上。在這種情況下，美國要拿下委內瑞拉就必須攻破南北山地和熱帶雨林。戰略配合上，南部毗鄰委內瑞拉的巴西軍隊和哥倫比亞軍隊更菜，一個連國內黑幫都消滅不了，一個連國內游擊隊和販毒份子都打不過，讓他們從南部配合美國進攻委內瑞拉根本不現實。</text:span><text:span text:style-name="T7"><text:line-break/><text:line-break/></text:span><text:span text:style-name="T1">中俄古委四國聯盟組建以後，有中國軍事最強陸軍技戰術和古巴、委內瑞拉、古巴精銳叢林勁旅支撐，美國要想得逞難度不小。最好的方法就是武裝滲透或者直接發動對馬杜羅的斬首行動，而斬首行動需要特種作戰，這方面委內瑞拉是強項，根本不必像敘利亞一樣需要俄羅斯特種部隊保護首腦，而預防美國導彈打擊，關於這一點俄羅斯早就已經想到。</text:span><text:span text:style-name="T7"><text:line-break/><text:line-break/></text:span><text:span text:style-name="T1">據俄羅斯衛星網報導，</text:span><text:span text:style-name="T7">2019</text:span><text:span text:style-name="T1">年</text:span><text:span text:style-name="T7">3</text:span><text:span text:style-name="T1">月</text:span><text:span text:style-name="T7">29</text:span><text:span text:style-name="T1">日，總部位於以色列的國際圖像衛星組織分享了據信顯示委內瑞拉軍方</text:span><text:span text:style-name="T7">S300</text:span><text:span text:style-name="T1">防空導彈最新部署情況的衛星照片。在委內瑞拉瓜里科州空軍基地，部署了俄羅斯製造的</text:span><text:span text:style-name="T7">S-300</text:span><text:span text:style-name="T1">防空導彈。</text:span><text:span text:style-name="T7">4</text:span><text:span text:style-name="T1">月</text:span><text:span text:style-name="T7">3</text:span><text:span text:style-name="T1">號，據委內瑞拉媒體報道，委軍方防空部隊最近測試了包括</text:span><text:span text:style-name="T7">S-300SV</text:span><text:span text:style-name="T1">防空系統在內的軍事裝備的戰備狀態，這是響應馬杜羅要求所有炮兵部隊做好準備，也說明經過一年時間，委內瑞拉防空部隊已經掌握了</text:span><text:span text:style-name="T7">S300SV</text:span><text:span text:style-name="T1">防空導彈的使用技巧。</text:span><text:span text:style-name="T7"><text:line-break/><text:line-break/></text:span><text:span text:style-name="T1">中俄古委四國聯盟下，總計將出動</text:span><text:span text:style-name="T7">11.5</text:span><text:span text:style-name="T1">萬叢林作戰勁旅，將布放在委內瑞拉北部和南部地區，美國想見識下厲害盡可以放馬過來。</text:span><text:span text:style-name="T7"><text:line-break/><text:line-break/></text:span><text:span text:style-name="T1">三、危機時刻，圍魏救趙。</text:span><text:span text:style-name="T7"><text:line-break/><text:line-break/></text:span><text:span text:style-name="T1">公元前</text:span><text:span text:style-name="T7">353</text:span><text:span text:style-name="T1">年，魏國起兵二十萬，由上將軍龐涓統領，圍攻趙國都城邯鄲。面對氣勢洶洶的魏軍，齊國軍師孫臏提出趙國邯鄲距離齊國太遠，而選擇攻擊魏國在河內要害大梁。最後在桂陵設伏兵，擊敗從邯鄲戰場救援大梁的魏國軍隊主力，消滅戰國第一霸主魏國十萬主力，這就是著名的圍魏救趙。</text:span><text:span text:style-name="T7"><text:line-break/><text:line-break/></text:span><text:span text:style-name="T1">委內瑞拉距離中國太遠，中國不可能像支援伊朗一樣直接提供軍事增援。這種情況下，中國就應該學習孫臏的圍魏救趙，而當年魏國拼死救援的大梁就是今天的美國的西太利益。</text:span><text:span text:style-name="T7"><text:line-break/><text:line-break/></text:span><text:span text:style-name="T1">據台灣媒體報導，</text:span><text:span text:style-name="T7">4</text:span><text:span text:style-name="T1">月</text:span><text:span text:style-name="T7">12</text:span><text:span text:style-name="T1">日上午，遼寧艦</text:span><text:span text:style-name="T7">4</text:span><text:span text:style-name="T1">月</text:span><text:span text:style-name="T7">10</text:span><text:span text:style-name="T1">日出港率</text:span><text:span text:style-name="T7">5</text:span><text:span text:style-name="T1">艘護衛艦隊往南海行進，今日凌晨已通過宮古海峽，並往南行經台灣東部海域進入南海。</text:span><text:span text:style-name="T7"><text:line-break/><text:line-break/></text:span><text:span text:style-name="T1">從</text:span><text:span text:style-name="T7">2014</text:span><text:span text:style-name="T1">年俄羅斯佔領克里米亞、</text:span><text:span text:style-name="T7">2015</text:span><text:span text:style-name="T1">年出兵敘利亞到</text:span><text:span text:style-name="T7">2018</text:span><text:span text:style-name="T1">年土耳其發動阿芙琳戰役以及</text:span><text:span text:style-name="T7">2019</text:span><text:span text:style-name="T1">年</text:span><text:span text:style-name="T7">10</text:span><text:span text:style-name="T1">月發動敘北戰役看，猶太資本集團玩陰的是一把手，但是真的面對敵人軍事進攻往往是縮手縮腳，盡顯紙老虎本色。這種情況下，中國完成祖國統一大業是歷史潮流，無可阻擋。台灣是美國西太防線的重要構成部分，如果美國在委內瑞拉動手，中國就圍魏（西太）救趙（委內瑞拉），方針就是你打你的，我打我的。</text:span><text:span text:style-name="T7"><text:line-break/><text:line-break/></text:span><text:span text:style-name="T1">美國為什麼一定會像魏國一樣救援大梁呢？因為西太平洋地區利益對於美國尤為重要，台灣是西太平洋淺水區與深水區過渡區域，一旦失去這裏，中國海軍兵鋒將直指關島</text:span><text:span text:style-name="T7">——</text:span><text:span text:style-name="T1">夏威夷，這個戰略態勢與日本偷襲珍珠港以後控制整個西台威懾美國夏威夷和本土西部是一樣的。這樣一來，美國就必須要在佔領委內瑞拉，從相對控制南美洲到絕對控制南美洲的這點利益與失去西太利益做比較。比較的結果是，失去西台後果明顯比完全佔領委內瑞拉後果更為嚴重。</text:span><text:span text:style-name="T7"><text:line-break/><text:line-break/></text:span><text:span text:style-name="T1">美國顛覆委內瑞拉就是要實現能源自給自足，打開石油美元閥門發動美元紅移，繼續維持金融殖民體系。打開石油美元閥門的關鍵在委內瑞拉和中東，只要美國無法佔領委內瑞拉，美國就必須持續在中東投入力量，在這裏還有另外一個四國聯盟</text:span><text:span text:style-name="T7">—</text:span><text:span text:style-name="T1">中俄土伊等著美國。</text:span><text:span text:style-name="T7"><text:line-break/><text:line-break/></text:span><text:span text:style-name="T1">在中東，中俄可以利用陸權優勢聯合土耳其、伊朗打擊美國，而美國如果膽敢入侵伊朗，那麼中俄將發揮陸權強國優勢增援伊朗，而如果美國不敢進攻伊朗，就必須不斷增兵中東，最終在添油戰術中耗死。</text:span><text:span text:style-name="T7"><text:line-break/><text:line-break/></text:span><text:span text:style-name="T1">中俄聯合踩住中東和委內瑞拉這兩個石油美元閥門，做到這兩點，美國孤立主義和單邊主義不攻自破，就可以擊沉猶太資本集團的諾亞方舟。貨幣戰爭看不見硝煙彌漫，俯視之下卻是血流成河。勝利者權杖上的紅寶石搖曳著嗜血的光芒，卻不見王座之下屍骨累累。新世紀的海盜已經棄船上岸，讓我們站在國家的旗幟下與其殊死搏鬥。</text:span><text:span text:style-name="T7"><text:line-break/><text:line-break/></text:span><text:span text:style-name="T1">（責編：孟向瓏）</text:span></text:p>
      <text:p text:style-name="P7"><text:span text:style-name="T6">穎芝</text:span><text:span text:style-name="T1"><text:s/>  |  2020.04.15 16:46   |   </text:span><text:a xlink:type="simple" xlink:href="http://palinfo.habago.org/Entry?Command=Information_PrintForum&amp;#FORUM39063"><text:span text:style-name="T2">#</text:span></text:a></text:p>
      <text:p text:style-name="P8"><text:span text:style-name="T1">堅守武漢的美籍教師梅根‧夢露：其他國家都應該借鑑中國防控疫情的經驗</text:span><text:span text:style-name="T7"><text:line-break/>2020-4-01 </text:span><text:span text:style-name="T1">來源：中國日報網</text:span><text:span text:style-name="T7"><text:line-break/><text:line-break/></text:span><text:span text:style-name="T1">美國加州姑娘梅根‧夢露在武漢的一所教育公司當老師</text:span><text:span text:style-name="T7"><text:line-break/><text:line-break/></text:span><text:span text:style-name="T1">梅根‧夢露來今年</text:span><text:span text:style-name="T7">21</text:span><text:span text:style-name="T1">歲，來自美國加利福尼亞，在武漢的一所教育公司教青少年學習戲劇、舞蹈和演講。新冠肺炎疫情暴發後，她並沒有回國，而是選擇留在武漢。在「新時代大講堂」上，她講述了自己留守武漢兩個多月來的經歷，並呼籲其他國家借鑑中國防控疫情的經驗。</text:span><text:span text:style-name="T7"><text:line-break/><text:line-break/></text:span><text:span text:style-name="T1">梅根的家鄉是一個只有</text:span><text:span text:style-name="T7">30</text:span><text:span text:style-name="T1">萬人口的小鎮，在來武漢之前，她只在美國國內和加拿大旅行過。她說，來中國是她第一次（真正意義上）體驗外國文化。</text:span><text:span text:style-name="T7"><text:line-break/><text:line-break/></text:span><text:span text:style-name="T1">但令她沒想到的是，來中國不久就暴發了新冠肺炎疫情。武漢宣佈「封城」後，她曾想過回國。美國駐華大使館也提供了包機，但考慮到高昂的機票價格和在飛機上交叉感染的風險，她最終選擇留在武漢。</text:span><text:span text:style-name="T7"><text:line-break/><text:line-break/></text:span><text:span text:style-name="T1">在接下來的兩個多月中，梅根雖然一直處在自我隔離的狀態，但她始終以積極的態度面對疫情。她還拍攝了一系列視頻並在網上發佈，向各國網友分享她在武漢的生活。這些視頻重點關注日常問題，例如宅在家中的她如何購買雜貨。</text:span><text:span text:style-name="T7"><text:line-break/><text:line-break/></text:span><text:span text:style-name="T1">看到她的視頻後，有很多人給予她鼓勵，說她是英雄；但也有些人誤解她，說是有人付錢讓她說這些</text:span><text:span text:style-name="T7">(</text:span><text:span text:style-name="T1">正面的話</text:span><text:span text:style-name="T7">)</text:span><text:span text:style-name="T1">，甚至有人詛咒她去死。對此，梅根表示：「我發佈的一切都是真實的，因為我想把這種積極樂觀傳遞給世界上所有在應對這種情況的人。」</text:span><text:span text:style-name="T7"><text:line-break/><text:line-break/></text:span><text:span text:style-name="T1">梅根還呼籲，病毒不分種族和國界，其他國家都應該借鑑中國防控疫情的經驗，因為只有各國團結起來，才能最終戰勝新冠病毒。</text:span><text:span text:style-name="T7"><text:line-break/><text:line-break/></text:span><text:span text:style-name="T1">為深入宣傳貫徹習近平主席在二十國集團領導人特別峰會上的重要講話精神，深化國際合作，凝聚戰勝疫情強大合力，</text:span><text:span text:style-name="T7">3</text:span><text:span text:style-name="T1">月</text:span><text:span text:style-name="T7">31</text:span><text:span text:style-name="T1">日晚，中國日報社與清華大學以「雲直播」形式共同舉辦了主題為「抗擊新冠肺炎疫情，全球命運與共」的「新時代大講堂」，梅根‧夢露是演講者之一。</text:span></text:p>
      <text:p text:style-name="P4">穎芝   |  2020.04.15 08:27   |   <text:a xlink:type="simple" xlink:href="http://palinfo.habago.org/Entry?Command=Information_PrintForum&amp;#FORUM39060"><text:span text:style-name="T4">#</text:span></text:a></text:p>
      <text:p text:style-name="P5">煙黨豢養的 1487 網軍出草全世界，現在煙黨的心情：一時出征一時爽繼續出征繼續爽 <text:line-break/><text:a xlink:type="simple" xlink:href="https://youtu.be/dY7L-86MA7Q"><text:span text:style-name="T5">https://youtu.be/dY7L-86MA7Q</text:span></text:a><text:s/><text:line-break/><text:line-break/>芬蘭拒絕蔡政府捐贈的口罩，1487 網軍一個屁都不敢放， <text:line-break/><text:line-break/>煙黨、網軍看到白種人就跪舔的醜陋嘴臉，一覽無遺～ <text:line-break/><text:line-break/><text:line-break/>譚德塞、何晶、林書豪，下一個是誰？ <text:line-break/><text:a xlink:type="simple" xlink:href="http://www.taihainet.com"><text:span text:style-name="T5">www.taihainet.com</text:span></text:a><text:s/>2020-04-14 22:26 來源：海峽新幹線 <text:line-break/><text:line-break/>日前民進黨當局表態要援贈口罩給「新南向」國家，其中包括新加坡。新加坡總理李顯龍夫人何晶隨後在臉書上以「Errrr ...（呃……）」字轉發相關新聞報導。這個呃字，被台灣網友視為「不領情」，一度引發強烈反彈，更有綠營網軍「出征」灌爆其臉書，並一度掀起新加坡、台灣兩地網友論戰。 <text:line-break/><text:line-break/>13日中午，何晶重新編輯貼文，但保留了開頭的「呃」字。她表示，「所有我們的朋友以及台灣的朋友，非常感謝你們所做的一切，也請瞭解我永遠感激」。但話風一轉，何晶寫道，「至於錯誤？也原諒啦！」。此外，她還呼籲所有人停止在網絡上互相攻擊，共同對抗新冠肺炎。不過，貼文中的「至於錯誤，也原諒啦」到底是誰原諒誰，又引發外界猜測。有人認為，何晶這是「認錯」了，表示「這樣就對了」。 <text:line-break/><text:line-break/>還有人則認為，何晶這麼說，這其中確實有誤會。台流行疫情指揮中心指揮官陳時中13日當天也在記者會上承認，此前禁止新加坡廠商在台灣的兩條生產線出口口罩，對新加坡造成了困擾。 <text:line-break/><text:line-break/>相關新聞指出，因民進黨當局此前禁止口罩出口政策，新加坡口罩廠商「ST Engg」在台灣的生產線產品無法寄回，只好將設備移回新加坡，這次台灣方面贈送口罩才會讓新加坡反彈，加上新加坡如今生產口罩已無問題，台灣的援贈儼然多此一舉。 <text:line-break/><text:line-break/>不過，台經濟部門卻又表示，原兩條生產線所有權屬於「ST Engg」，不是台灣廠商，因此不在徵用的範圍內，機組撤回新加坡，不會影響島內口罩產能，意即當時並未禁止新加坡移出生產線。 <text:line-break/><text:line-break/>不論孰是孰非，在世衛組織總幹事譚德塞日前明確指出近兩三個月以來，不斷有種族歧視語言對他進行人身攻擊，且這些攻擊「來自台灣」後，何晶女士的臉書也因台灣網軍的惡意留言一度被「攻陷」，這看起來，似乎如出一轍。 <text:line-break/><text:line-break/>然而，事情還沒完，前美職籃球員林書豪近日從美國返回北京現役球隊後，昨天以《黑暗尚未獲勝》為題，寫下遭遇新冠肺炎疫情後的心聲。3000餘字長文中，不僅有不滿「種族歧視」的態度，更多的則是對普通人躋身這場「光明與黑暗的戰役」的鼓舞和呼籲。但文章刊登出來，卻依舊遭來排山倒海的親綠網友「撻伐」。而原因，竟是不滿他使用的是「新冠肺炎」？ <text:line-break/><text:line-break/>對於台灣輿論近期不斷爆出民粹風潮，甚至接連「出征」有國際影響力的人士，台行政機構負責人蘇貞昌不得不出面「滅火」。14日，他在赴台立法機構備詢前對何晶事件表態稱，「新加坡總理夫人已經明白表示了，大家也不用在這事情上往負面做文章」，還呼籲大家珍惜台灣、新加坡互助的友誼。對此，台灣《中國時報》指出，民進黨方面對何晶臉書事件表態要「息事寧人」，一方面是因為新加坡除一直是國際關係中的重要角色，還與台灣在不少議題上密切合作，雙方民眾往來也極為密切，且多年來重要的兩岸公開或秘密會議，都在兩岸都信任的新加坡舉辦，「美國也不反對」；另一方面實在是因為台灣的網軍實在太過凶悍恐怖，網絡生態在意識形態、政治操弄下變得毫無理性、完全失控，這恐怕是以培養、導引網軍而獲得巨大政治利益的民進黨，當初所無法預估的嚴重後果。文章更一針見血地指出： <text:line-break/><text:line-break/>「台灣網軍的霸凌橫行無阻，而且無所不在，現在更從島內蔓延到海外。問題是，何晶、譚德塞可不是韓國瑜，台灣內部的政治鬥爭或可以操控獨霸，但這一套用到複雜的國際環境，可就貽笑大方、後患無窮！」</text:p>
      <text:p text:style-name="P4">鈺錠   |  2020.04.15 06:33   |   <text:a xlink:type="simple" xlink:href="http://palinfo.habago.org/Entry?Command=Information_PrintForum&amp;#FORUM39059"><text:span text:style-name="T4">#</text:span></text:a></text:p>
      <text:p text:style-name="P5">下面是基辛格在華爾街日報的原文經觀查者網翻譯，原文連結有附在文後。 <text:line-break/><text:line-break/><text:a xlink:type="simple" xlink:href="https://www.guancha.cn/JiXinGe/2020_04_06_545625.shtml"><text:span text:style-name="T5">https://www.guancha.cn/JiXinGe/2020_04_06_545625.shtml</text:span></text:a><text:s/><text:line-break/><text:line-break/>亨利•基辛格：新冠大流行将永远改变世界秩序 <text:line-break/><text:line-break/>2020-04-06 08:30:31 来源：观察者网 <text:line-break/>最后更新: 2020-04-06 09:00:18 <text:line-break/>【文/基辛格】 <text:line-break/><text:line-break/>新冠肺炎全球大流行下的超现实气氛让我不禁想起自己年轻时参加二战突出部战役的经历，当时我在第84步兵师。今天的情况和1944年末一样，有一种危险的征兆。这种危险不是针对任何特定的人，但带有惊人的随机性和毁灭性。我们当今的时代和那个遥远的年代相比有着很大区别。那时候，有种国家的终极目标在锤炼着美国的坚毅。如今，在一个分裂的国家，我们需要有效率、有远见的政府，才能克服规模和范围都前所未有的全球性障碍。而维持公众信任对于社会内部团结、社会间关系以及国际和平与稳定而言都至关重要。 <text:line-break/><text:line-break/><text:line-break/><text:line-break/>《华尔街日报》4月3日刊文《新冠大流行将永远改变世界秩序》 <text:line-break/><text:line-break/>国家的团结和繁荣建立在这样的信念之上：他们的体制能够预见灾难、控制影响并恢复稳定。等到新冠大流行结束时，许多国家的体制将被认为没能经受住考验。这种判断是否客观公正并不重要。因为现实就是，经历新冠疫情之后，世界将不复原貌。而纠缠于对过去的争论只会让我们更难去做该做的事。 <text:line-break/><text:line-break/>新冠病毒正以我们前所未见的规模和残暴汹涌来袭。疫情正呈现指数级蔓延：美国的感染病例每五天就翻一番。截止撰稿之时，仍然没有治愈新冠肺炎的特效方法。医疗物资也不足以应付一波又一波的病例。重症监护病房已不堪重负。检测能力不足以确认病毒感染的范围与程度，更不用说阻断病毒传播。但距离疫苗成功研制，还有12到18个月。 <text:line-break/><text:line-break/>美国政府在避免即刻爆发的大灾难方面做了扎实的工作。终极考验是能否控制住疫情蔓延、扭转局势，且疫情逆转的方式和规模能保持住公众对美国人自我管理能力的信心。无论这场抗击危机的战斗多么浩大、多么必要，都不应挤掉这个紧迫的任务：为过渡到新冠疫情后的新秩序建立一个平行机制。 <text:line-break/><text:line-break/>各国领导人主要在国家层面处理这场危机，但这种病毒对社会的穿透力是不分国界的。虽然病毒对人类健康的侵袭是一时的——至少希望如此，但它所引发的政治和经济动荡可能会持续几代人。没有一个国家，包括美国在内，仅凭一国之力就能战胜病毒。应对眼下亟待解决的问题，最终必须同全球合作的愿景和方案相结合。如果我们不能双管齐下，那么在两个问题上都会面临最坏的结果。 <text:line-break/><text:line-break/>如果借鉴马歇尔计划和曼哈顿计划的设计经验，美国必须在三个领域做出巨大努力。第一，增强全球对传染病的抵御能力。医学科学领域的成功，从脊髓灰质炎疫苗研制，到天花的根除，再到依托人工智能和统计技术的医学诊断不断涌现的奇迹，都让我们陷入了危险的自满情绪。我们需要开发控制传染病的新办法和新技术，以及足以覆盖大规模人口的疫苗。市、州和地区必须站在科学前沿奠定基础、协同规划并积极探索，时刻准备保护其民众免受流行病的侵害。 <text:line-break/><text:line-break/>第二，努力治愈世界经济的创伤。全球领导人从2008年金融危机中吸取了重大教训。当前的经济危机更为复杂：从蔓延速度和全球范围来看，新冠疫情引发的经济收缩是史上未见的。此外，采取必要的公共卫生措施，如保持社交距离、关闭学校和企业，也加剧了经济阵痛。我们还需要相关计划来减轻疫情或将对世界最脆弱人群造成的混乱影响。 <text:line-break/><text:line-break/>第三，维护自由世界秩序的原则。现代政府创建的传奇始于由强大的统治者保护着的、被城墙围绕的城市。这些统治者，有的专制、有的仁慈，但都强大到足以保护民众免受外敌侵略。启蒙思想家重新构建了这一概念，认为合法国家的目的是满足人民的基本需求：安全、秩序、经济福祉和正义。个体无法凭一己之力获得这些。然而在一个繁荣有赖于全球贸易和人员流动的时代，这场大流行促使人们重建高墙，引发了一场不合时宜的“怀旧”。 <text:line-break/><text:line-break/>全世界的民主国家都需要捍卫和维持他们的启蒙价值观。如果全球从权力与合法性的平衡中退缩，将导致社会契约在国家层面和国际层面的瓦解。然而，合法性与权力的平衡是延续千年的问题，无法在抗击新冠疫情的努力中同步得到解决。无论是国内政治还是国际外交，各方都需要克制，应分清轻重缓急。 <text:line-break/><text:line-break/>在突出部战役中幸存的我们，走向了一个日益繁荣和人类尊严得到提高的世界。今天，我们站在一个划时代的历史节点。各国领导人面临的历史性考验就是：应对危机，同时创建未来。一旦考验失败，世界将引火烧身。 <text:line-break/><text:line-break/>（观察者网凯莉译自《华尔街日报》） <text:line-break/><text:line-break/>附上原文在華爾街日報的連結： <text:line-break/><text:a xlink:type="simple" xlink:href="https://www.wsj.com/articles/the-coronavirus-pandemic-will-forever-alter-the-world-order-11585953005"><text:span text:style-name="T5">https://www.wsj.com/articles/the-coronavirus-pandemic-will-forever-alter-the-world-order-11585953005</text:span></text:a></text:p>
      <text:p text:style-name="P4">王修亮   |  2020.04.15 02:18   |   <text:a xlink:type="simple" xlink:href="http://palinfo.habago.org/Entry?Command=Information_PrintForum&amp;#FORUM39058"><text:span text:style-name="T4">#</text:span></text:a></text:p>
      <text:p text:style-name="P6">今天掛的是上午預約三十四號，建議我十點半到醫院。 <text:line-break/>素來不喜歡遲到，準時到達時，才二十八號，但是中間不斷切入十二號，十五號，二十一號……，大家似乎不喜歡約束與承諾，所以掛完了病號，卻毫不思考這個號碼所代表的時間意義與個人責任，反正我隨時可以來，你隨時得接待我，我不來也可以，也無須向你事先告知。 <text:line-break/>所以，醫院永遠無法估量大約的看診時間，準時來的人也只能捱著等。 <text:line-break/><text:line-break/>這也是一種自由嗎？ <text:line-break/>輪到我時，已經是下午一點二十分。 <text:line-break/>我三年來沒掛過病號，難得這樣被耽誤一次，醫生和護士豈不是天天如此？ <text:line-break/>怎樣的疲憊與負荷？ <text:line-break/>不忍與心疼。 <text:line-break/><text:line-break/>「大夫，我三月三十一日前一晚不舒服，當日發燒，額溫三十七度八，斷續起伏，一直到四月八日溫度才退到三十六度八。」 <text:line-break/>「有出國或接觸過出國的嗎？」 <text:line-break/>「沒有，我還有腹瀉、舌頭失去味覺……」 <text:line-break/>「確定沒有出國或接觸過出國的嗎？」 <text:line-break/>「沒有，之前是常去菜市場。我生病後今天第一次外出，想做個病毒篩檢，我是教師，怕若有病毒會傳染給學生。」 <text:line-break/>「沒有出國或接觸過出國的，不需要篩檢，怕大家都篩檢太浪費了。」 <text:line-break/><text:line-break/>額！ <text:line-break/>「大夫，請問有自費篩檢嗎？我想確定自己不帶有傳染性，我是教師。」 <text:line-break/>「你教大人還是小孩？」 <text:line-break/>「我教國小呢！」 <text:line-break/>中年的大夫看來很想幫忙，也有孩子吧！但是皺著眉頭，似乎找不到方法。 <text:line-break/><text:line-break/>「我給你照個X光，若是肺部發炎，篩檢站就願意篩檢，要不然就必須是『有出國或接觸過出國的』。」 <text:line-break/>「可是大夫，我早已退燒了，這樣照X看得出來？而且我整個病程就是高燒與腹瀉、失味，完全沒有咳嗽。」 <text:line-break/>「那也沒辦法，我這裡依規定不能直接給你篩檢，只有這個方法可以讓你獲得篩檢機會。」 <text:line-break/>看來「有出國或接觸過出國的」是個魔咒。 <text:line-break/><text:line-break/>果然片子照出來沒什麼疑問，我只好努力問清楚：「大夫，我怕的是傳染給別人，假若當初我有感染病毒，現在這種痊癒狀況，還有傳染性嗎？」 <text:line-break/>「無症狀者才會一直具傳染性，症狀出現的，只要發燒退了就沒有傳染性了，你不要擔心。」 <text:line-break/><text:line-break/>好吧！至少我可以外出、上課了。 <text:line-break/><text:line-break/>回到家，母女兩全身換裝清洗，打理置換床鋪被褥。 <text:line-break/>忙完了，坐在綠葉離離的小窗前，喝著熱烈的紅茶，悠然靜享。 <text:line-break/>一切如常。 <text:line-break/>我和熊姐本來就是離群索居的個性，這幾個星期沒有出過家門，即使在高燒昏沉的那一段時間，仍是一切如常。 <text:line-break/><text:line-break/>不期想起卡謬在鼠疫一書的的話。 <text:line-break/>「瘟疫剝奪了每一個人愛的力量，甚至於友情的力量。因為愛需要有一點未來，而我們只剩下片段的時刻。」 <text:line-break/><text:line-break/>二十歲看這本書時，相當生澀難解，遠不如赫賽的靈魂使我哭泣，五十歲再看時，不忍卒睹，最近又看了一遍，異常寧靜。 <text:line-break/>真正的愛異常寧靜，不論生死，無可剝奪。 <text:line-break/><text:line-break/>六十五歲以後，愛不再是熱情，而是一種深刻如核心的信仰，是大哥每天必來的一通電話，是雅真在家庭雜務中送到樓下的那一藍菜蔬，是相契的朋友在臉書上不避忌諱，急切地要求我務必去篩檢。 <text:line-break/><text:line-break/>我開始有一點了解霎那永恆的深刻。 <text:line-break/>未來，其實永遠存在於片段的此刻之中。</text:p>
      <text:p text:style-name="P4">洋洋   |  2020.04.14 23:54   |   <text:a xlink:type="simple" xlink:href="http://palinfo.habago.org/Entry?Command=Information_PrintForum&amp;#FORUM39057"><text:span text:style-name="T4">#</text:span></text:a></text:p>
      <text:p text:style-name="P5">曾在NBA多倫多暴龍及火箭隊打球的華裔球員林書豪，近日返回北京後，在臉書發了一篇3千6百字的長文，講述了自疫情開始後，他這幾個月的內心思考，以及對於美國亞裔族群安全的擔憂。 <text:line-break/>但他陽光的表示願意正面看待。 他說 :“我們看到了太多的善良，希望和光明。但是，我們也無法忽略黑暗的那一面。黑暗之中，我們可以一起成為衝破黑暗的那道光。” <text:line-break/><text:line-break/>文章發出後，引來排山倒海親綠網友的批評與謾罵，對林書豪所稱「新冠肺炎」有極大不滿，紛紛在他臉書及PTT上留言「好的，武漢肺炎」、「在外不要說你有台灣人的血，丟臉啊」、「先分清楚亞裔跟支那人有什麼不同好嗎過氣球星」、「舔共仔閉嘴」。 <text:line-break/><text:line-break/>林的反省、對歧視的反感及人道關懷，綠渣渣不在意。 <text:line-break/><text:line-break/><text:line-break/><text:line-break/>《黑暗尚未獲勝》 <text:line-break/><text:line-break/>我知道有些人希望在這篇文章中看到國與國之間的對立。東方對西方。他們希望這篇文章與政治有關。左派對右派。但我想說的跟政治一點關係也沒有。對我來說，我們現在所經歷的一切，是一場關於黑暗與光明的對決。 <text:line-break/><text:line-break/>我們人類現在似乎來到了一個十字路口。我知道手機或社群媒體或是每天不斷更新的新聞也許不是人性最好的展現，但是這似乎成為了我們現在唯一一面鏡子，不是嗎？我們無時無刻都在關注這些消息。那些小小的螢幕，在如今人類正在經歷一場難以想像的災厄之際，映照出我們最良善和最邪惡的一面。 <text:line-break/><text:line-break/>捫心自問，我們能為在這面鏡子裡看到的事物感到驕傲嗎？前些日子我在美國的時候，大家都問我一開始在中國看到的疫情是什麼樣子？而回到中國以後，大家反過來問我現在美國的狀況怎麼樣了？但當我真的靜下心仔細想想過去這幾個月裡我的遭遇，我沒有辦法對我們的所作所為感到自豪。其實老實講，對於到底要不要寫這篇文章我也是猶豫了很久，因為這些事情真的令人羞愧到難以啟齒。 <text:line-break/><text:line-break/>新冠肺炎爆發的初期我正身處在疫情的中心，但我那時候並沒有很嚴肅認真地看待這件事情，我也不確定為什麼，或許這就是人的本性吧。當時我住在中國、在中國打球，在這個我祖父母出生長大的地方，已經有許多人因為疫情喪命了，可是當時的我在想些什麼呢？說實話，我當時只考慮到我自己而已。 <text:line-break/><text:line-break/>當CBA宣布停賽的時候，我想著「好吧，算了，至少我還可以回加州看看我的家人，吃點很久沒吃的In-N-Out漢堡，在賽季重新開始之前稍微放鬆一下。」說句實話，我當時還真的很期待，因為能夠回家永遠都是件好事，還有那令人垂涎的超級雙層野獸漢堡。 <text:line-break/><text:line-break/>當下疫情對我來說似乎不太真實，明明已經有很多人家破人亡了，可是我卻還能想著放鬆和美食。但突然間情況急轉直下。 <text:line-break/><text:line-break/>美國開始出現很多的確診病例，某天早上我起床的時候冒冷汗又喉嚨痛，我非常擔心自己也被傳染了，更擔心那些有可能被我傳染的親朋好友們（感謝上帝，結果那只是個小感冒而已）。然後NBA停賽了，幾場比賽在熱身的時候被突然取消，很多事情漸漸成真了。之後加州開始實施「封城」，我哪裡都不能去，什麼都不能做。在我訓練的地方附近也開始出現確診病例，我的家人和朋友也開始擔心我，不斷傳訊息關心我。 <text:line-break/><text:line-break/>緊接著紐約地區的確診病例開始快速增加，我開始擔心遠在布魯克林的哥哥和家人們。你們可能會覺得我剛從中國回來，又遭遇到CBA停賽，我可能對這一切有更多的心理準備。但是事實上，我和所有人一樣的震驚，各種光怪陸離的現象不斷逼近，彷彿就像在看一部災難電影。突然之間，我很早之前就應該感到的那份同情心和真切的擔心開始充斥著我的思緒，因為這些事情開始與我息息相關。 <text:line-break/><text:line-break/>過去這段日子，我一直努力思考我應該說點什麼，除了思考還是思考，我並沒有太多其他的事情做（這就是隔離期間的生活寫照），想到我之前的心態是多麼愚蠢，也想著我總得做些什麼事情，從自身做起試圖改變現況，即便我已經回到了大半個地球外的北京。 <text:line-break/><text:line-break/>看到北京慢慢恢復以往的車水馬龍，人們開始回到自己的工作崗位，但是同時我也看到紐約時代廣場空蕩蕩的照片，我開始在這原地打轉，左思右想之後，我決定寫下這篇文章。到目前為止，2020真的是動盪不安的一年，沒有人能夠胸有成竹地掌控現況，然後我們了解到這個世界是多麼渺小，當我們視為理所當然的事物都不在了，我們人類也只剩下彼此相依為命。 <text:line-break/><text:line-break/>在過去一個月裡，我們見證了人性最好和最壞的一面。我們看到勇敢無比的醫護人員在防疫最前線奮勇作戰，其中許多人不顧一切為了治療患者甚至犧牲了自己的寶貴生命；我們看到居家隔離的人們在陽台上一同高歌，展現了互相鼓勵、團結積極的精神；我們看到許多被迫歇業的餐廳，每天仍然有員工辛勤地為醫院準備三餐；我們也看到許多善心人士對老年人、免疫力差的弱勢鄰居伸出援手，幫他們採買日常生活必需品。 <text:line-break/><text:line-break/>我們看到了太多的善良，希望和光明。可是我們也必須看到那黑暗的一面。從小到大我一直因為亞裔身分而受到不平等的對待，我有太多次被叫做「chink（中國佬）」、「orch dork（玩樂器的書呆子）」或是「chicken lo mein（雞肉撈麵），我老是被問到我的眼睛睜不睜得開，也被人喊過「滾回你的老家！」，即便是在「林來瘋」的那段時間，我也是飽受那些針對亞洲人的玩笑。 <text:line-break/><text:line-break/>我想我已經習慣了吧。 <text:line-break/><text:line-break/>我沒有想要興風作浪，我也不想讓所有事情好像都跟我是亞裔美國人這件事沾上邊，我只想要好好打球而已，當時我覺得大致上其實沒什麼好抱怨的。無非就是些難聽的話。 <text:line-break/><text:line-break/>但是在美國過去幾個禮拜，緊張和不安的情緒持續高漲幾乎已經到了無法收拾的地步，我們看到那些言語背後所隱藏的真正的黑暗面，那些話已經不只是垃圾話或者鄉民的酸言酸語，或者充滿仇恨的言論而已。 <text:line-break/><text:line-break/>在美國的亞裔族群不只是被人們用懷疑的眼光打量而已，他們被吐口水、被人開嗆、被人攻擊，這些事情竟然發生在他們自己的國家裡。在德州的米德蘭，有人試圖用刀襲擊一個帶有兩個小孩的家庭，就只是因為他們是亞洲人。在「停止仇恨亞太裔（Stop AAPI Hate）」這個組織創立之後的一周內，就有超過700例因為疫情而歧視亞裔美國人的案件通報（這個數字還只代表了有向該組織通報的案例），幾乎每個我認識的亞裔美國人都有認識的人在這段時間受到歧視。而實際上，這樣的情況正在全球迅速蔓延，這真的是既瘋狂又令人難過的一件事。 <text:line-break/><text:line-break/>我沒有辦法對此再置身事外了，我所愛的人們，包括我的親朋好友，他們真的害怕到連家門都不敢出，亞裔族群除了要對抗這次疫情為所有人帶來的恐懼與不安外，現在還要承受種族歧視所帶來的更大恐懼嗎？ <text:line-break/><text:line-break/>聽好了，我明白，我和所有人一樣，都有著自私和自以為是的一面。一直以來，我都太看重自己的的職業生涯和自身的安逸，但同時我也是一個樂觀的夢想家，我相信在這片黑暗之中，我們還是能夠選擇光明的。 <text:line-break/><text:line-break/>在這個全世界都在為生存奮戰的疫情之中，我們其實根本沒有餘力再去處理這推卸責任的遊戲或任何偏執狂的想法，可是事與願違，導致我們落到了這步田地。 <text:line-break/><text:line-break/>雖然我們沒有必要同時對抗病毒與種族歧視，我仍然選擇和那些挺身而出大聲疾呼的人們站在同一陣線。在這片仇恨與黑暗中，讓我們起身對抗種族歧視，更為我們的亞裔身分感到驕傲。我們也了解到「模範少數族裔」這個概念只是個迷思，低著頭只關心自己家庭的成就，或是我們自己小團體裡的成功並無法保障我們，我們必須學會勇敢地站出來，對抗任何的種族歧視和仇外情緒。看到很多沒有直接受到歧視影響的人們也站出來幫我們發聲是一件非常鼓舞人心的事，比如非裔和西班牙裔的領導人們，還有歌手卡蒂碧（Cardi B）、演員馬克·盧法洛（Mark Ruffalo），以及我的前隊友麥爾坎·米勒（Malcolm Miller）等人，這讓我們了解到我們不該只為了自己，更該為其他人挺身而出。 <text:line-break/><text:line-break/>我必須得這麼做，我們所有人都是，不論我們的種族、國籍、年齡，都必須成就更好的自己。但千萬不要誤會了，如果讀完這篇文章之後你只看到了種族歧視，那麼我的訴求就算失敗了。在這個最需要所有人團結一致力求生存的時刻，東西方對立、政治、種族這些議題，遠不及我們竭盡所能幫助他人，共同擊潰新冠肺炎來得重要。竭盡所能幫助三餐不繼的人、竭盡所能安撫充滿恐懼的人、竭盡所能關愛那些身心靈受到創傷的人，這些才是我希望大家看到的地方。這終究是光明與黑暗的戰役。 <text:line-break/><text:line-break/>事實是，我們有化為光明的潛力，因為我們每天都能看到成千上萬的人們選擇這麼做。沒有人能知道這場災難的衝擊究竟會有多大，但預期的結果都不太樂觀，我們將會花上很長一段時間從這場浩劫中復甦，但這段復甦的過程中，有太多太多的機會我們可以選擇成為照亮世間的光明。 <text:line-break/><text:line-break/>這並不需要是什麼特別浮誇或英勇的舉動，選擇光明也許就意味著問候一下自己身邊承受著心理壓力的朋友、也許是為自己送貨的人多說一句謝謝、也許是為受到霸凌的人站出來發聲、也許是在這個艱困的時刻多多支持一下自己家附近的書店和餐廳。甚至只是乖乖遵守居家隔離的命令，或停止在網路上發表那些中傷他人的言論，這都是選擇光明面的展現。 <text:line-break/><text:line-break/>前方的路走起來不容易，有時候黑暗會令人喘不過氣。每一天看到死亡數字不斷地攀升、看到失業率節節高漲、看到不斷上演的仇恨罪行，或許你會感到難以克服的負面情緒。 <text:line-break/><text:line-break/>但是請你記住，不論現在的你感到多麼無助，你並不孤單。我們一起感受悲痛，我們定能一起克服，終究我們將會一起再次茁壯，變得更加堅強。當這一切塵埃落定的時候，讓我們再看一眼那鏡中的自己，我們將沒有辦法欺騙自己，只能誠實回顧自己的所作所為。我相信我們將會看見自己的所作所為並感到驕傲。每一個善行都是舉足輕重，每一個義舉都能積少成多。 <text:line-break/><text:line-break/>在逆境中，我們不屈不撓；在挑戰中，我們排除萬難；在恐懼中，我們堅定信念；在黑暗之中，我們攜手同心成為衝破黑暗的那道光。謝謝你們能讀完這封信，我愛你們！ <text:line-break/><text:line-break/>「光照在黑暗裡，黑暗卻無法勝過光。」 《約翰福音》第一章第五節</text:p>
      <text:p text:style-name="P4">Ethan   |  2020.04.14 18:17   |   <text:a xlink:type="simple" xlink:href="http://palinfo.habago.org/Entry?Command=Information_PrintForum&amp;#FORUM39054"><text:span text:style-name="T4">#</text:span></text:a></text:p>
      <text:p text:style-name="P6">下面這部分提到的是委內瑞拉的部份。 之前還有文章不在下面，提到的是美沙聯合低油價策略配合QE。對世界經濟與金融的衝擊都很大，這部分可以看出來手法真的很厲害。 <text:line-break/><text:line-break/><text:line-break/>据环球网2020年4月9日报道，《保加利亚军事》网站援引Aviapro通讯社消息称，两架美国军用飞机在没有任何事先通报的情况下，从波多黎各空军基地起飞，突然逼近委内瑞拉领空。委内瑞拉的防空雷达发现了美军机踪迹后，迅速出动苏-30MK2战斗机进行拦截，不仅成功拦截了美军机，还迫使对方掉头撤退。 <text:line-break/><text:line-break/><text:line-break/>　　在此之前的4月2号，特朗普以涉嫌贩毒为名，全球通缉马杜罗，并悬赏1500万美金，随后，还以发动缉毒战争名义，派出“马金岛”号两栖攻击舰，以及萨摩赛特号和圣迭戈号船坞登陆舰，剑指委内瑞拉。 <text:line-break/><text:line-break/><text:line-break/>　　[“奈瓜塔”军舰沉没事件的幕后真相] <text:line-break/><text:line-break/><text:line-break/>　　从3月底到4月初，美国不断升级对委内瑞拉的军事施压。很多人以为，美国与委内瑞拉的政治军事摩擦不过是过去冲突的延续。实际上，美国中情局密谋入侵委内瑞拉已经进入实操阶段，尤以3月30号发生在委内瑞拉沿海的撞船事件为标志。这次撞船事件是美国通缉马杜罗并派遣军舰进入委内瑞拉沿海军事行动开始的信号。 <text:line-break/><text:line-break/><text:line-break/>　　2020年3月30号，委内瑞拉海军巡逻舰“奈瓜塔”号与一艘名为“坚决”号的邮轮相撞，撞船事件导致委内瑞拉“奈瓜塔”号军舰沉没。 <text:line-break/><text:line-break/><text:line-break/>　　委内瑞拉方面发现，这艘所谓的邮轮上居然携带着多达6艘的黑色军用冲锋舟。通常而言，邮轮的救生船都是按国际统一标准和式样打造的，而且，为了方便在海上救生中远距离识别，涂刷的颜色都是橘红色、橘黄色等，从来没有哪艘船只将自己的救生船涂刷成黑色。 <text:line-break/><text:line-break/><text:line-break/>　　那么，这些冲锋舟是用来干什么的呢？黑色冲锋舟一般是军队执行武装渗透之用。所以，这艘“坚决”号邮轮并非民用邮轮，而是正在执行秘密渗透任务的伪装船。通常意义而言，作为主动抓捕的军舰，都是采用接近船舷的方式登船执法，即便在执法过程中发生摩擦，也是两船船舷碰撞，但是，“坚决”号在接近“奈瓜塔”号军舰时，却是突然转向，并以船体最坚固的船首，瞬间撞沉了“奈瓜塔”号军舰，这是赤裸裸的谋杀。 <text:line-break/><text:line-break/><text:line-break/>　　6艘冲锋舟可以携带42名武装人员，在特朗普悬赏1500万美元通缉马杜罗的情况下，很显然，这是美国中情局策划的对委内瑞拉的军事渗透，类似于1961年中情局策划武装渗透并颠覆古巴的“猪猡湾事件”。今年2月份，委内瑞拉情报部门报告表示，美国及其美洲盟友正在密谋军事入侵委内瑞拉，但突如其来的全球性疫情使得这一战略无限期推迟，而撞船事件代表美国重新激活入侵颠覆委内瑞拉的军事活动。 <text:line-break/><text:line-break/><text:line-break/>　　特朗普政府之所以一定要颠覆委内瑞拉马杜罗政府，并非为其口头上鼓吹的什么缉毒、民主。因为，全世界全球最大的毒贩子，其实就是中情局，以及背后帮助毒贩子们洗钱的犹太华尔街财团。其实，特朗普政府瞄准的是委内瑞拉的石油资源。 <text:line-break/><text:line-break/><text:line-break/>　　委内瑞拉是世界石油储量第一大国，其大部分石油储藏区位于奥里诺科重油带上，所以委内瑞拉石油储量主要以重质原油为主，与美国轻质原油为主的石油储量结构正好互补。 <text:line-break/><text:line-break/><text:line-break/>　　在前面文章中血饮说过，美国石油结构以轻质原油为主，页岩气革命扩大生产以后，美国也只是提高了轻质致密油的产量，并未带来页岩油产量暴增。以轻质原油为主的能源结构决定了美国无法解决重油进口替代问题，所以美国不可能成为石油净出口国。美国重油加工能力巨大，但40%的重油进口依旧依赖委内瑞拉，其在墨西哥湾附近的重油加工厂都以委内瑞拉重油进口为原材料，而美国一旦攻占委内瑞拉，就可以大规模开采重油，轻重配比之后，就可以完全摆脱石油进口依赖，成为世界石油净出口国。 <text:line-break/><text:line-break/><text:line-break/>　　一旦占领或者实控委内瑞拉，美国就可以将委内瑞拉的石油产能提高到2100万桶，如果再加上沙特1200万桶的石油产能，就可以达到3300万桶，而俄罗斯产能只有1100万桶，伊朗石油出口已经被大幅削弱。这样一来，美沙两国就能够形成对俄伊两国3:1的压倒性优势，有这个产量和美国全球第一的原油加工能力以及华尔街金融定价权，美国就可以重新开启打开石油美元阀门，发动美元红移扩张，冲淡债务，解除金融危局。 <text:line-break/><text:line-break/><text:line-break/>　　[自给自足的“光荣孤立”] <text:line-break/><text:line-break/><text:line-break/>　　一旦美国拿下委内瑞拉，就可以打开石油美元阀门，并完全解决美国能源供应问题，这将从经济、金融方面为特朗普政府推行的孤立主义、单边主义提供强大支持，为美国全球战略转变提供强大支持。 <text:line-break/><text:line-break/><text:line-break/>　　所谓“孤立主义”，就是坚持不与任何国家结盟，完全独立地处理国际事务的外交原则，其精髓是"我们是为我们自己行动，不是为别人而行动的“。"孤立主义”是美国开国领袖华盛顿总统提出的，这一原则在小布什时代发展出了“单边主义”，即推行不受他国和国际机构影响，不建立和依靠联盟，对外完全独立地依靠自己的实力处理国际事务的外交政策。 <text:line-break/><text:line-break/><text:line-break/>　　仔细观察特朗普上台以后的政策，比如，政治上退出巴黎气候公约、TPP、北美自贸区、联合国教科文组织、联合国人权理事会、伊朗核协议、中导条约等等，这些都是在政治上实践“孤立主义”外交。历史上，从美国退出国联，到1929年经济大萧条爆发，美国同样执行的是“孤立主义”，关起门来过自己的小日子，放弃为国际社会提供共产产品，摆脱国际条约义务对自身的限制。 <text:line-break/><text:line-break/><text:line-break/>　　经济上，主张美国利益至上，着重于发展本国民生，“孤立主义”下美国自给自足显得尤为重要。美国一旦拿下委内瑞拉，能够自给自足地解决自身能源问题，同时控制南美洲和非洲这两个大宗产品产地，就可以实现以自身为主的“光荣孤立”。4月10日，美国白宫首席经济顾问库德洛呼吁，在中国的美国公司应考虑撤离中国，美国政府将提供全部的“搬家”费用支持。这一宣称，明显是在贯彻特朗普一直号召的美国企业迁回本土的系列政策。 <text:line-break/><text:line-break/><text:line-break/>　　政治上，美国将全面转向保守主义，不再向全球提供公共产品，而退出各种国际组织，就是拒绝再提供公共产品，这一政策是美国目前为了应对中俄联手以后美国优势相对下降的现状提出的。特朗普竞选和上台的时候也一直在鼓吹孤立主义，就是对美国势力相对下降的政策应对。横亘在墨西哥—美国边境上的隔离墙，就是美国日趋保守、孤立的形象代言。这与一战后美国退出国联的原因是一样的，是对自身实力不足认知下做出的反应，当时的美国充分认识到自身实力不足以撼动英法为主的殖民体系。 <text:line-break/><text:line-break/><text:line-break/>　　美国从新自由主义的开放到新保守主义的孤立，这一国家战略全面转变是犹太资本集团精英的共识，这一战略转变同样也被基辛格所确认。 <text:line-break/><text:line-break/><text:line-break/>　　当地时间4月3日，美国前国务卿基辛格在《华尔街日报》刊登评论，指出新冠疫情大流行将永远改变世界秩序。 <text:line-break/><text:line-break/><text:line-break/>　　基辛格在文章中指出，目前美国民意分化，必须有一个有效率、有远见的政府来克服当下在规模上和全球范围内“前所未有”的困难，因此维持公众的信任对于社会团结、社群关系和国际和平稳定是至关重要的。这句话翻译过来就是美国内部政治分裂在加剧，为了提高效率克服经济、金融、政治等危机，美国需要一个保守的、强力政府来统合资源克服危机。 <text:line-break/><text:line-break/><text:line-break/>　　这一点在上篇文章中，血饮就已经说过了，特朗普放纵疫情制造恐慌就是为了打击民主党，完成法西斯式集权，将唐纳德<text:span text:style-name="T11">･</text:span>特朗普塑造成阿道夫<text:span text:style-name="T11">･</text:span>特朗普，基辛格的意思是只有政府集权，才能够真正让权力之手干预整个社会，提高效率，才能防止危机之下的金融和社会秩序崩盘。 <text:line-break/><text:line-break/><text:line-break/>　　基辛格同时指出，要维护当前自由流动的世界秩序。他表示，由于疫情爆发，各国开始重新回到最初的“城邦国家”，由城墙包围起来不受外界侵害。由于疫情传播，在当下这个世界繁荣取决于全球贸易、人员流动的时代，“城邦国家”的城墙正在悄然复兴。 <text:line-break/><text:line-break/><text:line-break/>　　城邦制国家的表述与特朗普要求美国企业迁回美国本土暗合。城邦制国家指的就是全球各个国家在全球化时代构建的国际分工被瓦解，城邦制国家的城墙经济和政治民族主义崛起以后，更加关注本国经济安全而构建经济和政治壁垒，这会导致国际产业链分工将被全面拆散。 <text:line-break/><text:line-break/><text:line-break/>　　库德洛向全美呼吁在中国的美国公司应考虑撤离中国，就是美国分拆全球产业链的具体举措，一旦全球产业链被拆散的话，那么全球各国在经济民族主义旗帜下，为了经济安全，将重建全套产业链，等于进一步拆散目前在全球产业链上占据优势的、中国主导的中低端产业链，一旦拆散现有产业链，那么全球各国经济将各自为政，成为孤岛，各国之间的经贸联系也会因为贸易壁垒而萎缩。经济基础决定政治，同理，经济上的孤立导致全球保守主义抬头，国家与国家之间的信任下降，国家与国家在全球化时代构建的整体体系，将被拆分成古希腊时代零散的城邦，这就是美国的战略目的。 <text:line-break/><text:line-break/><text:line-break/>　　前面说到美国要将美国企业迁回境内实现再工业化，这样美国就可以像中国一样拥有几乎全部产业门类，成为全球经济核心，美国以自己为核心，通过类似美加、美墨双边贸易协议与其他国家重组国家贸易分工，建立以美国为毂，其他国家为点的类似自行车圈的国际分工。因为国家产业链被拆散，而中国的中低端产业链也被分割，那么，这一进程事实上变成了美国全球产业分工“去中国化”进程。 <text:line-break/><text:line-break/><text:line-break/>　　作为从上世纪60年代就执掌美国外交政策高级智囊的基辛格这次发表的讲话，已经指明了未来特朗普以及后续政府未来的政策走向。那些认为基辛格已经垂垂老矣，对美国未来路线规划已经失去判断力的砖家神棍，可以多喝点脑白金补补了。 <text:line-break/><text:line-break/><text:line-break/>　　基辛格时代必将过去，而接替基辛格执掌美国外交政策新的操盘手，也将与基辛格完成新旧转换。这个美国外交政策新一代的掌门人，就是同样出生犹太复国主义阵营的美国新保守主义领军人物，同时也是特朗普女婿的库什纳。 <text:line-break/><text:line-break/><text:line-break/>　　库什纳，从2017年特朗普上台以后就开始逐步掌控美国外交。在犹太复国主义内部，库什纳与内坦尼亚胡同级别，甚至可能更高。特朗普对库什纳几乎言听计从，其暗地里执掌美国外交政策以后，策划了很多起事件，比如：2017年6月22日报道，包括两架C130飞机在内的18架以色列战斗机昨天降落在沙特境内，帮助萨勒曼王储稳固地位；推翻民主党中东两国各自建国的路线图，唆使特朗普将美国驻以大使馆迁往耶路撒冷，并承认耶路撒冷为以色列首都；2018年9月，在以色列9900部队的追踪软件帮助萨勒曼成功从美国追踪卡舒吉行踪，并成功在伊斯坦布尔暗杀卡舒吉；一手规划“中东和平”计划，并得到内坦尼亚胡支持；策划让特朗普抹黑中国将新冠病毒命名为中国病毒，并完全操控美国从中国采购疫疗物资，甚至本身就是采购计划的实际决策者。新一代的美国外交政策掌门人，还没有正式揭开自己的真面目，却已经让世界见识到了他的阴毒。可以说，库什纳对中国的敌意更甚，处事更加低调，手段更加狠辣。 <text:line-break/><text:line-break/><text:line-break/>　　库什纳是1981年出生的，在犹太医药公司高新医疗技术保护下，其正常寿命肯定能超过基辛格。现在基因格寿命无多，新老外交掌门人完成交替以后，库什纳将成为犹太资本集团顶级智囊，成为未来60年与中国进行全球博弈的主棋手。那些认为基辛格之后，美国外交政策后继无人的神棍、砖家，多喝点六个核桃补补脑。 <text:line-break/><text:line-break/><text:line-break/>　　【美国的全球新战略】 <text:line-break/><text:line-break/><text:line-break/>　　在库什纳这个美国新一代外交政策掌门人控制下，美国新全球战略即将铺开。 <text:line-break/><text:line-break/><text:line-break/>　　一、吞并或实控委内瑞拉，解决能源问题。美国将在吞并委内瑞拉解决能源问题以后，再进一步扶持南美洲极右翼势力，打击左翼势力，而控制南美洲，就可以控制这个大宗产品来源地。 <text:line-break/><text:line-break/><text:line-break/>　　二、扶持萨勒曼王储尽快登基继承沙特王位。1985年出生的萨勒曼王储，在犹太医药技术下，同样可以活100年，然后再联合埃及总统塞西，塞西的母系血统中有犹太血统，这是以色列摩萨德当初联合中情局打掉穆尔西扶持塞西的原因。这样一来，加上以色列，就可以构成一个弧形防御带。美国一旦构筑起包括埃及、以色列和沙特为首的弧形隔离墙，意图阻止中俄冲破这里进入非洲腹地，防止中国控制非洲大宗产品产地，卡住中国一带一路从中东进入非洲的陆地走廊。 <text:line-break/><text:line-break/><text:line-break/>　　同时利用美国在印度洋在海军优势，威胁从埃塞俄比亚—吉布提再到马六甲、南海、东海的中国大宗产品贸易路线，这样就可以堵住中国，帮助美国强化对非洲大宗产品控制权。 <text:line-break/><text:line-break/><text:line-break/>　　血饮在以前文章说过，现在的犹太其实指的是可萨犹太，而非闪米特犹太。可萨犹太诞生于西突厥，而突厥王朝和可萨汗国采用的是双王制，也就是东西双王并存，相互支援，共同出兵。现在的以色列和美国构成双王制，以色列为东突厥，美国为西突厥，以色列在西部卡住中国从中东突入非洲必经之地，美国则从欧亚大陆南部和西部骚扰牵制中国，东西双王共同遏制中国。 <text:line-break/><text:line-break/><text:line-break/>　　三、强化美国从大西洋到印度洋到太平洋的海权优势。从目前中俄陆权辐射的欧亚大陆两端的大陆—浅水区向浅水区—深水区过渡区后撤，进一步依靠离岸岛屿国家，比如日本、英国等保持对欧亚大陆影响力。虽然是退了一步，但是力量反而会更加集中。如果中俄进一步向欧亚大陆两侧岛屿型国家施压，则美国会以中俄扩张为借口，重新在欧亚大陆组建新北约，甚至可以将欧亚大陆两侧北约合并为统一组织。 <text:line-break/><text:line-break/><text:line-break/>　　美国利用后撤后海权国家的恐惧，就可以重启冷战。从地图上看，一旦美国从埃及、以色列、沙特这块卡住中俄进入非洲陆地走廊，从海上威胁欧亚大陆南部海陆权交界线，并以英国、日本做桥头堡构建新冷战模式，世界历史就将重新回到1950年中苏签署友好互助同盟条约的战略态势。 <text:line-break/><text:line-break/><text:line-break/>　　彼时中苏为首社会主义国家控制欧洲东部、欧亚大陆几乎全部地区，并威胁欧亚大陆两侧英国和日本，美国当年就是在这种情况下制定了冷战遏制战略。对犹太资本集团来说，如果他们新一代的布局完成，也不过是将世界历史的时针重新拨回到70年前。他们承认自己面对中俄联盟暂时无法取胜，同时又拿出了新时代的战略方案。 <text:line-break/><text:line-break/><text:line-break/>　　如基辛格所说，疫情大流行永久性地改变了世界秩序格局。虽然美国退了一步，但却强化对非洲和南美洲的控制，加之中东地区有萨勒曼王储配合，依旧可以掌握世界石油和大宗定价权。 <text:line-break/><text:line-break/><text:line-break/>　　这种形态下，美国可攻可守，进退自如。如果遏制中俄成功，复制冷战胜利，那么，美国就可以重新控制欧亚大陆，控制世界；如果遏制中俄失败，美国金融系统发生氦闪，美元废纸化，美国破产，但其控制全球工业产品产地和农产品产地，依旧可以模仿大英帝国的特惠制，将加拿大、澳大利亚、英国、南美洲、非洲打造成一个经济循环圈，这个循环圈就像圣经中的诺亚方舟，漂浮在被大洪水淹没的世界之海上。 <text:line-break/><text:line-break/><text:line-break/>　　【养蛊为祸的特朗普政府】 <text:line-break/><text:line-break/><text:line-break/>　　经由基辛格之口，以犹太复国主义为核心的犹太资本集团将自己的战略图谋告诉了全世界，而疫情肆虐就是冲垮全球经济的大洪水，目前越来越多的证据证明特朗普就是在人为放纵疫情，比如：去年1月底美国情报机构就已经向特朗普预警疫情爆发，共和党私下召开“疫情吹风会”警示疫情即将在全美爆发，特朗普政府不仅一直坚持疫情可控绝不有所作为，甚至故意拦截运往马塞诸萨州的300万只口罩；4月12号，库什纳宣称，联邦储备是“我们的”，不会发给各州，让各州自己解决卫生用品库存问题，包括特朗普政府拖延向纽约州供应呼吸机，很多人将之归咎于美国医疗系统落后和医疗资源匮乏，这实际是一种错觉。 <text:line-break/><text:line-break/><text:line-break/>　　美国每十万人拥有ICU床位数是中国的十倍，说明其医疗资源丰富。2.2万亿经济刺激计划中有1000亿美元专门用来抗疫，而美国目前感染52万人，死亡超过2万人，致死率为3.8%。我们来做一个简单的推算：中国治疗一个重症病人需要花费70万，约合10万美元。根据中国-世卫组织专家组数据，轻症、重症、危重症比例分别为80%，13%和6%计算，美国拨付的1000亿美元足够治愈100万重症、危重症患者，整体可以对抗500万人的感染人群。从这个数字看，特朗普政府从开始就做好了应对500万美国人被感染的准备。他们预计可以承受500万人感染和100万人死亡。将这一数字与特朗普政府故意放纵疫情的系列事实以及美国充足的医疗资源结合起来，得出的结论就是：特朗普政府背后的犹太资本财团在故意放纵疫情，实行群体防疫，犹如在养蛊毒害全世界，制造惊天血案。 <text:line-break/><text:line-break/><text:line-break/>　　仔细观察这次疫情的爆发点，意大利米兰、伊朗库姆、中国武汉、日本横滨和目前已经严重的东南亚、印度、欧洲就会发现，这些地点几乎全部位于一带一路沿线，同时也位于美国主导的海权与中俄夺取欧亚大陆陆权分界线。而这次疫情遭遇重创的意大利、西班牙，则是债务危机最严重的欧洲国家，法国、德国是欧盟经济发动机。 <text:line-break/><text:line-break/><text:line-break/>　　在之前的文章中血饮就说过，意大利可能点爆欧债危机，现在这一苗头已经出现。据法新社4月8号报道，在4月7号举行的欧盟27国财政会议上，意大利和西班牙等疫情影响严重国家希望与德国为首的日耳曼富国共同举债发行抗疫债券，但是这一提议遭到德国、荷兰等国拒绝。意大利声称，本国经济在疫情打击下已经濒临死亡，只有抗疫债券才能够起死回生，在遭到拒绝以后意大利外长表示，如果欧盟国家不同意，那大家就“同归于尽”。毒性很强。 <text:line-break/><text:line-break/><text:line-break/>　　我们不能认为意大利主观上有让欧盟与之同归于尽的恶意，但意大利经济之所以濒临死亡，其根本原因是特朗普政府养蛊。意大利科学家已经证明，疫情早在去年9—10月份就已经在意大利传播，意方已经准备对之前疑似疫情死者进行开棺验尸，这就是要逼出疫情背后真相。这次的疫情打击了意大利、中国、日本、东南亚、印度等国，各国因为疫情相互攻击，制造隔阂，这本身就是基辛格希望看到的“城邦制国家”各自为政，纷纷自建“城墙”的情形。疫情只要蔓延下去，那么中俄陆权与美国主导海权分界线之间的沟壑就会越来越大，一旦意大利引爆欧债危机，全球经济进一步恶化，关税壁垒增多，那么，犹太资本集团希望看到的城墙就会越垒越高。这同样也是传说中的“屠术”。 <text:line-break/><text:line-break/><text:line-break/>　　除了疫情之外，美国还在大肆鼓励群体免疫，这个群体免疫要远比放纵疫情更加恶毒。我们知道，中国爆发疫情后在国家领导下，中国快速扑灭疫情，这让中国成为全球疫情海洋中的胜利孤岛。但是，境外疫情却在不断蔓延，特别是与中国联系最密切的美国，感染人数急速飙升，目前的52万远远没有达到犹太财团早已预计到的500万上限。 <text:line-break/><text:line-break/><text:line-break/>　　但是，中国经济与世界经济早就融为一体，中国经济运行不可能断绝与海外人员、贸易往来，这就会带来疫情倒灌，也就是疫情从海外其他国家传入中国，目前中国黑龙江绥芬河口岸居然成为境外疫情传入中国的最大的一个口岸，截止4月7号，已经确诊84例感染病例。目前特朗普政府强推群体免疫，在本国患病人数剧增的时候居然重新打开国门，这是明摆着向全世界输出疫情，放蛊去海外强行叩关。 <text:line-break/><text:line-break/><text:line-break/>　　之前，中国在3月28号已经宣布暂停入境一个月，但是在美国向全球输出疫情的情况下，我们不可能永久性封锁海外人员来华，或者断绝与一带一路所有国家经贸进出口联系。要知道中国南方地区的出口行业支撑了中国最大的就业板块，一旦全封闭，那么中国经济也将停止。从这个角度看，特朗普摆明了输出疫情，与当年英美向中国输出鸦片的套路是一模一样，都是要打击中国出口，疫情打击下美国在毛衣战中要求解决的中美贸易顺差问题直接顺势就能解决了。失去贸易顺差对债务杠杆的修复，中国经济将进一步恶化，美国的目的就达到了。 <text:line-break/><text:line-break/><text:line-break/>　　出口受损背后是中国在全球产业链中地位受到严重打击，如果持续恶化，其他国家必然寻求替代中国的产业链布局，比如库洛德呼吁美国企业撤出中国。美国此举印证了血饮在之前文章中担心的美国拆分全球产业链图谋，也印证了疫情对中国海外出口的冲击正在形成。 <text:line-break/><text:line-break/><text:line-break/>　　所以，群体免疫隔断中美以及中国与国外其他国家人员贸易往来，打击中国出口，意图将中国踢出全球产业链，执行特朗普政府梦寐以求的“去中国化”全球战略，暗合美国“孤立主义”经济路线。 <text:line-break/><text:line-break/><text:line-break/>　　说到这里有人可能会问，我们的疫苗即将研发成功，一旦疫苗成功不就可以阻止疫情蔓延吗？这个想法是不错，但中国研制的疫苗是单价疫苗，而目前海外新冠病毒已经出现了多种变异，甚至同一患者同时感染两种病毒。 <text:line-break/><text:line-break/><text:line-break/>　　据冰岛国家广播公司网站3月24日报道，冰岛德科德基因公司的主管卡里·斯特凡松近日在接受新闻采访时说，到目前为止，该公司已经对冰岛新冠肺炎检测中发现的大约40种新冠病毒变体进行了基因测序，并发现有一人同时感染了两种新冠病毒变体。 <text:line-break/><text:line-break/><text:line-break/>　　目前新冠病毒有A、B、C三个变种，中国境内是B种，这种情况下中国研发单价疫苗对其他变异病毒是无效的，这就像2016年年底中国陈薇团队在塞拉利昂研制的埃博拉疫苗对2019年出现的新埃博拉变异病毒无效是一样的。在这种情况下，如果注射单价疫苗就会产生ADE效应。 <text:line-break/><text:line-break/><text:line-break/>　　那么ADE到底是什么呢？就是抗体依赖增强，简称ADE。 <text:line-break/><text:line-break/><text:line-break/>　　疫苗就是无毒的病毒，用其激发人体免疫产生抗体，但是当遇到产生变异的同源病毒时，免疫系统派出之前的抗体与病毒厮杀，但因为病毒已经变异，所以抗体失效，其结果等于整个人体免疫系统被攻破，新变异病毒可以快速感染整个人体，ADE效应下会在患者内部产生百倍毒性，其死亡速度要远比没有抗体来得更快。这种情况下，之前的疫苗客观上充当了内应的角色。这种ADE效应已经在纽约年轻感染者身上出现。临床表现就是住院以后快速死亡，前一秒还活奔乱跳，下一秒心电图就拉直了。 <text:line-break/><text:line-break/><text:line-break/>　　现在全球输出疫情，高接触下病毒变异种类会越来越多，而疫苗研制需要很长时间。中国不可能在任何一种变异出来以后立马研制疫苗，而研制出来以后，下一种新的变异病毒又会再次出现，这与中国在非洲抗击埃博拉病毒成功之后又产生新变异病毒是一样的。 <text:line-break/><text:line-break/><text:line-break/>　　而如果说变异病毒是自然规律的话，那么特朗普代表的犹太资本集团还在背后暗中阻挠疫苗研发。我们知道，研制疫苗还需要变异病毒的基因序列，只要拿到基因序列就可以在本国实验室重组并激活，然后再研制针对性疫苗。但是，目前发布新冠病毒共享基因的数据库，从中国扑灭国内疫情以后，就诡异地再也没有更新过。这次的新冠病毒毒性属于P4级别，某些P3实验室也可以进行研究，而目前全世界除中国武汉以外，几乎所有的P3和P4实验室都掌握在犹太资本集团之手，他们不再发布新冠新变异病毒共享基因，就是要防止中国掌握新变异病毒样本。拿不到变异基因数据库，那么中国就无法研制新疫苗。 <text:line-break/><text:line-break/><text:line-break/>　　我们现在在回头看加拿大在美国唆使下扣押华裔病毒学家邱香果就会明白，将邱香果团队冻结的其中一个重要目的，就是防止其从加拿大P4实验室帮助中国，也是防止邱香果博士与陈薇团队合作抗击疫情，毕竟邱香果博士是全球顶尖病毒学权威。 <text:line-break/><text:line-break/><text:line-break/>　　中国研制疫苗本来就时间滞后，单价疫苗又会引起ADE效应，而一旦不能大范围推广注射，唯一的办法就是继续隔离。但是，病毒变异的速度随着美国放纵全球疫情会同样快速增大。这种情况下，中国研制疫苗的时间和采集病毒的步骤必须就是跟病毒赛跑。而中国在跑赢之前的这段时间，又不能全面打开国门，让境外被感染国家的民众大规模进入国内，这样一来，人员、物流、贸易和背后的中低端产业链受到重创，这将严重影响中国经济。时间拖得越长，其他国家为了不影响本国供应，只能跟随迁移产业链，这样美国从全球产业链上“去中国化”的阴险目的就达到了。 <text:line-break/><text:line-break/><text:line-break/>　　将全球产业链扯断，把中国踢出全球产业分工，然后控制日本和美国西部，阻止高新技术向中国流入，阻止中国打造新全球产业链，进而阻止欧亚融合。产业链没了，附着在上面的资金，技术，人才都会撤离中国回流美国，而一旦中低端产业链上的资金全部回流美国，美国的金融问题就几乎可以完全解除。美国建立以自己为中心的全球产业链分工，就可以重建金融殖民帝国2.0。 <text:line-break/><text:line-break/><text:line-break/>　　对全球来说，中国经济恶化，世界全球化完蛋，世界经济碎片化对美国有益无害，让每个国家经济体都成为孤岛，这就是基辛格说的全球重回城邦制时代的真正含义。 <text:line-break/><text:line-break/><text:line-break/>　　综上所述，疫情不仅将改变整个世界战略秩序，而且严重冲击全球经济一体化。经济决定政治，美国重返孤立主义和单边主义，是美国重塑世界秩序的开始，而放纵疫情就是要打碎全球秩序的基础——全球经济一体化，两者相辅相成，构成后疫情时代美国战略的全部。在这里血饮要说的是，那些认为特朗普政府会顾忌民众安危快速扑灭疫情的看法是一种心理学上的仿同，他们将中国政府保卫人民生命安全的主观善意套到了美国政府身上，特朗普政府是犹太资本集团控制的，他们早就制定了垃圾人口清理计划，死再多的美国底层民众和有色人种他们都不会在乎。自认高人一等的犹太复国主义只认为自己是人，别人都是蝼蚁，美国对待疫情的政策充分暴露犹太复国主义的种族主义的丑恶嘴脸。 </text:p>
      <text:p text:style-name="P4">陳真   |  2020.04.14 17:50   |   <text:a xlink:type="simple" xlink:href="http://palinfo.habago.org/Entry?Command=Information_PrintForum&amp;#FORUM39053"><text:span text:style-name="T4">#</text:span></text:a></text:p>
      <text:p text:style-name="P5">頗有同感。不過你貼的連結連不上，可否貼出內文？謝謝。 <text:line-break/><text:line-break/>疫情對祖國的長久傷害以及對世界的影響，至今難料。美國其實是很厲害的。</text:p>
      <text:p text:style-name="P4">Ethan   |  2020.04.14 17:16   |   <text:a xlink:type="simple" xlink:href="http://palinfo.habago.org/Entry?Command=Information_PrintForum&amp;#FORUM39052"><text:span text:style-name="T4">#</text:span></text:a></text:p>
      <text:p text:style-name="P6">美国前国务卿基辛格在《华尔街日报》刊登评论，指出新冠疫情大流行将永远改变世界秩序。 <text:line-break/>... <text:line-break/><text:line-break/>真邊有個網站，有深入的分析。 <text:line-break/>基本上美國不積極防疫的後面有重新拆解全球供應鏈的目的。 其中還有低油價，及控制委內瑞拉等步驟的配合。 最終打擊一帶一路歐亞經濟一體化的進程及原本全球化產業鏈的結構 <text:line-break/><text:line-break/><text:line-break/><text:a xlink:type="simple" xlink:href="http://www.dacankao.com/m/?a=viewthread&amp;;tid=181925&amp;;_bpage=1"><text:span text:style-name="T5">http://www.dacankao.com/m/?a=viewthread&amp;;tid=181925&amp;;_bpage=1</text:span></text:a></text:p>
      <text:p text:style-name="P4">陳真   |  2020.04.14 11:38   |   <text:a xlink:type="simple" xlink:href="http://palinfo.habago.org/Entry?Command=Information_PrintForum&amp;#FORUM39051"><text:span text:style-name="T4">#</text:span></text:a></text:p>
      <text:p text:style-name="P5">(又續) <text:line-break/><text:line-break/>台灣人渣媒體每天就是永不間斷地散播低能腦殘的仇中反華瞎捧自己的謠言。它媽的連這麼荒唐低能的鬼話也敢講。什麼叫做 "準確率三成vs.九成"，沒有知識也要有點常識。 <text:line-break/><text:line-break/>比方說，今天如果凡是咳嗽的病人來掛我的門診，我一概診斷為肺癌，那麼，我的 "準確率" 不就十成、百分之百了嗎？所有肺癌患者我一個也沒讓他跑掉。這跟美國的反恐政策一樣，只要看到人就殺，只要反美就是恐怖份子，保證恐怖份子一個也跑不掉，寧可錯殺一百，絕不放過一個。 <text:line-break/><text:line-break/>大家聽懂我在說什麼嗎？什麼叫"準確率"？是指專一性或敏感性？是一個也不放過？還是抓到的一定是凶手？有可能一個凶手也抓不到，但是抓到的全部不是凶手嗎？ <text:line-break/><text:line-break/>"樂透" 彩券裏有一種大獎是這樣：你從0到99挑出幾十個號碼，看你命中六個目標球之中的幾個，要是你能厲害到挑出94個全部沒中，那肯定也能獲得最大獎。這樣大家懂嗎？我要是不管怎麼猜都永遠猜錯，或是十個永遠都猜錯八個，那麼，我把我所挑出來的倒過來看，不就變成八成的 "準確率" 了？ <text:line-break/><text:line-break/>它媽的這些人渣媒體到底知不知道自己在說什麼，每天就是忙著散播各種腦殘謠言醜化大陸、瞎捧自己。 <text:line-break/><text:line-break/>還有，檢驗原理與取樣方式及獲取結果的時間以及檢測時機又是如何？你總不能完全不談這些而瞎掰什麼 "台灣九成準確率完敗大陸僅三成準確率"，那不是很腦殘很可笑嗎？這些有關檢驗與病毒的基本知識，差不多國中生物學的程度就能理解。 <text:line-break/><text:line-break/>怎麼從來不見什麼 "事實查核中心" 或什麼 "MyGoPen" 去打擊人渣黨與人渣媒體根本永無止盡完全數不清的謠言？ <text:line-break/><text:line-break/>陳真 <text:line-break/><text:line-break/>2020. 04. 14. <text:line-break/><text:line-break/>====================== <text:line-break/><text:line-break/>中國快篩僅驗出3成病毒 陳時中：讓台灣品牌在國際發光發熱 <text:line-break/><text:line-break/>自由時報 <text:line-break/><text:line-break/>2020-04-13 <text:line-break/><text:line-break/>衛福部長陳時中（右2）今日在行政院「醫藥防疫科技研發」記者會強調，台灣有一定競爭優勢，可看出看到台灣強的地方，在各種藥品不會那麼草率，要讓台灣的品牌要持續發光發熱。（記者陳鈺馥攝） <text:line-break/><text:line-break/>〔記者陳鈺馥／台北報導〕武漢肺炎全球延燒，中國所製造快篩試劑品質不佳，僅能驗出3成病毒，慘遭歐美許多國家退貨，反觀台灣投入快篩試劑研發，準確率高達9成以上。衛福部長陳時中今日在行政院「醫藥防疫科技研發」記者會強調，台灣有一定競爭優勢，可看出台灣強的地方，在各種藥品不會那麼草率，要讓台灣的品牌要持續發光發熱。</text:p>
      <text:p text:style-name="P4">陳真   |  2020.04.14 02:50   |   <text:a xlink:type="simple" xlink:href="http://palinfo.habago.org/Entry?Command=Information_PrintForum&amp;#FORUM39050"><text:span text:style-name="T4">#</text:span></text:a></text:p>
      <text:p text:style-name="P5">(再續) <text:line-break/><text:line-break/>大家可以看看以CIA為首的這些「假查核真控制」、「假查核真造謠」的所謂「事實查核」中心的搞法，掛追求真理羊頭，賣的卻是政治宣傳的狗肉，等我有空再寫，因為非常隱諱而複雜。真要寫，恐怕得寫成好幾本書。 <text:line-break/><text:line-break/>你看，他們說要「對抗不實疫情資訊」，自己卻睜眼說瞎話故意造謠，甚至到現在包括世界衛生組織以及無數學者專家都已經不斷大力譴責，這些造謠混蛋仍然還是故意使用「武漢肺炎」一詞。他媽的，若真要以地名或國名來命名，新冠病毒最有可能的正式名稱應該稱為「馬里蘭病毒」或更精確一點就是「德特里克堡（Fort Detrick）生化武器病毒」。 <text:line-break/><text:line-break/>至於這些混蛋叫大家要把它視為評價是非對錯之「真理中心」的民進黨官方機構，更是每天滿口謊言。比方說，公然造謠說他們在疫情之初就已預先警告世界衛生組織病毒已經「人傳人」，但這完全就是撒謊，完全就是把大家當白痴的低能謠言。 <text:line-break/><text:line-break/>陳真 <text:line-break/><text:line-break/>2020. 04. 14. <text:line-break/><text:line-break/>============== <text:line-break/><text:line-break/>MyGoPen加入Facebook在台灣的第三方事實查核計畫   <text:line-break/><text:line-break/>來源：MyGoPen 網站 <text:line-break/><text:line-break/>Charles Yeh  2020/3/30 <text:line-break/><text:line-break/>Facebook 在今天（2020/3/30）宣布在台灣擴大第三方事實查證計畫，在台再添合作夥伴，繼台灣事實查核中心（TFC）後，Facebook 將與 MyGoPen 合作，以遏止不實訊息擴散。MyGoPen 於 2020 年 3 月獲得 Poynter Institute 旗下單位 IFCN（International Fact Checking Network）的認證，也是台灣第二個加入的機構。 <text:line-break/><text:line-break/>MyGoPen加入Facebook第三方事實查核計畫 <text:line-break/><text:line-break/>未來 MyGoPen 將審查 Facebook 上的文章並對其內容的準確性給予評價，包括台灣的照片和影片。凡經過第三方事實查證機構評斷為不實的內容，該內容在動態消息中出現的次序將會降低，以大幅降低其傳散的機會。針對多次分享不實報導的粉絲專頁和網站，Facebook 會減少其內容曝光，而營利和廣告功能也會遭到移除。 <text:line-break/><text:line-break/>對此 Facebook 台灣公共政策經理陳奕儒表示：Facebook致力於遏止不實訊息的傳散，我們很高興新夥伴 MyGoPen 加入 Facebook 在台灣的第三方事實查證計畫。透過擴大計畫規模，強化 Facebook 在台灣事實查證的機制，同時 Facebook 也期待未來有機會與更多在地的事實查證單位合作，協助建立更加知情的社群，以確保平台安全及訊息的正確性。 <text:line-break/><text:line-break/>MyGoPen 總編審葉子揚表示：MyGoPen 致力於建構更乾淨的網路環境。我們很榮幸成為 Facebook 在台灣第三方事實查證計畫的合作夥伴，為打擊不實訊息一起努力。透過與 Facebook 合作，MyGoPen 未來將持續降低資訊落差，防止不實訊息流竄。 <text:line-break/><text:line-break/>對抗疫情不實資訊 <text:line-break/><text:line-break/>打擊不實訊息是 Facebook 長久以來的優先目標，除了第三方事實查證計畫之外，在新型冠狀病毒疫情期間，Facebook 也推出多項措施，對抗疫情相關的不實訊息與有害內容，包含移除 Facebook 及 Instagram 平台上被全球衛生組織或在地公共衛生機構，通知為不實或將可能為民眾帶來傷害之內容；針對錯誤治療與預防方法或是造成民眾對醫療資源混淆的訊息採取行動；阻擋與限制在 Instagram 上散布不實消息的主題標籤（hashtag），並主動尋找與盡可能的移除相關內容。 <text:line-break/><text:line-break/>另一方面，Facebook 也提供有用的資訊與支援，讓 Facebook 及 Instagram 的用戶能夠更容易的接觸與傳遞正確的資訊，包含人們在 Facebook 上搜尋武漢肺炎、冠狀病毒或 coronavirus 等關鍵字，以及在 Instagram 上使用病毒相關主題標籤（hashtag），或是在Facebook動態消息中看見協助預防新型冠狀病毒傳播的畫面時，Facebook 都會引導用戶前往台灣衛生福利部疾病管制署網站查看最新資訊。 <text:line-break/><text:line-break/>Facebook 致力於打擊平台上不實訊息，從 2016 年 12 月起開始推動第三方事實查證計畫，目前全球已有超過 55 家合作夥伴並涵蓋超過 45 種語言。透過與各地第三方查證機構合作，並在疫情期間推出多項額外措施，Facebook 為建立與維護一個安全與知情的社群環境盡最大的努力。</text:p>
      <text:p text:style-name="P4">洋洋   |  2020.04.13 22:29   |   <text:a xlink:type="simple" xlink:href="http://palinfo.habago.org/Entry?Command=Information_PrintForum&amp;#FORUM39048"><text:span text:style-name="T4">#</text:span></text:a></text:p>
      <text:p text:style-name="P6">一、台灣還有個網站叫真新聞，噁心的要死，裡面全是造謠、斷章取義、移花接木的假新聞，擺明是綠喳喳的側翼。 <text:line-break/><text:line-break/>二，我不是專業，僅能採集的各方我認為有道理的論點，整理提供參考 <text:line-break/>1、PNAS那篇文章"根"就錯了 <text:line-break/>蝙蝠冠状病毒序列RaTG13与新冠病毒虽然接近，但要用来确定“祖先”还差得太远。RaTG13与新冠病毒大约有4%的差异，即1000个以上的核苷酸，而新冠病毒的差异也就十几个，根本不能确定RaTG13哪些地方与真正的“祖先型”接近。 <text:line-break/>这篇文章有许多地方都犯了大错，包括内容、发现结论和发布的途径。 <text:line-break/><text:line-break/>首先是试图用蝙蝠病毒RaTG13给新冠树定根。这是最接近的非人病毒，但和新冠仍有超过1100个核苷酸的差异。然而请注意，由于某些原因，图上连到蝙蝠的分支比1100个核苷酸短些。 <text:line-break/><text:line-break/>实际上，关于内容我想说的就这么多，根定错了，所有的结论（包括《每日邮报》里的那些）都得不到支持了。 <text:line-break/><text:line-break/>2、PNAS那篇文章還有一個嚴重的問題。因為歐美在做肺炎檢測都必須有海外旅遊史，也就是在最一開始有去過武漢或中國回來的或者與武漢旅遊回來者有密切接觸者才檢驗(包含台灣在內，對於肺炎的檢測也是如此，沒有海外相關接觸史除非很嚴重，否則都跳過) <text:line-break/><text:line-break/>因此，一開始的統計樣本就已經明顯偏差，自然會得到的基因演化普遍與武漢有關的結論， <text:line-break/>再加上樣本人數太少，所以統計結果沒有參考價值。 <text:line-break/><text:line-break/>但還是可以就其爆發時間、地點及嚴重性，推測病毒最可能的源頭。 <text:line-break/>目前各國感染暴發時間及死亡數來看 <text:line-break/>第三代C型是傳染力與殺傷最強，症狀也最離奇的病毒(還有嗅覺味覺失靈等) <text:line-break/>第一代A型反而沒那麼嚴重的傳染力，殺傷面積也遠比不上第三代 <text:line-break/>因此可以大膽假設，可能還存在一個比A還原始的病毒，早在去年就已經開始悄悄傳播 <text:line-break/>在緩慢適應人體後，它逐漸成型為現在的A型，並被傳到了武漢再被發現。 <text:line-break/><text:line-break/>比較100年前的俗稱西班牙流感H1N1，第一波起源於美國陸軍基地， <text:line-break/>感染人數 跟死亡人數都不多....致死率也不高。 <text:line-break/>沉寂一段時間後，在歐洲等國爆發第二波大流行， <text:line-break/>感染與死亡人數就大幅飆升了.. <text:line-break/>其後還引發第三波大流行.... <text:line-break/>相同的病毒 <text:line-break/>但是 它是會變種的......傳播感染速度與致死率都不同的 <text:line-break/><text:line-break/>100年前俗稱西班牙流感H1N1，是不是和現在正在發展到第二波疫情的新冠病毒的脈絡很相似? <text:line-break/><text:line-break/>3、 <text:line-break/>"最早A的檢體來自於有中國旅遊史的病患" <text:line-break/>可解釋成病患在中國染病，也可解釋成病患把病毒帶到中國。 <text:line-break/>A型在其他國家競爭力都輸給B, C型，若不是比較早傳染取得時間優勢，那又會是美國的什麼特異體質，生活習慣，讓A型在美國反超B, C型，傳播速度甚至還超過其他國家的B, C型? <text:line-break/><text:line-break/>這個病在地廣人稀的美國傳播速度, <text:line-break/>遠超過世界上其他所有國家, <text:line-break/>而且有一半是其他國家(澳洲外)罕見的A型, <text:line-break/>這又如何解釋? <text:line-break/>劍橋大學專業學者研究的結論是新冠病毒A型是2019年9月-12月間 <text:line-break/>劍橋大學研究分析的結論是大陸爆發疫情的是B型病毒，是由A型變異而來，所以基於此大陸不可能是病毒最初的源頭 <text:line-break/><text:line-break/>相反，A型病毒是ABC三型中的最初始型，所以A型病毒的暴發國家地區反而才是要去鎖定尋找源頭的範圍 <text:line-break/>其實之前國外很多文章都有說過了~~ <text:line-break/>病毒初代(A)... 早就在人間傳播很多年了!! (最少1-2年) <text:line-break/><text:line-break/>A 不嚴重..傳播也慢....被當成流感了!! <text:line-break/>看演化圖就知道.... <text:line-break/>A美國澳洲很大量 &gt; 回到武漢&gt;變異A&gt;B(武漢) <text:line-break/>B(從 新加坡等..過去.) ..到歐洲&gt;變成C (變更毒) <text:line-break/>C 再回傳回 美國 (有A抗體沒用) <text:line-break/><text:line-break/>但是 大陸沒有C <text:line-break/><text:line-break/>4、 <text:line-break/>洛杉磯時報11日報導，美國加州聖克拉拉郡郡長、醫學博士史密斯說，新冠病毒很可能從去年12月就在加州傳播。 <text:line-break/>史密斯10日在簡報會上說：「新冠病毒一直在我們社區肆意傳播，可能已經存在相當一段時間。」他說，根據聯邦疾病管制與預防中心、加州衛生部門等的資料，新冠病毒在加州傳播的時間「比我們以為的早得多」，很可能「從去年12月就開始」。 <text:line-break/>至於先前為什麼沒有意識到，史密斯解釋說，當時美國正處於嚴重的流感季，「新冠肺炎症狀很像流感，如果你是輕症者，你不會意識到，甚至也沒有去看醫生。醫生或許也不會注意，因為他們也覺得這是流感」。 <text:line-break/><text:line-break/>5、观察者网已经修改了本来有问题的新闻 <text:line-break/><text:a xlink:type="simple" xlink:href="https://www.guancha.cn/industry-science/2020_04_11_546451.shtml"><text:span text:style-name="T5">https://www.guancha.cn/industry-science/2020_04_11_546451.shtml</text:span></text:a><text:s/><text:line-break/>常在河边走，哪有不湿鞋，媒体犯点错误很正常。 <text:line-break/>难能可贵的是在高位发表辟谣文章，修改错误新闻，观察者网还是很有诚意的。 <text:line-break/>为这样实事求是、知错能改的网站点赞。 <text:line-break/><text:line-break/><text:line-break/>三、我覺病毒來自哪裡並不重要，它是人類必須共同面對的敵人。當年西班牙病毒死了5000萬人，來源在美國，為何沒有引起這麼大反應 ?因為這次英美政客玩雙標，挑動民粹來掩飾自己的無能。</text:p>
      <text:p text:style-name="P4">陳真   |  2020.04.13 20:50   |   <text:a xlink:type="simple" xlink:href="http://palinfo.habago.org/Entry?Command=Information_PrintForum&amp;#FORUM39047"><text:span text:style-name="T4">#</text:span></text:a></text:p>
      <text:p text:style-name="P5">(續) <text:line-break/><text:line-break/>我一直都不太想批評那些所謂打擊假新聞的一堆「事實查核中心」 ，比方說 MyGoPen。為什麼不想批評呢？因為那還需要批評嗎？如果有個機構或團體以揭發假新聞為職志，就像巴勒網這樣，你想，臉書、孤狗、Poynter Institute、NED 以及這一切勢力背後的老大哥 CIA 會看上他並且給他資源找他合作嗎？沒把你當成寇讎往死裡打就不錯了，還表揚你，找你合作？ <text:line-break/><text:line-break/>CIA 及其底下的 NED 就是全世界最齷齪下流的謠言製造中心，透過造謠與壟斷媒體，在全世界各地製造顛覆動亂與發動侵略戰爭，他會給你大量金錢、給你權力地位與各種資源，請你來打擊假新聞以追求真理與真相？他媽的，你是以為大家都是白痴嗎？無恥也該有個底線。</text:p>
      <text:p text:style-name="P4">許世勤   |  2020.04.13 18:07   |   <text:a xlink:type="simple" xlink:href="http://palinfo.habago.org/Entry?Command=Information_PrintForum&amp;#FORUM39046"><text:span text:style-name="T4">#</text:span></text:a></text:p>
      <text:p text:style-name="P6">讀了一下發表在PNAS有關SARS-CoV2起源的文章， <text:line-break/>文章內容的描述中規中矩， <text:line-break/>白話點說，現在大概知道「兒子」在何時、何地生下了「孫子」， <text:line-break/>但「阿公」在何時、何地生下了「兒子」還不知道。 <text:line-break/>所以要找到起源，還需要更多資料。 <text:line-break/>文章內容根本沒提到「病毒源自中國散播於歐美」， <text:line-break/>更別說下這樣的結論了！ <text:line-break/>MyGoPen自行腦補，果然騙很大。 <text:line-break/>還是自己騙自己，連自己都不敢相信原來自己「帥到掉渣」。 <text:line-break/>然後我讀完文章的疑問是， <text:line-break/>如果12/24以後所得到的SARS-CoV2的基因序列， <text:line-break/>可以追朔「兒子」到生下「孫子」的歷史， <text:line-break/>那為什麼無法追朔「阿公」生下「兒子」的風流史？ <text:line-break/>這其中當然有個missing link， <text:line-break/>但這就表示「阿公」生下「兒子」應該早於武漢開始出現新型肺炎前。 <text:line-break/>這當然會有人說這就證明了「中國政府隱瞞」， <text:line-break/>然後一下子說「中國隱瞞」，一下子又拉像是李文亮醫師這樣的「吹哨者」， <text:line-break/>來表演「抓到了」，難道都不會覺得神經錯亂嗎？ <text:line-break/>難道吹哨者一直到武漢「出現」新型肺炎後才存在？ <text:line-break/>假如「阿公」在「中國」搞上「中國人」然後生下「兒子」， <text:line-break/>以演化的觀點來看，「中國」應該到處是「阿公」， <text:line-break/>總不可能生下「兒子」後，「阿公」們都移民了吧？ <text:line-break/>所以合理的追查，應該是追問「阿公」最多的地方吧?</text:p>
      <text:p text:style-name="P4">葉小慧   |  2020.04.13 12:57   |   <text:a xlink:type="simple" xlink:href="http://palinfo.habago.org/Entry?Command=Information_PrintForum&amp;#FORUM39045"><text:span text:style-name="T4">#</text:span></text:a></text:p>
      <text:p text:style-name="P5">MyGoPan的說法目前大量在媒體與網路傳播，很多台灣人選擇相信，因為要大家相信不是從武漢來的，就是打自己臉吧。 <text:line-break/><text:line-break/>這是劍橋大學新冠病毒變種報告第一作者Peter Forster接受採訪的影片，有他本人第一手的說明。 <text:line-break/><text:line-break/>No proof that COVID-19 originated in Wuhan: Peter Forster <text:line-break/>2020年4月11日 <text:line-break/><text:a xlink:type="simple" xlink:href="https://youtu.be/AQQf2yoymu0"><text:span text:style-name="T5">https://youtu.be/AQQf2yoymu0</text:span></text:a><text:s/><text:line-break/><text:line-break/><text:line-break/>以下轉自香港商報臉書對此影片的說明： <text:line-break/><text:line-break/>【劍橋大學新冠病毒變種報告第一作者：無證據表明新冠病毒起源于武漢】 <text:line-break/><text:line-break/>【香港商報網訊】4月8日，國際知名的學術期刊《美國科學院院報》(PNAS)发表文章「Phylogenetic network analysis of SARS-CoV-2 genomes」。論文由來自德國和英國的研究團隊共同撰寫，第一作者為英國劍橋大學的彼得·福斯特(Peter Forster)博士。 <text:line-break/><text:line-break/>福斯特介紹，此次研究目的是為了確定「原始病毒類型」。研究人員分析了自2019年12月24日至2020年3月4日期間從世界各地采集的160個新冠病毒(SARS-Cov-2)基因組的數據，发現了三個主要SARS-Cov-2變體，並根據氨基酸變化不同將其命名為A、B和C型。 <text:line-break/><text:line-break/>其中A型病毒與蝙蝠及穿山甲體內发現的冠狀病毒最為接近，為原始病毒類型，B型衍生自A型，C型衍生自B型。此外，三類變體在全球的分布范圍不同，差異極大。A和C型多发現于歐洲人和美國人中，B型是東亞最常見的類型。 <text:line-break/><text:line-break/>福斯特表示，研究表明新冠肺炎的首例感染病例可能是由蝙蝠傳到人，並发生在2019年9月13日到12月7日之間。因此2019年12月24日從武漢採樣的病毒基因組根本不能準確地告訴我們疾病的起源。 <text:line-break/></text:p>
      <text:p text:style-name="P4">康   |  2020.04.13 12:36   |   <text:a xlink:type="simple" xlink:href="http://palinfo.habago.org/Entry?Command=Information_PrintForum&amp;#FORUM39044"><text:span text:style-name="T4">#</text:span></text:a></text:p>
      <text:p text:style-name="P12"><text:a xlink:type="simple" xlink:href="https://www.cmmedia.com.tw/home/articles/20791"><text:span text:style-name="T12">https://www.cmmedia.com.tw/home/articles/20791</text:span></text:a><text:span text:style-name="T13"><text:s/><text:line-break/><text:line-break/>放下手邊的一切事情 <text:line-break/>立刻準備秘密存糧和合法武器吧 <text:line-break/>（勿謂言之不預）的警語已經出現</text:span></text:p>
      <text:p text:style-name="P4">陳真   |  2020.04.13 11:51   |   <text:a xlink:type="simple" xlink:href="http://palinfo.habago.org/Entry?Command=Information_PrintForum&amp;#FORUM39042"><text:span text:style-name="T4">#</text:span></text:a></text:p>
      <text:p text:style-name="P5">MyGoPen麥擱騙啊！ <text:line-break/><text:line-break/>陳真 <text:line-break/><text:line-break/>2020. 04. 13. <text:line-break/><text:line-break/>我發現，台灣有一些表面上查核所謂「事實」，但自己卻往往造謠的所謂「事實查核中心」之類的組織。比方說，我看到一個和臉書合作的什麼「MyGoPen」 (麥擱騙中心)，真的是騙很大。 <text:line-break/><text:line-break/>針對劍橋的這篇研究，全文請看： <text:line-break/><text:line-break/><text:a xlink:type="simple" xlink:href="https://bit.ly/2y3xWXo"><text:span text:style-name="T5">https://bit.ly/2y3xWXo</text:span></text:a><text:s/><text:line-break/><text:line-break/><text:line-break/>「麥擱騙中心」說：這論文並沒有告訴我們病毒起源於美國。 <text:line-break/><text:line-break/>「麥擱騙中心」這話並沒有錯，但是，論文卻告訴我們病毒的阿公出現在美國和澳洲，而中國卻找到病毒的兒子，卻幾乎沒有病毒的阿公。合理的推論之一是：病毒比較有可能起源於美國。 <text:line-break/><text:line-break/>但是，「麥擱騙中心」卻居然斬釘截鐵地告訴我們：劍橋的這篇研究「內容是描述 COVID-19 從中國和亞洲傳播到澳洲、歐洲和北美，描述世界各國的新冠病毒都可以追溯回中國。」 <text:line-break/><text:line-break/>它媽的真是睜眼說瞎話。這個「麥擱騙造謠中心」是把大家當白痴嗎？</text:p>
      <text:p text:style-name="P4">陳真   |  2020.04.13 00:51   |   <text:a xlink:type="simple" xlink:href="http://palinfo.habago.org/Entry?Command=Information_PrintForum&amp;#FORUM39041"><text:span text:style-name="T4">#</text:span></text:a></text:p>
      <text:p text:style-name="P5">也許，問題已經不是病毒從哪來，而是美國到底是有意製造這事件或純屬實驗室外洩之無心之過，抑或是真的只是源起美國的一場天災？若是有意製造，是在哪個階段蓄意為之？我對這些問題沒有明確答案，但若要說美軍參加武漢軍人運動會那一段只是一種無心之過，我是不信的。 <text:line-break/><text:line-break/>本想過年去大陸一遊，帶小孩看看祖國，沒想到一夕之間風雲變色；昨日還車水馬龍人聲鼎沸的街道與景點，瞬間在除夕那天，一覺醒來，突然整個人去樓空；親眼見證，相當震撼。我跟學姊說，一定是出大事了，要不然不可能如此果決而慘烈。 <text:line-break/><text:line-break/>曾經有一年，春節期間來到上海，還有一回是來到北京，方才體會到什麼叫逃難，整個車站、地鐵徹底擠爆，放眼所及，到處都是洶湧人潮。 <text:line-break/><text:line-break/>我想說的是，如果不是趕在除夕之前封城以及展開非常積極、宛如戰爭時期一般、簡直是三步一崗五步一哨、全面淨空的防疫措施，你想，經過中國春節幾億人口的流動與零距離接觸，中國就算沒有毀了，恐怕也只剩半條命，少說得有幾千萬人染病，上百萬人死亡，不可能只有區區八萬人染病，三千多人死亡。 <text:line-break/><text:line-break/>中國政府做事一向精準不莽撞，一定是因為看見了某種非常嚴重的後果，才會斷然做出諸如封城鎖國這樣的重大決定。 <text:line-break/><text:line-break/>而我想說的是，這隻病毒難道也仇中反華？偏偏就故意挑在春節前夕來搗亂，難道這也只是一種巧合？它媽的為什麼倒霉的事總是如此巧合？要是當初中共沒有斷然處置，讓大家照樣過年返鄉到處玩，中國豈不是毀了？ <text:line-break/><text:line-break/>我不想說服大家跟我有著同樣的 "陰謀論"，但我個人認為這絕非偶然或巧合。我不相信病毒剛剛好在春節數億人潮返鄉探親四處遊玩前夕，就很巧合地瀕臨疫情大爆發。若非斷然處置，這一劫恐怕逃不過。 <text:line-break/><text:line-break/>如果我的陰謀論是對的，意味著這說不定只是小菜一碟，往後還會有各種主菜上場。 <text:line-break/><text:line-break/>以我對美國的了解，沒有什麼事是他們做不出來的。中美鬥爭這盤棋，不分出個勝負不會喊停。 <text:line-break/><text:line-break/>在過去，你知道一覺醒來，諸事如常；你知道三、五年後的生活，不過就是反覆數上一千多遍的 "今天"，不會有什麼太大的改變。但是，日子似乎已經跟過去不一樣了。在不可測的變動中，我唯一確定的是：善會勝利，邪惡會落敗。甘地說得對："只要我們決心走在正確的道路上，遲早就會走到目的地。" <text:line-break/><text:line-break/>美帝呼風喚雨一百年，侵略戰爭無日無之，姦殺擄掠，壞事做絕，無人能攖其鋒。但是，歷史長河中，一百年其實也只是很短的一段時間；血腥帝國之終結，終究指日可待。沒有什麼邪惡人事物是能長久的。</text:p>
      <text:p text:style-name="P4">怡靜   |  2020.04.13 00:35   |   <text:a xlink:type="simple" xlink:href="http://palinfo.habago.org/Entry?Command=Information_PrintForum&amp;#FORUM39040"><text:span text:style-name="T4">#</text:span></text:a></text:p>
      <text:p text:style-name="P6">老羊貼出的在中國的瑞典女孩Amie Blomquist 寫的那篇中國如何"欺騙“全世界原本是貼在她個人臉書，已經被臉書刪除了。（說好的言論自由呢？） <text:line-break/><text:line-break/>最近看到一位中國學者和一位西方外交人員竟不約而同表示，中國只要好好做就好了，不用理會西方的抹黑。我不知道有多少中國人有這樣的想法？在我看來這是愚蠢至極，我身邊的腦殘完全相信媒體的任何說法，而且說出來的話就跟你媒體上看到的一模一樣，一字不漏的照抄，就像俄羅斯娃娃一樣，一個個拿出來看都是一樣的。 <text:line-break/><text:line-break/>前幾天剛好看到一位署名 深圳寧南山網友寫的一篇文章 <text:line-break/><text:line-break/>我們為什麼總是打不贏與論戰？ <text:line-break/><text:line-break/><text:a xlink:type="simple" xlink:href="https://bit.ly/3a2vCgv"><text:span text:style-name="T5">https://bit.ly/3a2vCgv</text:span></text:a><text:s/>(圖文並茂) <text:line-break/><text:line-break/>我自己是不太同意他說的，西方媒體的多元化。儘管媒體的數量多， <text:line-break/>但事實上這麼多媒體背後的大老闆就是那幾個而已。 <text:line-break/><text:line-break/>＝＝＝＝＝＝ <text:line-break/>我们为什么总是打不赢舆论战 <text:line-break/><text:line-break/>深圳宁南山 <text:line-break/><text:line-break/>04-11 07:24 <text:line-break/><text:line-break/>这一篇是短文，记录下突然的想法。 <text:line-break/><text:line-break/>我们总是更关注打舆论战的能力和手段，但是总是觉得，似乎我们还缺点其他什么东西。 <text:line-break/><text:line-break/>中国和西方媒体的能力和手段的差距，我们都体会到了， <text:line-break/><text:line-break/>在基础能力上，英语是国际语言，欧美的媒体尤其是英美的媒体是国际主流媒体， <text:line-break/><text:line-break/>欧美的整体实力也在我国之上，军事，科技，面积，人均收入，社会发展水平总体上都优于我国，而人总是天然的更爱听强者，爱听权威的声音。 <text:line-break/><text:line-break/>在对新闻的报道和新闻素材的挖掘的能力上，西方媒体确实也有非常过人的能力，反应速度很快又非常专业。 <text:line-break/><text:line-break/>在宣传手段上，西方媒体早已经形成了多维度的手段，社交媒体，官方媒体，民间媒体，不同利益方，不同观点，不同派别的媒体都有， <text:line-break/><text:line-break/>不同媒体之间观点相左的有之，支持反对党的媒体有之，支持执政党的媒体有之， <text:line-break/><text:line-break/>让民众有一种自己有多元化信息获取渠道，因此自己看待事情肯定能够客观公正的认知。 <text:line-break/><text:line-break/><text:line-break/><text:line-break/>但是在这些之外，我总觉得隐隐还有其他的东西，这个东西隐藏在言论多元化与言论自由的水面之下，是看不见的支撑舆论战的东西。 <text:line-break/><text:line-break/>2019年12月，为了反击西方在舆论上对我国新疆治理的各种噪音，CGTN（也就是以前的CCTV-9）发布了一个新疆反恐的中英文双语记录片，首次把大量的案情视频曝光，内容非常震撼，体现了恐怖分子对平民的残忍。 <text:line-break/><text:line-break/><text:line-break/>这个视频是为了反击西方舆论而制作的，我国的强力治理总体是成功的，新疆已经连续几年没有发生任何暴恐事件了，这简直是个奇迹，而新疆的经济也因为治安迅速好转而开始快速恢复，比较典型的是到新疆的旅游人数，2019年，新疆接待游客历史性突破2亿人次、实现旅游收入超3400亿元人民币，两项数据增幅均超40%，这充分说明了新疆治理给经济和人民生活水平发展带来的正面效应。 <text:line-break/><text:line-break/>这个视频的制作内容和水平是相当不错的,也首批揭露了大量的内容，可以说对观众来说，能够了解到很多新的东西。然而有意思的是，这个用心制作的视频， <text:line-break/><text:line-break/>在西方主流媒体中几乎可以说像是不存在一样。 <text:line-break/><text:line-break/>下图是胡锡进当时发的微博： <text:line-break/><text:line-break/>“新疆自治区近日发布了反恐纪录片，里面有很多前些年恐怖主义活动的视频。环球时报注意到，西方主流媒体集体漠视了这个纪录片，几乎什么报道都没有。它们是如何做到这种协调的？有意思。 ” <text:line-break/><text:line-break/><text:line-break/><text:line-break/>我当时看到这篇微博，和我之前一直的疑惑可以说不谋而合。 <text:line-break/><text:line-break/>那就是西方媒体虽然遍布在如此多的国家，有如此多的派别，有如此多的不同民族构成，有如此多的观点，但是却好像有一只看不见的手，在统一协调着他们的行动。 <text:line-break/><text:line-break/>欧洲，北美，澳新，我相信西方并不存在类似“中宣部”的组织能够统一协调这么多国家的媒体，但是他们就是神奇般的做到了。 <text:line-break/><text:line-break/>那么是什么统一指挥着西方媒体的行动呢？共同价值观 <text:line-break/><text:line-break/>西方人至少有着以下几条价值观，这些共同价值观非常容易的映射到了西方媒体上，统一指挥着他们的新闻报道。 <text:line-break/><text:line-break/><text:line-break/><text:line-break/>第一个共同价值观，对民主自由制度的绝对自信，对非西方道路的鄙视甚至是仇视 <text:line-break/><text:line-break/>西方人非常统一的，把世界分为两种，民主国家和非民主国家。 <text:line-break/><text:line-break/>对于非民主国家，西方人认为其制度是劣于民主国家的，中国自然肯定是非民主国家，再加上是共产党执政的，实行社会主义制度的国家，那就是更是相当于原罪了，必然是邪恶的，专制的，是最好从地球上被消灭的制度。 <text:line-break/><text:line-break/>在2020年2月14日的德国慕尼黑安全会议上，美国众议院议长佩洛西在慕尼黑安全会议的首日活动中讲话称，各国在建设5G网络时应远离中国科技公司华为。 <text:line-break/><text:line-break/>佩洛西表示，“中国正试图通过其电信巨头——华为，来输出其“数字专制”，威胁那些还没有采用他们技术的国家实行经济报复。” <text:line-break/><text:line-break/><text:line-break/><text:line-break/>请注意，佩洛西的这个讲话，非常明显是针对现场的欧洲国家人士，而其在谈话中反复提及“专制”两个字，就是利用了欧美的共识，那么就是中国是专制国家，那么来自中国的华为， <text:line-break/><text:line-break/>输出中国的“数字专制”就是可能的。 <text:line-break/><text:line-break/>对于这个讲话，当时在现场的中国人大外事委员会副主任委员傅莹有一段非常精彩的反驳，我微博还转了这个视频， <text:line-break/><text:line-break/>她是这样反问的：“技术是一种工具，自从40年前中国开始改革开放之后，中国引进了各种各样的西方技术，微软，亚马逊，IBM，它们在中国都非常的活跃， <text:line-break/><text:line-break/>自从我们开始1G，2G，3G，4G之后，所有的技术都是来自西方发达国家，但是中国保持了它的政治体制，共产党领导的政治体制获得了成功，并没有受到技术的威胁，那么为什么把华为的5G技术引入到西方国家，就会威胁到政治体制呢？你真的认为民主制度是如此的脆弱，能被华为区区一家高科技公司就能威胁到？” <text:line-break/><text:line-break/><text:line-break/><text:line-break/>这是一段非常棒的反驳， <text:line-break/><text:line-break/>佩洛西说中国通过华为输出数字专制，如果反驳点是“中国不是专制国家”或“不会利用华为“，那就是在对方话语体系里面，你也很难去现场推翻欧洲人和美国人的普遍共识，那就是中国是“专制国家”。 <text:line-break/><text:line-break/>而傅莹说“中国大量引进西方技术获得成功，制度也没有改变，为何反过来就不行，难道民主制度非常脆弱”，成功变成了民主制度强大还是脆弱的问题， <text:line-break/><text:line-break/>而非常显然不管是欧洲人还是美国人，其共识都是民主制度是全世界最强大的，这个反问成功的利用了这个共识，这是很赞的辩论技巧 <text:line-break/><text:line-break/><text:line-break/><text:line-break/>西方媒体的第二个共同价值观，就是白人内心深处的种族主义，潜意识里认为白人是最高等的，其他的种族都是不如白人的。 <text:line-break/><text:line-break/>还记得2018年9月的中国游客在瑞典的事件吗？这件事情发生在9月中旬，发酵了一个星期，本来事件已经有所降温。 <text:line-break/><text:line-break/>结果9月21日晚10点档的瑞典SVT电视台又播出了脱口秀节目，又把事件搞出了续集。当然，节目涉及到中国地图的部分，瑞典人很贴心的把台湾和藏南去掉了。 <text:line-break/><text:line-break/>在这个节目中，他们除了嘲讽中国游客曾先生一家之外， <text:line-break/><text:line-break/>还专门播放了一个小短片，叫做“欢迎来到瑞典”，专门用中文配音，我看了下，中文发音虽然能听出外国人口音，但是总体还是能听懂，不知道他们从哪里找的普通话说的还可以的瑞典人。并且为了防止中国人看不到，他们还专门上传到了优酷上面。 <text:line-break/><text:line-break/><text:line-break/><text:line-break/><text:line-break/><text:line-break/>片子不长，一个瑞典女人在里面扮演起了教育中国人的角色，旁白如下： <text:line-break/><text:line-break/>“尊敬的中国游客，欢迎来到瑞典，为了避免文化冲突，以下有些建议， <text:line-break/><text:line-break/>例如，我们不在历史建筑物外拉屎，但是你要是手上有一点大便，在瑞典，我们就洗手。 <text:line-break/><text:line-break/>你要是在路上看到一个人跟一条狗在一起的话，不是因为他刚刚买了午饭。 <text:line-break/><text:line-break/>在瑞典，我们用刀子和叉子吃饭，还有在吃饭的时候，我们不拉屎。 <text:line-break/><text:line-break/>另一个文化差异是你们中国人是种族主义者，但在瑞典，这里有黑人，犹太人，阿拉伯人，甚至有同性恋者，因为在瑞典，我们支持每个人的平等权利的原则，但是这个原则并不适用于中国人。 <text:line-break/><text:line-break/>我们热烈的欢迎中国朋友来到瑞典王国，但如果你们表现不好的话，我们会打你们的屁股。” <text:line-break/><text:line-break/>当然了，里面出现的中国人形象，是个戴着斗笠的小人，我仔细看了下，还好没有辫子，看来他们终于知道中国人不留辫子了。 <text:line-break/><text:line-break/><text:line-break/><text:line-break/>这么严重的针对中国人的种族歧视，充满了满满的白人优越感的节目在瑞典的电视台播出了，也遭到了中国的抗议，但是在西方媒体中，却几乎集体漠视了这起事件。 <text:line-break/><text:line-break/>这也说明一个事实，那就是对中国人搞种族主义攻击，在西方媒体眼中没什么大不了的，并不是什么问题。 <text:line-break/><text:line-break/>西方人的种族主义心态，其实非常严重， <text:line-break/><text:line-break/>俄罗斯人也是白人，但是只是他们的远亲，即使20世纪90年代俄罗斯也拥抱了民主自由制度，也依然受到西方的集体排斥和打压，才幡然醒悟。 <text:line-break/><text:line-break/>至于中国人，在种族血缘上和西方人差的更远，更是自然不在话下。 <text:line-break/><text:line-break/>多年前我去澳大利亚的首都堪培拉，那里有个战争博物馆，其中就有提到日本在袭击珍珠港之后全面发动对东南亚的进攻，而英军惨败，在博物馆的展板上，我很清楚的记得一句话，在分析英军战败的原因时，有一条是英国人普遍认为自己比作为亚洲国家的日本更加 superior。 <text:line-break/><text:line-break/><text:line-break/><text:line-break/>下图是贝克汉姆的儿子布鲁克林在自己的社交网站上上传了两张亚洲游客的图片，其中一张是一群亚裔游客坐在一条小船上，一张是一个亚洲游客在超市，他说这里不像是意大利了。 <text:line-break/><text:line-break/>他的两个兄弟还点了赞，实际上访问意大利的游客以欧美为主，前三名是德国，法国和美国，他们也不是意大利人，而他显然对外来游客最多的欧美并无意见。 <text:line-break/><text:line-break/>尽管这遭到了各界强烈的种族歧视批评而被迫删除， <text:line-break/><text:line-break/>但是高达几十万的点赞数其实很能说明问题。 <text:line-break/><text:line-break/><text:line-break/><text:line-break/>共同的种族主义价值观，使得西方国家媒体在面对俄罗斯，中国时，天然的站在对立面。 <text:line-break/><text:line-break/>俄罗斯无论和谁冲突，西方媒体都会坚定站在其敌对方一边，对待中国同样是如此。中国不少人，以为中国采取了西方一样的制度，就可能会被西方接纳，趁早放弃这个想法， <text:line-break/><text:line-break/>同样是基于种族优越性的价值观，会自然而然的产生西方在历史，文化都优于其他种族的各种思想。 <text:line-break/><text:line-break/><text:line-break/><text:line-break/>在共同价值观形成上，我国显然还有道路要走， <text:line-break/><text:line-break/>对于我们的制度和道路，非常多的人是不自信的，认为西方的制度优于中国制度，西方的道路优于中国的道路的人大有人在。 <text:line-break/><text:line-break/>你在中国做一个调查，中国制度和西方民主自由制度哪个更好，看法一定是分裂的，或者说至少不会达到西方那么一边倒的认为“民主自由制度就是好”的程度。 <text:line-break/><text:line-break/><text:line-break/><text:line-break/>不只是道路和制度的问题，对于我们的民族，也有很多人是不自信的， <text:line-break/><text:line-break/>和西方人几乎一边倒的在内心认为白人最为优越的共同价值观不同，我们非常非常多的人，认为自己是劣于外国人，认为西方的思想，文化和历史优于中国的思想，文化和历史。 <text:line-break/><text:line-break/>因而特别喜欢对中国的思想文化进行批判，喜欢谈论中国人的劣根性， <text:line-break/><text:line-break/>而对西方主要谈其先进性，对西方来的思想毫无保留的张开怀抱。 <text:line-break/><text:line-break/>这种思想到现在也还广泛的存在于中国人的思想中。现在在中国社会广泛存在的外国人优先新闻，我就不再叙述了，说多了会生气。 <text:line-break/><text:line-break/><text:line-break/><text:line-break/>你说中国媒体，中国的知识分子没有战斗力吗？ <text:line-break/><text:line-break/>其实我国不少媒体，尤其是一些市场化程度比较高的媒体， <text:line-break/><text:line-break/>专业性和战斗力是很强的，在揭露国内阴暗面方面， <text:line-break/><text:line-break/>各种深度报道，细节都能挖掘出来，这次疫情期间，各种原创和深度调查稿件就有不少， <text:line-break/><text:line-break/>在各个新闻网站评论数万，在微博上热搜，在微信公众号10万+， <text:line-break/><text:line-break/>比如说，现在全国上下都知道“吹哨人”是什么意思了，这个翻译过来的词汇加上事情的发酵，宣传力不就很强么？ <text:line-break/><text:line-break/>我国不少知识分子，对内也是很有战斗力的，对国内的阴暗一面批判起来很有深度，也很有思想，能够引起普通人的共鸣。 <text:line-break/><text:line-break/><text:line-break/><text:line-break/>媒体和知识分子，对国内进行深度报道和批评很有必要，有助于行使媒体监督的作用，推动中国的进步，要知道没有媒体监督，对我国并不是什么好事。 <text:line-break/><text:line-break/>我觉得有问题的是，在国内很有战斗力的媒体，在国内很有战斗力的知识分子，一涉及到对外的舆论战，在对外反击西方抹黑的舆论斗争中，他们就缺位了。 <text:line-break/><text:line-break/>我们的媒体，即使是那些市场化程度很高的媒体，尽管他们具备比较好的专业性，但是似乎对于在国际舆论场上和西方媒体怼正面兴趣不大，还不如我国的普通网友热情高。 <text:line-break/><text:line-break/>一个简单的例子， <text:line-break/><text:line-break/>比如这次疫情，我国各种媒体为体现武汉地方官员初期抗疫不力而制作的各种时间线非常多，体现出了对政府工作的监督和还原， <text:line-break/><text:line-break/>而在近期西方部分政客和媒体，炒作中国应该对欧美疫情爆发负责，甚至于要求我国赔偿的时候， <text:line-break/><text:line-break/>我就没有看到我国媒体有大量制作各种时间线，去反击西方政客和媒体， <text:line-break/><text:line-break/>来证明中国反应已经足够快，为世界争取了一两个月的时间，更不要说看到这些媒体去推特，脸书，youtube这些国际舆论主战场去发表时间线了，仅有看到的时间线还是我国官方发布的。 <text:line-break/><text:line-break/>难道反击西方政客和媒体的“中国负责论”不重要么？显然不是，恐怕国内很多人的内心，还真的是觉得我国就应该对疫情负责，道歉，赔偿。 <text:line-break/><text:line-break/>目前就数据来说，输出零号病人最多的国家是意大利，输出病例最多的国家是美国，中国输出的病例还远不如有智库发出“中国赔偿论”噪音的英国多，这些事实为何没有国内专业媒体去宣传呢？ <text:line-break/><text:line-break/>总的来说，中国媒体反击西方媒体，让我感觉最爽的一次是2016年8月环球时报发了一篇“澳大利亚，围绕南海猛窜的‘纸猫”，讽刺澳大利亚是“纸猫”， <text:line-break/><text:line-break/><text:line-break/><text:line-break/>在澳国引起强烈反响。澳主流媒体几乎全都转引了这篇社评内容，其中有些态度激烈，认为环球时报“威胁”澳大利亚，个别媒体甚至以讹传讹，宣称环时社评呼吁中国对澳大利亚“宣战”。 <text:line-break/><text:line-break/>他们总是借着各种理由攻击中国，没想到还会被反击，而偏偏“纸猫”这个词很有攻击性，又恰好了击中了内心优越的澳大利亚人的软肋，他们总是习惯居高临下的评判，讽刺和攻击中国，而一被反击自然反应激烈。 <text:line-break/><text:line-break/><text:line-break/><text:line-break/><text:line-break/><text:line-break/>不过当时多少让我疑惑的是，澳方是主流媒体全部上阵反华，中国为何只有一家报纸在怼？学习下洋人，来个左中右，保守极端，理中客各种角度立体化作战多好。 <text:line-break/><text:line-break/>总的来说，在国际舆论战场上，只有少数官媒，外交部发言人，中国驻外大使馆等官方力量在勉力进行反击。 <text:line-break/><text:line-break/>这让西方媒体开头来一句“中国官方控制的媒体某某报”或者“中国官方声称”就可以迅速的对读者进行暗示，看，这是来自专制中国的官方的声音。 <text:line-break/><text:line-break/>西方国家，他们不只是媒体在对外宣传，尤其是对中国的负面宣传方面很有战斗力，而且西方的知识分子也是同样的， <text:line-break/><text:line-break/>在之前的文章里面，我就发过张维为参加荷兰的The Nexus Institute组织的思想者论坛，大家可以看看，西方的知识分子在跟张维为讨论的时候，其表现出来对待中国呈现的是一种什么样的态度。其创始人面对张维为，就直接说中国没有人权，统治是基于恐惧，每年处死这么多人，还有童工等等，很有攻击性。 <text:line-break/><text:line-break/>2020：抛弃幻想，接受时代变化的现实 <text:line-break/><text:line-break/><text:line-break/><text:line-break/>对内和对外的战斗力差异，这背后我觉得还是价值观的构建问题， <text:line-break/><text:line-break/>我国不少人的价值观只把自己定位为中国的批判者，无论是制度，文化还是其他。内心深处还是认为自己样样不如西方，西方是先进的，因而不值得去批判，或者自己没有资格去批判。 <text:line-break/><text:line-break/>但是你看西方媒体的报道，不管哪个西方媒体， <text:line-break/><text:line-break/>他们会批判某个人，会批评某个政党，会批评某项政策，会批评某个国家， <text:line-break/><text:line-break/>但是绝不会批判自己的民主自由道路不如中国， <text:line-break/><text:line-break/>相反每一篇报道都会透露出对自己道路和制度的绝对自信。你见过BBC，CNN，纽约时报会不断报道说，西方道路不如中国社会主义道路，西方民主制度不如中国社会主义制度吗？ <text:line-break/><text:line-break/>西方媒体的新闻报道，你经常能或多或少读出他们对自己民主自由制度的自豪和优越感，我敢说每一个西方记者在面对中国和中国人的时候，他们内心深处都是认为自己的制度和道路更好更优越的。 <text:line-break/><text:line-break/><text:line-break/><text:line-break/>不只是制度问题，西方人还有共同的对中国的种族心理， <text:line-break/><text:line-break/>品牌商公开投放辱华广告（还记得D.G杜嘉班纳吗），瑞典电视台播放抹黑中国人的节目，造谣新疆“集中营”，抹黑中国在压迫藏族人，指责是中国应该对新冠疫情在欧美爆发负责，说中国封城没有人权， <text:line-break/><text:line-break/>总之对中国各种负面报道和指责毫无心理压力。 <text:line-break/><text:line-break/>美国黑人演员公然在奥斯卡颁奖典礼上说三个亚裔小孩是会计， <text:line-break/><text:line-break/>是因为他深知在以白人为主流的西方社会这样做并不会有灾难性后果， <text:line-break/><text:line-break/>他甚至还说“如果有谁不喜欢这个笑话，自己拿手机去推特留言吧。对了，你的手机估计也是这些孩子制造的。” <text:line-break/><text:line-break/>他们的共同价值观非常坚强。 <text:line-break/><text:line-break/>一个正常的中国人，一个正常的中国媒体的价值观， <text:line-break/><text:line-break/>应该是维护中国利益， <text:line-break/><text:line-break/>对中国的道路和华夏民族复兴有着高度的自信，你自己都不相信自己，绝对讲不好中国故事。要对内能够行使媒体监督，促进改革和进步， <text:line-break/><text:line-break/>对外也要敢于出击， <text:line-break/><text:line-break/>通过各种专业和真实的报道和西方媒体硬刚捍卫中国利益。 <text:line-break/><text:line-break/>现在时代已经不一样了，不能再总是对外唯唯诺诺，对内重拳出击。 <text:line-break/><text:line-break/><text:line-break/><text:line-break/>多少值得欣慰的是， <text:line-break/><text:line-break/>随着国力增强，我国的年轻人在道路和民族自信的共同价值观构建上，明显的超出许多， <text:line-break/><text:line-break/>另外外部环境的变化，尤其是来自美国的强大压力，也有利于我国构建团结一心，抗住外部压力实现民族复兴的共同价值观。 <text:line-break/><text:line-break/>这两个机遇带来的效果，在国内舆论场已经有所体现，而且随时间发展会越来越占优势。 <text:line-break/><text:line-break/>而在对外的舆论战，长期以来我国是以防为主，阻挡西方宣传渗透， <text:line-break/><text:line-break/>在国内舆论场共同价值观逐渐形成，和逐渐占据优势之后， <text:line-break/><text:line-break/>我们很快就会意识到，防守和龟缩是赢不了战斗的，必须要进攻才能获胜。</text:p>
      <text:p text:style-name="P4">穎芝   |  2020.04.12 13:40   |   <text:a xlink:type="simple" xlink:href="http://palinfo.habago.org/Entry?Command=Information_PrintForum&amp;#FORUM39039"><text:span text:style-name="T4">#</text:span></text:a></text:p>
      <text:p text:style-name="P5">【劍橋學者：新冠病毒存在三種類型，“原始類型”大量流行於美國】 <text:line-break/>鳳凰網科技 2020年4月11日 13:50 <text:line-break/><text:line-break/>據科技日報報導，4月8日，來自英國劍橋大學麥克唐納考古研究所等機構的研究人員在國際權威期刊《美國國家科學院院刊》（PNAS）發表文章《新冠病毒基因組系統進化網絡分析》，認為全球範圍內的新冠病毒可劃分三種類型，且在美國大量流行的可能是“原始類型”。#美國大量流行的可能是新冠病毒原始類型# <text:line-break/><text:line-break/>研究小組分析了2019年12月至2020年3月間測定的各國患者感染的新冠病毒基因組。結果發現全球新冠病毒分為三個有密切“血緣關係”的不同“變體”，分別標記為“A”、“B”和“C”。 <text:line-break/><text:line-break/>美國和澳大利亞的患者主要感染的是A型病毒，在武漢居住的美國人中也發現了A的變異版本。 <text:line-break/><text:line-break/>武漢甚至整個東亞地區主要流行的是B型病毒。 <text:line-break/><text:line-break/>C型則主要集中於在法國、意大利、瑞典、英國等歐洲國家，在新加坡和韓國等地也有少量存在，在中國內地並未找到。 <text:line-break/><text:line-break/><text:a xlink:type="simple" xlink:href="https://reurl.cc/xZ1gGN"><text:span text:style-name="T5">https://reurl.cc/xZ1gGN</text:span></text:a></text:p>
      <text:p text:style-name="P4">衛思燕   |  2020.04.12 11:56   |   <text:a xlink:type="simple" xlink:href="http://palinfo.habago.org/Entry?Command=Information_PrintForum&amp;#FORUM39038"><text:span text:style-name="T4">#</text:span></text:a></text:p>
      <text:p text:style-name="P6">文章第一作者、劍橋大學遺傳學家佛斯特（Peter Forster）接受訪問的視頻如下: <text:line-break/><text:line-break/>Cambridge University researchers discover three coronavirus strains <text:line-break/><text:a xlink:type="simple" xlink:href="https://www.youtube.com/watch?v=fB8M37gx5xM"><text:span text:style-name="T5">https://www.youtube.com/watch?v=fB8M37gx5xM</text:span></text:a></text:p>
      <text:p text:style-name="P7"><text:span text:style-name="T6">老羊</text:span><text:span text:style-name="T1"><text:s/>  |  2020.04.12 06:10   |   </text:span><text:a xlink:type="simple" xlink:href="http://palinfo.habago.org/Entry?Command=Information_PrintForum&amp;#FORUM39037"><text:span text:style-name="T2">#</text:span></text:a></text:p>
      <text:p text:style-name="P8"><text:span text:style-name="T1">有位名叫</text:span><text:span text:style-name="T7"><text:s/>Amie Blomquist </text:span><text:span text:style-name="T1">從</text:span><text:span text:style-name="T7">2012</text:span><text:span text:style-name="T1">年起就在浙江寧波生活的瑞典女孩</text:span><text:span text:style-name="T7">,</text:span><text:span text:style-name="T1">在疫情期間由於相信中國政府的管理能力也一直留在寧波</text:span><text:span text:style-name="T7">,</text:span><text:span text:style-name="T1">最近在推特上寫了幾段話</text:span><text:span text:style-name="T7">,</text:span><text:span text:style-name="T1">原意是和家人分享實際的情況</text:span><text:span text:style-name="T7">,</text:span><text:span text:style-name="T1">在瑞典引起了一點小小的共鳴（觀察者網說是「留言區爆了」，我覺得有點言過其實）。</text:span><text:span text:style-name="T7"><text:line-break/><text:line-break/></text:span><text:span text:style-name="T1">其中有段話可以非常明確的看出西方先進國家甩鍋中國的邏輯謬誤：</text:span><text:span text:style-name="T7"><text:line-break/><text:line-break/></text:span><text:span text:style-name="T1">＝＝＝＝＝＝＝＝＝＝＝＝＝＝＝＝＝＝＝＝＝＝＝＝＝＝＝＝</text:span><text:span text:style-name="T7"><text:line-break/></text:span><text:span text:style-name="T1">欧美：你</text:span><text:span text:style-name="T14">们从来没有告诉我们这种病毒有多危险，你们一直在虚报数据。</text:span><text:span text:style-name="T7"><text:line-break/><text:line-break/></text:span><text:span text:style-name="T1">中国：你从</text:span><text:span text:style-name="T14">来不相信我，不是吗？当我说这是一个大问题时，你坚持称这只是一个小流感。你为什么认定中国有数以百万计的人死了？如果你这么认为，这不正意味着它是一种高度危险的病毒？而你，早该做好准备！你怎么能一边相信我这死了那么多人的同时，却又认识不到病毒的危险？</text:span><text:span text:style-name="T7"><text:line-break/></text:span><text:span text:style-name="T1">＝＝＝＝＝＝＝＝＝＝＝＝＝＝＝＝＝＝＝＝＝＝＝＝＝＝＝＝</text:span><text:span text:style-name="T7"><text:line-break/><text:line-break/></text:span><text:span text:style-name="T1">懟得再好不過了。既然他們認為中國政府必定隱瞞實際疫情，感染與死亡人數必定比公布的要多得多，那不正說明這個病毒的危險性？那你們先進國家過去兩個月在幹甚麼？還是你們真的相信只有我們落後骯髒的亞洲人會被感染？</text:span><text:span text:style-name="T7"><text:line-break/><text:line-break/></text:span><text:span text:style-name="T1">因為格式的緣故，</text:span><text:span text:style-name="T7">Amie</text:span><text:span text:style-name="T1">的文字比較長，這裡我就只給出觀網的文章網址了：</text:span><text:span text:style-name="T7"><text:line-break/></text:span><text:a xlink:type="simple" xlink:href="https://user.guancha.cn/main/content?id=284773"><text:span text:style-name="T9">https://user.guancha.cn/main/content?id=284773</text:span></text:a><text:span text:style-name="T7"><text:line-break/></text:span></text:p>
      <text:p text:style-name="P7"><text:span text:style-name="T6">蘇龍祥</text:span><text:span text:style-name="T1"><text:s/>  |  2020.04.12 02:47   |   </text:span><text:a xlink:type="simple" xlink:href="http://palinfo.habago.org/Entry?Command=Information_PrintForum&amp;#FORUM39036"><text:span text:style-name="T2">#</text:span></text:a></text:p>
      <text:p text:style-name="P11"><text:span text:style-name="T1">美國有</text:span><text:span text:style-name="T7">9</text:span><text:span text:style-name="T1">，</text:span><text:span text:style-name="T7">10</text:span><text:span text:style-name="T1">月流感爆增的記錄，</text:span><text:span text:style-name="T7"><text:line-break/></text:span><text:span text:style-name="T1">武漢則是</text:span><text:span text:style-name="T7">12</text:span><text:span text:style-name="T1">月大爆發起點</text:span><text:span text:style-name="T7">+</text:span><text:span text:style-name="T1">野味可疑</text:span><text:span text:style-name="T7"><text:line-break/></text:span><text:span text:style-name="T1">很簡單，調美國</text:span><text:span text:style-name="T7">9~11</text:span><text:span text:style-name="T1">月流感感染活下來者進行新冠抗體檢測就知道了。</text:span><text:span text:style-name="T7"><text:line-break/></text:span></text:p>
      <text:p text:style-name="P7"><text:span text:style-name="T6">陳真</text:span><text:span text:style-name="T1"><text:s/>  |  2020.04.12 02:26   |   </text:span><text:a xlink:type="simple" xlink:href="http://palinfo.habago.org/Entry?Command=Information_PrintForum&amp;#FORUM39035"><text:span text:style-name="T2">#</text:span></text:a></text:p>
      <text:p text:style-name="P8"><text:span text:style-name="T1">劍橋的這篇研究，全文請看：</text:span><text:span text:style-name="T7"><text:line-break/><text:line-break/></text:span><text:a xlink:type="simple" xlink:href="https://bit.ly/2y3xWXo"><text:span text:style-name="T9">https://bit.ly/2y3xWXo</text:span></text:a><text:span text:style-name="T7"><text:line-break/><text:line-break/></text:span><text:span text:style-name="T1">它顯示幾點：</text:span><text:span text:style-name="T7"><text:line-break/><text:line-break/></text:span><text:span text:style-name="T1">一，找到病毒阿公（</text:span><text:span text:style-name="T7">A</text:span><text:span text:style-name="T1">）、病毒兒子（</text:span><text:span text:style-name="T7">B</text:span><text:span text:style-name="T1">）及病毒孫子（</text:span><text:span text:style-name="T7">C</text:span><text:span text:style-name="T1">）。</text:span><text:span text:style-name="T7"><text:line-break/><text:line-break/></text:span><text:span text:style-name="T1">二，病毒阿公在美國和澳洲，病毒兒子在中國，病毒孫子跑來歐洲。</text:span><text:span text:style-name="T7"><text:line-break/><text:line-break/></text:span><text:span text:style-name="T1">好，根據以上，最合理的</text:span><text:span text:style-name="T7"><text:s/>"</text:span><text:span text:style-name="T1">解釋</text:span><text:span text:style-name="T7">"</text:span><text:span text:style-name="T1">（我不是說</text:span><text:span text:style-name="T7"><text:s/>"</text:span><text:span text:style-name="T1">答案</text:span><text:span text:style-name="T7">"</text:span><text:span text:style-name="T1">）是：既然阿公在美、澳，那麼，源頭就是在美澳，兒子怎麼會是這一個病毒家族的源頭呢？有可能嗎？</text:span><text:span text:style-name="T7"><text:line-break/><text:line-break/></text:span><text:span text:style-name="T1">當然有可能。可能是阿公阿媽那一代先在中國起源，然後不知道為什麼卻</text:span><text:span text:style-name="T7">"</text:span><text:span text:style-name="T1">移民</text:span><text:span text:style-name="T7">"</text:span><text:span text:style-name="T1">去美澳，留下兒子在中國。兒子跑不出去，而且因為整個封城了，所以中國只有兒子，幾乎找不到阿公阿媽的足跡。然後，兒子有人偷渡跑到歐洲，生下孫子，並在歐洲定居，形成三代鼎立的局面。</text:span><text:span text:style-name="T7"><text:line-break/><text:line-break/></text:span><text:span text:style-name="T1">但是，假設今天如果研究發現病毒阿公阿媽就是在中國，兒子在美國和澳洲，孫子在歐洲。那麼，請問，大家還會套用上述的</text:span><text:span text:style-name="T7"><text:s/>"</text:span><text:span text:style-name="T1">可能性＂嗎？還會說也許美國就是起源地，病毒阿公阿媽起源於美國，然後不知道為什麼卻移民去中國定居，然後美國的病毒兒子又偷偷跑去歐洲玩，然後在歐洲生下孫子，從此定居在歐洲。</text:span><text:span text:style-name="T7"><text:line-break/><text:line-break/></text:span><text:span text:style-name="T1">大家聽懂我在說什麼嗎？我的意思是說，即便箭頭明顯指向美國才是病毒起源地，你照樣永遠可以在現有的證據上找到不同的解釋，然後把箭頭看你愛指向哪就指向哪。</text:span><text:span text:style-name="T7"><text:line-break/><text:line-break/></text:span><text:span text:style-name="T1">我不是說這些解釋說不通，而是說，今天如果研究發現病毒阿公阿媽就是定居在中國，人們馬上就會一口咬定答案就是這樣，而不會很體貼地幫它設想其它的可能性。</text:span><text:span text:style-name="T7"><text:line-break/><text:line-break/></text:span><text:span text:style-name="T1">其次，我不是說這些</text:span><text:span text:style-name="T7"><text:s/>"</text:span><text:span text:style-name="T1">另類的解釋</text:span><text:span text:style-name="T7">" </text:span><text:span text:style-name="T1">說不通，而是說，自然科學始終存在這樣的一個不確定性，所謂</text:span><text:span text:style-name="T7"><text:line-break/>"</text:span><text:span text:style-name="T1">研究發現</text:span><text:span text:style-name="T7">"</text:span><text:span text:style-name="T1">和</text:span><text:span text:style-name="T7"><text:s/>"</text:span><text:span text:style-name="T1">結論＂之間，必然還是存在著某種</text:span><text:span text:style-name="T7"><text:s/>"</text:span><text:span text:style-name="T1">解釋空間＂；鐵證恐怕不會來自科學本身，而是同時得派出</text:span><text:span text:style-name="T7">007</text:span><text:span text:style-name="T1">去調查才行。要不然，不管你阿公與兒孫在哪找到，你永遠都能夠說也許因為這樣那樣，所以阿公又偷偷跑去哪了。</text:span></text:p>
      <text:p text:style-name="P7"><text:span text:style-name="T6">穎芝</text:span><text:span text:style-name="T1"><text:s/>  |  2020.04.12 01:37   |   </text:span><text:a xlink:type="simple" xlink:href="http://palinfo.habago.org/Entry?Command=Information_PrintForum&amp;#FORUM39034"><text:span text:style-name="T2">#</text:span></text:a></text:p>
      <text:p text:style-name="P8"><text:span text:style-name="T1">找到另一個連結：</text:span><text:span text:style-name="T7"><text:line-break/><text:line-break/></text:span><text:a xlink:type="simple" xlink:href="https://www.hk01.com/%E8%AD%B0%E4%BA%8B%E5%BB%B3/459778/%E6%96%B0%E5%86%A0%E8%82%BA%E7%82%8E-%E5%8A%8D%E6%A9%8B%E5%AD%B8%E8%80%85-%E7%97%85%E6%AF%92%E4%BE%86%E6%BA%90%E7%A0%94%E7%A9%B6%E7%9B%AE%E5%89%8D%E6%98%AF-%E7%87%99%E6%89%8B%E7%9A%84%E5%B1%B1%E8%8A%8B"><text:span text:style-name="T7">https://www.hk01.com/</text:span><text:span text:style-name="T1">議事廳</text:span><text:span text:style-name="T7">/459778/</text:span><text:span text:style-name="T1">新冠肺炎</text:span><text:span text:style-name="T7">-</text:span><text:span text:style-name="T1">劍橋學者</text:span><text:span text:style-name="T7">-</text:span><text:span text:style-name="T1">病毒來源研究目前是</text:span><text:span text:style-name="T7">-</text:span><text:span text:style-name="T1">燙手的山芋</text:span></text:a><text:span text:style-name="T7"><text:line-break/><text:line-break/></text:span><text:span text:style-name="T1">寫這篇研究文章的教授，認為新冠病毒可能起源於東亞，也就是說在武漢當地有發現Ａ型冠狀病毒，但是對於當地人卻是對此Ａ型病毒免疫，而當時有武漢旅行居住史的美國人感染到Ａ型病毒，他認為從現有證據來看美國的</text:span><text:span text:style-name="T7">A</text:span><text:span text:style-name="T1">型病毒有可能是從這個途徑過去的⋯</text:span><text:span text:style-name="T7"><text:line-break/><text:line-break/></text:span><text:span text:style-name="T1">但是這位教授表示：不論是哪篇論文，目前仍無法就病毒的來源地給出一個明確的答案。</text:span></text:p>
      <text:p text:style-name="P7"><text:span text:style-name="T6">陳真</text:span><text:span text:style-name="T1"><text:s/>  |  2020.04.12 01:34   |   </text:span><text:a xlink:type="simple" xlink:href="http://palinfo.habago.org/Entry?Command=Information_PrintForum&amp;#FORUM39033"><text:span text:style-name="T2">#</text:span></text:a></text:p>
      <text:p text:style-name="P11"><text:span text:style-name="T7">Kevin </text:span><text:span text:style-name="T1">同學，你看巴勒網這麼多年了，怎麼還這麼</text:span><text:span text:style-name="T7"><text:s/>"</text:span><text:span text:style-name="T1">單純</text:span><text:span text:style-name="T7">"</text:span><text:span text:style-name="T1">？一點也沒變。不但</text:span><text:span text:style-name="T7"><text:s/>"</text:span><text:span text:style-name="T1">單純</text:span><text:span text:style-name="T7">"</text:span><text:span text:style-name="T1">，而且你所述沒有一句合乎事實與現實。蘇俄人民又不是腦殘，怎麼會</text:span><text:span text:style-name="T7"><text:s/>"</text:span><text:span text:style-name="T1">嚮往</text:span><text:span text:style-name="T7">" </text:span><text:span text:style-name="T1">什麼</text:span><text:span text:style-name="T7"><text:s/>"</text:span><text:span text:style-name="T1">民主自由的富裕繁榮</text:span><text:span text:style-name="T7">"</text:span><text:span text:style-name="T1">？蘇聯人民又不是白痴，怎麼會想把美式民主制度給</text:span><text:span text:style-name="T7"><text:s/>"</text:span><text:span text:style-name="T1">移植</text:span><text:span text:style-name="T7">" </text:span><text:span text:style-name="T1">到蘇聯？我的天啊，難道我要寫上一百本書把講過一萬遍的話再全部重新寫一次？</text:span><text:span text:style-name="T7"><text:line-break/><text:line-break/></text:span><text:span text:style-name="T1">還有，如果民主指的是以民意和人民利益為最高指導原則，那麼，中國才是貨真價實的民主國家。如果獨裁專制指的是權力與資源的絕對壟斷，而且是壟斷在恐怕連千萬分之一都不到的極少數極少數人手上，並可為所欲為而絲毫不用負責，那麼，美國就是世界上最為獨裁專制的國家。</text:span><text:span text:style-name="T7"><text:line-break/><text:line-break/></text:span><text:span text:style-name="T1">還有，沒有人</text:span><text:span text:style-name="T7">"</text:span><text:span text:style-name="T1">不再</text:span><text:span text:style-name="T7">" </text:span><text:span text:style-name="T1">相信美式民主，應該說，原本就不信的人至今更不會信。原本就信的人，現在也還是一樣相信。</text:span><text:span text:style-name="T7"><text:line-break/><text:line-break/></text:span><text:span text:style-name="T1">幾十年前的美式民主，怎麼會是什麼眾人欽羡的什麼</text:span><text:span text:style-name="T7"><text:s/>"</text:span><text:span text:style-name="T1">金字招牌</text:span><text:span text:style-name="T7">"</text:span><text:span text:style-name="T1">？我的天啊！幾十年前的美帝，比現在更殘暴血腥許多，簡直是殺遍天下，而且是赤裸裸地透過純軍事手段大屠殺。</text:span><text:span text:style-name="T7"><text:line-break/><text:line-break/></text:span><text:span text:style-name="T1">或者說，現在的美帝血腥殘暴乃是以一種較為隱密緩慢而不易造成戲劇性衝擊的方式進行，例如以公衛與禁運做為一種軍事手段，屠殺數百萬伊拉克人；或是刻意摧毀敵國民生設施，製造數千萬難民，在缺乏新聞效應的情境下，緩慢地製造巨大傷亡；或是以民主自由為名，在世界各地製造動亂，供應走狗武器與金錢，鼓動內戰，藉機侵略或培植傀儡政權，鎮壓屠殺異己。</text:span><text:span text:style-name="T7"><text:line-break/><text:line-break/></text:span><text:span text:style-name="T1">至於你提到的烏克蘭、伊拉克與蘇聯等等等的各種描述，也都不是事實，你真的是完全外行。全世界也不會</text:span><text:span text:style-name="T7"><text:s/>"</text:span><text:span text:style-name="T1">持續推動</text:span><text:span text:style-name="T7">"</text:span><text:span text:style-name="T1">什麼</text:span><text:span text:style-name="T7"><text:s/>"</text:span><text:span text:style-name="T1">民主革新</text:span><text:span text:style-name="T7">"</text:span><text:span text:style-name="T1">。天快亮了，你還是趕快醒醒吧。</text:span><text:span text:style-name="T7"><text:line-break/><text:line-break/></text:span><text:span text:style-name="T1">蘇聯就是被美國搞垮的。當然，這是最主要最直接的原因。居功厥偉的就是我常提起的</text:span><text:span text:style-name="T7">Committee on the Present Danger</text:span><text:span text:style-name="T1">。手法之一類似目前之中美貿易戰、金融戰、貨幣戰與石油戰等等等（說不定也包括生物武器戰），有個操盤手很有名，叫做</text:span><text:span text:style-name="T7">Roger Robinson</text:span><text:span text:style-name="T1">，就是這位混蛋：</text:span><text:span text:style-name="T7"><text:line-break/><text:line-break/></text:span><text:a xlink:type="simple" xlink:href="https://bit.ly/2VkbDoe"><text:span text:style-name="T9">https://bit.ly/2VkbDoe</text:span></text:a><text:span text:style-name="T7"><text:line-break/><text:line-break/></text:span><text:a xlink:type="simple" xlink:href="https://bit.ly/2XqxYTA"><text:span text:style-name="T9">https://bit.ly/2XqxYTA</text:span></text:a><text:span text:style-name="T7"> <text:line-break/><text:line-break/></text:span><text:a xlink:type="simple" xlink:href="https://bit.ly/2VmiRYU"><text:span text:style-name="T9">https://bit.ly/2VmiRYU</text:span></text:a><text:span text:style-name="T7"><text:line-break/><text:line-break/></text:span><text:span text:style-name="T1">這混蛋似乎相信美國照樣能瓦解中國，但我一點都不信。</text:span><text:span text:style-name="T7"><text:line-break/><text:line-break/></text:span><text:span text:style-name="T1">我倒是相信</text:span><text:span text:style-name="T7">Johan Galtung</text:span><text:span text:style-name="T1">的</text:span><text:span text:style-name="T7"><text:s/>"</text:span><text:span text:style-name="T1">預言</text:span><text:span text:style-name="T7">"</text:span><text:span text:style-name="T1">：就在今年</text:span><text:span text:style-name="T7">( 2020</text:span><text:span text:style-name="T1">年</text:span><text:span text:style-name="T7">)</text:span><text:span text:style-name="T1">，無惡不作的美帝將走向崩潰，一個相對良善的</text:span><text:span text:style-name="T7"><text:s/>"</text:span><text:span text:style-name="T1">新美國</text:span><text:span text:style-name="T7">" </text:span><text:span text:style-name="T1">會誕生。不習慣讀英文的，有中文版：</text:span><text:span text:style-name="T7"><text:line-break/><text:line-break/></text:span><text:a xlink:type="simple" xlink:href="https://item.jd.com/11224975.html"><text:span text:style-name="T9">https://item.jd.com/11224975.html</text:span></text:a></text:p>
      <text:p text:style-name="P7"><text:span text:style-name="T6">穎芝</text:span><text:span text:style-name="T1"><text:s/>  |  2020.04.11 20:59   |   </text:span><text:a xlink:type="simple" xlink:href="http://palinfo.habago.org/Entry?Command=Information_PrintForum&amp;#FORUM39032"><text:span text:style-name="T2">#</text:span></text:a></text:p>
      <text:p text:style-name="P8"><text:span text:style-name="T1">昨天下午的中時電子報新聞：</text:span><text:a xlink:type="simple" xlink:href="https://reurl.cc/QdWpnM"><text:span text:style-name="T9">https://reurl.cc/QdWpnM</text:span></text:a><text:span text:style-name="T7"><text:line-break/><text:line-break/></text:span><text:span text:style-name="T1">在武漢大規模流行的是Ｂ型病毒，是由Ａ型病毒突變而來的⋯</text:span><text:span text:style-name="T7"><text:line-break/><text:line-break/></text:span><text:span text:style-name="T1">意外！英劍橋研究：新冠病毒有</text:span><text:span text:style-name="T7">3</text:span><text:span text:style-name="T1">類</text:span><text:span text:style-name="T7"><text:s/></text:span><text:span text:style-name="T1">在武漢已突變</text:span><text:span text:style-name="T7"><text:line-break/>13:31 2020/04/11 </text:span><text:span text:style-name="T1">中時電子報</text:span><text:span text:style-name="T7"><text:s/></text:span><text:span text:style-name="T1">馮英志</text:span><text:span text:style-name="T7"><text:line-break/><text:line-break/></text:span><text:span text:style-name="T1">肆虐全球的新冠病毒起源為何至今仍爭論不休，甚至引起美陸等國之間的政治口水戰，但由於疫情源於大陸武漢，讓外界普遍認為該地為病毒起源。不過據劍橋大學研究團隊指出，新冠病毒在全球至今已有</text:span><text:span text:style-name="T7">3</text:span><text:span text:style-name="T1">種病毒株，而這場大流行起源地大陸武漢，在當地流行的新冠病毒實際上已為突變的</text:span><text:span text:style-name="T7">B</text:span><text:span text:style-name="T1">型，而與最原始的病毒基因組</text:span><text:span text:style-name="T7">A</text:span><text:span text:style-name="T1">型主要出現在美澳，而在新加坡與歐洲流行的則為</text:span><text:span text:style-name="T7">B</text:span><text:span text:style-name="T1">衍生的</text:span><text:span text:style-name="T7">C</text:span><text:span text:style-name="T1">型。</text:span><text:span text:style-name="T7"><text:line-break/><text:line-break/></text:span><text:span text:style-name="T1">據英國劍橋大學《新冠病毒：以遺傳網絡分析大流行起源》（</text:span><text:span text:style-name="T7">COVID-19: genetic network analysis provides ‘snapshot’ of pandemic origins</text:span><text:span text:style-name="T1">）一文中利用「遺傳網絡」追蹤自去年</text:span><text:span text:style-name="T7">12</text:span><text:span text:style-name="T1">月至今年</text:span><text:span text:style-name="T7">3</text:span><text:span text:style-name="T1">月全球</text:span><text:span text:style-name="T7">160</text:span><text:span text:style-name="T1">基因組後，初步以地圖方式呈現病毒基因演變與擴散方式。</text:span><text:span text:style-name="T7"><text:line-break/><text:line-break/></text:span><text:span text:style-name="T1">研究分析顯示，與蝙蝠與穿山甲身上的冠狀病毒基因最為接近、最初傳到人類身上的病毒基因組的</text:span><text:span text:style-name="T7">A</text:span><text:span text:style-name="T1">型，雖然有出現在武漢，與在大陸主要流行的新冠病毒基因組並非相同。相反的，在大陸流行的反而是由</text:span><text:span text:style-name="T7">A</text:span><text:span text:style-name="T1">型演變的</text:span><text:span text:style-name="T7">B</text:span><text:span text:style-name="T1">型，並可最早追朔至去年聖誕夜，而</text:span><text:span text:style-name="T7">B</text:span><text:span text:style-name="T1">型也曾傳在武漢居住過的美國人身上發現過。</text:span><text:span text:style-name="T7"><text:line-break/><text:line-break/></text:span><text:span text:style-name="T1">研究指出，起源的</text:span><text:span text:style-name="T7">A</text:span><text:span text:style-name="T1">型主要出現在澳洲與美國等地，並造成當地超過</text:span><text:span text:style-name="T7">40</text:span><text:span text:style-name="T1">萬起確診病例，其中</text:span><text:span text:style-name="T7">2/3</text:span><text:span text:style-name="T1">的美國病例樣本為</text:span><text:span text:style-name="T7">A</text:span><text:span text:style-name="T1">型；而從</text:span><text:span text:style-name="T7">B</text:span><text:span text:style-name="T1">型演變而來</text:span><text:span text:style-name="T7">C</text:span><text:span text:style-name="T1">型，主要在歐洲等地流行，並在法國、西班牙、義大利、瑞典以及英國等地流行，而</text:span><text:span text:style-name="T7">C</text:span><text:span text:style-name="T1">型未能在大陸找到樣本，不過曾在新加坡、香港以及南韓出現過。</text:span><text:span text:style-name="T7"><text:line-break/><text:line-break/></text:span><text:span text:style-name="T1">研究人員指出，在武漢主要流行的</text:span><text:span text:style-name="T7">B</text:span><text:span text:style-name="T1">型，同樣在亞洲地區流行，但此一分枝在區域內並未進一步演變，推測武漢封城減緩了加速族群遺傳漂變得「奠基者效應」，或者</text:span><text:span text:style-name="T7">B</text:span><text:span text:style-name="T1">型已適應亞洲環境，導致突變速度減緩。</text:span><text:span text:style-name="T7"><text:line-break/><text:line-break/></text:span><text:span text:style-name="T1">該文第一作者、劍橋大學遺傳學家佛斯特（</text:span><text:span text:style-name="T7">Peter Forster</text:span><text:span text:style-name="T1">）表示，這項科技最廣為人所知是藉由</text:span><text:span text:style-name="T7">DNA</text:span><text:span text:style-name="T1">來追蹤史前人類的人口遷徙，並表示這應該是首次用來追蹤新冠病毒傳染途徑；他強調，新冠病毒有太多快速突變，導致難以完整追蹤新冠病毒的演化樹，研究人員也使用了數學演算，才將合理的病毒演化樹予以呈現。</text:span><text:span text:style-name="T7"><text:line-break/><text:line-break/></text:span><text:span text:style-name="T1">文章來源：</text:span><text:span text:style-name="T7">Study charts the “incipient supernova” of COVID-19 through genetic mutations as it spread from China and Asia to Australia, Europe and North America. Researchers say their methods could be used to help identify undocumented infection sources. </text:span><text:a xlink:type="simple" xlink:href="https://reurl.cc/2084Mr"><text:span text:style-name="T9">https://reurl.cc/2084Mr</text:span></text:a></text:p>
      <text:p text:style-name="P7"><text:span text:style-name="T6">衛思燕</text:span><text:span text:style-name="T1"><text:s/>  |  2020.04.11 14:29   |   </text:span><text:a xlink:type="simple" xlink:href="http://palinfo.habago.org/Entry?Command=Information_PrintForum&amp;#FORUM39030"><text:span text:style-name="T2">#</text:span></text:a></text:p>
      <text:p text:style-name="P9"><text:span text:style-name="T6">英國劍橋大學對</text:span><text:span text:style-name="T1">Covid-19</text:span><text:span text:style-name="T6">的研究成果發表了，</text:span><text:span text:style-name="T1"><text:line-break/></text:span><text:span text:style-name="T6">如果我沒理解錯誤，研究顯示，</text:span><text:span text:style-name="T1"><text:line-break/></text:span><text:span text:style-name="T6">病毒的源頭是美國，最早出現的時間點在九月中旬。</text:span><text:span text:style-name="T1"><text:line-break/><text:line-break/></text:span><text:span text:style-name="T6">原文在此：</text:span><text:a xlink:type="simple" xlink:href="https://www.cam.ac.uk/research/news/covid-19-genetic-network-analysis-provides-snapshot-of-pandemic-origins"><text:span text:style-name="T8">https://www.cam.ac.uk/research/news/covid-19-genetic-network-analysis-provides-snapshot-of-pandemic-origins</text:span></text:a><text:span text:style-name="T1"><text:line-break/></text:span></text:p>
      <text:p text:style-name="P7"><text:span text:style-name="T1">kevin   |  2020.04.11 13:00   |   </text:span><text:a xlink:type="simple" xlink:href="http://palinfo.habago.org/Entry?Command=Information_PrintForum&amp;#FORUM39028"><text:span text:style-name="T2">#</text:span></text:a></text:p>
      <text:p text:style-name="P8"><text:span text:style-name="T1">陳真醫師</text:span><text:span text:style-name="T7">:<text:line-break/><text:line-break/></text:span><text:span text:style-name="T1">我個人觀察</text:span><text:span text:style-name="T7">,</text:span><text:span text:style-name="T1">美國這近三十年來</text:span><text:span text:style-name="T7">,</text:span><text:span text:style-name="T1">把自由民主這樣的響亮招牌給玩臭玩爛了</text:span><text:span text:style-name="T7">,</text:span><text:span text:style-name="T1">現在各國對她的觀感從自由燈塔變成可憎惡霸</text:span><text:span text:style-name="T7">,</text:span><text:span text:style-name="T1">全然咎由自取</text:span><text:span text:style-name="T7">.<text:line-break/><text:line-break/></text:span><text:span text:style-name="T1">近三十年前</text:span><text:span text:style-name="T7">,</text:span><text:span text:style-name="T1">俄國人民嚮往自由民主與富裕繁榮的生活</text:span><text:span text:style-name="T7">,</text:span><text:span text:style-name="T1">因此自己解散蘇聯</text:span><text:span text:style-name="T7">,</text:span><text:span text:style-name="T1">希望能夠過與美國西歐一樣的生活</text:span><text:span text:style-name="T7">,</text:span><text:span text:style-name="T1">把民主制度移植過去</text:span><text:span text:style-name="T7">,</text:span><text:span text:style-name="T1">然而美國卻認為這是打死落水狗的好機會</text:span><text:span text:style-name="T7">,</text:span><text:span text:style-name="T1">藉機對過去的敵人落井下石</text:span><text:span text:style-name="T7">,</text:span><text:span text:style-name="T1">對其慘狀不聞不問</text:span><text:span text:style-name="T7">,</text:span><text:span text:style-name="T1">還趁機擴張勢力到俄國門口</text:span><text:span text:style-name="T7">,</text:span><text:span text:style-name="T1">導致戈巴契夫與葉爾辛這樣的民主派在國內兩面不是人</text:span><text:span text:style-name="T7">,</text:span><text:span text:style-name="T1">普丁上台後恢復經濟</text:span><text:span text:style-name="T7">,</text:span><text:span text:style-name="T1">且力阻外國勢力的侵略</text:span><text:span text:style-name="T7">,</text:span><text:span text:style-name="T1">挽救了俄羅斯</text:span><text:span text:style-name="T7"><text:s/></text:span><text:span text:style-name="T1">俄羅斯人現在只想走自己的路</text:span><text:span text:style-name="T7"><text:s/></text:span><text:span text:style-name="T1">不嚮往西方式民主</text:span><text:span text:style-name="T7"><text:s/></text:span><text:span text:style-name="T1">全是老美咎由自取</text:span><text:span text:style-name="T7"><text:s/></text:span><text:span text:style-name="T1">如果美國在蘇聯解體後不濟前嫌給俄羅斯來個馬歇爾計畫</text:span><text:span text:style-name="T7">2.0 </text:span><text:span text:style-name="T1">俄羅斯與中國早就是民主國家</text:span><text:span text:style-name="T7">----</text:span><text:span text:style-name="T1">即便領導依舊是普丁與習近平</text:span><text:span text:style-name="T7"><text:line-break/><text:line-break/>2003</text:span><text:span text:style-name="T1">年入侵伊拉克更是無恥</text:span><text:span text:style-name="T7">,</text:span><text:span text:style-name="T1">先用謊言忽悠全球</text:span><text:span text:style-name="T7">,</text:span><text:span text:style-name="T1">再來不顧全球反對公然俺開侵略戰爭</text:span><text:span text:style-name="T7">,</text:span><text:span text:style-name="T1">導致今天伊拉克還是動盪不安</text:span><text:span text:style-name="T7">,</text:span><text:span text:style-name="T1">說海珊多惡質</text:span><text:span text:style-name="T7">,</text:span><text:span text:style-name="T1">然而死於美國經濟制裁的伊拉克百姓</text:span><text:span text:style-name="T7"><text:s/></text:span><text:span text:style-name="T1">絕不少死於海珊屠刀下的人數</text:span><text:span text:style-name="T7">,</text:span><text:span text:style-name="T1">現在伊拉克的慘狀</text:span><text:span text:style-name="T7">,</text:span><text:span text:style-name="T1">讓大家不再信任美國式民主</text:span><text:span text:style-name="T7"><text:line-break/><text:line-break/></text:span><text:span text:style-name="T1">上個聽信老美的白痴叫做烏克蘭</text:span><text:span text:style-name="T7"><text:s/></text:span><text:span text:style-name="T1">趕走合法民選總統</text:span><text:span text:style-name="T7"><text:s/></text:span><text:span text:style-name="T1">全面反俄</text:span><text:span text:style-name="T7"><text:s/></text:span><text:span text:style-name="T1">今日呢</text:span><text:span text:style-name="T7">?</text:span><text:span text:style-name="T1">好日子來了沒</text:span><text:span text:style-name="T7">?<text:line-break/><text:line-break/></text:span><text:span text:style-name="T1">現在台灣還在迷信老美</text:span><text:span text:style-name="T7"><text:s/></text:span><text:span text:style-name="T1">真的七月半鴨子不知死活</text:span><text:span text:style-name="T7"><text:line-break/><text:line-break/></text:span><text:span text:style-name="T1">我跟一個美國人接觸過</text:span><text:span text:style-name="T7">,</text:span><text:span text:style-name="T1">感想是美國人短視近利</text:span><text:span text:style-name="T7">,</text:span><text:span text:style-name="T1">出賣隊友第一</text:span><text:span text:style-name="T7">,</text:span><text:span text:style-name="T1">絕不足以為後援</text:span><text:span text:style-name="T7"><text:line-break/><text:line-break/></text:span><text:span text:style-name="T1">我相信全球各國還是會推動民主革新</text:span><text:span text:style-name="T7"><text:s/></text:span><text:span text:style-name="T1">只是會因地制宜</text:span><text:span text:style-name="T7"><text:s/></text:span><text:span text:style-name="T1">不會再照抄美國</text:span></text:p>
      <text:p text:style-name="P7"><text:span text:style-name="T6">陳真</text:span><text:span text:style-name="T1"><text:s/>  |  2020.04.11 02:42   |   </text:span><text:a xlink:type="simple" xlink:href="http://palinfo.habago.org/Entry?Command=Information_PrintForum&amp;#FORUM39027"><text:span text:style-name="T2">#</text:span></text:a></text:p>
      <text:p text:style-name="P11"><text:span text:style-name="T1">腦殘現象史</text:span><text:span text:style-name="T7"><text:line-break/><text:line-break/></text:span><text:span text:style-name="T1">陳真</text:span><text:span text:style-name="T7"><text:line-break/><text:line-break/>2020. 04. 11.<text:line-break/><text:line-break/><text:line-break/></text:span><text:span text:style-name="T1">大陸人大概很難想像台灣人最主要的得意事項之一，就是「被世界看見」或「全世界都在看」；所謂「世界」，往往就是指「美國」，而所謂「被看見」，範圍很廣，比方說誰誰誰參加了什麼比賽得獎，或是在台灣搞了什麼事「爆紅」，然後被國外哪本雜誌也報導了，哇！不得了！所謂「台灣之光」就是這樣，「被全世界看見了」，馬上高潮連連。</text:span><text:span text:style-name="T7"><text:line-break/><text:line-break/></text:span><text:span text:style-name="T1">或是比方說哪個官員「用流利英文」在國際上「發聲」，或是跟哪個美國議員合照了！哇！天啊，太了不起了！這也都算是跟「全世界」搭上線，尤其是「全程用英文」，哇！那是更不得了的「台灣之光」。</text:span><text:span text:style-name="T7"><text:line-break/><text:line-break/></text:span><text:span text:style-name="T1">這回被「世界衛生組織」點名動員網軍大量散播族群仇恨語言，依我看，這下恐怕得一路興奮到中秋。</text:span><text:span text:style-name="T7"><text:line-break/><text:line-break/></text:span><text:span text:style-name="T1">除了台灣，我沒見過這麼窩囊沒出息的人，好像不管什麼鼻屎大的事，都能吹噓膨漲自我陶醉許久。此其一。</text:span><text:span text:style-name="T7"><text:line-break/><text:line-break/></text:span><text:span text:style-name="T1">這幾天沒看新聞，不敢看，怕看了無奈而沉重。但我其實不用看新聞，保證一定能猜到這幾天會有什麼狀況，一定是比方說「全民護台」</text:span><text:span text:style-name="T7"><text:s/></text:span><text:span text:style-name="T1">，或是要「譚德塞踹共」，「讓台灣價值被全世界看見！」等等等，然後一定會有一大堆腦殘或走狗文人出來向世界衛生組織或譚德塞嗆聲，「捍衛台灣價值」，最好是「全程使用流利英文」嗆聲，那絕對會成為全民偶像。</text:span><text:span text:style-name="T7"><text:line-break/><text:line-break/></text:span><text:span text:style-name="T1">我還能想像，一定會有些走狗文人，什麼親綠學者之類的，肯定也會出來裝模作樣寫些漂亮文字，胡扯瞎掰硬扯上一些什麼理想或理念，講得好像他真的很重視這些理想似的。其實當然不是。這些人渣永遠都能用各種美麗說詞來胡扯瞎掰，攻擊敵人，推展仇中反華，並藉以表態，前途自然有保障，甚且掠奪權位，參與分贓政治。</text:span><text:span text:style-name="T7"><text:line-break/><text:line-break/></text:span><text:span text:style-name="T1">我要說的就是至少五十年來不曾間斷的這樣一種一窩蛆現象。此其二。</text:span><text:span text:style-name="T7"><text:line-break/><text:line-break/></text:span><text:span text:style-name="T1">我常提起，在我念高中時，每天上下學都會經過台北車站地下道，有很長一段時間，地下道兩旁牆上掛滿愛國白布條，供往來路人書寫，攻擊「陰謀份子」</text:span><text:span text:style-name="T7">(</text:span><text:span text:style-name="T1">也就是黨外人士</text:span><text:span text:style-name="T7">)</text:span><text:span text:style-name="T1">；特別是年輕學子，國、高中生、大學生或甚至小學生，更是熱血沸騰。</text:span><text:span text:style-name="T7"><text:line-break/><text:line-break/></text:span><text:span text:style-name="T1">因為每天路過，我曾仔細研究過無數白布條上頭那數千個留言內容，除了表達真摯感人的愛國愛黨</text:span><text:span text:style-name="T7">(</text:span><text:span text:style-name="T1">國民黨</text:span><text:span text:style-name="T7">)</text:span><text:span text:style-name="T1">的情操外，也會熱血澎湃地地感謝蔣家德政，更多的是赤裸裸的攻擊，比方說「要求政府把陰謀份子</text:span><text:span text:style-name="T7"><text:s/>(</text:span><text:span text:style-name="T1">即黨外人士</text:span><text:span text:style-name="T7">) </text:span><text:span text:style-name="T1">空投到大陸匪區、共產鐵幕，讓他們嚐嚐不民主的滋味」，或是槍斃聲不絕於耳，要求政府乾脆把這些「不懂得珍惜民主的陰謀份子統統槍斃」。</text:span><text:span text:style-name="T7"><text:line-break/><text:line-break/></text:span><text:span text:style-name="T1">兩年後，我成為一個公開亮相絕不閃躲能文能武的黨外人士，也就是當年的「全民公敵」</text:span><text:span text:style-name="T7"><text:s/></text:span><text:span text:style-name="T1">，所謂「一小撮陰謀份子」。我常提起幾件有關校園的事。其中之一是，有一次我們黨外人士遊行途經北一女，校園圍牆內竟傳出很大聲的合唱，唱著「梅花」等愛國歌曲，我還看到好幾個女學生拿著白紙寫字，向外貼著窗戶要讓我們看見，上頭寫著諸如「珍惜民主」、「永遠支持政府」、「你們的陰謀不會得逞」這類字眼。</text:span><text:span text:style-name="T7"><text:line-break/><text:line-break/></text:span><text:span text:style-name="T1">更猛的一次是在一個</text:span><text:span text:style-name="T7">XX</text:span><text:span text:style-name="T1">商工學校，校名我不是很確定。我們遊行經過該校時，幾個男學生拿著木棍衝出來要打我們，教官制止，並且馬上關上鐵門。學生們就拿來長竹竿，伸出鐵門縫隙，仍然想要攻擊我們，場面非常火爆。</text:span><text:span text:style-name="T7"><text:line-break/><text:line-break/></text:span><text:span text:style-name="T1">老實說，我並不鄙視或厭惡這些學生。他們雖然腦殘，但我知道他們是真的出於「義憤」，他們真心認為黨外人士就是邪惡的化身，是毒蛇猛獸。雖然他們被洗腦，顛倒了善惡黑白，但是，這樣一種「義憤」並不可恥。</text:span><text:span text:style-name="T7"><text:line-break/><text:line-break/></text:span><text:span text:style-name="T1">九零年代中期，美國的對台政策轉向，綠營勢力迅速崛起，台獨勢力正式粉墨登場。在這之後的腦殘，我就由衷看不起了。為什麼呢？不都是一樣腦殘嗎？為何黨外時期的藍色腦殘就比較值得尊敬？綠營當權時期的綠色腦殘就臭不可聞？主要原因就是虛榮與人品。</text:span><text:span text:style-name="T7"><text:line-break/><text:line-break/></text:span><text:span text:style-name="T1">過去二十多年來的新一代腦殘綠色生物，個人殺傷力無限膨漲，在陰暗的網路世界裏，光靠鍵盤就能隨時隨地任意毀人清譽、謀殺人格或匿名冒名製造各種事端，品性真是卑劣到極點，而且充滿虛榮。</text:span><text:span text:style-name="T7"><text:line-break/><text:line-break/></text:span><text:span text:style-name="T1">蔣家年代，資訊徹底封鎖得滴水不漏，你很難怪罪年輕人為何被洗腦，因為他們根本沒有任何機會獲得任何真實的訊息，他們真的相信蔣介石是全世界都崇拜仰慕的「民主燈塔」與「世界偉人」，他們真的相信黨外人士就是共匪所一手培植來滲透台灣、破壞台灣民主的惡棍歹徒。</text:span><text:span text:style-name="T7"><text:line-break/><text:line-break/></text:span><text:span text:style-name="T1">但是，來到網路年代，只要你願意了解事實真相，只要你有一絲絲最基本的誠實，只要你有一點點最起碼的良善之心以及對於基本善惡價值的一丁點最微不足道的敬意，那麼，你隨時可以判斷是非善惡。</text:span><text:span text:style-name="T7"><text:line-break/><text:line-break/></text:span><text:span text:style-name="T1">也就是說，現代的綠色腦殘，所作所為充滿一種非常令人厭惡的強烈虛榮。虛榮這東西很難描繪，但你不妨想想比方說大腸花，想想反服貿、反</text:span><text:span text:style-name="T7">ECFA</text:span><text:span text:style-name="T1">、反課綱、反核等等等那樣一種瘋狂現象，眾人爭相表態，非常醜陋；或是想想當時接二連三當面羞辱韓國瑜的那些學生，我指的就是那樣一種味道。</text:span><text:span text:style-name="T7"><text:line-break/><text:line-break/></text:span><text:span text:style-name="T1">主流綠色媒體長年以來卻不斷吹捧報導這樣一些人事物，然後大家就開始爭相表態，各出奇招；而且，往往就像在打什麼落水狗那樣，甚且充滿一種極其詭異的「集體興奮與躁動」，眾人爭先恐後，惟恐旁人不知道他也是代表著「民主進步」與「愛台灣」</text:span><text:span text:style-name="T7"><text:s/></text:span><text:span text:style-name="T1">的一份子。</text:span><text:span text:style-name="T7"><text:line-break/><text:line-break/></text:span><text:span text:style-name="T1">請問，你會尊敬這樣一些腦殘嗎？你覺得他們身上有一絲絲真實的義憤嗎？有一絲絲在乎是非善惡的基本誠意與熱情嗎？沒有，什麼也沒有。零！有的就只是無恥、低能與虛榮。我對之毫無敬意。</text:span></text:p>
      <text:p text:style-name="P7"><text:span text:style-name="T6">李念淨</text:span><text:span text:style-name="T1"><text:s/>  |  2020.04.10 18:30   |   </text:span><text:a xlink:type="simple" xlink:href="http://palinfo.habago.org/Entry?Command=Information_PrintForum&amp;#FORUM39026"><text:span text:style-name="T2">#</text:span></text:a></text:p>
      <text:p text:style-name="P8"><text:span text:style-name="T1">一個自稱知識份子的人首先一定要反戰跟反美</text:span><text:span text:style-name="T7"><text:line-break/></text:span><text:span text:style-name="T1">這兩個東西如果有一點腦袋願意獨立思考的人都一定會接受</text:span><text:span text:style-name="T7"><text:line-break/><text:line-break/></text:span><text:span text:style-name="T1">美國打伊拉克、打格瑞娜達、打敘利亞、打阿富汗，凡是全世界有打仗的地方都有美國人</text:span><text:span text:style-name="T7"><text:line-break/></text:span><text:span text:style-name="T1">可是台灣人一面倒痛罵幾乎不打仗只做生意的中共，這就不對了</text:span><text:span text:style-name="T7"><text:line-break/><text:line-break/></text:span><text:span text:style-name="T1">反戰更不用說，如果有人嚮往鼓吹那種戰爭，他一定不是腦殘就是人渣</text:span><text:span text:style-name="T7"><text:line-break/></text:span><text:span text:style-name="T1">我自己看到血都暈，拔牙都怕的人，要往別人身上用槍打得肚破腸流真的辦不到，我也不希望別人也這樣</text:span><text:span text:style-name="T7"><text:line-break/><text:line-break/></text:span><text:span text:style-name="T1">子曰：眾，惡之，必察焉；眾，好之，必察焉。</text:span><text:span text:style-name="T7"><text:line-break/></text:span><text:span text:style-name="T1">孔子說：大家討厭的人事物，每個人都說壞的東西，我們都要先細細的考察他再說</text:span><text:span text:style-name="T7"><text:line-break/></text:span><text:span text:style-name="T1">就算是大家都喜歡的人事物，我們也要先考察他再下定論</text:span><text:span text:style-name="T7"><text:line-break/><text:line-break/></text:span><text:span text:style-name="T1">這次台灣整個輿論，二三十歲的年輕人，一面倒得吹捧陳時中，又一面倒得把一個素昧平生沒人認識的外國政要罵成惡魔</text:span><text:span text:style-name="T7"><text:line-break/></text:span><text:span text:style-name="T1">我沒有經歷過</text:span><text:span text:style-name="T7">1979</text:span><text:span text:style-name="T1">年，但感覺台美斷交當時卡特當時也沒有像譚德賽一樣被罵那麼慘</text:span></text:p>
      <text:p text:style-name="P7"><text:span text:style-name="T6">穎芝</text:span><text:span text:style-name="T1"><text:s/>  |  2020.04.10 16:02   |   </text:span><text:a xlink:type="simple" xlink:href="http://palinfo.habago.org/Entry?Command=Information_PrintForum&amp;#FORUM39025"><text:span text:style-name="T2">#</text:span></text:a></text:p>
      <text:p text:style-name="P11"><text:span text:style-name="T1">怡靜妳好，</text:span><text:span text:style-name="T7"><text:line-break/><text:line-break/></text:span><text:span text:style-name="T1">對於</text:span><text:span text:style-name="T7"><text:s/>NCMI report </text:span><text:span text:style-name="T1">的分析，我只能斷言他是造假的，所以我才會有「美國才是對中國隱瞞武漢將會爆發新冠疫情」的結論，因為根據老羊在</text:span><text:span text:style-name="T7"><text:s/>2020.01.23 </text:span><text:span text:style-name="T1">的貼文指出</text:span><text:span text:style-name="T7"><text:line-break/><text:line-break/></text:span><text:span text:style-name="T1">二、兩位美國學者發表的文章簡述這次新型冠狀病毒肺炎的事件：</text:span><text:span text:style-name="T9">https://www.guancha.cn/DanielLucey/</text:span><text:span text:style-name="T7">2020_01_21_532448.shtml </text:span><text:span text:style-name="T1">節錄開頭幾句話「去年</text:span><text:span text:style-name="T7">12</text:span><text:span text:style-name="T1">月，武汉</text:span><text:span text:style-name="T14">诊断首例病例短短几周之内，中国就发现了新型冠状病毒，判断该病毒可能是引起</text:span><text:span text:style-name="T7">41</text:span><text:span text:style-name="T1">名患者感染的原因，并与世界</text:span><text:span text:style-name="T14">卫生组织分享了该病毒的基因序列信息，供专门实验室测试使用。」</text:span><text:span text:style-name="T7"><text:line-break/><text:line-break/></text:span><text:span text:style-name="T1">中國發現冠狀病毒是在</text:span><text:span text:style-name="T7"><text:s/>12 </text:span><text:span text:style-name="T1">月份，美國情報單位卻是於去年</text:span><text:span text:style-name="T7">11</text:span><text:span text:style-name="T1">月下旬就得知「武漢將會大爆發冠狀病毒疫情」且</text:span><text:span text:style-name="T7">NCMI </text:span><text:span text:style-name="T1">分析中國領導人早就知道，「中國在</text:span><text:span text:style-name="T7"><text:s/>12 </text:span><text:span text:style-name="T1">月才發現病毒」與「習近平預先得知武漢將會爆發疫情」這兩件事情明顯就是相互矛盾，後者沒有明顯舉出來源根據，所以只能斷言</text:span><text:span text:style-name="T7"><text:s/>NCMI </text:span><text:span text:style-name="T1">是在幫川普甩鍋給中國罷了！</text:span><text:span text:style-name="T7"><text:line-break/><text:line-break/></text:span><text:span text:style-name="T1">若依照</text:span><text:span text:style-name="T7"><text:s/>NCMI </text:span><text:span text:style-name="T1">毫無根據的說法，中國領導人早就事先得知，那除非首次一批染疫的病人早在</text:span><text:span text:style-name="T7"><text:s/>11</text:span><text:span text:style-name="T1">月初就遭受感染，</text:span><text:span text:style-name="T7">11</text:span><text:span text:style-name="T1">月中或下旬就有明顯症狀發生，張繼先醫師也將提早一個月左右依照</text:span><text:span text:style-name="T7">SOP</text:span><text:span text:style-name="T1">通報上級（實際通報日期是</text:span><text:span text:style-name="T7">2019</text:span><text:span text:style-name="T1">年</text:span><text:span text:style-name="T7">12</text:span><text:span text:style-name="T1">月</text:span><text:span text:style-name="T7">26</text:span><text:span text:style-name="T1">日），但是當時在武漢的首期病人發病時間是在</text:span><text:span text:style-name="T7"><text:s/>12</text:span><text:span text:style-name="T1">月</text:span><text:span text:style-name="T7">8</text:span><text:span text:style-name="T1">日至</text:span><text:span text:style-name="T7">1</text:span><text:span text:style-name="T1">月</text:span><text:span text:style-name="T7">2</text:span><text:span text:style-name="T1">日之間才開始發病，當時病例數極少，相關醫衛人員也對新冠病毒的潛伏期不甚清楚，再加上當時武漢疫情也沒有嚴重的大爆發（直至</text:span><text:span text:style-name="T7"><text:s/>1</text:span><text:span text:style-name="T1">月中左右才發生</text:span><text:span text:style-name="T7"><text:s/>59 </text:span><text:span text:style-name="T1">個病例），所以</text:span><text:span text:style-name="T7"><text:s/>NCMI </text:span><text:span text:style-name="T1">怎會得出習近平在</text:span><text:span text:style-name="T7"><text:s/>11 </text:span><text:span text:style-name="T1">月份就能預知武漢將會爆發疫情的結論？</text:span><text:span text:style-name="T7"><text:line-break/><text:line-break/></text:span><text:span text:style-name="T1">我個人對ＡＢＣ新聞的解讀就是：除非病毒是美國軍人在美境內感染，然後帶到武漢去傳染到武漢當地人，否則美國情報單位怎能事先得知武漢將會爆發冠狀病毒疫情？？？</text:span><text:span text:style-name="T7"><text:line-break/><text:line-break/></text:span><text:span text:style-name="T1">只能強烈懷疑這些受感染的軍人於去年</text:span><text:span text:style-name="T7"><text:s/>10 </text:span><text:span text:style-name="T1">月份到武漢去參加軍運會，因此導致武漢新冠疫情延展開來，當時就有數名美軍在因感染痢疾到當地醫院求治，但是當時武漢又沒爆發相關痢疾疫情！（屠呦呦今年接受媒體訪問，她曾說過痢疾的發病症狀很類似新冠肺炎）</text:span><text:span text:style-name="T7"><text:line-break/><text:line-break/></text:span><text:span text:style-name="T1">以上只是個人質疑，僅供參考！</text:span><text:span text:style-name="T7"><text:line-break/></text:span></text:p>
      <text:p text:style-name="P4">孫從輔   |  2020.04.10 13:57   |   <text:a xlink:type="simple" xlink:href="http://palinfo.habago.org/Entry?Command=Information_PrintForum&amp;#FORUM39024"><text:span text:style-name="T4">#</text:span></text:a></text:p>
      <text:p text:style-name="P5">《自然》雜誌已用社論為自己當初把病毒名稱與武漢聯繫在一起的做法道歉，台灣政府還要一再錯下去嗎？ <text:line-break/><text:line-break/>=== <text:line-break/><text:line-break/>停止新冠病毒的污名化---新冠病毒大流行之際，令人震驚的種族主義和歧視甚囂塵上，尤其是針對亞洲人的歧視。教育和科研將為此付出代價。 <text:line-break/><text:line-break/>Nature自然科研： <text:a xlink:type="simple" xlink:href="https://www.weibo.com/ttarticle/p/show?id=2309404491786025304230"><text:span text:style-name="T5">https://www.weibo.com/ttarticle/p/show?id=2309404491786025304230</text:span></text:a><text:s/><text:line-break/>原文： <text:a xlink:type="simple" xlink:href="https://www.nature.com/articles/d41586-020-01009-0"><text:span text:style-name="T5">https://www.nature.com/articles/d41586-020-01009-0</text:span></text:a><text:s/><text:line-break/><text:line-break/>今年2月，世衛組織宣佈將新型冠狀病毒引起的疾病命名為“COVID-19”，這一名字很快便被傳播公共衛生信息的大小組織採用。世衛組織在提出這個命名的時候，委婉地提醒了一下曾經在新聞報導中錯誤地將新冠病毒與武漢和中國關聯在一起的人和組織，包括《自然》。我們當初的做法確實有誤，我們願為此承擔責任並道歉。 <text:line-break/><text:line-break/>多年來，人們經常會將病毒性疾病與疫情首先暴發的地區、地點或區域關聯在一起，比如中東呼吸綜合徵（Middle East respiratory syndrome）或寨卡病毒——以烏干達的一片森林命名。但是，世衛組織在2015年發佈指引，要求停止這種做法，以減少污名化和惡劣影響，比如對所涉區域或當地民眾的恐懼或憤怒之情。指引中強調，病毒會感染所有人類：一旦發生疫情，所有人都有風險，無論他們是誰，無論他們來自哪裡。 <text:line-break/><text:line-break/>但是，在各國努力控制新冠病毒傳播之際，少數政客卻依然抱守舊辭不放。美國總統特朗普一再將新冠病毒與中國關聯在一起，巴西總統博索納羅之子、巴西眾議員愛德華多稱新冠肺炎疫情是“中國的錯”。其他地區的政客，包括英國在內，也在說中國應為此負責。 <text:line-break/><text:line-break/>執意將一種病毒及其所致疾病與某個地方關聯在一起，是一種不負責任的行為，需要立即停止。傳染病流行病學家Adam Kucharski在他2月出版的應時之作《傳染的規則》（The Rules of Contagion）中這樣提醒我們：歷史表明，大流行會導致一些群體被污名化，這就是為什麼我們所有人都要謹言慎行。如果存有疑問，可以徵求他人意見，但無論如何，一定要落到實實在在的證據上。 <text:line-break/><text:line-break/>種族主義攻擊 <text:line-break/><text:line-break/>做不到這一點會造成嚴重後果。顯而易見的是，自從新冠肺炎疫情暴發以來，世界各地的亞裔成為了種族主義攻擊的對象，產生了難以計數的人力代價，包括對他們身心健康和謀生方式造成的損失。執法機構表示正在重點調查仇恨犯罪，但是這些行動對於一些人來說可能為時已晚——包括70多萬在海外學習的中國本科生、碩士生和博士生中的大部分人。中國留學生主要集中在澳大利亞、英國和美國，許多學生在學校關閉後已經陸續返回中國，但是也有許多沒有回國。關於是否要回國，這些學生左右為難：一方面害怕繼續遭受種族歧視，一方面擔心未來學業的不確定性，加上國際航班的恢復時間也未知。 <text:line-break/><text:line-break/>這些年輕學子的學業被打斷，失去了剛剛建立的關係和機會；而損失來自中國和亞洲其他國家的學生，也會給高校院所帶來令人擔憂的深遠影響。它意味著受影響國家的高校將面臨多樣性的下降——這在幾代人中從未發生過。 <text:line-break/><text:line-break/>一損俱損 <text:line-break/><text:line-break/>幾十年來，各個學校一直在努力提高多樣性，各個國家也在制定政策鼓勵國際學術流動性。多樣性的價值不言而喻。它鼓勵不同文化之間的理解和對話，鼓勵共享不同的觀點和存在方式，而且始終是推動研究和創新的動力。 <text:line-break/><text:line-break/>不僅如此，一個多樣性的校園也是改進政策和體制所必不可少的，只有這樣，才能讓高校——以及研究成果發表——變得更具有包容性。通向多樣性之路依然道阻且長：在《自然綜述：物理》的4月刊中，來自中國、印度、日本和韓國的科研人員和科學傳播人士用親身實例講述了歧視和其他因素如何阻止他們在國際期刊上發聲（S. Hanasoge et al. Nature Rev. Phys. 2, 178–180; 2020）。 <text:line-break/><text:line-break/>許多領導人都希望聽取專家的科學意見，據此採取行動應對新冠病毒大流行，挽救生命。在術語方面，來自專家的意見很明確：我們必須竭盡所能地避免和減少污名化；不要把COVID-19和特定的人群或地方相提並論；病毒不會歧視——我們所有人都有風險。 <text:line-break/><text:line-break/>如果新冠病毒引起的污名化導致亞洲年輕人離開國際校園，縮短教育時間，放棄自己和他人的機會，讓科研環境每況愈下——在這個世界依賴科研尋求出路之際，將不啻為一個悲劇。 <text:line-break/><text:line-break/>新冠病毒污名化必須停止——刻不容緩。 </text:p>
      <text:p text:style-name="P4">怡靜   |  2020.04.10 12:11   |   <text:a xlink:type="simple" xlink:href="http://palinfo.habago.org/Entry?Command=Information_PrintForum&amp;#FORUM39023"><text:span text:style-name="T4">#</text:span></text:a></text:p>
      <text:p text:style-name="P6">穎芝轉貼的那個ABCnews 連結(<text:a xlink:type="simple" xlink:href="https://shorturl.at/sxUW8"><text:span text:style-name="T5">https://shorturl.at/sxUW8</text:span></text:a>)，我稍微看了一下報導， <text:line-break/>基本上還是甩鍋給中國啊!意思是說中共領導階層早就知道有疫情，而且還對各國及衛生組織 <text:line-break/>隱瞞重要的疫情資訊。 <text:line-break/><text:line-break/>看看底下這段文字 <text:line-break/><text:line-break/>======== <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 <text:line-break/><text:line-break/>今天早上，身邊的人在咒罵譚德塞，因為他們滿滿的台灣價值被傷害了，至於我們這些還有點人性和良知的人，已經不想再做任何解釋了。只願有生之年可以看到美帝崩潰，死而無憾。 </text:p>
      <text:p text:style-name="P4">穎芝   |  2020.04.10 10:12   |   <text:a xlink:type="simple" xlink:href="http://palinfo.habago.org/Entry?Command=Information_PrintForum&amp;#FORUM39022"><text:span text:style-name="T4">#</text:span></text:a></text:p>
      <text:p text:style-name="P5">這個鍋，人渣黨還真敢甩，看到美帝主子髮夾彎，當狗奴的趕快一鍋甩給大陸來背： <text:line-break/><text:line-break/>大陸網軍假冒台灣網軍攻擊譚德塞？ <text:line-break/><text:a xlink:type="simple" xlink:href="https://www.chinatimes.com/realtimenews/20200410001431-260402"><text:span text:style-name="T5">https://www.chinatimes.com/realtimenews/20200410001431-260402</text:span></text:a><text:s/><text:line-break/><text:line-break/>原來鬼島的屁踢踢都是大陸人來反串台灣人來著？ <text:line-break/><text:line-break/>從大陸防疫開始，鬼島上至菜省長、怨長、政治反中跪舔歐美日防疫指揮者、人渣委員、人渣民代等，還有台大醫生都跳出來罵，下至 817 、人渣們所收編的綠媒們以及用公帑豢養的 1487 網軍等等，天天狂罵譚德塞親中、說ＷＨＯ是廢物，歧視黑人的所有下流言論，原來全部都是大陸網軍反串攻擊？？？ <text:line-break/><text:line-break/>調查局撒這個瞞天大謊，不知道又要撒多少個謊言來圓？ <text:line-break/></text:p>
      <text:p text:style-name="P4">鄭豐遠   |  2020.04.10 08:39   |   <text:a xlink:type="simple" xlink:href="http://palinfo.habago.org/Entry?Command=Information_PrintForum&amp;#FORUM39021"><text:span text:style-name="T4">#</text:span></text:a></text:p>
      <text:p text:style-name="P6">在台灣出生、長大並生活了四十年，台灣人這四十年來所受的各種島內教育，我一樣也沒少過。所謂腦殘是一種什麼狀態，我是很清楚的。大陸同胞並沒有親身經歷過這些，對許多台式心理恐怕是很難真的理解，更遑論體會了。 <text:line-break/><text:line-break/>大陸在各個方面幅員遼闊，從國土山河之面積高度、民族組成之複雜、語言及文化的多樣性，到各種軍工商行業涵蓋的領域之廣之深，個人生活工作移動距離之遠，可說是世界之最，因此中國近代即便有所積弱屈辱，中國人從一出生就習慣於自己所屬的國家的這樣一種巨大體質。而台灣，卻是另一個極端。你要叫大象想像作為一隻老鼠的心理 (或反之亦然)，其實多少還是一種挑戰。 <text:line-break/><text:line-break/>台灣因為其小，台式政治裡常有一些心理騙術，可說履試不爽，幾乎沒有台灣人能悻免，其中之一就是所謂”愛鄉愛土”，強調所謂鄉土之歸屬性質; 因為其小，人的性格或情感投射面積也就跟著這種操弄而隨之變小了，實屬一種先天不足的缺限。 <text:line-break/><text:line-break/>各位知道我在說什麼嗎? 我只聽過大陸同胞講愛國，沒聽過哪個大陸人講什麼鄉土之愛。一個中國人終其一生的活動範圍，可能長寬都以數千公里計，因此你只會聽到愛國，不會聽到有人強調愛東北，愛河南，或是愛廣西。只有像台灣這樣的小地方，人們才會去自然接受這樣一種思維: 人應該”最愛”，並”只愛”自己出生的那一片土地。各種其他衍生詞彙我就不提了，免得噁心。(照例澄清: 我不是說人不能有這種土地歸屬情感，我只是說在政治上利用人的這種心理，進而無限擴大和操弄的一種卑劣) <text:line-break/><text:line-break/>和一般台灣人一樣，我也是不幸被洗腦騙術波及的一方。還沒搬到澳洲前，雖然對中國大陸已經有很大好感及親近感覺，但我還沒有真的醒來。人們常歌頌的這種鄉土之愛，我並沒有覺得有什麼不對勁之處，直到出了國，開了眼界，我才真正產生根本上的改變，才真正明白所謂歸屬感其實可以很大，而不需總是侷限在一個小面積上。當然，人並不會只因為出了國就改變了，我見過幾乎所有的台灣同胞，哪怕都環遊世界幾周，只差沒上火星了，他們也完全沒有什麼本質上的變化，依然跟著台式政治口號起舞，依然甘於仇視對岸社會及同胞，依然向上仰望美國人，對著自己所屬的一個其實無比巨大美麗的文明，努力對其進行削切和擠壓和剔除，試圖從中雕琢出一個 (自己幻想中的) 精美的、高尚的 (愛鄉愛土的) “台灣文化”。 <text:line-break/><text:line-break/>一個正常人，如果可以選擇當億萬富翁，必定不會甘於一貧如洗。財富如此，文化認同歸屬亦然。所謂下層建築決定上層建築，人一旦把自己瞧小了，也許眼界見識就跟著縮小了。文字也許就是一個很好的例子。台灣人總是喜歡在一些字眼上打轉，總是喜歡在特定名詞上做口舌之爭，顯得自己精緻。但一種語境和發言態度究竟是善意還是惡意，難道別人是瞎的，看不出來? 台灣人說起來是很可憐的，但這個可憐之人卻有其可惡之處，除非他自己痛下決心要改變，否則惡有惡報，終究會付出慘痛代價。 <text:line-break/><text:line-break/>差不多從一年前開始，當外國人問我從哪裡來，我都說中國。如今我大概也不敢”補充說明”了，要是有人再追問我中國哪裡? 我可能支支吾吾不敢回答了。</text:p>
      <text:p text:style-name="P4">Chuan Tseng Pan   |  2020.04.10 04:38   |   <text:a xlink:type="simple" xlink:href="http://palinfo.habago.org/Entry?Command=Information_PrintForum&amp;iPage=1#FORUM39019"><text:span text:style-name="T4">#</text:span></text:a></text:p>
      <text:p text:style-name="P6">陳先生所言甚是,在下也非常認同. <text:line-break/><text:line-break/>我的意思是說, <text:line-break/>譚德賽有意講到negero就點到為止,那是他的修養.而我們旁人也可以嗅到他的憤怒. <text:line-break/>而某些人無論是用negero或nigger攻擊他,都只是凸顯自身的卑劣而已. <text:line-break/><text:line-break/>這時糾結於negero與nigger的區別確實意義不大 <text:line-break/>真正最讓人難以容忍的,是背後的惡意 <text:line-break/>那不行於紙面或口語,單純是一種氣味</text:p>
      <text:p text:style-name="P4">孫從輔   |  2020.04.10 03:01   |   <text:a xlink:type="simple" xlink:href="http://palinfo.habago.org/Entry?Command=Information_PrintForum&amp;iPage=1#FORUM39018"><text:span text:style-name="T4">#</text:span></text:a></text:p>
      <text:p text:style-name="P5">台灣政府處理國際事務的能力令人咋舌，他們對於被國際輿論指責種族歧視這等嚴重大事似乎不以為意，不知道是不是愚民愚久了，自己也信了那些蠢話。種族平等是人類用無數鮮血與生命換來的價值，在這個議題上犯錯，不是虛張聲勢，賣弄詞語細節就可以混過關的。前幾天我聽到有人嘲諷說台灣網民到世界上出征譚德塞是「本土劇出外景」，現在看來一點也不好笑。台灣不是川普，沒有人會對你忍氣吞聲，把國內政治上的家家酒拿到國際舞台上演，最後只會引火自焚，受害的還是台灣百姓。 <text:line-break/><text:line-break/>// <text:line-break/><text:line-break/>世衛組織回應特朗普指責 獲非洲聯盟及多國政要聲援 <text:line-break/><text:a xlink:type="simple" xlink:href="http://www.bjd.com.cn/a/202004/09/WS5e8ef0ebe4b0df866aa94a11.html"><text:span text:style-name="T5">http://www.bjd.com.cn/a/202004/09/WS5e8ef0ebe4b0df866aa94a11.html</text:span></text:a><text:s/><text:line-break/><text:line-break/>非洲聯盟主席力挺譚德塞 讚揚世衛應對疫情出色 <text:line-break/><text:a xlink:type="simple" xlink:href="https://www.cna.com.tw/news/aopl/202004090413.aspx"><text:span text:style-name="T5">https://www.cna.com.tw/news/aopl/202004090413.aspx</text:span></text:a><text:s/></text:p>
      <text:p text:style-name="P4">陳真   |  2020.04.10 01:05   |   <text:a xlink:type="simple" xlink:href="http://palinfo.habago.org/Entry?Command=Information_PrintForum&amp;iPage=1#FORUM39017"><text:span text:style-name="T4">#</text:span></text:a></text:p>
      <text:p text:style-name="P6">子夷好，謝謝你問我問題。在許多尚未發展出結局的事情上，其實我跟大家一樣茫然。特別是當你知道越多事情時，困惑恐怕只會更深而非更淺。 <text:line-break/><text:line-break/>我若多說，便是出於某種猜測，而我基本上並不擅長猜測。因此，我總是把我所寫的，儘可能侷限於現象描述或事實陳述，而不多做預測。 <text:line-break/><text:line-break/>據我所知所見所聞與所經驗，在在指向一個基本事實就是：下棋的是中美雙方，亦即大陸與美國，而台灣只是一個缺乏自主意志甚至連自我意識都沒有的棋子。台灣之所作所為純粹只是反映了美國的態度。 <text:line-break/><text:line-break/>我相信，外人或一般人絕對無法想像美國對於台灣操盤之深，別說換柱是美國人的意思，就連哪家報社或學校要由誰來掌管，也都得先經過美國人的批准或指定。 <text:line-break/><text:line-break/>因為某些事件，我大概在七、八年前才明確認清這個事實，原來我們的統治者真的是美國人，而不是什麼台灣總統不總統的。人渣政客與走狗文人從中獲利，但在這盤棋局之中，他們或我們一般人都沒有絲毫發言權；棋子本身不會自己移動，更不用說如何佈局。 <text:line-break/><text:line-break/>在這個意義上，我常說，對岸同胞若心裏有恨，請把箭頭指向下棋者，亦即美國；要殺，請先殺美國人，再殺走狗漢奸台奸，而不是殺台灣這些腦殘。誰會去恨蛆或恨茶壺？它連要不要沸騰自己都管不著，因為它不會自己按下開關，它沒有自主意志，它更不像人渣那樣獲取暴利，它甚至是這場棋賽之中最大的受害者；它連自己到底在說什麼想什麼都不知道，它只會發出可怕噪音，只會依指令而沸騰，如此而已。 <text:line-break/><text:line-break/>我必須替腦殘請命，因為他們是無辜的。幾個人能夠在島內從小到大鋪天蓋地的仇中反華教育與媒體無數謊言謠言中依舊保持清醒？那恐怕得必須是某種智能程度很高的天才，才有可能免於這樣一種完全密不通風的洗腦與污染。 <text:line-break/><text:line-break/>至於你的問題，其實答案很清楚：不管哪一種結局，真正的下棋者是美國人，他們所追求的當然就是利用台灣做為一種武器與工具，對大陸做出最大的傷害；而這個傷害必須對美國產生最小的代價。 <text:line-break/><text:line-break/>換個方式說，對美國人來講，最好的結局就是：一如美國在世界其他各地的作法，那就是在敵國內部之間儘一切可能製造動亂，最好是發展成內戰，如果能發展成互相毀滅等級，那當然最好。這不是推測，這只是一個基本事實。人渣黨大多數人其實也都不樂見，但他們抱著一種自身僥倖的心理，能撈時盡量撈，必須逃時，要逃得比誰都快。 <text:line-break/><text:line-break/>他們雖然壞，但並不傻，美國人也一定會給他們某種具體的人身安全保證與退路。唯有如此，人渣走狗們才會放心當狗，依主人的意思使壞。他們不怕出事，因為他們相信主人一定會保護他們，只管放心按照主人的意思去咬人就行，該怎麼咬，咬到何種程度，不是狗來決定，而是主人說了算。</text:p>
      <text:p text:style-name="P4">穎芝   |  2020.04.10 00:27   |   <text:a xlink:type="simple" xlink:href="http://palinfo.habago.org/Entry?Command=Information_PrintForum&amp;iPage=1#FORUM39016"><text:span text:style-name="T4">#</text:span></text:a></text:p>
      <text:p text:style-name="P5">補上一個視頻連結： <text:line-break/><text:line-break/>Intelligence report warned of coronavirus crisis as early as November Sources ABC News1 <text:line-break/><text:a xlink:type="simple" xlink:href="https://youtu.be/FPf0xl4YXl0"><text:span text:style-name="T5">https://youtu.be/FPf0xl4YXl0</text:span></text:a></text:p>
      <text:p text:style-name="P4">穎芝   |  2020.04.10 00:20   |   <text:a xlink:type="simple" xlink:href="http://palinfo.habago.org/Entry?Command=Information_PrintForum&amp;iPage=1#FORUM39015"><text:span text:style-name="T4">#</text:span></text:a></text:p>
      <text:p text:style-name="P6">以下這則報導來自ＡＢＣ新聞網，據報導，早在去年 11 月，美國情報單位就已經掌握預知，武漢將會爆發嚴重冠狀疫情，這些情報人員曾多次對五角大廈、白宮做簡報⋯ <text:line-break/><text:a xlink:type="simple" xlink:href="https://reurl.cc/arG7aD"><text:span text:style-name="T5">https://reurl.cc/arG7aD</text:span></text:a><text:s/><text:line-break/><text:line-break/>連中國對將發生的疫情都毫無知悉，美國情報單位竟然可以預先掌握連中國都不知道將在武漢爆發的新冠疫情，真的耐人尋味！ <text:line-break/><text:line-break/>既然川普早就知道疫情將會發生，從一月開始，他自己就疏於防範、也毫無防疫意識，這兩個月來一直耍嘴砲，頻找ＷＨＯ開砲，想甩鍋給中國並將其當成替罪羊洗腦國內無知民眾，來掩飾他自己的防疫無能，好幾次在公開場合的對中國發難，說中國隱瞞疫情，事實上卻是美國對中國隱瞞將會在武漢爆發的新冠疫情⋯ <text:line-break/><text:line-break/><text:line-break/>相關新聞： <text:line-break/><text:line-break/>「疫情將大爆發」納瓦羅吹哨 遭川普淡化 <text:line-break/><text:a xlink:type="simple" xlink:href="https://reurl.cc/KkQv0j"><text:span text:style-name="T5">https://reurl.cc/KkQv0j</text:span></text:a><text:s/><text:line-break/><text:line-break/>美媒：去年11月美國情報官員曾預警新冠病毒危機 最新研究：紐約疫情始於歐洲輸入 <text:line-break/><text:a xlink:type="simple" xlink:href="https://reurl.cc/MvNG83"><text:span text:style-name="T5">https://reurl.cc/MvNG83</text:span></text:a><text:s/></text:p>
      <text:p text:style-name="P4">陳真   |  2020.04.09 23:45   |   <text:a xlink:type="simple" xlink:href="http://palinfo.habago.org/Entry?Command=Information_PrintForum&amp;iPage=1#FORUM39014"><text:span text:style-name="T4">#</text:span></text:a></text:p>
      <text:p text:style-name="P5">最近，有個病人一進我的診間，談起病情與近況，馬上就開罵說：「幹伊娘，攏係那些死阿陸仔害的，胎哥鬼 (台語骯髒鬼之意，指骯髒的中國人產生疫情)，害恁爸生意如何如何受影響」。還有一個比較狠，罵說「那些大陸仔怎麼不去死一死，不然也去吃屎嘛，不要活在世上浪費米，害我們台灣人如何如何」。 <text:line-break/><text:line-break/>前者罵「死阿陸仔」，後者罵「大陸仔」，請問哪個辭彙比較客氣、比較歧視？答案是「一樣惡劣」。為什麼呢？因為語意是看上下文，看語境，不是看表面單字。 <text:line-break/><text:line-break/>人們寫信給一個原住民，一個寫說「你們這些山地人如何如何骯髒」，另一個寫說「你們這些番仔如何如何討人厭」，請問哪一個表達式比較惡劣？答案是一樣惡劣。可是，原住民過去不是普遍被稱做「山地人」甚至也以此自稱嗎？為何一樣歧視？因為我們都是人，我們都有感覺，我們是從對方的整個態度來感受，而不是根據字典單字定義。 <text:line-break/><text:line-break/>而且，文字語言的意義是變動的，因時因地因情境因時間因歷史背景因上下文因主詞動詞受詞而改變；過去可以講「你們山地人」 ，現在聽起來卻很刺耳很挑釁，不管是negro或nigaa 也一樣。 <text:line-break/><text:line-break/>我那個年代，交女朋友不叫把妹，而叫做「泡馬子」，馬子含有馬桶的意思，隱含射精、發洩性慾等性別歧視意涵。但是，當「馬子」這個詞傳到我那一代時，馬子就成為一種也許政治不正確但無惡意的流行用語。          <text:line-break/><text:line-break/>一些黑人彼此之間，有時會戲謔式地自稱或互稱黑鬼 (negro)，在某種語境下沒問題，但在另一種語境下，你若也跟著這麼叫，小心挨揍。 <text:line-break/><text:line-break/>在譚德塞事件的情境下，凡是N開頭的稱呼或叫囂，當然都是挑釁與歧視。你會對你的大陸客戶說「你們阿陸仔如何如何嗎」？你會對原住民的同學說「你們山地人或你這個山地人如何如何嗎」？ <text:line-break/><text:line-break/>在譚德塞事件的情境下，negro或nigaa或nigger的區別，大概就只是「幹你娘」 和「幹你娘雞巴」 的區別。我覺得在這上頭做區分，只是對於被冒犯者或被冒犯族群的一種二度傷害。就跟尊敬他人的爹娘一樣，不該碰的東西就是不該碰，而不是在「是否可以輕輕碰一下」這上頭做文章。 <text:line-break/><text:line-break/>你知道，英國人喜歡耍嘴皮，他要做賤你或糟蹋你黃種人，完全可以不帶一個髒字，甚至可以糟蹋得很文雅。事後若遇質疑，他很容易轉彎說無貶意，甚至會說你想太多。但我們都是人，我們都有感覺與情感，我們知道來者是善是惡是敵是友，我們不會幼稚到只是根據單獨字意本身去理解整個語言與態度的真正意涵。</text:p>
      <text:p text:style-name="P4">潘建尊   |  2020.04.09 18:38   |   <text:a xlink:type="simple" xlink:href="http://palinfo.habago.org/Entry?Command=Information_PrintForum&amp;iPage=1#FORUM39011"><text:span text:style-name="T4">#</text:span></text:a></text:p>
      <text:p text:style-name="P6"><text:line-break/>其實Negro與Nigger還是有一點點區別的 <text:line-break/>但是很明顯 <text:line-break/>那些攻擊他的人是叫他Nigger的 <text:line-break/><text:line-break/>譚德賽畢竟還是私文人, <text:line-break/>在公開場合不想弄髒自己的嘴 <text:line-break/>感覺起來就像是... <text:line-break/>某某某戳我屁眼 <text:line-break/>與 <text:line-break/>某某某堵我塞康(台語) <text:line-break/>的差異 <text:line-break/><text:line-break/>當然, <text:line-break/>讀過一些書的人也可以反駁 <text:line-break/>nigger就是拉丁文的"黑" <text:line-break/>就跟叫黑人black是一樣的道理 <text:line-break/>自己黑還不承認嗎? <text:line-break/>真是無法理解這種此地無銀三百兩 <text:line-break/>(以上是示範某些群體的思維方式) <text:line-break/><text:line-break/><text:line-break/><text:line-break/></text:p>
      <text:p text:style-name="P4">何德明   |  2020.04.09 17:54   |   <text:a xlink:type="simple" xlink:href="http://palinfo.habago.org/Entry?Command=Information_PrintForum&amp;iPage=1#FORUM39010"><text:span text:style-name="T4">#</text:span></text:a></text:p>
      <text:p text:style-name="P5">去年大選時朋友轉了巴勒網陳醫師的文章，才知道這個地方，這段時間讀了很多這裡的內容，對我就像是個啟蒙的過程，許多多年來無法理解的事就這麼開朗了：在紐約待過兩年，我記得我是 911 發生後，被震驚到在網路上找到 Electronic Intifada 這個網站，上頭的內容對一個常讀 New York Times 的我實在無法下嚥，但這些年來，西方主流媒體對中國的獵巫，讓我始終處於ㄧ種價值觀分裂的不安，中國政府真的是這麼邪惡嗎？我們身為中國人只能乞求西方解救嗎？終於就像每一個騙子總有被看破手腳的一天，巴勒網給了我清楚的答案，我終於明白了善惡，美帝ㄧ日不垮，人類終無寧日。我這一段覺醒的過程來得正是時候，病毒正弱化著美帝的經濟、軍力、以及靠著宣傳機器建立起的虛偽的制度優越性，似乎我們正要參與這段美帝的衰亡史，不幸的是，痛苦是免不了的，只懇求上天能念在世上還有如巴勒網上的一些義人，讓人類免於毀滅。</text:p>
      <text:p text:style-name="P4">子夷   |  2020.04.09 17:44   |   <text:a xlink:type="simple" xlink:href="http://palinfo.habago.org/Entry?Command=Information_PrintForum&amp;iPage=1#FORUM39009"><text:span text:style-name="T4">#</text:span></text:a></text:p>
      <text:p text:style-name="P6">陈真先生好， <text:line-break/><text:line-break/>台湾政府的言行水平，从我被动接触到他们的五六年前开始，就已经在一路向底层网民靠拢了，只要预先做好这个准备，其实也不会有太多意外和愤懑。只是可怜台湾岛民要由一群网络爬虫来消费，用最乐观的心态来想，这大概预示着内战结束更近一步吧。只有一点我对台湾社会没有了解，多少有些迷惑，正如先生说的，这段时间来能明显感觉到台湾在以超水平发挥的程度发动政治层面的战争行为，不知这究竟是出于对中国大陆的憎恨呢？还是想要抓住机会纳投名状呢？无论是哪一种，台湾究竟在追求一个什么样的结局呢？</text:p>
      <text:p text:style-name="P4">Yuwen Hsu   |  2020.04.09 16:51   |   <text:a xlink:type="simple" xlink:href="http://palinfo.habago.org/Entry?Command=Information_PrintForum&amp;iPage=1#FORUM39008"><text:span text:style-name="T4">#</text:span></text:a></text:p>
      <text:p text:style-name="P5">大家好，在這邊潛水已久，已經忘記當初是怎麼發現這裡，但真的很慶幸自己發現了，才能從謊言裡醒來 <text:line-break/><text:line-break/>台灣永遠不停歇的抹黑以及污衊攻擊在這次疫情簡直達到新高峰，我每天都看著明顯在胡扯蛋的新聞，每天都感到不可思議：「為什麼台灣人不生氣？？？」 <text:line-break/><text:line-break/>首先是譚德塞，我第一秒就相信他，他直接點名，一定是證據確鑿，沒證據就隨便講，那是污衊，只有被意識型態吞噬的人才會覺得沒關係 <text:line-break/><text:line-break/>另外還看到有人質疑，他怎麼知道是台灣？他又看不懂中文~我只能說，問這問題的人可能太久沒用腦，他這麼問等於承認他知情有台灣人攻擊 <text:line-break/><text:line-break/>然後譚難道不能去查到底誰在攻擊他？只是上臉書抱怨沒買到口罩我們的政府都想找出是誰造謠了，他被罵黑鬼，當然會想知道到底被誰罵 <text:line-break/><text:line-break/>再來是這則新聞 <text:line-break/><text:a xlink:type="simple" xlink:href="https://today.line.me/TW/article/wyLQW0?utm_source=lineshare"><text:span text:style-name="T5">https://today.line.me/TW/article/wyLQW0?utm_source=lineshare</text:span></text:a><text:s/><text:line-break/><text:line-break/>我心想絕對有詐，於是找到了這篇原文 <text:line-break/><text:a xlink:type="simple" xlink:href="https://www.helsinkitimes.fi/finland/finland-news/domestic/17527-masks-ordered-from-china-prove-unfit-for-hospital-use-finland-disappointed.html"><text:span text:style-name="T5">https://www.helsinkitimes.fi/finland/finland-news/domestic/17527-masks-ordered-from-china-prove-unfit-for-hospital-use-finland-disappointed.html</text:span></text:a><text:s/><text:line-break/><text:line-break/>的確芬蘭買到的中國口罩不符合芬蘭的醫療標準，但他們說仍可做為平常使用，而事實就是目前因為疫情嚴重，醫療品全世界都缺，於是搶購狀況混亂，可能連中國政府都沒搞清楚狀況貨就出了，難控制良率，而台灣媒體見獵心喜，將之簡化扭曲為中國貨就是爛才連連被退貨，絲毫不提時空背景因素，真的只有兩個字形容：噁心 <text:line-break/><text:line-break/>抱歉，這陣子真的太生氣了，許多用詞可能不是那麼精準或恰當，還請包涵 </text:p>
      <text:p text:style-name="P4">莊靖   |  2020.04.09 14:52   |   <text:a xlink:type="simple" xlink:href="http://palinfo.habago.org/Entry?Command=Information_PrintForum&amp;iPage=1#FORUM39007"><text:span text:style-name="T4">#</text:span></text:a></text:p>
      <text:p text:style-name="P5">4月2日中國外交部記者會，華春瑩列舉比對中、美兩國應對Covid-19疫情所採取的措施。 <text:line-break/><text:line-break/>以我所知的範圍，她所舉的例子都是有憑有據的。 <text:line-break/><text:line-break/><text:a xlink:type="simple" xlink:href="https://youtu.be/g1hAGisFVIo"><text:span text:style-name="T5">https://youtu.be/g1hAGisFVIo</text:span></text:a></text:p>
      <text:p text:style-name="P4">張華   |  2020.04.09 13:26   |   <text:a xlink:type="simple" xlink:href="http://palinfo.habago.org/Entry?Command=Information_PrintForum&amp;iPage=1#FORUM39006"><text:span text:style-name="T4">#</text:span></text:a></text:p>
      <text:p text:style-name="P6">真的真的還好有版主。譚德賽的發言讓我感到極其羞恥，但大多數人竟繼續振振有辭....</text:p>
      <text:p text:style-name="P4">陳真   |  2020.04.09 13:07   |   <text:a xlink:type="simple" xlink:href="http://palinfo.habago.org/Entry?Command=Information_PrintForum&amp;iPage=1#FORUM39005"><text:span text:style-name="T4">#</text:span></text:a></text:p>
      <text:p text:style-name="P5">不要問我從哪裏來  <text:line-break/><text:line-break/>陳真 <text:line-break/><text:line-break/>2020. 04. 09. <text:line-break/><text:line-break/><text:line-break/>從美國主導、北約發動的科索沃戰爭開始，我就參加了英國的反戰運動，用手寫下第一面牌子，上頭寫著："Give peace a chance" (給和平一個機會)。我還記得那年我36歲，大病初癒，鬼門關前走了一趟；就在我36歲生日的那天清晨，我舉牌佇立在寒風刺骨的劍橋街頭，國王學院 (King's College)旁，往來遊客如織，我們儼然成為一種「景點」，各國遊客對著我們猛拍照。 <text:line-break/><text:line-break/>巴勒網每個月站樁一次，在英國卻是每周一次。我和學姐因為是唯二的黃面孔，常引起人們的注意。每當有外國人躡手躡腳走近我身邊，我大概就知道他們會問些什麼了。「你們為什麼站在這裏？」「發生什麼事了？」，然後接著會問：「你從哪裏來？」 <text:line-break/><text:line-break/>問完「你從哪裏來？」，如果對方是認同者，往往還會接著問，但是會開始支支吾吾，不太敢啟齒的樣子。這時候，我就知道對方要問我什麼了。「你們...台台...台灣，為為...為什麼...嗯，呃..為為為...什麼...」 <text:line-break/><text:line-break/>你知道人們要問什麼嗎？就是問「為什麼你們台灣要當美國的走狗？」講白話就是這樣。 <text:line-break/><text:line-break/>後來，我寫了幾篇文章，標題常常寫著齊豫唱的「橄欖樹」的第一句歌詞：「不要問我從哪裏來」，畢竟給人當走狗不是什麼光采的事： <text:line-break/><text:line-break/><text:a xlink:type="simple" xlink:href="https://bit.ly/2Vd6XAu"><text:span text:style-name="T5">https://bit.ly/2Vd6XAu</text:span></text:a><text:s/><text:line-break/><text:line-break/>清楚國際事務的人都知道台灣是什麼樣的貨色，長年以來為非作歹，就如Noam Chomsky所說：黑幫想要砍人就會派出殺手，一個奉行國家恐怖主義的國家，底下也會有這樣一些走狗角色，負責幫主子幹些醜事，台灣就是其中之一。 <text:line-break/><text:line-break/>以上只是前言，只是一些事實陳述，底下才是本文，但我想說的卻說不清。因為事實有兩種，一種肉眼具體可見，一種是瀰漫空氣中的氣味。看得見的容易說，看不見的只能訴諸知我者的心領神會。總之，我對於似乎是台灣人特有的一種蛆的氣味極度反感：窩囊猥瑣陰暗複雜低能無知卻又充滿虛榮。 <text:line-break/><text:line-break/>氣味看不見也摸不著，但它就跟屁一樣，你能聞得到，只是我們容易描述視覺，卻很難描述嗅覺的世界。如果你聞不到，那你或許試著用眼睛看，從而體會那是一種什麼樣的味道；看看比方說網軍，看看比方說各式各樣所謂正義的一窩蛆現象，看看比方說大腸花、反服貿或什麼碗糕學運、碗糕社運等等等，看看參與者的那種嘴臉、行徑與手段，乃至於看看學界、醫界與文化界，看看菁英們說話、寫字的神情樣態之猥瑣，也許你就能明白我說的是一種什麼樣的味道了。 <text:line-break/><text:line-break/>我常覺得，人與人之間的距離，就是取決於氣味上的差異。如果台灣人那樣一種氣味讓你厭惡到爆，那麼，你顯然就離我的心離得近一些。反之，如果你不但不厭惡，反而還引以為傲，以此為榮，那麼，我們之間的距離大概就是幾萬億光年那般遙遠。 <text:line-break/><text:line-break/>昨天，世界衛生組織（WHO）舉行例行記者會，秘書長譚德塞（Tedros Adhanom Ghebreyesus）在記者會上譴責台灣官方縱容網軍、帶頭對他進行長達三個多月的抹黑與羞辱，並辱罵其黑人身份，羞辱整個黑人族群，甚至收到死亡威脅。 <text:line-break/><text:line-break/>譚德塞說：「我可以告訴你們，這些人身攻擊已經持續兩三個月以上。這些辱罵和種族歧視的言論都一直對著我黑人或黑鬼地叫個不停！但我以擁有黑色的膚色自豪，也以身為黑人為榮。」 <text:line-break/><text:line-break/>譚德塞點名這些攻擊都來自台灣，他表示「夠了！真的夠了！」他說：「如果你們想要知道得更明確一點，那我坦白跟你說，這些攻擊就是來自台灣，我今天就直說了。台灣外交部其實也都知道這個有計劃性的活動，但他們不但不願表明與之無關，甚至還進一步對我進行羞辱與抹黑。我今天說出來是因為真的是夠了！當然，他們如果要罵仍然還是可以繼續罵。...我已經忍了三個月，其實就算是三年、三十年或三百年我也可以忍。但我保證，我會在世界衛生組織繼續把事情做好。」。 <text:line-break/><text:line-break/>譚德塞說，「一個事情，如果只是屬於個人，那就不是什麼大問題。我之所以無法再容忍下去是因為整個黑人族群被羞辱，所有非洲人都受到侮辱。那我就必須說，你們這樣做已經跨越了文明界限。如果只是我個人受辱，即便再怎麼嚴重都只是小事，我能忍受，我甚至可以一語不發。但是，當你們這樣一大堆人全跑來羞辱黑人族群時，我就沒法忍受了，真的是夠了，我們無法再容忍這樣的事。」   <text:line-break/><text:line-break/>維根斯坦說，他的哲學筆記只是「為了那些跟我呼吸同樣空氣的人而寫，只要這世上能有一個人從中獲得滿足，我就會覺得我總算做好了我的工作。」 <text:line-break/><text:line-break/>我想，一個人說話、寫東西，不管有無公開發表，基本上都帶著這樣一種私人情感：希望不管生前或死後，這世上能有知音，希望這世上能有個人或有些人，擁有同我一樣的氣味，呼吸同樣的空氣。 <text:line-break/><text:line-break/>每天一翻開台灣的所謂「報紙」，看見那些綠油油的髒東西，我就覺得很痛苦。這個社會，真是在靈魂上徹徹底底腐爛了。在這島上，誰只要對人渣黨有所不敬，或是對祖國大陸說上幾句讚美，馬上就會成為人渣們群起攻擊抹黑造謠與羞辱的對象，或遭到法律制裁以及各種卑鄙手段的傷害。 <text:line-break/><text:line-break/>你看，一個選舉，一個你在政壇上或生活中都很罕見的好人韓國瑜，你看他是受到什麼樣的抹黑與造謠攻擊及羞辱，而無惡不作的貪婪人渣政客與文人走狗們，卻反而個個成為人們的英雄偶像，然後自欺欺人說這是全世界都好崇拜的台灣民主自由與人權。 <text:line-break/><text:line-break/>對於台灣這個社會，對於這些主流人群，我真是厭惡到極點。如果能夠發明一種具有道德辨識能力、專門針對人渣的大規模安樂死武器，只要一按鈕，就能在瞬間無痛消滅人渣與齷齪網軍，讓他們無聲無息地從人間蒸發，我真的會考慮去買一個這樣的武器，因為這樣的人渣根本不應該存活在這個世界上。 <text:line-break/><text:line-break/>你看，除了台灣，那些攻擊譚德塞的都是一些什麼樣的貨色，比方說差點就有機會當上義大利總理的聯盟黨（Lega Nord）黨主席Matteo Salvini，比方說巴西現任總統 Jair Bolsonaro 以及他的貪婪混蛋兒子，比方說同樣努力推展仇中反華的納粹仰慕者巴西教育部長 Abraham Weintraub...等等等，清一色都是惡名昭彰、信奉新納粹主義、仰慕墨索里尼、崇拜希特勒，推崇巴西軍事獨裁血腥歷史的法西斯人渣，並且拜倒在川普和極右派人渣班農（Steve Bannon）門下，視他們為政治思想導師。 <text:line-break/><text:line-break/>這些人近年來也都來過台灣，台灣把這些人渣當成寶，說他們「熱愛民主自由」，是我們的「國際民主友人」。人渣黨大概以為大家全是白痴。 <text:line-break/><text:line-break/>台灣一邊防疫，一邊忙著藉疫情搞仇中反華的政治鬥爭。這回還大展長才，外銷國際，對內對外散播各種醜化祖國及世界衛生組織的假新聞，並且對譚德塞發動抹黑攻擊，展開人格謀殺，希望把他拉下台。為什麼呢？因為譚德塞說了實話，稱讚了祖國大陸的防疫措施。 <text:line-break/><text:line-break/>類似的例子層出不窮，比方說我個人相當尊敬的前聯合國祕書長安南 (Kofi Annan)，當年因為譴責美國侵略伊拉克，不但遭到美國與西方主流媒體的妖魔化，而且美國還對他發動根本無中生有的貪污指控與司法清算，後來並未得逞。 <text:line-break/><text:line-break/>這樣一些骯髒事，永遠寫不完。腦殘們醒醒吧。 <text:line-break/><text:line-break/>將來，如果再有外國人問我從哪來，我就說：「我從中國來！至於我的家鄉在哪，最好是不要問了。」因為並不光采。我的家在一個小島上，在那裡，滿街都是腦殘，善惡顛倒，人渣橫行，文人走狗張牙舞爪，貪得無饜。</text:p>
      <text:p text:style-name="P4">陳真   |  2020.04.09 12:34   |   <text:a xlink:type="simple" xlink:href="http://palinfo.habago.org/Entry?Command=Information_PrintForum&amp;iPage=1#FORUM39004"><text:span text:style-name="T4">#</text:span></text:a></text:p>
      <text:p text:style-name="P6">念淨，negro完全就是黑鬼的意思。</text:p>
      <text:p text:style-name="P4">李念淨   |  2020.04.09 11:21   |   <text:a xlink:type="simple" xlink:href="http://palinfo.habago.org/Entry?Command=Information_PrintForum&amp;iPage=1#FORUM39003"><text:span text:style-name="T4">#</text:span></text:a></text:p>
      <text:p text:style-name="P5">剛剛找到部分節譯 <text:line-break/><text:line-break/>=== <text:line-break/><text:line-break/>根據剛剛CNBC的報導，譚德賽在WHO記者會上表示，當他禮拜三在努力對抗疫情的同時， <text:line-break/>收到死亡威脅還有具種族歧視的辱罵，以下為其部分口述： <text:line-break/><text:line-break/>"I can tell you personal attacks that have been going on for more than two, three months. Abuses, or racist comments, giving me names, black or Negro. I'm proud of being black, proud of being Negro," <text:line-break/><text:line-break/>我可以告訴你們這些已經持續兩三個月以上的人身攻擊。這些辱罵和種族歧視的留言都對 <text:line-break/>我黑人黑人的叫（這邊不是nigger黑鬼，但negro已具歧視意味）。我以擁有黑色的膚色自豪，也以身為黑人而自豪。 <text:line-break/><text:line-break/><text:line-break/>"I don't care, to be honest thank you for asking that question. Maybe for the first time I would make this public even death threats. I don't give a damn. Because it’s personally at targeted to me three months in the same situation. <text:line-break/><text:line-break/>老實說我不在乎，謝謝你提這個問題，這大概是我第一次公開這整件事。即使有死 <text:line-break/>亡威脅，我也他媽的不在乎。因為這件事一直是針對我，三個月以來皆是如此。 <text:line-break/><text:line-break/><text:line-break/>"When the whole black community was insulted. When Africa was insulted. Then I don’t tolerate, then I say people are crossing the line. When it’s personal even desperate I didn’t care. I didn’t even respond. When as community people start to insult us, that’s enough, that’s enough. We can’t tolerate that. <text:line-break/><text:line-break/>當整個黑人社群被侮辱，當非洲被侮辱，我就無法忍受了，我認為有些人太超過了。當它 <text:line-break/>只針對我個人時，就算很崩潰我也不會去在乎，我甚至不去回應，但當其他人開始攻擊我們 <text:line-break/>，真的夠了夠了，我們不能再忍了。 <text:line-break/><text:line-break/><text:line-break/>“ If you want me to be specific. Three months ago, this attack came from Taiwan. We need to be honest. I will be straight today. From Taiwan," “And Taiwan,the Foreign Ministry also, they know the campaign. They didn't disassociate themselves. They even started criticizing me in the middle of all that insult and slur, but I didn't care." <text:line-break/><text:line-break/>如果你要我說的更清楚一點，三個月之前，這種攻擊就來自台灣。我們需要誠實，我今天 <text:line-break/>也會直接說，就是從台灣，然後台灣的外交部也知道這樣的活動。但是這些活動沒有被阻止 <text:line-break/>，台灣外交部甚至開始在我被辱罵毀謗的同時也來指責我，但我當時不在乎。 <text:line-break/><text:line-break/><text:line-break/>“Three months, I say today because it’s enough. But still they can continue. <text:line-break/>I don’t care because what I care is: when humanity is insulted; when we don’tcare when we have more than 60 thousand body bags. I care when black community is insulted as community. So it’s not personal. I tolerate three months and I can tolerate three years, 30 years, 300 years. No problem if it’s personal. But I assure you, we will do everything right in WHO...” <text:line-break/><text:line-break/>三個月了，我今天會說出來因為我受夠了。但當然他們可以繼續，我不在乎，因為我在 <text:line-break/>乎的是人被侮辱了；我在乎的是當我們有超過6萬個屍袋而大家不關心；我在乎的是整個黑 <text:line-break/>人社群都受到侮辱。所以這不只是個人的事而已。我可以忍受三個月就可以忍受三十年、三百年。不過我可以跟你們保證WHO會繼續做對的事 。</text:p>
      <text:p text:style-name="P4">穎芝   |  2020.04.09 11:11   |   <text:a xlink:type="simple" xlink:href="http://palinfo.habago.org/Entry?Command=Information_PrintForum&amp;iPage=1#FORUM39002"><text:span text:style-name="T4">#</text:span></text:a></text:p>
      <text:p text:style-name="P6">在這次新冠疫情下，譚德塞某種程度類似於台灣大選前的韓國瑜，被美帝、台灣網軍、綠媒等抹黑、抹紅、扭曲的言論，每天不絕於耳，從沒停過，至今網軍發起的「罷免譚德塞」運動，至今統計有 70 萬人連署，仿佛讓人看到鬼島中，正在被綠色人渣們極力要罷免韓國瑜的清況，簡直是如出一轍，同樣的操作手法！ <text:line-break/><text:line-break/>現在台灣是網軍、綠媒輿論治國，連順時中都要受這些媒體言論影響，以仇中反華的意識形態來操作政治防疫；武漢於昨日四月八日早就解封，順時中還要繼續凌遲滯留在大陸的台胞，不准他們回台，而對於從歐美日每天源源不絕地回台者（甚至有的人在登機前就有發燒或確診者），當這些人抵達機場，防疫小組絲毫沒有任何普測的行動意願，也沒有比照大陸回台者的處理方式來防疫，讓這些由歐美日返台者自主管理，放任他們到處趴趴走，兩相對照，真是情何以堪？？？ <text:line-break/><text:line-break/><text:line-break/>美台聯手圍毆譚德塞！ <text:line-break/><text:a xlink:type="simple" xlink:href="https://reurl.cc/KkQ4Zq"><text:span text:style-name="T5">https://reurl.cc/KkQ4Zq</text:span></text:a><text:s/><text:line-break/><text:line-break/>科學家：新冠病毒是自然演化而來？ <text:line-break/><text:a xlink:type="simple" xlink:href="https://reurl.cc/R4Xqkg"><text:span text:style-name="T5">https://reurl.cc/R4Xqkg</text:span></text:a><text:s/><text:line-break/><text:line-break/>一場新冠疫情讓美帝的能力原形畢露⋯ <text:line-break/><text:a xlink:type="simple" xlink:href="https://youtu.be/BBPABf6hukk"><text:span text:style-name="T5">https://youtu.be/BBPABf6hukk</text:span></text:a><text:s/><text:line-break/><text:a xlink:type="simple" xlink:href="https://youtu.be/0IHHpGN0VOY"><text:span text:style-name="T5">https://youtu.be/0IHHpGN0VOY</text:span></text:a><text:s/><text:line-break/><text:a xlink:type="simple" xlink:href="https://reurl.cc/O14M1r"><text:span text:style-name="T5">https://reurl.cc/O14M1r</text:span></text:a><text:s/><text:line-break/><text:line-break/>台灣防疫國際模範！成績來自全民自覺！ <text:line-break/>https://reurl.cc/kdEVnK <text:line-break/><text:line-break/>英國前高官：西方國家別再提人權，中國比你們要深刻和務實得多，讓人活下去是最高的人權⋯ <text:line-break/><text:a xlink:type="simple" xlink:href="https://youtu.be/VnovmUzTxBE"><text:span text:style-name="T5">https://youtu.be/VnovmUzTxBE</text:span></text:a><text:s/></text:p>
      <text:p text:style-name="P4">洋洋   |  2020.04.09 08:24   |   <text:a xlink:type="simple" xlink:href="http://palinfo.habago.org/Entry?Command=Information_PrintForum&amp;iPage=1#FORUM39001"><text:span text:style-name="T4">#</text:span></text:a></text:p>
      <text:p text:style-name="P5">當我知道譚時，很訝異這麼重要的位置，怎麼是非洲兄弟。於是查了他的經歷與成就，譚真是個不簡單的人物，如果是白皮膚，應該有機會得若貝爾獎。 <text:line-break/>後來看到他遭受來自台灣各方的侮辱與攻擊，非常生氣。這些人裡，包括以往我對他印象不錯的楊志良，竟然赤裸裸地在電視上說譚拿對岸的錢，楊志良有證據嗎?理盲又濫情。 <text:line-break/><text:line-break/><text:line-break/><text:line-break/><text:line-break/>自爆狂遭辱罵是黑人 譚德塞公開點名：攻擊都來自台灣 <text:line-break/>2020/04/09 中時電子報 高德順 <text:line-break/><text:line-break/>世界衛生組織（WHO）秘書長譚德塞（Tedros Adhanom Ghebreyesus）在今(9日)例行記者會，川普指責世衛討好中國大陸成為媒體提問焦點。記者會中，譚德塞意外公開大爆料，指責台灣及台灣外交部長吳釗燮對他人身攻擊兩到三個月，他說自己因為膚色而被種族歧視，但他不在乎，對身為黑人感到自豪。他再也不能忍受，他說出來是因為真的夠了。 <text:line-break/><text:line-break/>譚德塞自稱受到死亡威脅及種族主義侮辱，還特別提到來自台灣的歧視言論。他指攻擊在大約3個月前出現，質疑台灣外交部明明知道這些事，但政府沒有劃清界線，甚至轉而開始對他攻擊。 <text:line-break/><text:line-break/>譚德塞激動表示，對他的人身攻擊超過3個月，各種傷害包括媒體評論、給他冠上各種稱號，說他是黑人等等。他不在乎過去甚至有死亡威脅，但當黑人及非洲族群被侮辱時，他再也不能忍受，譚德塞公開點名台灣，連講3次就是台灣，並一罵3分鐘「夠了！真的夠了！」。<text:line-break/><text:line-break/>我駐歐盟代表曾厚仁表反駁，吳釗燮從未針對譚德塞做過任何人身攻擊，台灣政府也從未對他發動過言論攻勢。譚德塞所言毫無根據，是憑空捏造的惡意指控，不值得國際重視。</text:p>
      <text:p text:style-name="P4">孫從輔   |  2020.04.09 03:51   |   <text:a xlink:type="simple" xlink:href="http://palinfo.habago.org/Entry?Command=Information_PrintForum&amp;iPage=1#FORUM39000"><text:span text:style-name="T4">#</text:span></text:a></text:p>
      <text:p text:style-name="P5">ZOOM 在美國學術圈已是主流通訊軟體，為何沒有大動作禁止？ 原因很簡單，任何通訊手段都有利益和風險，依所需選擇適當的方式即可。如果ZOOM確實弊大於利，那些學校的大校長、大教授們又不是笨蛋，他們就會停用了，不需要政府插手。政府能做的最多就是請專家把風險研究清楚，公告即可。這件事和之前美國政客們想強迫大學關掉孔子學院一樣，就是反中反到失心瘋。孔子學院的利弊，對學術自由的影響，那些高等學府自己作不了主嗎？需要局外人來說三道四？ <text:line-break/><text:line-break/>依照腦殘政府的「保密防諜」邏輯，最大漏洞是使用中國語言、中國文字，這才是最該禁的。當然英語、日語、閩南語、客語，只要是對岸聽得懂的語言都得禁。應該發明台灣自己的語言和文字，在嚴密監控下，只教給台灣人，如果對岸學去了，就立馬停用，不計成本換另一套。</text:p>
      <text:p text:style-name="P7"><text:span text:style-name="T6">陳真</text:span><text:span text:style-name="T1"><text:s/>  |  2020.04.08 20:21   |   </text:span><text:a xlink:type="simple" xlink:href="http://palinfo.habago.org/Entry?Command=Information_PrintForum&amp;#FORUM38999"><text:span text:style-name="T2">#</text:span></text:a></text:p>
      <text:p text:style-name="P10"><text:span text:style-name="T6">給民報編輯</text:span><text:span text:style-name="T1">  (</text:span><text:a xlink:type="simple" xlink:href="http://taiwan.people.news@gmail.com"><text:span text:style-name="T8">taiwan.people.news@gmail.com</text:span></text:a><text:span text:style-name="T1">)</text:span><text:span text:style-name="T6">：</text:span><text:span text:style-name="T1"><text:line-break/><text:line-break/></text:span><text:span text:style-name="T6">我的天啊，我真不敢相信我的眼睛，連這種反文明反人性的鬼話你們也說得出來？你們是仇中反華反到連基本人性都喪失了嗎？</text:span><text:span text:style-name="T1"><text:line-break/><text:line-break/></text:span><text:span text:style-name="T6">贊成或反對什麼政治主張都行，但不要違反基本文明價值，不要不擇手段，不要昧著良心，不要造謠抹黑，更不要泯滅良知甚至泯滅人性。這樣會很難做到嗎？</text:span><text:span text:style-name="T1">  <text:line-break/><text:line-break/></text:span><text:span text:style-name="T6">我有幾篇文章，你們如果要登，可以免費拿去登，前提是連一個字或一個標點符號都不能刪改：</text:span><text:span text:style-name="T1"><text:line-break/><text:line-break/></text:span><text:a xlink:type="simple" xlink:href="http://palinfo.habago.org/Entry?Command=Information_PrintHome&amp;;iFlowNo=1568"><text:span text:style-name="T8">http://palinfo.habago.org/Entry?Command=Information_PrintHome&amp;;iFlowNo=1568</text:span></text:a><text:span text:style-name="T1">  <text:line-break/><text:line-break/></text:span><text:a xlink:type="simple" xlink:href="http://palinfo.habago.org/Entry?Command=Information_PrintHome&amp;;iFlowNo=1595"><text:span text:style-name="T8">http://palinfo.habago.org/Entry?Command=Information_PrintHome&amp;;iFlowNo=1595</text:span></text:a><text:span text:style-name="T1"> <text:line-break/><text:line-break/></text:span><text:a xlink:type="simple" xlink:href="http://palinfo.habago.org/Entry?Command=Information_PrintHome&amp;;iFlowNo=1596"><text:span text:style-name="T8">http://palinfo.habago.org/Entry?Command=Information_PrintHome&amp;;iFlowNo=1596</text:span></text:a><text:span text:style-name="T1"> <text:line-break/><text:line-break/></text:span><text:a xlink:type="simple" xlink:href="http://palinfo.habago.org/Entry?Command=Information_PrintHome&amp;;iFlowNo=1589"><text:span text:style-name="T8">http://palinfo.habago.org/Entry?Command=Information_PrintHome&amp;;iFlowNo=1589</text:span></text:a><text:span text:style-name="T1">  <text:line-break/><text:line-break/></text:span><text:a xlink:type="simple" xlink:href="http://palinfo.habago.org/Entry?Command=Information_PrintHome&amp;;iFlowNo=1590"><text:span text:style-name="T8">http://palinfo.habago.org/Entry?Command=Information_PrintHome&amp;;iFlowNo=1590</text:span></text:a><text:span text:style-name="T1"> <text:line-break/><text:line-break/></text:span><text:a xlink:type="simple" xlink:href="http://palinfo.habago.org/Entry?Command=Information_PrintHome&amp;;iFlowNo=1570"><text:span text:style-name="T8">http://palinfo.habago.org/Entry?Command=Information_PrintHome&amp;;iFlowNo=1570</text:span></text:a><text:span text:style-name="T1"> <text:line-break/><text:line-break/></text:span><text:span text:style-name="T6">陳真</text:span><text:span text:style-name="T1">2020. 04. 08.<text:line-break/><text:line-break/>=====================<text:line-break/><text:line-break/></text:span><text:span text:style-name="T6">【專文】中國偷偷迴避國際條約禁止生物武器</text:span><text:span text:style-name="T1"><text:line-break/><text:line-break/></text:span><text:span text:style-name="T6">民報新聞</text:span><text:span text:style-name="T1"><text:line-break/><text:line-break/>2020</text:span><text:span text:style-name="T6">年</text:span><text:span text:style-name="T1">4</text:span><text:span text:style-name="T6">月</text:span><text:span text:style-name="T1">8</text:span><text:span text:style-name="T6">日</text:span><text:span text:style-name="T1"><text:line-break/><text:line-break/></text:span><text:span text:style-name="T6">第一次世界大戰以來的一百年裡，許多軍事衝突告訴我們，人類在任何情況下都不允許使用生化武器。這項諒解是在</text:span><text:span text:style-name="T1">1969</text:span><text:span text:style-name="T6">年聯合國裁軍論壇下開始的，它是對一項禁止生物和化學武器的國際條約的初步討論。到</text:span><text:span text:style-name="T1">1972</text:span><text:span text:style-name="T6">年</text:span><text:span text:style-name="T1">4</text:span><text:span text:style-name="T6">月</text:span><text:span text:style-name="T1">10</text:span><text:span text:style-name="T6">日，開放了具有法律約束力的條約，供各國之間簽署。《生物武器公約》於</text:span><text:span text:style-name="T1">1975</text:span><text:span text:style-name="T6">年</text:span><text:span text:style-name="T1">3</text:span><text:span text:style-name="T6">月</text:span><text:span text:style-name="T1">26</text:span><text:span text:style-name="T6">日生效。包括中國（</text:span><text:span text:style-name="T1">1984</text:span><text:span text:style-name="T6">年</text:span><text:span text:style-name="T1">11</text:span><text:span text:style-name="T6">月</text:span><text:span text:style-name="T1">15</text:span><text:span text:style-name="T6">日核準）在內的幾乎所有國家都是簽字國。</text:span><text:span text:style-name="T1"><text:line-break/><text:line-break/></text:span><text:span text:style-name="T6">在總括的保護下，所有簽署國均負有法律義務，不得開發，生產，儲存，出售，部署，交付，或獲取，任何形式的彈藥，包括砲彈，彈丸，導彈，機載車輛等生物武器。</text:span><text:span text:style-name="T1"><text:line-break/><text:line-break/></text:span><text:span text:style-name="T6">然而，該條約具嚴重失策</text:span><text:span text:style-name="T1">(</text:span><text:span text:style-name="T6">不是因為缺乏才智，而是由於人類的不完善想像力</text:span><text:span text:style-name="T1">)</text:span><text:span text:style-name="T6">，而中國也無意中發現了一種出乎意料的方式來規避該條約將生物武器定為非法的法律約束力：在過去漫長的歲月裡與野生動物交往並逐漸發展免疫力防禦多種病毒，許多中國勞動群體已成為無症狀的病毒傳播者。這些團體的成員以</text:span><text:span text:style-name="T1">“</text:span><text:span text:style-name="T6">一帶一路</text:span><text:span text:style-name="T1">”</text:span><text:span text:style-name="T6">的方式，而不是以《生物武器公約》所禁止的任何裝置形式，在不違反國際條約的情況下投射生物武器並合法滲透其他國家。</text:span><text:span text:style-name="T1"><text:line-break/><text:line-break/></text:span><text:span text:style-name="T6">人形病毒噴霧器有如炸彈客</text:span><text:span text:style-name="T1"><text:line-break/><text:line-break/></text:span><text:span text:style-name="T6">到底此一策略是無意的，偶然的還是秘密的？沒人知道。簡而言之，無論其結果如何，都沒有超過中國社會在千年中發展起來的任何道德門檻。</text:span><text:span text:style-name="T1"><text:line-break/><text:line-break/></text:span><text:span text:style-name="T6">當涉及到生存的鬥爭，正如他們的語言所揭示的，中國的價值是絕對殘酷的。</text:span><text:span text:style-name="T1">“</text:span><text:span text:style-name="T6">寧為玉碎，不為瓦全</text:span><text:span text:style-name="T1">”-“</text:span><text:span text:style-name="T6">寧願是破碎的玉，也不願是完整的黏土</text:span><text:span text:style-name="T1">”</text:span><text:span text:style-name="T6">。</text:span><text:span text:style-name="T1">“</text:span><text:span text:style-name="T6">玉石俱焚</text:span><text:span text:style-name="T1">, </text:span><text:span text:style-name="T6">兩敗俱傷</text:span><text:span text:style-name="T1">” —“</text:span><text:span text:style-name="T6">玉石都被殲滅，兩方都傷亡</text:span><text:span text:style-name="T1">”</text:span><text:span text:style-name="T6">。這些話語，在面對挑戰時深深紮根於中國所有人的腦海，無論付出什麼代價，都意味著相互毀滅。</text:span><text:span text:style-name="T1"><text:line-break/><text:line-break/></text:span><text:span text:style-name="T6">考慮到當前的武漢病毒大流行及其影響，中國的行動完全符合這種心態。從中國的角度來看，這沒什麼大不了的。在超過</text:span><text:span text:style-name="T1">12</text:span><text:span text:style-name="T6">億的人口中，數百萬人的流行病死亡人數對該國而言並不重要。過去，他們曾經歷過如此規模的悲劇。</text:span><text:span text:style-name="T1"><text:line-break/><text:line-break/></text:span><text:span text:style-name="T6">面對一場嚴重的貿易戰，中國發現自己已經與美國交峰，北京可能己找到一張王牌</text:span><text:span text:style-name="T1">----</text:span><text:span text:style-name="T6">人形病毒噴霧器部隊比伊拉克的自殺炸彈手更具殺傷力。而且，他們的射擊完全不是違法的。</text:span></text:p>
      <text:p text:style-name="P7"><text:span text:style-name="T6">陳真</text:span><text:span text:style-name="T1"><text:s/>  |  2020.04.08 20:19   |   </text:span><text:a xlink:type="simple" xlink:href="http://palinfo.habago.org/Entry?Command=Information_PrintForum&amp;#FORUM38998"><text:span text:style-name="T2">#</text:span></text:a></text:p>
      <text:p text:style-name="P11"><text:span text:style-name="T1">布希入侵伊拉克前，發下最後通牒，要求海珊自動逃亡，否則三天內便開戰。全世界第一個</text:span><text:span text:style-name="T7"><text:s/>"</text:span><text:span text:style-name="T1">響應</text:span><text:span text:style-name="T7">" </text:span><text:span text:style-name="T1">這項最後通牒的就是台灣，阿扁同樣也</text:span><text:span text:style-name="T7"><text:s/>"</text:span><text:span text:style-name="T1">警告</text:span><text:span text:style-name="T7">" </text:span><text:span text:style-name="T1">海珊趕快給我滾，否則</text:span><text:span text:style-name="T7">...</text:span><text:span text:style-name="T1">否則</text:span><text:span text:style-name="T7">...</text:span><text:span text:style-name="T1">否則要怎樣，阿扁並沒有說。</text:span><text:span text:style-name="T7"><text:line-break/><text:line-break/></text:span><text:span text:style-name="T1">類似的狀況罄竹難書，比方說美國抵制華為，台灣必然立即</text:span><text:span text:style-name="T7"><text:s/>"</text:span><text:span text:style-name="T1">響應</text:span><text:span text:style-name="T7">"</text:span><text:span text:style-name="T1">，以取悅主子。美國血洗伊拉克需要子彈，台灣馬上奉上幾億發子彈讓美軍打到飽。美國到處侵略，說是反恐，需要銀子，台灣必然馬上捧著大把鈔票送給美國主子。</text:span><text:span text:style-name="T7"><text:line-break/><text:line-break/></text:span><text:span text:style-name="T1">台灣所謂</text:span><text:span text:style-name="T7"><text:s/>"</text:span><text:span text:style-name="T1">禁用</text:span><text:span text:style-name="T7">" zoom</text:span><text:span text:style-name="T1">的事，無關資安，而是走狗表態，跟著主人的腳步走。</text:span></text:p>
      <text:p text:style-name="P7"><text:span text:style-name="T6">洋洋</text:span><text:span text:style-name="T1"><text:s/>  |  2020.04.08 20:06   |   </text:span><text:a xlink:type="simple" xlink:href="http://palinfo.habago.org/Entry?Command=Information_PrintForum&amp;#FORUM38997"><text:span text:style-name="T2">#</text:span></text:a></text:p>
      <text:p text:style-name="P8"><text:span text:style-name="T7">ZOOM</text:span><text:span text:style-name="T1">是華裔創業的美國公司，在美國上市，研發部門設在中國，主要是有兩個安全隱患，無法完善端到端的加密，以致未受邀請的人可以侵入會議。另一個問題則是涉及</text:span><text:span text:style-name="T7">Facebook</text:span><text:span text:style-name="T1">，</text:span><text:span text:style-name="T7">Zoom</text:span><text:span text:style-name="T1">甚至沒有通知用戶它是根據隱私政策向</text:span><text:span text:style-name="T7">Facebook</text:span><text:span text:style-name="T1">發送分析數據。據說數以萬計的私人</text:span><text:span text:style-name="T7">Zoom</text:span><text:span text:style-name="T1">視頻被上傳至公開網頁，任何人都可在線圍觀。</text:span><text:span text:style-name="T7"><text:line-break/><text:line-break/>1</text:span><text:span text:style-name="T1">、所以</text:span><text:span text:style-name="T7">FACEBOOK</text:span><text:span text:style-name="T1">也是侵犯隱私的共犯及受益者。</text:span><text:span text:style-name="T7"><text:line-break/>2</text:span><text:span text:style-name="T1">、在</text:span><text:span text:style-name="T7">Citizen Lab</text:span><text:span text:style-name="T1">的實驗中，他們在一個美國用戶和一個加拿大用戶的視頻通話中發現，會議加密和解密的密匙是從北京的</text:span><text:span text:style-name="T7">Zoom</text:span><text:span text:style-name="T1">服務器發出的。</text:span><text:span text:style-name="T7"><text:line-break/></text:span><text:span text:style-name="T1">也就是說，兩個北美人用</text:span><text:span text:style-name="T7">Zoom</text:span><text:span text:style-name="T1">視頻聊天，中間需要一個在北京的服務器插手。</text:span><text:span text:style-name="T7"><text:line-break/>Zoom CEO</text:span><text:span text:style-name="T1">袁征解釋說，少數北美的視頻通話中途繞道中國，是因為如果用戶附近的服務器太擠，軟件就會去嘗試連接備份服務器，這才連到了中國的服務器上。</text:span><text:span text:style-name="T7"><text:line-break/></text:span><text:span text:style-name="T1">就好像以前打網游要換線一樣，這條線太擠太卡，用戶自然就要切換到另外的線上去。任何一個視頻通話服務商都會把服務器架設在全球。</text:span><text:span text:style-name="T7"><text:line-break/><text:line-break/></text:span><text:span text:style-name="T1">我也認為</text:span><text:span text:style-name="T7">ZM</text:span><text:span text:style-name="T1">大有問題，這些安全隱患都是技術可以解決並避免的。但為什麼沒有人怪微軟，</text:span><text:span text:style-name="T7">WINDOWS</text:span><text:span text:style-name="T1">每年</text:span><text:span text:style-name="T7">2</text:span><text:span text:style-name="T1">到</text:span><text:span text:style-name="T7">3</text:span><text:span text:style-name="T1">次重大更新哪次的理由沒有提到安全隱患</text:span><text:span text:style-name="T7">?<text:line-break/><text:line-break/></text:span><text:span text:style-name="T1">還有</text:span><text:span text:style-name="T7">ZM</text:span><text:span text:style-name="T1">個人使用是免費的。一般使用免費的軟體，使用者本來就不會在意隱私洩漏的問題，心裡多少都明白，不是被插入廣告，就是個資被利用。天下沒有白吃的午餐。</text:span></text:p>
      <text:p text:style-name="P7"><text:span text:style-name="T6">穎芝</text:span><text:span text:style-name="T1"><text:s/>  |  2020.04.08 19:26   |   </text:span><text:a xlink:type="simple" xlink:href="http://palinfo.habago.org/Entry?Command=Information_PrintForum&amp;#FORUM38996"><text:span text:style-name="T2">#</text:span></text:a></text:p>
      <text:p text:style-name="P11"><text:span text:style-name="T1">學校老師遠距教學內容是屬於「機密」等級嗎？</text:span><text:span text:style-name="T7"><text:line-break/><text:line-break/></text:span><text:span text:style-name="T1">綠渣是在禁什麼道理？</text:span><text:span text:style-name="T7"><text:line-break/><text:line-break/></text:span><text:span text:style-name="T1">原來底下才是人渣黨主要考量的重點：</text:span><text:span text:style-name="T7"><text:line-break/><text:line-break/></text:span><text:span text:style-name="T1">【疑問二：如果每個視訊軟體都有風險，為什麼</text:span><text:span text:style-name="T7">Zoom</text:span><text:span text:style-name="T1">會成為爭議焦點？】</text:span><text:span text:style-name="T7"><text:line-break/></text:span><text:span text:style-name="T1">答：創辦人是中國人、研發團隊來自中國。在台、在美都成政治議題。</text:span><text:span text:style-name="T7"><text:line-break/></text:span><text:a xlink:type="simple" xlink:href="https://reurl.cc/QdbW6q"><text:span text:style-name="T9">https://reurl.cc/QdbW6q</text:span></text:a><text:span text:style-name="T7"><text:line-break/><text:line-break/></text:span><text:span text:style-name="T1">鬼島的人渣走狗政府仇中反華到毫無邏輯，反中反到沒有腦袋！</text:span><text:span text:style-name="T7"><text:line-break/><text:line-break/></text:span><text:span text:style-name="T1">ＩＢＭ、蘋果、微軟、</text:span><text:span text:style-name="T7">Google</text:span><text:span text:style-name="T1">、ＦＢ等產品都有後門、資安風險，為什麼人渣政府不禁止？</text:span><text:span text:style-name="T7"><text:line-break/><text:line-break/></text:span><text:span text:style-name="T1">因為人渣黨的執政政策就是「仇中反華跪舔歐美日」！！</text:span><text:span text:style-name="T7"><text:line-break/><text:line-break/><text:line-break/><text:line-break/><text:line-break/></text:span></text:p>
      <text:p text:style-name="P7"><text:span text:style-name="T6">陳真</text:span><text:span text:style-name="T1"><text:s/>  |  2020.04.08 17:42   |   </text:span><text:a xlink:type="simple" xlink:href="http://palinfo.habago.org/Entry?Command=Information_PrintForum&amp;#FORUM38995"><text:span text:style-name="T2">#</text:span></text:a></text:p>
      <text:p text:style-name="P8"><text:span text:style-name="T1">教育部下令禁用遠距軟體</text:span><text:span text:style-name="T7">ZOOM </text:span><text:span text:style-name="T1">大學：措手不及</text:span><text:span text:style-name="T7"><text:line-break/><text:line-break/>2020-04-08 10:57 </text:span><text:span text:style-name="T1">聯合報</text:span><text:span text:style-name="T7"><text:s/>/ </text:span><text:span text:style-name="T1">記者章凱閎／台北即時報導</text:span><text:span text:style-name="T7"><text:line-break/><text:line-break/><text:line-break/></text:span><text:span text:style-name="T1">因應新冠肺炎疫情，公私部門開啟遠距工作，但行政院昨天一聲令下，指視訊軟體</text:span><text:span text:style-name="T7">ZOOM</text:span><text:span text:style-name="T1">有資安漏洞，將全面禁用；教育部也已轉知各級學校停用</text:span><text:span text:style-name="T7">ZOOM</text:span><text:span text:style-name="T1">。但有大學表示，教師換一套教學軟體，不是換一家餐廳吃飯這麼簡單，需時間調適，官方禁令來得措手不及。</text:span><text:span text:style-name="T7"><text:line-break/><text:line-break/></text:span><text:span text:style-name="T1">台師大因有一名大四生確診新冠肺炎，全校本周起至</text:span><text:span text:style-name="T7">17</text:span><text:span text:style-name="T1">日前的課程全數採遠距授課。台師大教務長陳昭珍表示，教師換一套教學軟體，不是換一家餐廳吃飯這麼簡單。</text:span><text:span text:style-name="T7"><text:line-break/><text:line-break/></text:span><text:span text:style-name="T1">陳昭珍說，大學有學術自由，學校不能限制教師用哪本教科書上課，也尊重教師對於遠距教學軟體的選擇，但仍會把教育部指令傳達各系所。她認為，資安有其重要性，但</text:span><text:span text:style-name="T7">ZOOM</text:span><text:span text:style-name="T1">的資安問題或許可透過配套措施解決，例如強化加密等，盼有兼顧資安及師生互動學習品質的作法。</text:span><text:span text:style-name="T7"><text:line-break/><text:line-break/></text:span><text:span text:style-name="T1">台大本周起百人以上大型課程也改為視訊授課。台大表示，已把教育部函文轉達各院系，目前校內視訊會議都以</text:span><text:span text:style-name="T7">U Meeting</text:span><text:span text:style-name="T1">進行。但據了解，台大教授對禁用</text:span><text:span text:style-name="T7">ZOOM</text:span><text:span text:style-name="T1">持不同意見。</text:span><text:span text:style-name="T7"><text:line-break/><text:line-break/></text:span><text:span text:style-name="T1">台大電機系教授葉丙成在臉書表示，過去一個多月，為了遠距教學辦了多次研習，還要求全部學生上網演練使用，如今「一切的努力，就這樣一紙公文，一切成空」。</text:span><text:span text:style-name="T7"><text:line-break/><text:line-break/></text:span><text:span text:style-name="T1">東華大學通是教育中心主任陳復則在臉書表示，任何軟體都有資安問題，但他沒想過在聲稱「自由與民主」的台灣社會，會被迫禁止使用特定軟體。學術是天下公器，不應有任何機密，老師也應可使用自認有利於傳播學術的工具。教育部禁用</text:span><text:span text:style-name="T7">ZOOM</text:span><text:span text:style-name="T1">，令他相當無奈。</text:span></text:p>
      <text:p text:style-name="P7"><text:span text:style-name="T6">陳真</text:span><text:span text:style-name="T1"><text:s/>  |  2020.04.08 17:13   |   </text:span><text:a xlink:type="simple" xlink:href="http://palinfo.habago.org/Entry?Command=Information_PrintForum&amp;#FORUM38994"><text:span text:style-name="T2">#</text:span></text:a></text:p>
      <text:p text:style-name="P11"><text:span text:style-name="T1">請問各位：人渣黨這些狗官有法律依據可以禁止老師和學生使用</text:span><text:span text:style-name="T7"><text:s/>ZOOM </text:span><text:span text:style-name="T1">來授課嗎？它媽的如果不鳥狗官是會怎樣？抓去關嗎？</text:span><text:span text:style-name="T7"><text:line-break/><text:line-break/></text:span><text:span text:style-name="T1">陳真</text:span><text:span text:style-name="T7"><text:s/>2020. 04.08.<text:line-break/><text:line-break/>====================<text:line-break/></text:span><text:span text:style-name="T1">教部禁用</text:span><text:span text:style-name="T7">Zoom </text:span><text:span text:style-name="T1">高中老師激憤：教學哪來資安問題？</text:span><text:span text:style-name="T7"><text:line-break/><text:line-break/>2020-04-07<text:line-break/><text:line-break/></text:span><text:span text:style-name="T1">聯合報</text:span><text:span text:style-name="T7"><text:s/>/ </text:span><text:span text:style-name="T1">記者黃寅</text:span><text:span text:style-name="T7">/</text:span><text:span text:style-name="T1">台中即時報導</text:span><text:span text:style-name="T7"><text:line-break/><text:line-break/></text:span><text:span text:style-name="T1">教育部今下令各級學校全面禁用</text:span><text:span text:style-name="T7">Zoom</text:span><text:span text:style-name="T1">視訊軟體禁用，高中老師知悉，在群組上群情激憤。大家說，已準備了大半個月，教育部竟一聲令下就禁用，老師和學生都得重來、所有的努都白費，尤其是教學那來資安問題？根本是政治凌駕一切。</text:span><text:span text:style-name="T7"><text:line-break/><text:line-break/></text:span><text:span text:style-name="T1">教育部今在網站上公告禁止使用</text:span><text:span text:style-name="T7">Zoom</text:span><text:span text:style-name="T1">，要求各級學校「將原先置放於本部教育雲『線上教學</text:span><text:span text:style-name="T15">便利包』</text:span><text:span text:style-name="T7">Zoom</text:span><text:span text:style-name="T1">相關使用</text:span><text:span text:style-name="T15">說明文件全面移除。」許多接到消息的老師一片譁然，幾個全國高中職老師和</text:span><text:span text:style-name="T1">教務主任的賴群組裡更是罵聲一片。</text:span><text:span text:style-name="T7"><text:line-break/><text:line-break/></text:span><text:span text:style-name="T1">一位高中老師說：「個人只是一個小小的教師兼職主任，要做的事包山包海，</text:span><text:span text:style-name="T7">....</text:span><text:span text:style-name="T1">學校端資訊教師有限，才好不容易做完全校師生實體演練與家長聯繫，現在又說禁止使用</text:span><text:span text:style-name="T7">Zoom</text:span><text:span text:style-name="T1">。上級機構擁有最多人才與資源，可否請為國家的教育培育政策思考縝密後才宣布，朝令夕改，絕非良策！」</text:span><text:span text:style-name="T7"><text:line-break/><text:line-break/></text:span><text:span text:style-name="T1">一名高中教務主任說：「這樣以後難立信於老師們了，老師以後可能遇事『看著辦』，我們更難推動」。</text:span><text:span text:style-name="T7"><text:line-break/><text:line-break/></text:span><text:span text:style-name="T1">另名老師也哀嘆：「好累～全校教師都受訓完，學生也教完～結果～打掉重練」還有人則驚訝說：「我們已經都讓老師們研習和開好課程完畢，又要再重來</text:span><text:span text:style-name="T7">....</text:span><text:span text:style-name="T16">😭</text:span><text:span text:style-name="T1">」。</text:span><text:span text:style-name="T7"><text:line-break/><text:line-break/></text:span><text:span text:style-name="T1">陳姓高中老師說，經營</text:span><text:span text:style-name="T7">Zoom</text:span><text:span text:style-name="T1">的老闆雖來自大陸，但已歸化美國籍，難道就因為有立委在立法院提出質詢，大家就必須全盤推翻原有的做法嗎？他說，</text:span><text:span text:style-name="T7">Zoom</text:span><text:span text:style-name="T1">免費、好用，而且國外大學都還主動把課程放上網路公開，國內各級學校的教學又有什麼好隱藏的，更令人想不透有何資安問題？</text:span><text:span text:style-name="T7"><text:line-break/><text:line-break/></text:span><text:span text:style-name="T1">他說，若真要講資安，那教育部公布的其他視訊軟體難道就沒有資安問題？重點是教育部不能把全國師生都已努力大半個月的努力視而不見，而要大家都重新來一次。</text:span></text:p>
      <text:p text:style-name="P7"><text:span text:style-name="T6">陳真</text:span><text:span text:style-name="T1"><text:s/>  |  2020.04.08 01:07   |   </text:span><text:a xlink:type="simple" xlink:href="http://palinfo.habago.org/Entry?Command=Information_PrintForum&amp;#FORUM38993"><text:span text:style-name="T2">#</text:span></text:a></text:p>
      <text:p text:style-name="P8"><text:span text:style-name="T1">上個月</text:span><text:span text:style-name="T7">(</text:span><text:span text:style-name="T1">三月</text:span><text:span text:style-name="T7">)</text:span><text:span text:style-name="T1">下旬，所謂「外交部」網站上說，台灣「援贈友邦巴拉圭百萬防疫口罩」。有人看到這訊息後，在</text:span><text:span text:style-name="T7">LINE</text:span><text:span text:style-name="T1">或臉書寫了些字，對此提出批評說台灣自己口罩都不夠用了，怎麼還拿去送人？</text:span><text:span text:style-name="T7"><text:line-break/><text:line-break/></text:span><text:span text:style-name="T1">請問大家，這樣的批評到底犯了它媽的什麼法？但是，在人渣黨的指示下，這個網友卻馬上被抓。調查局正事不幹，貪官污吏滿街跑不去抓，卻大力偵辦此一所謂「假新聞」，而且還發佈「偵查報告」說，此一「不實訊息嚴重誤導民眾」，「調查局為穩定民眾不安情緒，並遏止不實訊息破壞政府公信力、影響公共秩序及干擾防疫作業」，故加強偵辦云云。</text:span><text:span text:style-name="T7"><text:line-break/><text:line-break/></text:span><text:span text:style-name="T1">外交部說，絕不容許造謠。可是，這名網友造了它媽的什麼「謠」？外交部說，百萬口罩送給「友邦」巴拉圭，「是我駐巴拉圭大使館就地進行採購，並非國內輸出，相關款項是在既有的雙邊合作計畫項下勻調，並無額外支出」，因此，如果有人說台灣送口罩給友邦，那就是「造謠」，那就是「誤導民眾」、「製造社會不安情緒」，「破壞政府公信力、影響公共秩序及干擾防疫作業」等等一大堆罪名，必須吃上刑事官司。</text:span><text:span text:style-name="T7"><text:line-break/><text:line-break/></text:span><text:span text:style-name="T1">這類罪名，請問跟蔣家年代有何不同？這些欺壓百姓之事，請問大家看了有何想法？他媽的這個人渣黨真是卑劣無恥到極點。</text:span><text:span text:style-name="T7"><text:line-break/><text:line-break/></text:span><text:span text:style-name="T1">昨天，有人製作了一段影片，我不知道是不是底下這一個？</text:span><text:span text:style-name="T7"><text:line-break/><text:line-break/></text:span><text:a xlink:type="simple" xlink:href="https://bit.ly/2x0NMSx"><text:span text:style-name="T9">https://bit.ly/2x0NMSx</text:span></text:a><text:span text:style-name="T7">  <text:line-break/><text:line-break/></text:span><text:span text:style-name="T1">影片中出現許多明顯違規、疏失或疑似作假的開票流程，以及整個選務各種難以自圓其說的行政疑點，另外還有中研院資料所副研究員馬自恆教授的一些統計分析等等等，質疑總統選舉涉嫌舞弊。如果影片本身沒有造假，沒有移花接木，那麼，憑什麼不能提出各種疑點與證據來質疑？</text:span><text:span text:style-name="T7"><text:line-break/><text:line-break/></text:span><text:span text:style-name="T1">我個人並沒有被這些推論或指控所說服，但它畢竟不是空穴來風；我不認為利用一些土法煉鋼式的傳統灌票或作票手法能夠做票做出幾百萬票，但是，影片作者仍然還是根據各種證據來質疑，憑什麼被質疑被糾舉者不認錯、不做澄清、更不接受調查，卻反而能指揮司法來迫害質疑者？藉此殺雞儆猴，使大眾噤聲。</text:span><text:span text:style-name="T7"><text:line-break/><text:line-break/></text:span><text:span text:style-name="T1">它媽的哪有說人民指出政黨舞弊之處，卻反而要被檢調單位給抓起來治罪之理。它媽的這個人渣黨真是有夠無恥下流，嘴巴講的是人情義理，實際上幹的卻全是傷天害理。</text:span><text:span text:style-name="T7"><text:line-break/><text:line-break/></text:span><text:span text:style-name="T1">人渣黨說，這位網友的作票質疑，「將使民眾對於政府選務部門失去信心，嚴重撕裂族群，使社會大眾產生對立</text:span><text:span text:style-name="T7"><text:s/></text:span><text:span text:style-name="T1">」。他媽的除非是腦殘，否則，正常人誰會對曾經教唆書記官偽造文書的人渣黨黨棍李進勇所主持的中選會有信心？至於「撕裂族群，使社會大眾產生對立」，那更是以公帑豢養無數網軍長年以來每天造謠抹黑製造仇恨的人渣黨的最大專長不是嗎？</text:span><text:span text:style-name="T7"><text:line-break/><text:line-break/></text:span><text:span text:style-name="T1">更離譜的是統派女俠黃智賢的遭遇</text:span><text:span text:style-name="T7"><text:s/>(</text:span><text:span text:style-name="T1">雖然我並不是很認同她所高舉的民族主義精神</text:span><text:span text:style-name="T7">)</text:span><text:span text:style-name="T1">。她前天在臉書上寫說：「台灣出現社區感染，是不是因為你</text:span><text:span text:style-name="T7"><text:s/>(</text:span><text:span text:style-name="T1">衛福部長陳時中</text:span><text:span text:style-name="T7">) </text:span><text:span text:style-name="T1">裝睡？」。竟然因為這樣一句話被警方約談，並威脅若不到案接受偵訊便拘提，說她「散播不實謠言」，面臨三年以下有期徒刑、拘役或三百萬元以下罰金。</text:span><text:span text:style-name="T7"><text:line-break/><text:line-break/></text:span><text:span text:style-name="T1">類似上述例子，這兩年來罄竹難書。如果這樣批評兩句就要被抓去關，那麼，人渣黨之惡行，豈不是應該全黨槍斃一百萬遍才有天理？</text:span><text:span text:style-name="T7"><text:line-break/><text:line-break/></text:span><text:span text:style-name="T1">人渣黨幹人渣事，本不足為奇；我對人渣們沒有絲毫期待，更不意外。我始終難以釋懷的還是腦殘們，怎麼會有人去支持這樣一個好話說盡壞事做絕、道德敗壞到極點的人渣黨？腦殘們的腦子到底是怎麼了？人們為何如此容易被欺瞞？我真是很難理解。</text:span><text:span text:style-name="T7"><text:line-break/><text:line-break/></text:span><text:span text:style-name="T1">我有時看到市面上一些神棍或騙子，講些蠢到爆炸的鬼話，四處騙財騙色，想不到居然也有一大堆人相信，總是讓我感到很不可思議。而我們講述的一切顯而易見的事實與基本是非，卻反而被腦殘們給唾棄。</text:span><text:span text:style-name="T7"><text:line-break/><text:line-break/></text:span><text:span text:style-name="T1">台灣的所謂民主，無非就是在美國的操盤下，透過一群人渣控制了一大群腦殘，藉以大撈特撈，胡作非為，為美國人賣命。</text:span></text:p>
      <text:p text:style-name="P7"><text:span text:style-name="T6">陳真</text:span><text:span text:style-name="T1"><text:s/>  |  2020.04.06 02:18   |   </text:span><text:a xlink:type="simple" xlink:href="http://palinfo.habago.org/Entry?Command=Information_PrintForum&amp;iPage=1#FORUM38992"><text:span text:style-name="T2">#</text:span></text:a></text:p>
      <text:p text:style-name="P8"><text:span text:style-name="T1">生物武器：一個更陰暗的未來</text:span><text:span text:style-name="T7">(13)<text:line-break/><text:line-break/></text:span><text:span text:style-name="T1">陳真</text:span><text:span text:style-name="T7">2020. 04. 06.<text:line-break/><text:line-break/><text:line-break/></text:span><text:span text:style-name="T1">美國官方及其主流媒體走狗們，差不多是</text:span><text:span text:style-name="T7">2006</text:span><text:span text:style-name="T1">年，也就是侵略伊拉克三年後，才開始慢慢一點一滴、半推半就地承認過去有關伊拉克擁有生化武器的諸多指控全是謊言。</text:span><text:span text:style-name="T7"><text:line-break/><text:line-break/></text:span><text:span text:style-name="T1">我這樣講，其實並不精確。事實上，美國連這樣的「事後誠實」也沒有，它始終沒有認錯。幫忙散播謠言的主流媒體也沒有。</text:span><text:span text:style-name="T7"><text:line-break/><text:line-break/></text:span><text:span text:style-name="T1">不管是美國官方或主流媒體，他們始終沒有承認說「對！我就是說謊。我當時就是在聯合國大會上故意拿洗衣粉假裝是什麼炭疽桿菌粉末來欺騙大家」。</text:span><text:span text:style-name="T7"><text:line-break/><text:line-break/></text:span><text:span text:style-name="T1">他們把赤裸裸的近千個謊言，一概說成是一種「情報上的失誤或誤導」，要不就說是「某些真實的情報被忽略了」，或者乾脆推給伊拉克那些美國走狗，說是他們「故意提供不實資訊」等等。</text:span><text:span text:style-name="T7"><text:line-break/><text:line-break/></text:span><text:span text:style-name="T1">這樣各位懂嗎？也就是說，把密謀十年以上的侵略計畫與精心設計的無數謊言，完全淡化成一場無心的誤會與資訊失誤。</text:span><text:span text:style-name="T7"><text:line-break/><text:line-break/></text:span><text:span text:style-name="T1">舉個例，美軍佔領伊拉克大約三周年，</text:span><text:span text:style-name="T7">2006</text:span><text:span text:style-name="T1">年</text:span><text:span text:style-name="T7">4</text:span><text:span text:style-name="T1">月</text:span><text:span text:style-name="T7">12</text:span><text:span text:style-name="T1">日的華盛頓郵報指出：美國和英國的國防情報部門聯合派駐伊拉克的生化武器專家團，老早在</text:span><text:span text:style-name="T7">2003</text:span><text:span text:style-name="T1">年</text:span><text:span text:style-name="T7">5</text:span><text:span text:style-name="T1">月就已經排除所謂「死亡露營車」</text:span><text:span text:style-name="T7">(Winnebagos of death) (</text:span><text:span text:style-name="T1">亦即流動性化武實驗室</text:span><text:span text:style-name="T7">)</text:span><text:span text:style-name="T1">的各種所謂證據，並於</text:span><text:span text:style-name="T7">5</text:span><text:span text:style-name="T1">月</text:span><text:span text:style-name="T7">27</text:span><text:span text:style-name="T1">日出具詳細報告，指出所謂「死亡露營車」不過就是一些跟食品檢驗有關的車子，或是一些氣象汽球的充氣裝置等等。</text:span><text:span text:style-name="T7"><text:line-break/><text:line-break/></text:span><text:span text:style-name="T1">但是，</text:span><text:span text:style-name="T7">2003</text:span><text:span text:style-name="T1">年</text:span><text:span text:style-name="T7">5</text:span><text:span text:style-name="T1">月</text:span><text:span text:style-name="T7">29</text:span><text:span text:style-name="T1">日，也就是該報告出爐後兩天，布希卻竟然再度對外公然撒謊說「關於伊拉克的致命性流動化武實驗室，美國已找到證據」。但是你看，該報導卻說，這些國防情報部的化武專家證詞被布希政府給「忽略了」</text:span><text:span text:style-name="T7">(ignored)</text:span><text:span text:style-name="T1">。他媽的這叫做「忽略」嗎？這就像人渣黨利用總統專機走私一樣，他不說走私，而叫「超帶」。</text:span><text:span text:style-name="T7"><text:line-break/><text:line-break/></text:span><text:span text:style-name="T1">我想說的是，美國撒了一千個謊言藉以入侵、佔領伊拉克之事，即便一一拆穿，但始終沒有認錯，而是採取這樣一種推諉、淡化的方式來矇混過去。而且，事隔多年，人們的記憶與情感早已逐漸淡忘。</text:span><text:span text:style-name="T7"><text:line-break/><text:line-break/></text:span><text:span text:style-name="T1">簡單說就是：主流媒體一開始先是配合美國政府，瘋狂地撒下無數漫天大謊，然後事隔多年，再慢慢用小篇幅報導，把它淡化成一種「情報上的疏忽」或「走狗們的誤導」，甚至講得好像美國很無辜似的。</text:span><text:span text:style-name="T7"><text:line-break/><text:line-break/></text:span><text:span text:style-name="T1">尤有甚者，當他們事後淡化、推諉這些謊言時，甚至照樣還是把「尋找伊拉克的化武實驗室」給講得好像是什麼「尚待繼續努力的艱難任務」似的，甚至還會附上一些類似像這樣的圖片，加強驚悚與聳動感，繼續誤導讀者：</text:span><text:span text:style-name="T7"><text:line-break/><text:line-break/></text:span><text:a xlink:type="simple" xlink:href="https://bit.ly/3aLBMmm"><text:span text:style-name="T9">https://bit.ly/3aLBMmm</text:span></text:a><text:span text:style-name="T7"><text:line-break/><text:line-break/></text:span><text:span text:style-name="T1">這樣一種「尚待繼續努力」的艱難任務，其實早在一開始就埋下伏筆。</text:span><text:span text:style-name="T7">Richard Spertzel </text:span><text:span text:style-name="T1">以美國派駐聯合國的首席武檢官之尊，打從一開始撒謊說伊拉克不但擁有生化武器，而且擁有超美趕俄的「分隔化」化武能力時，就已經等於說，美國永遠都能以此為藉口不斷進行指控。</text:span><text:span text:style-name="T7"><text:line-break/><text:line-break/></text:span><text:span text:style-name="T1">「死亡露營車」</text:span><text:span text:style-name="T7">(Winnebagos of death) </text:span><text:span text:style-name="T1">這個當年熱門的驚悚辭彙是怎麼來的呢？如我上一篇所說，就是因為這位</text:span><text:span text:style-name="T7">Richard Spertzel </text:span><text:span text:style-name="T1">所提出的一個說法，指控伊拉克擁有「分隔化」</text:span><text:span text:style-name="T7">(</text:span><text:span text:style-name="T1">即小型化</text:span><text:span text:style-name="T7">) </text:span><text:span text:style-name="T1">化武能力。如他自己所說，這意味著「你不但必須同時查緝伊拉克的每一棟房子，也必須查緝伊拉克的每一輛車子」，才有可能找到伊拉克擁有生化武器的證據。</text:span><text:span text:style-name="T7"><text:line-break/><text:line-break/></text:span><text:span text:style-name="T1">在這種鳥話底下，那其實等於說：我永遠都不可能承認伊拉克沒有生化武器；如果我一時沒有證據，那只是因為伊拉克車輛太多了，讓我一時還沒法找到，因為我沒辦法檢查伊拉克的所有車輛：</text:span><text:span text:style-name="T7">   <text:line-break/><text:line-break/></text:span><text:a xlink:type="simple" xlink:href="https://bit.ly/3aKalcL"><text:span text:style-name="T9">https://bit.ly/3aKalcL</text:span></text:a><text:span text:style-name="T7"><text:line-break/><text:line-break/></text:span><text:span text:style-name="T1">大家聽懂我在說什麼嗎？美國及其主流媒體與無良專家們，不但撒謊，而且圓謊的方式非常厲害且微妙，操弄世人於股掌之上。</text:span><text:span text:style-name="T7"><text:line-break/><text:line-break/></text:span><text:span text:style-name="T1">美國和英國狼狽為奸，不但撒謊伊拉克擁有化武，還說它「四十五分鐘內就可以對外發射，瞬間殺死數百萬人」。但是，真正拿來做為發動侵略戰爭的藉口卻是「分隔化」化武的能力。</text:span><text:span text:style-name="T7"><text:line-break/><text:line-break/>2003</text:span><text:span text:style-name="T1">年</text:span><text:span text:style-name="T7">2</text:span><text:span text:style-name="T1">月</text:span><text:span text:style-name="T7">5</text:span><text:span text:style-name="T1">日，美國國務卿</text:span><text:span text:style-name="T7">Colin Powell </text:span><text:span text:style-name="T1">在聯合國安理會，拿著一瓶洗衣粉，假裝是炭疽桿菌粉末，公然宣稱說「在我們精準厚實的情報檔案中，最恐怖的事情之一就是我們擁有第一手的證詞，證明伊拉克擁有流動性化武實驗室。」</text:span><text:span text:style-name="T7"><text:line-break/><text:line-break/></text:span><text:span text:style-name="T1">就如《</text:span><text:span text:style-name="T7">Global Security</text:span><text:span text:style-name="T1">》這篇文章所說：「流動性化武實驗室的說法，正是美國發動侵伊戰爭的一個基本根據。」</text:span><text:span text:style-name="T7"><text:line-break/><text:line-break/></text:span><text:a xlink:type="simple" xlink:href="https://bit.ly/3aL8ynF"><text:span text:style-name="T9">https://bit.ly/3aL8ynF</text:span></text:a><text:span text:style-name="T7"><text:line-break/><text:line-break/></text:span><text:span text:style-name="T1">這樣一種瞎掰，讓美國足以長達數年不斷操弄此一謊言；每隔一段時間就用大篇幅高喊「找到了！又找到了！找到伊拉克的生化武器了！」，然後過很長一段時間之後，再用小小的篇幅以及旨在淡化、推諉的說詞來「澄清」說原來是「誤會」、「誤傳」啦、或是「被誤導」，原來只是快餐車，只是汽球充氣機，只是食品檢驗臺，只是麵粉工廠的麵粉等等等。</text:span><text:span text:style-name="T7"><text:line-break/><text:line-break/></text:span><text:span text:style-name="T1">除了瞎掰「死亡露營車」或「死亡休旅車」之外，英、美兩國還聯手瞎掰「死亡無人機」</text:span><text:span text:style-name="T7">(drones of death)</text:span><text:span text:style-name="T1">的說法。比方說，早在侵略伊拉克戰爭前一年，英、美、澳等主流媒體，就開始不斷用「死亡無人機」來煽動世人對於伊拉克的恐懼，比方說，</text:span><text:span text:style-name="T7">2002</text:span><text:span text:style-name="T1">年</text:span><text:span text:style-name="T7">9</text:span><text:span text:style-name="T1">月</text:span><text:span text:style-name="T7">6</text:span><text:span text:style-name="T1">日的《紐約時報》寫著：「伊拉克海珊擁有一系列野蠻殘忍的武器可供使用，其中包括『死亡無人機』的研發最為殘忍，它將發射毀滅性的化學武器與生物武器。」</text:span><text:span text:style-name="T7"><text:line-break/><text:line-break/></text:span><text:span text:style-name="T1">其實，早在九零年代、第一次波灣戰爭後，西方妖魔化伊拉克的宣傳就不曾一天停止過。舉個例，</text:span><text:span text:style-name="T7">1998</text:span><text:span text:style-name="T1">年</text:span><text:span text:style-name="T7">12</text:span><text:span text:style-name="T1">月</text:span><text:span text:style-name="T7">19</text:span><text:span text:style-name="T1">日英國的</text:span><text:span text:style-name="T7">BBC</text:span><text:span text:style-name="T1">如此報導所謂「死亡無人機」</text:span><text:span text:style-name="T7">(drones of death)</text:span><text:span text:style-name="T1">：</text:span><text:span text:style-name="T7"><text:line-break/><text:line-break/></text:span><text:a xlink:type="simple" xlink:href="https://bbc.in/3bQ7UW0"><text:span text:style-name="T9">https://bbc.in/3bQ7UW0</text:span></text:a><text:span text:style-name="T7">  <text:line-break/><text:line-break/></text:span><text:span text:style-name="T1">「英國國防部長</text:span><text:span text:style-name="T7"><text:s/>(</text:span><text:span text:style-name="T1">日後擔任北約祕書長</text:span><text:span text:style-name="T7">) </text:span><text:span text:style-name="T1">在記者會中表示，海珊將發展攜帶生化武器的死亡無人機，足以攜帶三百公升的炭疽桿菌，迅速殺死數百萬人。英國政府並表示，此一『恐怖武器』的發展能力，已遭到英軍的重創。」</text:span><text:span text:style-name="T7"><text:line-break/><text:line-break/></text:span><text:span text:style-name="T1">絕大多數人一定都會以為美軍</text:span><text:span text:style-name="T7">2003</text:span><text:span text:style-name="T1">年侵略伊拉克是在</text:span><text:span text:style-name="T7">2001</text:span><text:span text:style-name="T1">年的</text:span><text:span text:style-name="T7"><text:s/>911</text:span><text:span text:style-name="T1">事件之後才開始布局，其實全然錯誤。美國及英國老早在</text:span><text:span text:style-name="T7">1991</text:span><text:span text:style-name="T1">年就不斷入侵伊拉克，天天轟炸，照三餐打，但是媒體完全消音。就這樣轟炸了十二年，旨在消滅伊拉克中東首屈一指的空軍實力，為</text:span><text:span text:style-name="T7">2003</text:span><text:span text:style-name="T1">年的地面入侵鋪路。</text:span><text:span text:style-name="T7"><text:line-break/><text:line-break/></text:span><text:span text:style-name="T1">特別是最後那幾年的轟炸尤其慘烈，以「禁飛區」為名，表面上說是「人道救援任務」，說是要保護庫德族人，實際上卻是長達兩年的時間掩護土耳其五萬軍隊，任其對庫德族人展開大屠殺，殺害至少三萬庫德族人，傷者及難民更是不計其數。</text:span><text:span text:style-name="T7"><text:line-break/><text:line-break/></text:span><text:span text:style-name="T1">這些事，十幾年來我已經寫過很多，就不多寫了。</text:span></text:p>
      <text:p text:style-name="P7"><text:span text:style-name="T1">Xuan-wei   |  2020.04.05 11:21   |   </text:span><text:a xlink:type="simple" xlink:href="http://palinfo.habago.org/Entry?Command=Information_PrintForum&amp;iPage=1#FORUM38991"><text:span text:style-name="T2">#</text:span></text:a></text:p>
      <text:p text:style-name="P11"><text:span text:style-name="T1">謝謝陳醫師解惑！</text:span></text:p>
      <text:p text:style-name="P7"><text:span text:style-name="T6">怡靜</text:span><text:span text:style-name="T1"><text:s/>  |  2020.04.05 01:15   |   </text:span><text:a xlink:type="simple" xlink:href="http://palinfo.habago.org/Entry?Command=Information_PrintForum&amp;iPage=1#FORUM38990"><text:span text:style-name="T2">#</text:span></text:a></text:p>
      <text:p text:style-name="P8"><text:span text:style-name="T1">今天和住瑞典的友人聯絡，我說瑞典那採取佛系抗疫，輕症一律不檢測，而且前幾天還看到了國外報導，瑞典有別於其他歐洲國家，不採柔性封城呢！看視頻，還一堆人出來曬太陽喝咖啡，好不愜意。我問，你那邊還好吧？她説瑞典人太天真，腦子進水了，她只信中國的抗疫方式，不相信那裡衛生局的廢話。我叮嚀她做好個人防護才是，保持社交距離，勤洗手，至於戴口罩，我說妳戴的話會不會被攻擊？她說下星期開始搭交通工具時也要戴口罩，已經有看到亞裔和少數移民戴口罩了，至於我看到的視頻應該是比較早期的畫面了，現在疫情也日趨嚴重，尤以首都為重災區，街道十分冷清，許多商場店舖水盡鵝飛，除了超市，許多商店公司工廠等行業大量裁員或倒閉，好慘。</text:span><text:span text:style-name="T7"><text:line-break/><text:line-break/></text:span><text:span text:style-name="T1">儘管歐美地區疫情嚴峻，仍然未停止抹黑中國。不過關注這麼久的國外疫情，總算看到一個西方官員講點人話，這人是加拿大衛生部長</text:span><text:span text:style-name="T7">Patty Hajdu</text:span><text:span text:style-name="T1">。</text:span><text:span text:style-name="T7"><text:line-break/><text:line-break/></text:span><text:a xlink:type="simple" xlink:href="https://streamable.com/htlbuu"><text:span text:style-name="T9">https://streamable.com/htlbuu</text:span></text:a><text:span text:style-name="T7"><text:line-break/><text:line-break/></text:span><text:span text:style-name="T1">她在</text:span><text:span text:style-name="T7">4/2</text:span><text:span text:style-name="T1">的例行新冠病毒疫情記者會回答一位記者，關於中國是否在新冠肺炎數據上造假一事狠狠打臉了這個先射箭再畫靶的記者。她說的很對，只要這個病毒還存在任何一個國家，它就存在我們所有的國家。各國如果不攜手合作抗疫，我們絕無戰勝的機會。</text:span><text:span text:style-name="T7"><text:line-break/><text:line-break/></text:span></text:p>
      <text:p text:style-name="P7"><text:span text:style-name="T6">陳真</text:span><text:span text:style-name="T1"><text:s/>  |  2020.04.05 00:29   |   </text:span><text:a xlink:type="simple" xlink:href="http://palinfo.habago.org/Entry?Command=Information_PrintForum&amp;iPage=1#FORUM38989"><text:span text:style-name="T2">#</text:span></text:a></text:p>
      <text:p text:style-name="P11"><text:span text:style-name="T7">Xuan-wei</text:span><text:span text:style-name="T1">好，我人在外地，沒法用電腦，只能用手機簡單回覆</text:span><text:span text:style-name="T7">:<text:line-break/><text:line-break/>1</text:span><text:span text:style-name="T1">，</text:span><text:span text:style-name="T7">2004</text:span><text:span text:style-name="T1">年，美國都還佔領得如火如荼，謊言陸續散播中，直到幾年後，人們淡忘了，才慢慢半推半就地承認一切都是撒謊，把責任推給伊拉克的走狗們及</text:span><text:span text:style-name="T7">CIA</text:span><text:span text:style-name="T1">。</text:span><text:span text:style-name="T7"><text:line-break/><text:line-break/>2</text:span><text:span text:style-name="T1">，如果我沒記錯，</text:span><text:span text:style-name="T7">Richard Spertzel</text:span><text:span text:style-name="T1">在</text:span><text:span text:style-name="T7">2016</text:span><text:span text:style-name="T1">年過世。如果他或美國政府到現在還說伊拉克有化武甚至有分隔化的小型化武實驗室，我也不意外。我跟你說，這些人講話是這樣，跟民進黨很像</text:span><text:span text:style-name="T7">:<text:line-break/><text:line-break/></text:span><text:span text:style-name="T1">他早上講這樣，晚上可能就變了</text:span><text:span text:style-name="T7">;</text:span><text:span text:style-name="T1">十點說東，十一點也許就向西了。我們一般正常人（綠蛆、人渣與腦殘除外）講話會有個基本的一致性，但是這些掌握水壺沸騰權的人卻無須前後一致。因此，如果你要把他們的話當真，恐怕會精神錯亂。你沒法期待詐騙集團言行的一致性，他是根據當下需要來進行調整的</text:span><text:span text:style-name="T7">;</text:span><text:span text:style-name="T1">類似一種上班的概念。你看島內檯面上目前幾乎所有所謂臺獨，哪一個不是一種上班概念的臺獨？白天喊一喊臺獨，晚上就不獨了，喊出祖國英明都有可能。</text:span><text:span text:style-name="T7"><text:line-break/><text:line-break/>3</text:span><text:span text:style-name="T1">，事實上，</text:span><text:span text:style-name="T7">Richard Spertzel</text:span><text:span text:style-name="T1">在推銷他的分隔化言論時，面對詢問，他說美國還沒有成熟發展出小型化核武的能力。</text:span><text:span text:style-name="T7"><text:line-break/><text:line-break/></text:span><text:span text:style-name="T1">這很荒唐吧，伊拉克的化武能力居然超越了他的技術指導者。</text:span><text:span text:style-name="T7"><text:line-break/><text:line-break/></text:span><text:span text:style-name="T1">我再舉個前言不罩後語的例子。在他倡言伊拉克小型化化武能力的同時，面對這方面專家的質疑時，他卻承認，小型化化武能力之殺傷規模只能達到恐怖攻擊等級，離軍事化用途還差得遠。</text:span><text:span text:style-name="T7"><text:line-break/><text:line-break/></text:span><text:span text:style-name="T1">狀況差不多就是這樣。</text:span></text:p>
      <text:p text:style-name="P7"><text:span text:style-name="T1">Xuan-wei   |  2020.04.04 16:50   |   </text:span><text:a xlink:type="simple" xlink:href="http://palinfo.habago.org/Entry?Command=Information_PrintForum&amp;iPage=1#FORUM38988"><text:span text:style-name="T2">#</text:span></text:a></text:p>
      <text:p text:style-name="P10"><text:span text:style-name="T6">陳醫師您好，</text:span><text:span text:style-name="T1"><text:line-break/></text:span><text:span text:style-name="T6">關於〈</text:span><text:span text:style-name="T1"><text:s/></text:span><text:span text:style-name="T6">生物武器：一個更陰暗的未來</text:span><text:span text:style-name="T1">(12)</text:span><text:span text:style-name="T17">〉</text:span><text:span text:style-name="T6">中提到「美軍佔領伊拉克後，他</text:span><text:span text:style-name="T1">(Richard Spertzel)</text:span><text:span text:style-name="T6">隨即改口說，伊拉克不但沒有生化武器，「而且連企圖發展化武的計劃也不存在」，並稱自己當初是受到</text:span><text:span text:style-name="T1"><text:s/>Iraqi National Congress </text:span><text:span text:style-name="T6">及</text:span><text:span text:style-name="T1">CIA</text:span><text:span text:style-name="T6">諸多假情報的誤導。」</text:span><text:span text:style-name="T1"><text:s/></text:span><text:span text:style-name="T6">是否有參考來源：以</text:span><text:span text:style-name="T1">google</text:span><text:span text:style-name="T6">檢索到</text:span><text:span text:style-name="T1">Spertzel</text:span><text:span text:style-name="T6">在</text:span><text:span text:style-name="T1">2004</text:span><text:span text:style-name="T6">年</text:span><text:span text:style-name="T1">10</text:span><text:span text:style-name="T6">月發表在華爾街日報的評論</text:span><text:span text:style-name="T1">“Have War Critics Even Read the Duelfer Report?” (</text:span><text:a xlink:type="simple" xlink:href="https://www.wsj.com/articles/SB109770814784244752"><text:span text:style-name="T8">https://www.wsj.com/articles/SB109770814784244752</text:span></text:a><text:span text:style-name="T1">)</text:span><text:span text:style-name="T6">，看起來他當時仍堅持伊拉克有</text:span><text:span text:style-name="T1">WMD</text:span><text:span text:style-name="T6">的看法？</text:span><text:span text:style-name="T1"><text:line-break/><text:line-break/></text:span><text:span text:style-name="T6">（雖然沒有訂閱</text:span><text:span text:style-name="T1">WSJ</text:span><text:span text:style-name="T6">，可在他處找到評論全文</text:span><text:span text:style-name="T1">: </text:span><text:a xlink:type="simple" xlink:href="http://www.ourjerusalem.com/opinion20041019b"><text:span text:style-name="T8">http://www.ourjerusalem.com/opinion20041019b</text:span></text:a><text:span text:style-name="T1">)</text:span></text:p>
      <text:p text:style-name="P7"><text:span text:style-name="T6">陳真</text:span><text:span text:style-name="T1"><text:s/>  |  2020.04.03 03:26   |   </text:span><text:a xlink:type="simple" xlink:href="http://palinfo.habago.org/Entry?Command=Information_PrintForum&amp;#FORUM38987"><text:span text:style-name="T2">#</text:span></text:a></text:p>
      <text:p text:style-name="P8"><text:span text:style-name="T1">生物武器：一個更陰暗的未來</text:span><text:span text:style-name="T7">(12)<text:line-break/><text:line-break/></text:span><text:span text:style-name="T1">陳真</text:span><text:span text:style-name="T7">2020. 04. 01.<text:line-break/><text:line-break/><text:line-break/></text:span><text:span text:style-name="T1">在「生物武器：一個更陰暗的未來</text:span><text:span text:style-name="T7"><text:s/>(7)</text:span><text:span text:style-name="T1">」裏，我寫著：</text:span><text:span text:style-name="T7"><text:line-break/><text:line-break/></text:span><text:span text:style-name="T1">「美軍發動戰爭入侵伊拉克期間，西方媒體每天斗大標題寫著</text:span><text:span text:style-name="T7"> </text:span><text:span text:style-name="T1">『找到了！找到了！找到生物武器了！』、『再度破獲伊拉克化武實驗室！』然後配上一些驚悚圖片，例如一堆美軍穿戴全套防毒配備，在破舊的倉庫裏，圍繞著堆積如山的麻布袋，說裏頭藏有『可疑粉末』。報導說，這些全是生化武器，好幾公噸，終於找到了，世界得救了，感謝美軍，感謝布希。人們叫好，爭相傳頌，布希支持度甚至高達八、九成。</text:span><text:span text:style-name="T7"><text:line-break/><text:line-break/></text:span><text:span text:style-name="T1">但是，後來卻一一揭穿，那其實是個年久失修的麵粉工廠。甚至還有張照片，照片中隱隱約約似乎是個可以推著走、類似攤販賣東西的小推車。西方主流媒體驚悚的頭條新聞卻寫說『又找到了！！』，說這是『狡猾的海珊』為了躲避美軍追緝所架設的『流動性』化武實驗室。可是後來拆穿，你知道它是什麼嗎？它就是一個可以當場炒菜煎蛋、可以推著走的流動攤販小推車。」以前我住英國時，宿舍轉角處就有這樣一個攤子，賣些漢堡、咖啡與薯條等等。</text:span><text:span text:style-name="T7"><text:line-break/><text:line-break/></text:span><text:span text:style-name="T18">●</text:span><text:span text:style-name="T7"><text:s/></text:span><text:span text:style-name="T1">找到了！找到了！</text:span><text:span text:style-name="T7"><text:line-break/><text:line-break/></text:span><text:span text:style-name="T1">打從</text:span><text:span text:style-name="T7"><text:s/>2001</text:span><text:span text:style-name="T1">年起，美國為了侵略伊拉克，便不斷撒謊指控伊拉克擁有生化武器。但是，聯合國武檢官多次組團進入伊拉克境內調查，卻始終找不到任何證據。美國派駐聯合國的前首席武檢官</text:span><text:span text:style-name="T7"><text:s/>Richard Spertzel</text:span><text:span text:style-name="T1">卻力排眾議說：伊拉克擁有生化武器乃是「毋庸置疑」，大家之所以找不到化武實驗室與發射裝置是因為伊拉克政府把生化武器給「分隔化」</text:span><text:span text:style-name="T7">(compartmentalized) </text:span><text:span text:style-name="T1">了，簡單說就是小型化。他說，只要一輛休旅車就足以成為一個「流動性的」化武實驗室。</text:span><text:span text:style-name="T7"><text:line-break/><text:line-break/></text:span><text:span text:style-name="T1">這位美國的細菌武器研發專家</text:span><text:span text:style-name="T7">Richard Spertzel</text:span><text:span text:style-name="T1">，事實上也參與了戰前伊拉克的化武調查團，過去並曾經以聯合國首席武檢官的身份在伊拉克待了四年</text:span><text:span text:style-name="T7"><text:s/>(1994-1998 </text:span><text:span text:style-name="T1">年</text:span><text:span text:style-name="T7">)</text:span><text:span text:style-name="T1">，監督伊拉克政府銷毀當初八零年代由美國幫忙發展以對付伊朗的生化武器設施。他理當很清楚伊拉克的狀況，卻故意信口開河，倡言伊拉克仍然擁有化武，並且把化武實驗室給「分隔化」，可輕易搬遷、移動、躲避偵察云云。</text:span><text:span text:style-name="T7"><text:line-break/><text:line-break/>2003</text:span><text:span text:style-name="T1">年，在毫無證據下，美國就是以</text:span><text:span text:style-name="T7">Spertzel </text:span><text:span text:style-name="T1">之「專家證詞」的「分隔化」說法，做為一種硬是要出兵血洗伊拉克的藉口，然後在侵略佔領過程中不斷製造假新聞，不斷說「找到了！找到了！」，一會兒說找到一個「疑似」藏有什麼生化粉末</text:span><text:span text:style-name="T7"><text:s/>(</text:span><text:span text:style-name="T1">其實是麵粉</text:span><text:span text:style-name="T7">) </text:span><text:span text:style-name="T1">的倉庫或小貨車，一會兒又說發現什麼裝設「可疑」瓦斯爐的流動推車</text:span><text:span text:style-name="T7"><text:s/>(</text:span><text:span text:style-name="T1">其實是軍隊煮飯煎蛋的餐車</text:span><text:span text:style-name="T7">)</text:span><text:span text:style-name="T1">，遺留在被美軍轟炸得稀巴爛的伊拉克軍隊現場</text:span><text:span text:style-name="T7">...<text:line-break/><text:line-break/></text:span><text:span text:style-name="T1">美國就是這樣不斷裝神弄鬼，欺騙世人，其實全是謊言，非常兒戲，事實上只是一些廚具、麵粉食材或民生用品。但是，透過西方主流媒體的配合造謠，一時之間，人們還真以為美國拯救了全世界。</text:span><text:span text:style-name="T7"><text:line-break/><text:line-break/></text:span><text:span text:style-name="T1">至於這位一輩子為美國推動細菌武器研發的</text:span><text:span text:style-name="T7"><text:s/>Spertzel</text:span><text:span text:style-name="T1">，大名鼎鼎，是個微生物學家，是美國研發生物武器史上最主要的核心人物之一，同時也是</text:span><text:span text:style-name="T7">Fort Detrick </text:span><text:span text:style-name="T1">生物武器實驗室有關細菌戰的主要負責人，任職長達半個多世紀。美軍佔領伊拉克後，他隨即改口說，伊拉克不但沒有生化武器，「而且連企圖發展化武的計劃也不存在」，並稱自己當初是受到</text:span><text:span text:style-name="T7"><text:s/>Iraqi National Congress </text:span><text:span text:style-name="T1">及</text:span><text:span text:style-name="T7">CIA</text:span><text:span text:style-name="T1">諸多假情報的誤導。</text:span><text:span text:style-name="T7"><text:line-break/><text:line-break/>Iraqi National Congress </text:span><text:span text:style-name="T1">就是美國在第一次波灣戰爭後隔年</text:span><text:span text:style-name="T7"><text:s/>(1992</text:span><text:span text:style-name="T1">年</text:span><text:span text:style-name="T7">) </text:span><text:span text:style-name="T1">在伊拉克一手培植的一個武裝反政府組織，資金與武器全由美國提供，比海珊政府還要腐敗惡劣血腥的一群人，在美國的指使與扶植下成立，旨在製造伊拉克內部動亂，藉以顛覆海珊政權；一如美國在全世界各地的走狗，同樣高喊民主自由與人權，幹的卻全是傷天害理殘害人民之事。</text:span><text:span text:style-name="T7"><text:line-break/><text:line-break/></text:span><text:span text:style-name="T1">這群背叛自己的國家與人民的美國走狗，這群「伊奸」，這個伊拉克的「人渣黨」，後來個個當了伊拉克的黨政軍高官，例如在戰爭期間屢屢出鏡扮演「夾道歡迎美軍」及「拉倒海珊銅像」的「勇敢伊拉克民眾」的</text:span><text:span text:style-name="T7">Ahmed Chalabi</text:span><text:span text:style-name="T1">，後來掌管伊拉克石油大權，擔任石油部長，並隨即出任伊拉克副總理。</text:span><text:span text:style-name="T7"><text:line-break/><text:line-break/></text:span><text:span text:style-name="T18">●</text:span><text:span text:style-name="T7"><text:s/></text:span><text:span text:style-name="T1">這回真的找到了！</text:span><text:span text:style-name="T7"><text:line-break/><text:line-break/>2003</text:span><text:span text:style-name="T1">年</text:span><text:span text:style-name="T7">5</text:span><text:span text:style-name="T1">月</text:span><text:span text:style-name="T7">28</text:span><text:span text:style-name="T1">日，也就是美軍入侵佔領伊拉克的隔月，英國《衛報》發表了一篇調查報導，標題諷刺性地寫著：「終於！美軍終於找到生化武器了！」不過，它還有個副標寫著「是在美國馬里蘭州找到！」</text:span><text:span text:style-name="T7"><text:line-break/><text:line-break/></text:span><text:a xlink:type="simple" xlink:href="https://bit.ly/2QUyftY"><text:span text:style-name="T9">https://bit.ly/2QUyftY</text:span></text:a><text:span text:style-name="T7">  <text:line-break/><text:line-break/></text:span><text:span text:style-name="T1">該報導所指的發現大規模殺傷武器的地點，就是當時</text:span><text:span text:style-name="T7"><text:s/>(2001</text:span><text:span text:style-name="T1">年</text:span><text:span text:style-name="T7">) </text:span><text:span text:style-name="T1">準備重新啟用、位於馬里蘭州的美軍</text:span><text:span text:style-name="T7"><text:s/>Fort Detrick </text:span><text:span text:style-name="T1">生物武器實驗室。經過兩年</text:span><text:span text:style-name="T7"><text:s/>(2001</text:span><text:span text:style-name="T1">年到</text:span><text:span text:style-name="T7"><text:s/>2003</text:span><text:span text:style-name="T1">年</text:span><text:span text:style-name="T7">) </text:span><text:span text:style-name="T1">的挖掘與清理，竟然陸續找到高達兩千多公噸的各種恐怖病原體，包括天花病毒、肉毒桿菌、炭疽桿菌、</text:span><text:span text:style-name="T7">Brucella melitensis (</text:span><text:span text:style-name="T1">梅里特布魯氏菌，可引起類似感冒症狀的布氏桿菌病</text:span><text:span text:style-name="T7">--Brucellosis)</text:span><text:span text:style-name="T1">，以及引發肺炎的</text:span><text:span text:style-name="T7"><text:s/>Klebsiella (</text:span><text:span text:style-name="T1">克雷伯氏菌屬</text:span><text:span text:style-name="T7">)</text:span><text:span text:style-name="T1">等等等。</text:span><text:span text:style-name="T7"><text:line-break/><text:line-break/></text:span><text:span text:style-name="T1">除了病毒與細菌外，竟然還找到各種化學武器，包括美軍在越戰中噴灑了至少九萬多公噸的橙劑</text:span><text:span text:style-name="T7"><text:s/>(agent orange)</text:span><text:span text:style-name="T1">。根據美國哥倫比亞大學公衛政策與管理學系教授</text:span><text:span text:style-name="T7"> Jeanne Stellman </text:span><text:span text:style-name="T1">的幾篇研究，例如</text:span><text:span text:style-name="T7">2018</text:span><text:span text:style-name="T1">年</text:span><text:span text:style-name="T7">5</text:span><text:span text:style-name="T1">月發表於《美國公衛期刊》</text:span><text:span text:style-name="T7">(American Journal of Public Health)</text:span><text:span text:style-name="T1">的論文估計，越戰中，約有兩百多萬至四百八十萬越南人曝露於美軍的橙劑毒害中，受到各種不同程度的傷害。：</text:span><text:span text:style-name="T7"><text:line-break/><text:line-break/></text:span><text:a xlink:type="simple" xlink:href="https://bit.ly/2R0rqHu"><text:span text:style-name="T9">https://bit.ly/2R0rqHu</text:span></text:a><text:span text:style-name="T7"><text:line-break/><text:line-break/></text:span><text:span text:style-name="T1">美軍所使用的橙劑，含有「世紀之毒」戴奧辛之中的劇毒成份，是一級致癌物，包括血癌、肺癌、大腸癌、軟組織肉瘤與肝癌等，另外還會產生各種神經系統與運動神經元病變</text:span><text:span text:style-name="T7"><text:s/>(</text:span><text:span text:style-name="T1">例如帕金森氏症</text:span><text:span text:style-name="T7">)</text:span><text:span text:style-name="T1">及全身性皮膚病變等等等。更可怕的是，禍延子孫世世代代，導致越南生出數十萬恐怖畸胎或中樞神經發育缺損的無腦兒、頭骨畸形、脊柱裂、顏面缺損、四肢極度萎縮、無眼或眼球爆出、心臟瓣膜缺損及智能不足嬰幼兒與兒童精神病等等等。</text:span><text:span text:style-name="T7"><text:line-break/><text:line-break/></text:span><text:span text:style-name="T1">橙劑新生兒症狀：</text:span><text:span text:style-name="T7"><text:line-break/><text:line-break/></text:span><text:a xlink:type="simple" xlink:href="https://bit.ly/2UBuoo8"><text:span text:style-name="T9">https://bit.ly/2UBuoo8</text:span></text:a><text:span text:style-name="T7"><text:line-break/><text:line-break/></text:span><text:span text:style-name="T1">你可以在上面這個「美國退伍軍人協會」</text:span><text:span text:style-name="T7">(United States Department of Veterans Affairs</text:span><text:span text:style-name="T1">，簡稱</text:span><text:span text:style-name="T7"><text:s/>VA) </text:span><text:span text:style-name="T1">的網站上找到一些相關病變資料。</text:span><text:span text:style-name="T7"> <text:line-break/><text:line-break/></text:span><text:span text:style-name="T1">以下是幾張照片，很多橙劑新生兒完全沒有眼睛或眼睛爆出：</text:span><text:span text:style-name="T7"><text:line-break/><text:line-break/></text:span><text:a xlink:type="simple" xlink:href="https://bit.ly/2WVPz5P"><text:span text:style-name="T9">https://bit.ly/2WVPz5P</text:span></text:a><text:span text:style-name="T7"> <text:line-break/><text:line-break/></text:span><text:a xlink:type="simple" xlink:href="https://bit.ly/2yqWl9p"><text:span text:style-name="T9">https://bit.ly/2yqWl9p</text:span></text:a><text:span text:style-name="T7"> <text:line-break/><text:line-break/></text:span><text:span text:style-name="T1">根據越南官方統計，戰爭期間，約有三百多萬人罹癌或其它病變與腦傷</text:span><text:span text:style-name="T7"><text:s/>(</text:span><text:span text:style-name="T1">其中多數為兒童</text:span><text:span text:style-name="T7">)</text:span><text:span text:style-name="T1">，四十多萬人死亡。至今已戰後四十多年，目前已第三代，但仍持續受害，約有五十萬名新生兒畸形，合併其他各種病變及基因變異與兒童期精神病等等等。但是，美國卻堅稱橙劑「對人體無害」，數十年後則改口說「不確定」是否與相關各種病變有所關聯，言行相當卑鄙。</text:span><text:span text:style-name="T7">   <text:line-break/><text:line-break/></text:span><text:span text:style-name="T1">半島電視台報導：</text:span><text:span text:style-name="T7"><text:line-break/><text:line-break/></text:span><text:a xlink:type="simple" xlink:href="https://bit.ly/2UBZ7kV"><text:span text:style-name="T9">https://bit.ly/2UBZ7kV</text:span></text:a><text:span text:style-name="T7"><text:line-break/><text:line-break/></text:span><text:span text:style-name="T1">半島電視台系列影片：</text:span><text:span text:style-name="T7"><text:line-break/><text:line-break/></text:span><text:a xlink:type="simple" xlink:href="https://bit.ly/2UzwiWg"><text:span text:style-name="T9">https://bit.ly/2UzwiWg</text:span></text:a><text:span text:style-name="T7"><text:line-break/><text:line-break/></text:span><text:a xlink:type="simple" xlink:href="https://bit.ly/2UTbNCT"><text:span text:style-name="T9">https://bit.ly/2UTbNCT</text:span></text:a><text:span text:style-name="T7"><text:line-break/><text:line-break/></text:span><text:span text:style-name="T1">戰後，仍有大約兩百萬越南人間接受害，因為橙劑滲透土壤之半衰期超過一百年，嚴重污染水源；不管是喝進肚子或皮膚接觸水源，或是吃下污染農作物，就有可能受害，滲透全身血液；甚至許多越南婦女</text:span><text:span text:style-name="T7"><text:s/>(</text:span><text:span text:style-name="T1">特別是毒害較嚴重的南越</text:span><text:span text:style-name="T7">) </text:span><text:span text:style-name="T1">的母乳中，發現極高濃度的戴奧辛成份。</text:span><text:span text:style-name="T7"><text:line-break/><text:line-break/></text:span><text:span text:style-name="T1">就連當初負責噴灑橙劑的美軍都集體罹癌或產生各種病變，受害人數約二十萬，戰後提出訴訟並贏得部份勝訴，越南的集體官司亦然。許多案子仍在持續進行中。我從二十多年前開始比較有系統性的關注橙劑的問題，以後有機會再多寫。</text:span><text:span text:style-name="T7"><text:line-break/><text:line-break/></text:span><text:span text:style-name="T1">喝下橙劑幾毫升便足以致人於死，更何況短短六年內</text:span><text:span text:style-name="T7"><text:s/>(1965</text:span><text:span text:style-name="T1">至</text:span><text:span text:style-name="T7">1971</text:span><text:span text:style-name="T1">年</text:span><text:span text:style-name="T7">) </text:span><text:span text:style-name="T1">漫天灑下九萬公噸的巨量，瘋狂灑遍整個越南，高達三千一百八十一個村落受害，摧毀兩百多萬公頃</text:span><text:span text:style-name="T7"><text:s/>(</text:span><text:span text:style-name="T1">即兩萬多平方公里</text:span><text:span text:style-name="T7">) </text:span><text:span text:style-name="T1">的森林。後來，在國際輿論壓力下，美國才停止。有些當年的噴灑熱點地區，直到四十年後，仍然可以檢驗出超標高達數百倍的致死性戴奧辛濃度。</text:span><text:span text:style-name="T7"> <text:line-break/><text:line-break/></text:span><text:span text:style-name="T1">我常感到很納悶很可悲，為什麼會有人泯滅人性到這種地步？美國人是不是根本不把別人當人看？這是在打仗嗎？這根本就是種族滅絕的行徑。</text:span><text:span text:style-name="T7"><text:line-break/><text:line-break/></text:span><text:span text:style-name="T1">除了橙劑外，</text:span><text:span text:style-name="T7">Fort Detrick </text:span><text:span text:style-name="T1">現場還挖出有「毒劑之王」之稱的芥子氣液體毒劑等。預計還得再挖四年</text:span><text:span text:style-name="T7"><text:s/>(</text:span><text:span text:style-name="T1">亦即挖到</text:span><text:span text:style-name="T7">2007</text:span><text:span text:style-name="T1">年</text:span><text:span text:style-name="T7">) </text:span><text:span text:style-name="T1">也許才能清理乾淨。</text:span><text:span text:style-name="T7">  <text:line-break/><text:line-break/></text:span><text:span text:style-name="T1">底下有幾張橙劑受害者照片，真的是相當可悲。中間那張是美軍噴灑橙劑的分布地圖，遍及整個越南：</text:span><text:span text:style-name="T7"><text:line-break/><text:line-break/></text:span><text:a xlink:type="simple" xlink:href="https://bit.ly/2QYR7Ib"><text:span text:style-name="T9">https://bit.ly/2QYR7Ib</text:span></text:a><text:span text:style-name="T7">   <text:line-break/><text:line-break/></text:span><text:span text:style-name="T1">底下仍是一些橙劑兒童照片。看這些照片很令人難受，不過，還是懇求各位仔細看看，看進心裏去。</text:span><text:span text:style-name="T7"><text:line-break/></text:span><text:span text:style-name="T1">我跟大家一樣，不喜政治，討厭議論，平常只喜歡風花雪月琴棋書畫，可是，當大難來襲時，就如陳凱歌所說，它其實不過就像「天上的大星」，是個白日夢，而生活就是生活；「往後的日子才是生活，過去的只是一個夢」。</text:span><text:span text:style-name="T7"><text:line-break/><text:line-break/></text:span><text:span text:style-name="T1">我亦常感無奈，不知道那些整天歌頌美國什麼民主自由與人權的人，究竟幾時才願意摸著良心說話？</text:span><text:span text:style-name="T7"><text:line-break/><text:line-break/></text:span><text:span text:style-name="T1">照片：</text:span><text:a xlink:type="simple" xlink:href="https://bit.ly/2JswC2A"><text:span text:style-name="T9">https://bit.ly/2JswC2A</text:span></text:a><text:span text:style-name="T7"><text:line-break/><text:line-break/></text:span><text:span text:style-name="T1">照片：</text:span><text:a xlink:type="simple" xlink:href="https://bit.ly/39GXdDz"><text:span text:style-name="T9">https://bit.ly/39GXdDz</text:span></text:a><text:span text:style-name="T7"><text:line-break/><text:line-break/></text:span><text:span text:style-name="T1">照片：</text:span><text:a xlink:type="simple" xlink:href="https://bit.ly/343vzj4"><text:span text:style-name="T9">https://bit.ly/343vzj4</text:span></text:a><text:span text:style-name="T7"><text:line-break/><text:line-break/></text:span><text:span text:style-name="T1">照片：</text:span><text:a xlink:type="simple" xlink:href="https://bit.ly/2X3Mu3x"><text:span text:style-name="T9">https://bit.ly/2X3Mu3x</text:span></text:a><text:span text:style-name="T7"><text:s/>(</text:span><text:span text:style-name="T1">按右側箭頭輪播</text:span><text:span text:style-name="T7">)<text:line-break/><text:line-break/></text:span><text:span text:style-name="T1">照片：</text:span><text:a xlink:type="simple" xlink:href="https://bit.ly/2UQSzxI"><text:span text:style-name="T9">https://bit.ly/2UQSzxI</text:span></text:a><text:span text:style-name="T7"><text:line-break/><text:line-break/></text:span><text:span text:style-name="T1">影片：</text:span><text:a xlink:type="simple" xlink:href="http://shorturl.at/diux1"><text:span text:style-name="T9">shorturl.at/diux1</text:span></text:a><text:span text:style-name="T7">   <text:line-break/><text:line-break/></text:span><text:span text:style-name="T1">回到</text:span><text:span text:style-name="T7">Fort Detrick </text:span><text:span text:style-name="T1">實驗室的主題。</text:span><text:span text:style-name="T7"><text:line-break/><text:line-break/></text:span><text:span text:style-name="T1">如果你知道自己將挖出一些什麼東西，那還好。駭人的是，你根本不知道將挖出什麼恐怖病原體或揮發性毒劑或一般防護衣也防護不了的各種劇毒。比方說，現場挖出一堆根本不知道究竟是裝著什麼東西的瓶瓶罐罐與高壓消毒瓶以及人工釀造含有各種不明病原體的大量「泥狀物」，同時還挖出好幾隻已經死了三十幾年、以福馬林進行防腐、死狀恐怖的罐裝實驗鼠，相當可怕。</text:span><text:span text:style-name="T7"> <text:line-break/><text:line-break/></text:span><text:span text:style-name="T1">可怕之處就在於沒有目錄清單，隨便亂埋亂丟，外洩風險極高，清理者根本不知道自己會挖出什麼東西來，更不知其危險等級，不知是否防護妥當以及是否可能透過空氣與水源危及社會大眾。</text:span><text:span text:style-name="T7"><text:line-break/><text:line-break/></text:span><text:span text:style-name="T1">《衛報》報導說：「就在兩個月前</text:span><text:span text:style-name="T7"><text:s/>(2003</text:span><text:span text:style-name="T1">年</text:span><text:span text:style-name="T7">3</text:span><text:span text:style-name="T1">月</text:span><text:span text:style-name="T7">)</text:span><text:span text:style-name="T1">，伊拉克因為提不出早在十多年前便已銷毀生化武器的目錄清單做為佐證，美軍便以此為藉口而發動侵略戰爭。」美國一口咬定，倘若真的銷毀，必定會有所有病原體及化學毒物的目錄清單，否則便是說謊。</text:span><text:span text:style-name="T7"><text:line-break/><text:line-break/></text:span><text:span text:style-name="T1">但是，「非常諷刺的是，美國最大的生物武器實驗室自己也根本沒有目錄清單」，遑論掩埋地點的詳細登載；清理人員根本不知道自己將會挖出什麼可怕的病毒或細菌。他們擔憂己身安危，但也只能對著記者自我解嘲說「我們其實根本不知道會挖出什麼，不過你放心，我們基本上已經排除挖出核彈的可能性。」</text:span><text:span text:style-name="T7"><text:line-break/><text:line-break/></text:span><text:span text:style-name="T18">●</text:span><text:span text:style-name="T7"><text:s/></text:span><text:span text:style-name="T1">惡名昭彰的</text:span><text:span text:style-name="T7"><text:s/>Fort Detrick <text:line-break/><text:line-break/></text:span><text:span text:style-name="T1">特別令人髮指的是：</text:span><text:span text:style-name="T7">Fort Detrick </text:span><text:span text:style-name="T1">生物武器實驗室建造於</text:span><text:span text:style-name="T7">1943</text:span><text:span text:style-name="T1">年，它的第一批實驗室人員是誰你知道嗎？就是喪心病狂的日軍</text:span><text:span text:style-name="T7">731</text:span><text:span text:style-name="T1">部隊以及納粹醫官，他們都有著各種泯滅人性的人體活體實驗之豐富經歷。</text:span><text:span text:style-name="T7"><text:line-break/><text:line-break/></text:span><text:span text:style-name="T1">老實說，在我過去仍是個傻蛋時，根本不相信這是事實。美國做為二戰戰勝國，打著反對法西斯的民主自由旗號，如此「熱愛人權」的一個國家，怎麼可能會把這些曾經抓來上萬名活人從事殘酷人體實驗的惡魔當成貴賓招待，還幫他們泯滅罪證，動用外交手段助其脫罪，做為獲取人體實驗數據的政治交換條件；然後還把他們迎接回美國，供以榮華富貴，為美國繼續發揮製造生物武器的「專長」。這些事我以後有機會再多講。</text:span><text:span text:style-name="T7"><text:line-break/><text:line-break/>Jeffrey A.Lockwood </text:span><text:span text:style-name="T1">是個著名昆蟲學家，美國懷俄明大學</text:span><text:span text:style-name="T7"><text:s/>(University of Wyoming)</text:span><text:span text:style-name="T1">「自然科學與人文學科」的講座教授，對生物武器頗有研究，</text:span><text:span text:style-name="T7">2009</text:span><text:span text:style-name="T1">年寫了一本書叫做《</text:span><text:span text:style-name="T7">Six-Legged Soldiers: Using Insects as Weapons of War</text:span><text:span text:style-name="T1">》</text:span><text:span text:style-name="T7">(</text:span><text:span text:style-name="T1">六隻腳的士兵：以昆蟲做為一種生物武器</text:span><text:span text:style-name="T7">)</text:span><text:span text:style-name="T1">：</text:span><text:span text:style-name="T7"><text:line-break/><text:line-break/></text:span><text:a xlink:type="simple" xlink:href="https://amzn.to/3bC3Nge"><text:span text:style-name="T9">https://amzn.to/3bC3Nge</text:span></text:a><text:span text:style-name="T7"><text:line-break/><text:line-break/>Lockwood</text:span><text:span text:style-name="T1">教授指出：</text:span><text:span text:style-name="T7">Fort Detrick </text:span><text:span text:style-name="T1">生物武器實驗室於二次戰後吸收大量納粹與</text:span><text:span text:style-name="T7">731</text:span><text:span text:style-name="T1">部隊的科學家。</text:span><text:span text:style-name="T7"><text:line-break/><text:line-break/></text:span><text:span text:style-name="T1">這些人，兩手血腥；戰時，利用俘虜，或是任意抓來上萬名中國平民男女老幼及少部份朝鮮人與聯軍，甚至特地抓捕中國軍人的家屬來從事人體活體解剖，或甚至活體解剖孕婦，觀察胎兒每個時期的變化；許多時候不打麻藥，說麻藥會影響生物數據的準確性，並以活人從事極其殘酷的各種人體實驗，例如凍傷實驗、離心旋轉實驗、人畜雜交實驗、真空實驗、大氣壓力實驗</text:span><text:span text:style-name="T7"><text:s/>(</text:span><text:span text:style-name="T1">觀察人體器官、眼球、腸子如何膨漲爆出體外及人體相關生理反應</text:span><text:span text:style-name="T7">)</text:span><text:span text:style-name="T1">、活體炸藥實驗、大人與幼童之刻意使之感染各種病原體之實驗，藉以研發病毒及細菌等生物武器；某種變態實驗對象甚至包括母子</text:span><text:span text:style-name="T7"><text:s/>(</text:span><text:span text:style-name="T1">說要「觀察母愛」</text:span><text:span text:style-name="T7">)</text:span><text:span text:style-name="T1">，從事各種極其邪惡的活體實驗。</text:span><text:span text:style-name="T7"><text:line-break/><text:line-break/></text:span><text:span text:style-name="T1">底下有些照片，懇請大家仔細看，記住日本人所做的這一切：</text:span><text:span text:style-name="T7"><text:line-break/><text:line-break/></text:span><text:a xlink:type="simple" xlink:href="https://bit.ly/39BZfoG"><text:span text:style-name="T9">https://bit.ly/39BZfoG</text:span></text:a><text:span text:style-name="T7"><text:line-break/><text:line-break/></text:span><text:span text:style-name="T9">https://reurl.cc/b5kL2X</text:span><text:span text:style-name="T7"><text:line-break/><text:line-break/></text:span><text:span text:style-name="T1">這些人不是人，而是魔鬼撒旦。我平常很不喜歡聽中共講一句話，那就是「中日友好」。它媽的怎麼友好？我就是沒辦法和大多數日本人友好，因為他們大多仇視中國、輕視華人，仰慕白人；不但完全沒有一絲悔意與歉意，反而對中國充滿敵意與鄙視，你如何可能和這樣一個國家的國民友好？</text:span><text:span text:style-name="T7"><text:line-break/><text:line-break/></text:span><text:span text:style-name="T1">我沒法假裝有愛心，我就是恨日本人，想起日本人毫無人性的暴行，我就是恨。我能理解寬恕與原諒的道理，但你要寬恕原諒日本人什麼？他們根本沒有一絲悔意，反而持續敵對中國，敵視華人。</text:span><text:span text:style-name="T7"><text:line-break/><text:line-break/></text:span><text:span text:style-name="T1">請你仔細看看這個，請你告訴我如何可能不恨？</text:span><text:span text:style-name="T7"><text:line-break/><text:line-break/></text:span><text:a xlink:type="simple" xlink:href="https://bit.ly/342Cn0o"><text:span text:style-name="T9">https://bit.ly/342Cn0o</text:span></text:a><text:span text:style-name="T7"><text:line-break/><text:line-break/></text:span><text:span text:style-name="T1">請你再仔細看看這個，請你告訴我如何能夠不恨？</text:span><text:span text:style-name="T7"><text:line-break/><text:line-break/></text:span><text:a xlink:type="simple" xlink:href="https://bit.ly/3dXxOcq"><text:span text:style-name="T9">https://bit.ly/3dXxOcq</text:span></text:a><text:span text:style-name="T7"><text:line-break/><text:line-break/></text:span><text:span text:style-name="T1">這些事，實在很不想講。我常說以後有機會再講，但我總是儘可能避而不談。念高一時</text:span><text:span text:style-name="T7"><text:s/>(</text:span><text:span text:style-name="T1">我在台北念高中</text:span><text:span text:style-name="T7">)</text:span><text:span text:style-name="T1">，第一次自己寫傳單，自己一個人在我高一住的地方</text:span><text:span text:style-name="T7"><text:s/>(</text:span><text:span text:style-name="T1">台北西門町</text:span><text:span text:style-name="T7">) </text:span><text:span text:style-name="T1">發自己寫的傳單，就是因為日本人的這些所作所為。它媽的日本人還像人嗎？</text:span><text:span text:style-name="T7"><text:line-break/><text:line-break/>Lockwood </text:span><text:span text:style-name="T1">教授指出：美國於</text:span><text:span text:style-name="T7">1943</text:span><text:span text:style-name="T1">年，亦即二戰結束前兩年，成立</text:span><text:span text:style-name="T7"><text:s/>Fort Detrick </text:span><text:span text:style-name="T1">生物武器實驗室，並於戰後立即吸收大量納粹與日本</text:span><text:span text:style-name="T7">731</text:span><text:span text:style-name="T1">部隊的科學家，從事生物武器研究；不但研究，而且在韓戰時付諸實行，以跳蚤、蚊子和頭蝨等昆蟲做為一種「六腳士兵」，做為一種傳遞擴散病毒或病菌的「疾病載體」</text:span><text:span text:style-name="T7">(disease vectors)</text:span><text:span text:style-name="T1">；先在部份不知情的平民或敵軍身上使之染病，然後再予以釋放回鄉，擴大傳播，或是以炸彈投擲到敵人的土地上，引爆疫情。</text:span><text:span text:style-name="T7"><text:line-break/><text:line-break/>Lockwood</text:span><text:span text:style-name="T1">教授指出，</text:span><text:span text:style-name="T7">1950</text:span><text:span text:style-name="T1">年秋天，美國國防部承認此事，並說這是美國生物武器的「首度使用」，其主要推手就是</text:span><text:span text:style-name="T7">Fort Detrick </text:span><text:span text:style-name="T1">生物武器實驗室裏這些喪心病狂的科學家，包括日本</text:span><text:span text:style-name="T7">731</text:span><text:span text:style-name="T1">部隊主要成員及納粹醫官。</text:span><text:span text:style-name="T7"><text:line-break/><text:line-break/></text:span><text:span text:style-name="T18">●</text:span><text:span text:style-name="T7"><text:s/></text:span><text:span text:style-name="T1">自導自演的炭疽桿菌粉末攻擊事件</text:span><text:span text:style-name="T7">  <text:line-break/><text:line-break/></text:span><text:span text:style-name="T1">五零年代以後，一直到大約</text:span><text:span text:style-name="T7">1973</text:span><text:span text:style-name="T1">年，前後長達二十多年的時間，</text:span><text:span text:style-name="T7">Fort Detrick </text:span><text:span text:style-name="T1">實驗室除了以動物做為實驗對象外，同時也以人體做實驗</text:span><text:span text:style-name="T7"><text:s/>(</text:span><text:span text:style-name="T1">稱之為</text:span><text:span text:style-name="T7">“human guinea pigs”</text:span><text:span text:style-name="T1">，亦即「人類白老鼠」</text:span><text:span text:style-name="T7">)</text:span><text:span text:style-name="T1">，例如所謂的「</text:span><text:span text:style-name="T7">CD-22</text:span><text:span text:style-name="T1">計劃」</text:span><text:span text:style-name="T7">(Project CD-22)</text:span><text:span text:style-name="T1">及「白外套行動」</text:span><text:span text:style-name="T7">(Operation Whitecoat) </text:span><text:span text:style-name="T1">等等。不過，這些屬公開性質的研究計劃當然都是採取所謂「自願」方式。</text:span><text:span text:style-name="T7"><text:line-break/><text:line-break/>1969</text:span><text:span text:style-name="T1">年，尼克森總統下令關閉</text:span><text:span text:style-name="T7">Fort Detrick</text:span><text:span text:style-name="T1">。此舉並非因為美國人良心發現，而是因為當年核子彈的量產及殺傷力之高度提升，使得美國領導人認為生化武器之殲敵效果相對失色，而且有可能不慎感染自己人或擴散到自己國家。</text:span><text:span text:style-name="T7"><text:line-break/><text:line-break/>Fort Detrick </text:span><text:span text:style-name="T1">雖然於</text:span><text:span text:style-name="T7">1969</text:span><text:span text:style-name="T1">年</text:span><text:span text:style-name="T7">11</text:span><text:span text:style-name="T1">月關閉，但仍做為收藏各種病原體的「巨大倉庫」，並仍從事一些「正常」研究</text:span><text:span text:style-name="T7"><text:s/>(</text:span><text:span text:style-name="T1">亦即非關武器化的「防禦性」生物研究，例如研發疫苗</text:span><text:span text:style-name="T7">)</text:span><text:span text:style-name="T1">。基本上，直到</text:span><text:span text:style-name="T7">1993</text:span><text:span text:style-name="T1">年，它都仍然還是持續運作，只是研發內容有所限制。</text:span><text:span text:style-name="T7">2001</text:span><text:span text:style-name="T1">年，布希政府對全世界發動所謂「反恐戰爭」，假反恐，真侵略，重啟並擴大實驗室規模，於是展開長達至少六年的清理行動。</text:span><text:span text:style-name="T7"><text:line-break/><text:line-break/></text:span><text:span text:style-name="T1">重啟之初，布希政府更是玩了一齣後來證實是自導自演的所謂「炭疽桿菌粉末攻擊事件」，藉以做為「反恐戰爭」的藉口。一些美國議員與行政人員陸續接到裝有所謂炭疽菌粉末的信件，導致五人死亡，數十人感染。美國馬上把箭頭指向賓拉登，指向基地組織，指向伊斯蘭，指向散落世界各地的反美人士，從而發動針對阿富汗的侵略戰爭。</text:span><text:span text:style-name="T7"><text:line-break/><text:line-break/></text:span><text:span text:style-name="T1">但是，直到七年後的</text:span><text:span text:style-name="T7"><text:s/>2008</text:span><text:span text:style-name="T1">年</text:span><text:span text:style-name="T7">7</text:span><text:span text:style-name="T1">月，</text:span><text:span text:style-name="T7">FBI </text:span><text:span text:style-name="T1">才「證實」，寄出這些致命毒信的是</text:span><text:span text:style-name="T7"><text:s/>Fort Detrick </text:span><text:span text:style-name="T1">生物武器實驗室的工作人員</text:span><text:span text:style-name="T7">Bruce Ivins</text:span><text:span text:style-name="T1">。據美媒報導，這位人員不知心懷何種不滿，因此寄出毒信；情治人員在距離</text:span><text:span text:style-name="T7">Fort Detrick</text:span><text:span text:style-name="T1">八英哩外的一座池塘找到相關犯罪工具；</text:span><text:span text:style-name="T7">FBI </text:span><text:span text:style-name="T1">強調，</text:span><text:span text:style-name="T7">Ivins </text:span><text:span text:style-name="T1">之所以犯下此案的動機只是為了「促進疫苗的研發」。</text:span><text:span text:style-name="T7"><text:line-break/><text:line-break/></text:span><text:span text:style-name="T1">正常人應該不會相信這個荒唐故事。至於這位被官方說法給認定為發動生物恐攻的「凶手」，竟然莫名其妙就「自殺」了。</text:span><text:span text:style-name="T7">FBI </text:span><text:span text:style-name="T1">說是「畏罪自殺」，但我看比較像是「被自殺」。</text:span><text:span text:style-name="T7"><text:line-break/><text:line-break/></text:span><text:span text:style-name="T18">●</text:span><text:span text:style-name="T7"> Fort Detrick </text:span><text:span text:style-name="T1">為何突然被勒令關閉？</text:span><text:span text:style-name="T7">  <text:line-break/><text:line-break/></text:span><text:span text:style-name="T1">這個由</text:span><text:span text:style-name="T7">CIA</text:span><text:span text:style-name="T1">掌控、擁有全世界最可怕的各種病原體之</text:span><text:span text:style-name="T7">Fort Detrick </text:span><text:span text:style-name="T1">生物武器實驗室有多龐大你知道嗎？</text:span><text:span text:style-name="T7">53</text:span><text:span text:style-name="T1">平方公里！裏頭至少有六百多棟建築，大約是兩個花蓮市、七千四百個足球場那麼大；成立近</text:span><text:span text:style-name="T7">80</text:span><text:span text:style-name="T1">年，聲名狼藉，此次因為新冠病毒而再度成為各方矚目的焦點。主要起因於去年</text:span><text:span text:style-name="T7"><text:s/>(2019 </text:span><text:span text:style-name="T1">年</text:span><text:span text:style-name="T7">) </text:span><text:span text:style-name="T1">七月，因為多項違規而遭到美國疾病管制中心</text:span><text:span text:style-name="T7"><text:s/>(CDC) </text:span><text:span text:style-name="T1">勒令關閉。</text:span><text:span text:style-name="T7"><text:line-break/><text:line-break/></text:span><text:span text:style-name="T1">若非情節嚴重，以</text:span><text:span text:style-name="T7">CDC</text:span><text:span text:style-name="T1">的政治權力等級，根本不可能直接下令全面關閉。實驗室關閉前後，九百多位工作人員遭到隔離檢疫，隨即爆發數千名神祕肺炎病例及所謂「流行性感冒大流行」，三千六百萬人染病，三十五萬人發展成重症入院，兩萬多人死亡。美國</text:span><text:span text:style-name="T7">CDC</text:span><text:span text:style-name="T1">主任</text:span><text:span text:style-name="T7">Robert Redfield </text:span><text:span text:style-name="T1">於今年三月十一日，方才於聽證會中承認曾進行屍體解剖，證實這波所謂「流感大流行」之部份死者確實是新冠病毒患者。</text:span><text:span text:style-name="T7"><text:line-break/><text:line-break/></text:span><text:span text:style-name="T1">但是，美方以國安為由，至今依舊拒絕透露更多病例資料，並且從去年數千萬人染病的所謂「流感大流行」疫情爆發之初，便極力掩飾與淡化。「世界衛生組織」人員多次要求派遣專家前往協助調查，但美國始終拒絕發給簽證；對內則封鎖消息，禁止各方醫學與公衛專家參與相關會議或調閱資料。</text:span><text:span text:style-name="T7"><text:line-break/><text:line-break/></text:span><text:span text:style-name="T1">至於此次關閉</text:span><text:span text:style-name="T7">Fort Detrick</text:span><text:span text:style-name="T1">生物武器實驗室的原因，疑似病原體外洩，究竟細節如何，美軍方面不但諱莫如深，美國政府並迅速刪除各方報導，相關人員則對外一律封口。</text:span><text:span text:style-name="T7"><text:line-break/><text:line-break/>UCLA (</text:span><text:span text:style-name="T1">加州大學洛杉磯分校</text:span><text:span text:style-name="T7">) </text:span><text:span text:style-name="T1">公衛學院流行病學系的網站上有個「生物恐怖主義資料庫」</text:span><text:span text:style-name="T7">(ARCHIVES ON BIO-TERRORISM)</text:span><text:span text:style-name="T1">，裏頭有過去大約二十年來的上千筆報導：</text:span><text:span text:style-name="T7"><text:line-break/><text:line-break/>(1) </text:span><text:a xlink:type="simple" xlink:href="https://www.ph.ucla.edu/epi/bioter/archivesbio1.html"><text:span text:style-name="T9">https://www.ph.ucla.edu/epi/bioter/archivesbio1.html</text:span></text:a><text:span text:style-name="T7"><text:line-break/><text:line-break/>(2) </text:span><text:a xlink:type="simple" xlink:href="http://www.ph.ucla.edu/epi/bioter/archivesbio2.html"><text:span text:style-name="T9">http://www.ph.ucla.edu/epi/bioter/archivesbio2.html</text:span></text:a><text:span text:style-name="T7"><text:line-break/><text:line-break/></text:span><text:span text:style-name="T1">你只要稍微花點時間關注一下這些資料，你就會清楚地知道：生物武器病原體的外洩以及各種傷天害理之事，並不是什麼陰謀論，而是經常性發生的事情，差別只是在於不同動機</text:span><text:span text:style-name="T7"><text:s/>(</text:span><text:span text:style-name="T1">蓄意或意外？</text:span><text:span text:style-name="T7">)</text:span><text:span text:style-name="T1">及傷害規模大小。</text:span><text:span text:style-name="T7"><text:line-break/><text:line-break/></text:span><text:span text:style-name="T1">當然不能說全世界「只有」美國才會幹這樣一些事，就好像我不能說全世界「只有」美國才會發動侵略戰爭。但我能說：美國毫無疑問是生化武器這方面的惡行之中最大且最為肆無忌憚的一個國家，幾乎就是全世界所有相關惡行的全部了。</text:span><text:span text:style-name="T7"><text:line-break/><text:line-break/></text:span><text:span text:style-name="T1">但我現在不是要討論其對外惡行，而只是想說明</text:span><text:span text:style-name="T7">Fort Detrick </text:span><text:span text:style-name="T1">實驗室為何在去年七月被迫關閉。</text:span><text:span text:style-name="T7"> <text:line-break/><text:line-break/></text:span><text:span text:style-name="T1">從</text:span><text:span text:style-name="T7"><text:s/>UCLA </text:span><text:span text:style-name="T1">這兩個資料庫，你仍然可以找到幾篇關於去年關閉</text:span><text:span text:style-name="T7"><text:s/>Fort Detrick </text:span><text:span text:style-name="T1">的報導，比方說原先登載於《華盛頓郵報》的「生物武器戰爭的恐怖遺跡出土」</text:span><text:span text:style-name="T7">(Ft. Detrick Unearths Hazardous Surprises</text:span><text:span text:style-name="T1">：</text:span><text:span text:style-name="T7">Cleanup Finds Debris Of Biological Warfare)</text:span><text:span text:style-name="T1">：</text:span><text:span text:style-name="T7"><text:line-break/><text:line-break/></text:span><text:a xlink:type="simple" xlink:href="https://bit.ly/2X3OBo2"><text:span text:style-name="T9">https://bit.ly/2X3OBo2</text:span></text:a><text:span text:style-name="T7"><text:line-break/><text:line-break/></text:span><text:span text:style-name="T1">以及原載於</text:span><text:span text:style-name="T7"><text:s/>The Frederick News-Post </text:span><text:span text:style-name="T1">的「疾管中心揭露更多</text:span><text:span text:style-name="T7">Fort Detrick </text:span><text:span text:style-name="T1">的弊端」</text:span><text:span text:style-name="T7">(CDC Inspection Findings Reveal More about Fort Detrick Research Suspension)<text:line-break/><text:line-break/></text:span><text:a xlink:type="simple" xlink:href="https://bit.ly/2RgSy5h"><text:span text:style-name="T9">https://bit.ly/2RgSy5h</text:span></text:a><text:span text:style-name="T7"> <text:line-break/><text:line-break/></text:span><text:span text:style-name="T1">另外還有《紐約時報》的兩篇報導：「</text:span><text:span text:style-name="T7">Fort Detrick</text:span><text:span text:style-name="T1">實驗室無法通過安檢，遭全面無限期關閉」</text:span><text:span text:style-name="T7">(Fort Detrick lab shut down after failed safety inspection; all research halted indefinitely)</text:span><text:span text:style-name="T1">，以及「出於安全理由，致命細菌實驗研究勒令停止」</text:span><text:span text:style-name="T7">(Deadly Germ Research Is Shut Down at Army Lab Over Safety Concerns)</text:span><text:span text:style-name="T1">：</text:span><text:span text:style-name="T7"><text:line-break/><text:line-break/></text:span><text:a xlink:type="simple" xlink:href="https://bit.ly/343K72h"><text:span text:style-name="T9">https://bit.ly/343K72h</text:span></text:a><text:span text:style-name="T7"><text:line-break/><text:line-break/></text:span><text:a xlink:type="simple" xlink:href="https://nyti.ms/2JADFWU"><text:span text:style-name="T9">https://nyti.ms/2JADFWU</text:span></text:a><text:span text:style-name="T7"><text:line-break/><text:line-break/></text:span><text:span text:style-name="T1">相關資料當然遠遠比這個要多得多，底下只是做個簡單說明：</text:span><text:span text:style-name="T7"><text:line-break/><text:line-break/></text:span><text:span text:style-name="T1">美國疾管中心</text:span><text:span text:style-name="T7"><text:s/>(CDC) </text:span><text:span text:style-name="T1">下令關閉</text:span><text:span text:style-name="T7">Fort Detrick</text:span><text:span text:style-name="T1">生物實驗室，並出具了報告。你要注意哦，它使用的是比較強烈的「違規」</text:span><text:span text:style-name="T7">(breach) </text:span><text:span text:style-name="T1">一詞。如果不是非常嚴重，不可能把一個具有國家戰略意義的生物實驗室給勒令全面關閉。</text:span><text:span text:style-name="T7"><text:line-break/><text:line-break/></text:span><text:span text:style-name="T1">比方說，如果台大醫院被發現存在一些作業缺失，可能產生危害，衛生局只會要求院方針對特定問題進行改善，而不會勒令立即全面無限期關閉整個醫院，除非違規事項非常嚴重，到達一種危及社會大眾的緊急程度。</text:span><text:span text:style-name="T7"><text:line-break/><text:line-break/>CDC </text:span><text:span text:style-name="T1">的報告指出，</text:span><text:span text:style-name="T7">Fort Detrick</text:span><text:span text:style-name="T1">生物實驗室有多項違規，包括病原體之水源與空氣污染處置不當，含有病毒與細菌之污水處理系統有問題，高壓滅菌設備有問題，缺乏病原體清單目錄，防護塗料有多處裂縫，部份實驗器材故障，實驗室搬遷與病原體移動過程缺乏適當防護，人員普遍不按照標準程序作業等等等。</text:span><text:span text:style-name="T7"><text:line-break/><text:line-break/>CDC </text:span><text:span text:style-name="T1">認定，這不是偶發問題或個別事件，而是已經到達一種「系統性的失能」，故應勒令關閉，全面無限期停止運作。更駭人聽聞的是，</text:span><text:span text:style-name="T7">CDC</text:span><text:span text:style-name="T1">指出，該實驗室人員「蓄意讓含有病原體之空氣外洩」。</text:span><text:span text:style-name="T7"><text:line-break/><text:line-break/></text:span><text:span text:style-name="T1">對此，位於</text:span><text:span text:style-name="T7">Fort Detrick</text:span><text:span text:style-name="T1">生物實驗基地的美國陸軍傳染病醫學研究院</text:span><text:span text:style-name="T7"><text:s/>(USAMRIID)</text:span><text:span text:style-name="T1">的最高指揮官</text:span><text:span text:style-name="T7"><text:s/>Darrin Cox</text:span><text:span text:style-name="T1">提出反駁說，</text:span><text:span text:style-name="T7">CDC</text:span><text:span text:style-name="T1">之「違規」</text:span><text:span text:style-name="T7">(breach)</text:span><text:span text:style-name="T1">一詞太強烈，並指稱含有病原體之空氣外洩並非「蓄意」為之，堅稱該人員「並無邪惡動機」。</text:span><text:span text:style-name="T7"><text:line-break/><text:line-break/>Cox</text:span><text:span text:style-name="T1">並表示，</text:span><text:span text:style-name="T7">Fort Detrick</text:span><text:span text:style-name="T1">生物實驗室並非被「勒令關閉」，而只是沒有拿到相關許可證的情況下之「主動停止運作」等等，做出許多毫無意義的辯解。問題是，工作人員在操作病原體過程中之氣體外洩，重點是它可能產生什麼樣的傷害以及如何善後，而不是辯稱大家都是好人啦，不會故意亂來。</text:span><text:span text:style-name="T7"><text:line-break/><text:line-break/></text:span><text:span text:style-name="T1">報導還指出，很詭異的是，這麼大的「違規」與「全面系統性失能」，竟然沒有任何主管遭受處分。</text:span><text:span text:style-name="T7"><text:line-break/><text:line-break/></text:span><text:span text:style-name="T1">如前所述，許多有關此次</text:span><text:span text:style-name="T7">Fort Detrick</text:span><text:span text:style-name="T1">生物實驗室因為疑似病原體外洩的新聞報導遭到刪除，但你在</text:span><text:span text:style-name="T7">UCLA</text:span><text:span text:style-name="T1">的公衛學院流行病學系的兩個「生物恐怖主義資料庫」裏，仍然可以找到一些報導。一份</text:span><text:span text:style-name="T7">CIA</text:span><text:span text:style-name="T1">解密文件顯示，</text:span><text:span text:style-name="T7">CIA</text:span><text:span text:style-name="T1">長年在此一生物武器基地從事病毒測試。報導並指出，許多老舊的病原體掩埋坑道並無鋪設防護內裏，外洩風險極高。當年的實驗室工作人員受訪表示：「我不知道那些東西</text:span><text:span text:style-name="T7"><text:s/>(</text:span><text:span text:style-name="T1">指病原體或毒物</text:span><text:span text:style-name="T7">) </text:span><text:span text:style-name="T1">被丟到哪，當時並無清單目錄。」</text:span><text:span text:style-name="T7"><text:line-break/><text:line-break/></text:span><text:span text:style-name="T1">隨著時間過去，大量掩埋容器早已銹損不堪。附近地區長年出現疑似不尋常飆高的癌症盛行率，當地居民認為與該生物武器基地之不當掩埋與草率處置有關，紛紛抗議，但美國當局一貫置若罔聞。</text:span><text:span text:style-name="T7"><text:line-break/><text:line-break/></text:span><text:span text:style-name="T1">底下有一小段當地居民的訪談、調查與抗議：</text:span><text:span text:style-name="T7"><text:line-break/><text:line-break/></text:span><text:a xlink:type="simple" xlink:href="https://bit.ly/3aDEiee"><text:span text:style-name="T9">https://bit.ly/3aDEiee</text:span></text:a><text:span text:style-name="T7"><text:line-break/><text:line-break/></text:span><text:span text:style-name="T1">事實上，早在</text:span><text:span text:style-name="T7">1991</text:span><text:span text:style-name="T1">年，軍方在該實驗室的水源觀測站便已檢測發現一些導致腎病變成份及肝臟致癌物，包括四氯乙烯</text:span><text:span text:style-name="T7">(PCE) </text:span><text:span text:style-name="T1">和三氯乙烯</text:span><text:span text:style-name="T7">(TCE)</text:span><text:span text:style-name="T1">。馬蘭州環境署隨即針對附近三十三口水井採樣，結果一半以上發現致癌毒物。現場檢測人員說，其實不用檢測，光是用聞的就能聞得到異味。</text:span><text:span text:style-name="T7"><text:line-break/><text:line-break/></text:span><text:span text:style-name="T1">該城市的飲水系統顯然遭受污染，民眾於是要求針對住在遭受汙染的水源下游處的居民進行癌症盛行率的調查與數據比對，藉以了解該實驗室對當地居民健康的影響。但是，馬里蘭州的「健康與心理衛生部」</text:span><text:span text:style-name="T7">(Maryland Department of Health and Mental Hygiene) </text:span><text:span text:style-name="T1">卻表示做不到，因為</text:span><text:span text:style-name="T7">1992</text:span><text:span text:style-name="T1">年才開始有癌症資料登錄。</text:span><text:span text:style-name="T7"><text:line-break/><text:line-break/></text:span><text:span text:style-name="T18">●</text:span><text:span text:style-name="T7"><text:s/></text:span><text:span text:style-name="T1">結論：</text:span><text:span text:style-name="T7"><text:line-break/><text:line-break/></text:span><text:span text:style-name="T1">我就先寫到這，這些事是寫不完的。我寫這篇文字，只有三個卑微目的：</text:span><text:span text:style-name="T7"><text:line-break/><text:line-break/></text:span><text:span text:style-name="T1">一是反駁所謂陰謀論之污名化。</text:span><text:span text:style-name="T7"><text:line-break/><text:line-break/></text:span><text:span text:style-name="T1">一個人，如果真的在乎自己在說什麼，那麼，當他看完我這篇文字以及裏頭的各種資料與檔案，他還會覺得「新冠病毒很有可能起源於美國」只是一種荒唐可笑的陰謀論嗎？如果你不認同，那麼，請你告訴我，為何新冠病毒「絕對不可能」起源於美國？</text:span><text:span text:style-name="T7"><text:line-break/><text:line-break/></text:span><text:span text:style-name="T1">幾十年來，不管怎麼改朝換代，我始終是島內極少數的異議者之一，常感無言。許多時候，我真的覺得自己好像在教幼兒園小班，好像必須用很多教材與淺顯到不能再淺顯的各種闡釋，然後才能講述一個極其簡單、簡單到不能再簡單的道理。</text:span><text:span text:style-name="T7"><text:line-break/><text:line-break/></text:span><text:span text:style-name="T1">另外，順便插播一個幼兒園小班課程：當我們說「新冠病毒有可能是一種生化武器」時，並不等於說新冠病毒是人為製造出來的人工病毒。</text:span><text:span text:style-name="T7"><text:line-break/><text:line-break/></text:span><text:span text:style-name="T1">這會很難懂嗎？一個生物武器實驗室，是在研究如何把既有的病毒或細菌給「武器化」，進一步如何投射與傳播到敵人領土與敵人身上。「武器化」的過程並「不一定」涉及既有病原體之基因修改或進行其它任何生物結構上的人工改造，也有可能只是在技術上研究如何攜帶與傳播。</text:span><text:span text:style-name="T7"><text:line-break/><text:line-break/></text:span><text:span text:style-name="T1">美軍至今仍致力研發的「六腳士兵」</text:span><text:span text:style-name="T7">(</text:span><text:span text:style-name="T1">蚊子</text:span><text:span text:style-name="T7">)</text:span><text:span text:style-name="T1">就是一例，以蚊子做為一種「生物載體」，究竟要攜帶與投放何種病毒或細菌，並不一定要經過基因編輯。這應該不會很難懂吧？我已經不知道要如何講得更淺顯了。</text:span><text:span text:style-name="T7"><text:line-break/><text:line-break/></text:span><text:span text:style-name="T1">因此，即便證明新冠病毒並無明顯人為改造現象，依然無法否定「新冠病毒有可能是一種生物武器」的說法，因為它們是兩個不同命題。</text:span><text:span text:style-name="T7"> <text:line-break/><text:line-break/></text:span><text:span text:style-name="T1">第二個目的是：我希望表明一個基本態度：我們反美，但我們並不是反對美國人或反對美國這個國家，而是反對其罄竹難書的血腥邪惡行徑，希望制止其永無止盡的燒殺擄掠與製造動亂。</text:span><text:span text:style-name="T7"><text:line-break/><text:line-break/></text:span><text:span text:style-name="T1">事實上，我希望美國人能長長久久地過上一輩子的好日子；就連日本人也一樣，我修養不夠，我確實恨日本人，我從不願意買日貨，但我也還不至於想要消滅他們，我也從不期待他們遭逢任何天災人禍，我只希望他們對其過往邪惡行徑認錯、懺悔，並且停止敵視與歧視。</text:span><text:span text:style-name="T7"><text:line-break/><text:line-break/></text:span><text:span text:style-name="T1">至於第三個目的，恐怕是我永遠都無法說清楚的。我找不到適當的表達式，但也有可能是因為這個表達式並不存在人類的語言詞彙中。</text:span><text:span text:style-name="T7"><text:line-break/><text:line-break/></text:span><text:span text:style-name="T1">退而求其次，我只能說一些肉眼可見、相當「行為主義式的」東西，比方說反戰，反核武，反生化武器等等等。這類型武器，基本上是完全不長眼睛的，極可能失控而毀滅所有人，比核武還可怕。但我想說的畢竟不只是這些，而是遠比這個大，卻也同時遠比這個小。</text:span><text:span text:style-name="T7"><text:line-break/><text:line-break/></text:span><text:span text:style-name="T18">●</text:span><text:span text:style-name="T7"><text:s/></text:span><text:span text:style-name="T1">後記：</text:span><text:span text:style-name="T7">  <text:line-break/><text:line-break/></text:span><text:span text:style-name="T1">我發現，腦殘有個特徵就是：當他每天接收無數荒唐可笑幼稚低能的謊言時，他一概全盤接收，並且自行發揚光大，就像蚊子散播病毒那樣每天努力到處散播。可是，當他聽到幾乎就像「一加一等於二」那樣明確的事實與真相時，他卻會突然變得很「嚴謹」，很「科學」，會說你這是謠言，是阿共仔的陰謀，是阿共仔企圖滲透台灣民主的假新聞。</text:span><text:span text:style-name="T7"><text:line-break/><text:line-break/></text:span><text:span text:style-name="T1">但是，你要知道，比方說，以</text:span><text:span text:style-name="T7">UCLA</text:span><text:span text:style-name="T1">公衛學院的這上千筆生化武器資料為例，幾乎全來自西方主流媒體的報導，因此，它不但不是一種陰謀論，反倒是一種已經不知道經過多少篩選、淡化及掩飾所勉強保留下來的真相之冰山一角。</text:span><text:span text:style-name="T7"><text:line-break/><text:line-break/></text:span><text:span text:style-name="T1">我舉個例，比方說，現在大家都知道海珊當年</text:span><text:span text:style-name="T7"><text:s/>(1988</text:span><text:span text:style-name="T1">年</text:span><text:span text:style-name="T7">) </text:span><text:span text:style-name="T1">的化武屠村事件，在</text:span><text:span text:style-name="T7"> Halabja </text:span><text:span text:style-name="T1">瞬間殺害五千多名庫德族人及一萬多人受傷的事情，凶手就是美國，是由美國協助海珊發展化武攻擊能力，因為當時海珊是美國共同對抗伊朗的盟友，就跟蔣介石一樣，被美國稱讚為「捍衛民主自由的鬥士」，說伊拉克是「中東世界的民主自由堡壘」。</text:span><text:span text:style-name="T7"><text:line-break/><text:line-break/></text:span><text:span text:style-name="T1">當年，聯合國針對海珊這項重大反人道罪行進行調查時，美國不但百般阻撓，而且否決聯合國的譴責提案，</text:span><text:span text:style-name="T7">CIA </text:span><text:span text:style-name="T1">甚至還發表各種假情報與假研究報告，栽贓伊朗，指控</text:span><text:span text:style-name="T7"><text:s/>Halabja </text:span><text:span text:style-name="T1">化武屠村事件的凶手是伊朗。</text:span><text:span text:style-name="T7"><text:line-break/><text:line-break/></text:span><text:span text:style-name="T1">我對這事的過程印象特別深刻是因為，屠村事件的兩年後，我接受</text:span><text:span text:style-name="T7"><text:s/>PHR (Physicians for Human Rights) </text:span><text:span text:style-name="T1">之邀，到美國哈佛大學參加一個「醫學與人權」的國際研討會，為期五天，來自幾十個國家的人員，我是惟一一個華人。那時候醫學院才剛畢業，沒什麼國際常識，仍是個傻逼，以為美國真的是一個熱愛人權與民主自由的國家，當時其實也是我第一次聽到海珊與庫德族等等這些事情。</text:span><text:span text:style-name="T7"><text:line-break/><text:line-break/></text:span><text:span text:style-name="T1">會議結束後，我從美國帶回一大皮箱的相關書籍與研究報告，到現在都還保留著，其中一個主題就是海珊的化武屠村事件。因此，我對這事相當了解。回台後，我還曾以海珊迫害庫德族小孩所產生的「心理創傷經驗與行為表現」，在馬偕精神科做了一場演講。</text:span><text:span text:style-name="T7"> <text:line-break/><text:line-break/></text:span><text:span text:style-name="T1">事隔多年後，真相大白，原來真正屠村的凶手居然是美國。更不可思議的是，這個屠村事件在十多年後，竟然成為美國侵略伊拉克、拯救世人的藉口，很荒唐吧？海珊也因為此一事件被美國主導的伊拉克法庭判決死罪，處以絞刑。</text:span><text:span text:style-name="T7"><text:line-break/><text:line-break/></text:span><text:span text:style-name="T1">美國當年協助海珊發展生化武器的事實，如今已無可懷疑。</text:span><text:span text:style-name="T7">UCLA </text:span><text:span text:style-name="T1">公衛學院的生化武器資料庫裏也能找到屠村事件後十多年的相關報導，指出美國協助海珊發展生化武器的事實，比方說：</text:span><text:span text:style-name="T7"><text:line-break/><text:line-break/></text:span><text:a xlink:type="simple" xlink:href="https://bit.ly/2UTmqFM"><text:span text:style-name="T9">https://bit.ly/2UTmqFM</text:span></text:a><text:span text:style-name="T7"><text:line-break/><text:line-break/></text:span><text:span text:style-name="T1">但是，你看，報導得很「委婉」，很「客觀公正」，它把美國運送炭疽桿菌、肉毒桿菌等等這些用來製造生物武器的恐怖病原體給海珊，居然說成是一種非常正面的「公共衛生方面的合作交流」。</text:span><text:span text:style-name="T7"><text:line-break/><text:line-break/></text:span><text:span text:style-name="T1">我跟各位一樣，沒有任何內幕消息；寫起文章，更是絕不信口開河。我所能知道、取得的一切資訊，任何人都能取得。那麼，為什麼我們面對同樣的世界，卻得到完全相反的認知呢？問題恐怕是在於大多數人其實並不是根據事實、資訊、理性與經驗在理解事情，而是根據洗腦宣傳。</text:span><text:span text:style-name="T7"><text:line-break/><text:line-break/></text:span><text:span text:style-name="T1">也就是說，他的腦子裏已經有一套顛撲不破的「真理」，一切是非善惡的「前提」，凡是與這套「前提真理」牴觸者，哪怕是「一加一等於二」那樣的事實，也一概無效，一概是假新聞。因此，你就算把一大卡車的事實真相與邏輯砸到他頭上，他還是一樣會說那些全是假新聞。</text:span><text:span text:style-name="T7"><text:line-break/><text:line-break/></text:span><text:span text:style-name="T1">或者應該這麼說也許更為貼切：即便他相信你所說的一切全是事實真相，他其實也無所謂、不在乎，他不認為這一切真相有何意義或重要性可言。他相信，唯有主子們告訴他的一切話語才具有重要；惟有當主子們告訴他要熱血沸騰時，他才會熱血沸騰。</text:span><text:span text:style-name="T7"><text:line-break/><text:line-break/></text:span><text:span text:style-name="T1">其實就跟茶壺一樣，你要它沸騰，它就會沸騰，它絕不會問你原因，更不會思考對錯，只要開關一按下，它就沸騰了。你能夠跟茶壺講道理嗎？恐怕很難，因為它並不是根據任何理性或資訊來理解事情；誰掌握了開關，誰就能讓茶壺沸騰。</text:span><text:span text:style-name="T7"><text:line-break/><text:line-break/></text:span><text:span text:style-name="T1">舉個現成的例子，二月初，疫情剛發生，台灣幾乎都沒有病人時，馬上就有二十幾萬個蠢血沸騰的醫護人員，在綠色人渣政客們的帶領下，發動連署，要求人渣黨政府禁止大陸包機，禁止陸籍配偶及其小孩回到台灣，甚至歡呼人渣黨之口罩禁令，禁止口罩寄往當時疫情十分嚴重的大陸。</text:span><text:span text:style-name="T7"><text:line-break/><text:line-break/></text:span><text:span text:style-name="T1">凡是批評這些想法的人，就會變成全民公敵，會被謾罵羞辱與騷擾，會被說是「舔共」，會被說是「不能體諒台灣醫療人員的辛勞」、「吃裏扒外，不在乎台灣醫療體系的崩盤」，會被說是「不顧台灣人的死活」，會被罵「滾出台灣、滾回中國」等等等。</text:span><text:span text:style-name="T7"><text:line-break/><text:line-break/></text:span><text:span text:style-name="T1">我要說的是，你看，這些人渣政客真的很齷齪，他們表面上講的全是一些很動聽的話語，什麼體恤醫療人員，什麼先顧好台灣等等。但是，白痴也該知道這一切漂亮言語的背後，其實就是仇中反華。</text:span><text:span text:style-name="T7"><text:line-break/><text:line-break/></text:span><text:span text:style-name="T1">在台灣，幾乎所有理想或理念，完全都可以拿來當成一種仇中反華的武器、工具與漂亮說詞。人渣們從來都不是真的在乎什麼是非善惡，他們的一切言行完全就是以倡導仇中反華為惟一目的。</text:span><text:span text:style-name="T7"><text:line-break/><text:line-break/></text:span><text:span text:style-name="T1">你看，這兩天，人渣黨送出一千多萬個口罩給西方國家，從上個月開始，甚至每星期固定得朝貢美國十萬個口罩。美國疫情真的是嚴重到爆，但卻對它百般放水。可是，對待大陸卻極盡苛薄之能事。</text:span><text:span text:style-name="T7"><text:line-break/><text:line-break/></text:span><text:span text:style-name="T1">這時候，那二十幾萬個「熱血沸騰」的醫護人員呢？人呢？統統不見了，一個也沒有。為什麼不繼續「體恤醫療人員的辛勞」？為什麼不再擔心「台灣醫療體系的崩盤」？為什麼不「先顧好台灣」了？為什麼不去圍勦、攻擊、謾罵那些「出賣台灣人」的人渣政客？</text:span><text:span text:style-name="T7"><text:line-break/><text:line-break/></text:span><text:span text:style-name="T1">其實，腦殘們並不是真的關心什麼疫情，他們只是聞聲起舞，該沸騰就會沸騰，不需要理由，因為人渣們永遠都可以瞎掰出一大堆很偉大的說詞。</text:span><text:span text:style-name="T7"><text:line-break/><text:line-break/></text:span><text:span text:style-name="T1">當時台灣才一兩個病人，就迫不及待說要「先顧好自己才能救別人」，一個口罩也不准寄到大陸，否則就是全民公敵。現在台灣有三百多個病例，死了好幾人，卻反而口罩大方隨便送人</text:span><text:span text:style-name="T7">(</text:span><text:span text:style-name="T1">我已經連續兩周買不到兒童口罩</text:span><text:span text:style-name="T7">)</text:span><text:span text:style-name="T1">，送給根本不肯戴口罩的洋人，然後說這是台灣「勇於負起世界責任的國家角色」。</text:span><text:span text:style-name="T7"><text:line-break/><text:line-break/></text:span><text:span text:style-name="T1">大家都知道，人渣黨及其支持者永遠都是兩套標準，但我覺得他們其實只有一個標準，那就是「只要仇中反華，那就是對的」。「仇中反華」就像一種搖錢樹，一種權力的敲門磚，人渣們藉以騙取個人私利與權力，並操弄腦殘們，以之做為一切是非善惡的檢驗標準。這才是一個人道德最為卑劣齷齪之處。你看那些綠色人渣，嘴臉實在有夠難看。</text:span><text:span text:style-name="T7"> <text:line-break/><text:line-break/></text:span><text:span text:style-name="T1">生活實在太忙，每天利用五分、八秒零零碎碎的時間以及兩個快要累斃的深夜，終於才寫這樣，一共一萬三千多字。匆忙寫就，無暇修改，詞不達意，我終究沒法說出我真正想說的，只能期待人們的心領神會。</text:span></text:p>
      <text:p text:style-name="P7"><text:span text:style-name="T6">鄭豐遠</text:span><text:span text:style-name="T1"><text:s/>  |  2020.04.02 20:37   |   </text:span><text:a xlink:type="simple" xlink:href="http://palinfo.habago.org/Entry?Command=Information_PrintForum&amp;#FORUM38986"><text:span text:style-name="T2">#</text:span></text:a></text:p>
      <text:p text:style-name="P11"><text:span text:style-name="T1">今天看到一句很好笑的話，英文翻譯還挺傳神的，如下</text:span><text:span text:style-name="T7">:<text:line-break/><text:line-break/></text:span><text:span text:style-name="T1">隔離，人權沒了。不隔離，人全沒了。</text:span><text:span text:style-name="T7"><text:line-break/>Human right or human left</text:span><text:span text:style-name="T1">？</text:span><text:span text:style-name="T7"><text:line-break/><text:line-break/></text:span><text:span text:style-name="T1">下面兩個影片強烈建議大家觀看，顯然世上還是有頭腦正常的人。任何一個正常人對這陣子西方以及一切反中反華勢力的各種醜態嘴臉，一定都會嗤之以鼻，一定都會對這荒唐世界感到莫名的悲哀。</text:span><text:span text:style-name="T7"><text:line-break/><text:line-break/></text:span><text:a xlink:type="simple" xlink:href="https://youtu.be/VHjfAYtkINY"><text:span text:style-name="T9">https://youtu.be/VHjfAYtkINY</text:span></text:a><text:span text:style-name="T7"><text:s/>(</text:span><text:span text:style-name="T1">法國一位律師和法學博士</text:span><text:span text:style-name="T7">)<text:line-break/><text:line-break/></text:span><text:a xlink:type="simple" xlink:href="https://youtu.be/I-19Q1tyhhw"><text:span text:style-name="T9">https://youtu.be/I-19Q1tyhhw</text:span></text:a><text:span text:style-name="T7"><text:s/>(</text:span><text:span text:style-name="T1">火鍋大王</text:span><text:span text:style-name="T7">)<text:line-break/></text:span></text:p>
      <text:p text:style-name="P7"><text:span text:style-name="T6">陳真</text:span><text:span text:style-name="T1"><text:s/>  |  2020.04.02 15:08   |   </text:span><text:a xlink:type="simple" xlink:href="http://palinfo.habago.org/Entry?Command=Information_PrintForum&amp;#FORUM38985"><text:span text:style-name="T2">#</text:span></text:a></text:p>
      <text:p text:style-name="P8"><text:span text:style-name="T1">一封信：</text:span><text:span text:style-name="T7"><text:line-break/><text:line-break/></text:span><text:span text:style-name="T1">那本</text:span><text:span text:style-name="T7">"</text:span><text:span text:style-name="T1">伊拉克淪陷記實</text:span><text:span text:style-name="T7">"</text:span><text:span text:style-name="T1">，我花了五個晚上才寫完，在當時是有著某種完整性的，但是，若以現在伊拉克、敘利亞、利比亞及葉門等等的慘狀及荒唐卑鄙程度來看，可說僅僅是冰山一角。這也是我為何沒有把它更新再版的原因，因為我們已經在更多、更大的悲劇中滅頂；所謂罄竹難書，完全跟不上事情惡化或使壞的速度與程度，常讓我有一種無言的挫折感。</text:span><text:span text:style-name="T7"><text:line-break/><text:line-break/></text:span><text:span text:style-name="T1">陳真</text:span><text:span text:style-name="T7"><text:line-break/>2020. 04. 02.</text:span></text:p>
      <text:p text:style-name="P7"><text:span text:style-name="T6">怡靜</text:span><text:span text:style-name="T1"><text:s/>  |  2020.04.01 12:09   |   </text:span><text:a xlink:type="simple" xlink:href="http://palinfo.habago.org/Entry?Command=Information_PrintForum&amp;#FORUM38982"><text:span text:style-name="T2">#</text:span></text:a></text:p>
      <text:p text:style-name="P9"><text:span text:style-name="T6">張忠謀提到的那篇紐約時報專訪，主角是韓裔美國人</text:span><text:span text:style-name="T1">David Chang(</text:span><text:span text:style-name="T6">張錫鎬</text:span><text:span text:style-name="T1">)</text:span><text:span text:style-name="T6">，近幾年挺火紅的一位廚師，在</text:span><text:span text:style-name="T1">Netflix</text:span><text:span text:style-name="T6">上可以看到多部他主持的美食紀錄片節目。</text:span><text:span text:style-name="T1"><text:line-break/><text:line-break/></text:span><text:span text:style-name="T6">該訪談也值得一讀，如果你剛好是他的粉絲。</text:span><text:span text:style-name="T1"><text:line-break/><text:line-break/>David Chang isn’t sure the restaurant industry will survive Covid-19.<text:line-break/></text:span><text:a xlink:type="simple" xlink:href="https://nyti.ms/2w2nUVB"><text:span text:style-name="T8">https://nyti.ms/2w2nUVB</text:span></text:a></text:p>
      <text:p text:style-name="P4">老羊   |  2020.04.01 07:46   |   <text:a xlink:type="simple" xlink:href="http://palinfo.habago.org/Entry?Command=Information_PrintForum#FORUM38981"><text:span text:style-name="T4">#</text:span></text:a></text:p>
      <text:p text:style-name="P5">可以預期的，部分西方國家開始用輿論戰來轉移自己抗疫不力的窘態；寧南山最近寫了兩篇文章談論以 COVID-19 疫情引起的輿論戰，我個人覺得都很值得一讀（寧南山的文章一般都有大量的數據與清楚的資料來源支持他的分析）： <text:line-break/><text:line-break/>輿論戰：名字的戰爭和國家的道歉 <text:line-break/><text:a xlink:type="simple" xlink:href="https://mp.weixin.qq.com/s/mA85YUmjhr0J-tgoli8ALA"><text:span text:style-name="T5">https://mp.weixin.qq.com/s/mA85YUmjhr0J-tgoli8ALA</text:span></text:a><text:s/><text:line-break/><text:line-break/>Give Them Hope! 从两部电影看中国的全球舆论战 <text:line-break/><text:a xlink:type="simple" xlink:href="https://mp.weixin.qq.com/s/kseVZTcpYH6t4EeLHxZzWQ"><text:span text:style-name="T5">https://mp.weixin.qq.com/s/kseVZTcpYH6t4EeLHxZzWQ</text:span></text:a></text:p>
      <text:p text:style-name="P4">陳真   |  2020.04.01 01:46   |   <text:a xlink:type="simple" xlink:href="http://palinfo.habago.org/Entry?Command=Information_PrintForum#FORUM38980"><text:span text:style-name="T4">#</text:span></text:a></text:p>
      <text:p text:style-name="P6">張忠謀：這次疫情像一場戰爭，可能永遠改變我們的生活 <text:line-break/><text:line-break/>遠見雜誌 <text:line-break/><text:line-break/>鄧麗萍 <text:line-break/>2020年3月31日 <text:line-break/><text:line-break/><text:line-break/>針對新冠病毒疫情的發展，張忠謀直言，「即使全世界從今天起能控制住疫情，但相信疫情過後，我們會改變我們的生活方式。」尤其是中產階級以上人的生活，將永遠改變。 <text:line-break/><text:line-break/>張忠謀分享，今天（3月31日）他在《紐約時報》上看到一篇文章，訪問了紐約一名華裔餐廳經營者David Chang，他在近十年經營了好多家價格相當便宜、且很受歡迎的餐廳，但訪談中，面對疫情打擊的David Chang說了一段相當絕望的話，他認為餐館這個行業將沒有了，永遠都沒有了。他認為他平生努力經營的平價餐館將倒閉，唯一能存活下來的是如麥當勞等的連鎖店。 <text:line-break/><text:line-break/>這則新聞讓張忠謀有感而發，「大家的生活方式恐怕會改變，像經過一場戰爭。」 <text:line-break/><text:line-break/>正在撰寫自傳下冊的張忠謀表示，近日他常回想從前，現年80多歲的他經歷過二次世界大戰，從大陸到海外，「我是來自經歷過戰爭的家庭，雖然當時我只有十多歲，但戰爭卻改變了我們全家的生活。」 <text:line-break/><text:line-break/>在戰爭之前，張忠謀沒有打算要去美國念書與工作，但他卻因為戰爭而出國念書、在美國工作，他的日子是過得更好了，但那場戰爭卻完全毀掉他父親的事業，「當時父親才40多歲，卻沒有了未來。」 <text:line-break/><text:line-break/>張忠謀說，紐約這名餐廳經營者的感受，就像當年他的父親一樣，「這場疫情將影響所有人、或是很多人的生活。」 <text:line-break/><text:line-break/>================ <text:line-break/><text:line-break/>張忠謀：疫情像一場戰爭將改變人們的生活方式 <text:line-break/><text:line-break/>信傳媒 <text:line-break/>鄭國強 <text:line-break/><text:line-break/>2020年3月31日 <text:line-break/><text:line-break/><text:line-break/>張忠謀的父親張蔚觀是鄞縣的財政處長，全家人1932年遷居南京，1937年遷居廣州，中日戰爭爆發，舉家遷到香港，1941年太平洋戰爭全面爆發，日軍入侵香港，張忠謀全家回到重慶，戰後又回到香港，他香港培英中學畢業後，1949年到美國就讀哈佛大學。 <text:line-break/><text:line-break/>他以自身兒時經歷描述，二次世界大戰中斷了自己父親的生涯計劃，張忠謀說，這場疫情像一場戰爭，就如同自己十幾歲時、經歷戰爭，那場戰爭改變全家人的生活，那場戰爭完全毀掉自己父親的事業，父親那時僅40幾歲，經歷戰爭後，使他失去了事業與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